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4189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1.3429in"/>
    </style:style>
    <style:style style:name="co13" style:family="table-column">
      <style:table-column-properties fo:break-before="auto" style:column-width="0.936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689in"/>
    </style:style>
    <style:style style:name="co16" style:family="table-column">
      <style:table-column-properties fo:break-before="auto" style:column-width="1.322in"/>
    </style:style>
    <style:style style:name="co17" style:family="table-column">
      <style:table-column-properties fo:break-before="auto" style:column-width="1.547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artificial-dcca-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alignment-file-rated</text:p>
          </table:table-cell>
          <table:table-cell office:value-type="string">
            <text:p><text:s/>GLOCSA</text:p>
          </table:table-cell>
          <table:table-cell office:value-type="string">
            <text:p><text:s/>meanColumnValue</text:p>
          </table:table-cell>
          <table:table-cell office:value-type="string">
            <text:p><text:s/>gapConcentration</text:p>
          </table:table-cell>
          <table:table-cell office:value-type="string">
            <text:p><text:s/>columnIncrementRatio</text:p>
          </table:table-cell>
          <table:table-cell office:value-type="string">
            <text:p><text:s/>meanGapBlockSize</text:p>
          </table:table-cell>
          <table:table-cell office:value-type="string">
            <text:p><text:s/>totalGapPositions</text:p>
          </table:table-cell>
          <table:table-cell office:value-type="string">
            <text:p><text:s/>numberGapBlocks</text:p>
          </table:table-cell>
          <table:table-cell office:value-type="string">
            <text:p><text:s/>columnsNotAligned</text:p>
          </table:table-cell>
          <table:table-cell office:value-type="string">
            <text:p><text:s/>columnsAligned</text:p>
          </table:table-cell>
          <table:table-cell office:value-type="string">
            <text:p><text:s/>estimatedEvents</text:p>
          </table:table-cell>
          <table:table-cell office:value-type="string">
            <text:p><text:s/>substitutionEvents</text:p>
          </table:table-cell>
          <table:table-cell office:value-type="string">
            <text:p><text:s/>inDelEvents</text:p>
          </table:table-cell>
        </table:table-row>
        <table:table-row table:style-name="ro1">
          <table:table-cell office:value-type="string">
            <text:p>artificial-dcca-10/art-26.fst</text:p>
          </table:table-cell>
          <table:table-cell office:value-type="float" office:value="566.397727272726">
            <text:p>566.3977272727</text:p>
          </table:table-cell>
          <table:table-cell office:value-type="float" office:value="0.566284090909089">
            <text:p>0.5662840909</text:p>
          </table:table-cell>
          <table:table-cell office:value-type="float" office:value="0.00568181818181818">
            <text:p>0.0056818182</text:p>
          </table:table-cell>
          <table:table-cell office:value-type="float" office:value="0">
            <text:p>0</text:p>
          </table:table-cell>
          <table:table-cell office:value-type="float" office:value="24.8409090909091">
            <text:p>24.8409090909</text:p>
          </table:table-cell>
          <table:table-cell office:value-type="float" office:value="4372">
            <text:p>43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66">
            <text:p>866</text:p>
          </table:table-cell>
          <table:table-cell office:value-type="float" office:value="764">
            <text:p>764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artificial-dcca-10/art-15.fst</text:p>
          </table:table-cell>
          <table:table-cell office:value-type="float" office:value="527.635721623009">
            <text:p>527.635721623</text:p>
          </table:table-cell>
          <table:table-cell office:value-type="float" office:value="0.527522727272727">
            <text:p>0.5275227273</text:p>
          </table:table-cell>
          <table:table-cell office:value-type="float" office:value="0.00564971751412429">
            <text:p>0.0056497175</text:p>
          </table:table-cell>
          <table:table-cell office:value-type="float" office:value="0">
            <text:p>0</text:p>
          </table:table-cell>
          <table:table-cell office:value-type="float" office:value="32.7457627118644">
            <text:p>32.7457627119</text:p>
          </table:table-cell>
          <table:table-cell office:value-type="float" office:value="5796">
            <text:p>5796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26">
            <text:p>826</text:p>
          </table:table-cell>
          <table:table-cell office:value-type="float" office:value="726">
            <text:p>72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rtificial-dcca-10/art-29.fst</text:p>
          </table:table-cell>
          <table:table-cell office:value-type="float" office:value="560.094471744473">
            <text:p>560.0944717445</text:p>
          </table:table-cell>
          <table:table-cell office:value-type="float" office:value="0.559986363636364">
            <text:p>0.5599863636</text:p>
          </table:table-cell>
          <table:table-cell office:value-type="float" office:value="0.00540540540540541">
            <text:p>0.0054054054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float" office:value="5291">
            <text:p>5291</text:p>
          </table:table-cell>
          <table:table-cell office:value-type="float" office:value="185">
            <text:p>185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782">
            <text:p>782</text:p>
          </table:table-cell>
          <table:table-cell office:value-type="float" office:value="692">
            <text:p>69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artificial-dcca-10/art-10.fst</text:p>
          </table:table-cell>
          <table:table-cell office:value-type="float" office:value="439.308941483511">
            <text:p>439.3089414835</text:p>
          </table:table-cell>
          <table:table-cell office:value-type="float" office:value="0.439371055004508">
            <text:p>0.439371055</text:p>
          </table:table-cell>
          <table:table-cell office:value-type="float" office:value="0.00507614213197969">
            <text:p>0.0050761421</text:p>
          </table:table-cell>
          <table:table-cell office:value-type="float" office:value="0.00818181818181829">
            <text:p>0.0081818182</text:p>
          </table:table-cell>
          <table:table-cell office:value-type="float" office:value="35.7817258883249">
            <text:p>35.7817258883</text:p>
          </table:table-cell>
          <table:table-cell office:value-type="float" office:value="7049">
            <text:p>7049</text:p>
          </table:table-cell>
          <table:table-cell office:value-type="float" office:value="197">
            <text:p>197</text:p>
          </table:table-cell>
          <table:table-cell office:value-type="float" office:value="1100">
            <text:p>1100</text:p>
          </table:table-cell>
          <table:table-cell office:value-type="float" office:value="1109">
            <text:p>1109</text:p>
          </table:table-cell>
          <table:table-cell office:value-type="float" office:value="685">
            <text:p>685</text:p>
          </table:table-cell>
          <table:table-cell office:value-type="float" office:value="592">
            <text:p>592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artificial-dcca-10/art-2.fst</text:p>
          </table:table-cell>
          <table:table-cell office:value-type="float" office:value="546.825000000002">
            <text:p>546.825</text:p>
          </table:table-cell>
          <table:table-cell office:value-type="float" office:value="0.546711363636365">
            <text:p>0.5467113636</text:p>
          </table:table-cell>
          <table:table-cell office:value-type="float" office:value="0.00568181818181818">
            <text:p>0.0056818182</text:p>
          </table:table-cell>
          <table:table-cell office:value-type="float" office:value="0">
            <text:p>0</text:p>
          </table:table-cell>
          <table:table-cell office:value-type="float" office:value="30.0454545454545">
            <text:p>30.0454545455</text:p>
          </table:table-cell>
          <table:table-cell office:value-type="float" office:value="5288">
            <text:p>5288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19">
            <text:p>819</text:p>
          </table:table-cell>
          <table:table-cell office:value-type="float" office:value="730">
            <text:p>73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artificial-dcca-10/art-19.fst</text:p>
          </table:table-cell>
          <table:table-cell office:value-type="float" office:value="566.939568764568">
            <text:p>566.9395687646</text:p>
          </table:table-cell>
          <table:table-cell office:value-type="float" office:value="0.566811363636363">
            <text:p>0.5668113636</text:p>
          </table:table-cell>
          <table:table-cell office:value-type="float" office:value="0.00641025641025641">
            <text:p>0.0064102564</text:p>
          </table:table-cell>
          <table:table-cell office:value-type="float" office:value="0">
            <text:p>0</text:p>
          </table:table-cell>
          <table:table-cell office:value-type="float" office:value="29.4358974358974">
            <text:p>29.4358974359</text:p>
          </table:table-cell>
          <table:table-cell office:value-type="float" office:value="4592">
            <text:p>4592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92">
            <text:p>892</text:p>
          </table:table-cell>
          <table:table-cell office:value-type="float" office:value="796">
            <text:p>796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artificial-dcca-10/art-27.fst</text:p>
          </table:table-cell>
          <table:table-cell office:value-type="float" office:value="564.349747474749">
            <text:p>564.3497474747</text:p>
          </table:table-cell>
          <table:table-cell office:value-type="float" office:value="0.564238636363638">
            <text:p>0.5642386364</text:p>
          </table:table-cell>
          <table:table-cell office:value-type="float" office:value="0.00555555555555556">
            <text:p>0.0055555556</text:p>
          </table:table-cell>
          <table:table-cell office:value-type="float" office:value="0">
            <text:p>0</text:p>
          </table:table-cell>
          <table:table-cell office:value-type="float" office:value="26.7388888888889">
            <text:p>26.7388888889</text:p>
          </table:table-cell>
          <table:table-cell office:value-type="float" office:value="4813">
            <text:p>4813</text:p>
          </table:table-cell>
          <table:table-cell office:value-type="float" office:value="180">
            <text:p>180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79">
            <text:p>879</text:p>
          </table:table-cell>
          <table:table-cell office:value-type="float" office:value="768">
            <text:p>768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artificial-dcca-10/art-16.fst</text:p>
          </table:table-cell>
          <table:table-cell office:value-type="float" office:value="540.467405420665">
            <text:p>540.4674054207</text:p>
          </table:table-cell>
          <table:table-cell office:value-type="float" office:value="0.540343181818181">
            <text:p>0.5403431818</text:p>
          </table:table-cell>
          <table:table-cell office:value-type="float" office:value="0.0062111801242236">
            <text:p>0.0062111801</text:p>
          </table:table-cell>
          <table:table-cell office:value-type="float" office:value="0">
            <text:p>0</text:p>
          </table:table-cell>
          <table:table-cell office:value-type="float" office:value="32.8260869565217">
            <text:p>32.8260869565</text:p>
          </table:table-cell>
          <table:table-cell office:value-type="float" office:value="5285">
            <text:p>5285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39">
            <text:p>839</text:p>
          </table:table-cell>
          <table:table-cell office:value-type="float" office:value="747">
            <text:p>747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artificial-dcca-10/art-25.fst</text:p>
          </table:table-cell>
          <table:table-cell office:value-type="float" office:value="530.760723742277">
            <text:p>530.7607237423</text:p>
          </table:table-cell>
          <table:table-cell office:value-type="float" office:value="0.530663636363636">
            <text:p>0.5306636364</text:p>
          </table:table-cell>
          <table:table-cell office:value-type="float" office:value="0.00485436893203883">
            <text:p>0.0048543689</text:p>
          </table:table-cell>
          <table:table-cell office:value-type="float" office:value="0">
            <text:p>0</text:p>
          </table:table-cell>
          <table:table-cell office:value-type="float" office:value="28.0582524271845">
            <text:p>28.0582524272</text:p>
          </table:table-cell>
          <table:table-cell office:value-type="float" office:value="5780">
            <text:p>5780</text:p>
          </table:table-cell>
          <table:table-cell office:value-type="float" office:value="206">
            <text:p>206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733">
            <text:p>733</text:p>
          </table:table-cell>
          <table:table-cell office:value-type="float" office:value="646">
            <text:p>646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rtificial-dcca-10/art-13.fst</text:p>
          </table:table-cell>
          <table:table-cell office:value-type="float" office:value="468.375166587339">
            <text:p>468.3751665873</text:p>
          </table:table-cell>
          <table:table-cell office:value-type="float" office:value="0.468270454545454">
            <text:p>0.4682704545</text:p>
          </table:table-cell>
          <table:table-cell office:value-type="float" office:value="0.00523560209424084">
            <text:p>0.0052356021</text:p>
          </table:table-cell>
          <table:table-cell office:value-type="float" office:value="0">
            <text:p>0</text:p>
          </table:table-cell>
          <table:table-cell office:value-type="float" office:value="36.0628272251309">
            <text:p>36.0628272251</text:p>
          </table:table-cell>
          <table:table-cell office:value-type="float" office:value="6888">
            <text:p>6888</text:p>
          </table:table-cell>
          <table:table-cell office:value-type="float" office:value="191">
            <text:p>191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722">
            <text:p>722</text:p>
          </table:table-cell>
          <table:table-cell office:value-type="float" office:value="627">
            <text:p>627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artificial-dcca-10/art-22.fst</text:p>
          </table:table-cell>
          <table:table-cell office:value-type="float" office:value="475.887149799886">
            <text:p>475.8871497999</text:p>
          </table:table-cell>
          <table:table-cell office:value-type="float" office:value="0.475761363636364">
            <text:p>0.4757613636</text:p>
          </table:table-cell>
          <table:table-cell office:value-type="float" office:value="0.00628930817610063">
            <text:p>0.0062893082</text:p>
          </table:table-cell>
          <table:table-cell office:value-type="float" office:value="0">
            <text:p>0</text:p>
          </table:table-cell>
          <table:table-cell office:value-type="float" office:value="32.4716981132075">
            <text:p>32.4716981132</text:p>
          </table:table-cell>
          <table:table-cell office:value-type="float" office:value="5163">
            <text:p>5163</text:p>
          </table:table-cell>
          <table:table-cell office:value-type="float" office:value="159">
            <text:p>159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01">
            <text:p>801</text:p>
          </table:table-cell>
          <table:table-cell office:value-type="float" office:value="713">
            <text:p>71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artificial-dcca-10/art-21.fst</text:p>
          </table:table-cell>
          <table:table-cell office:value-type="float" office:value="530.396375177239">
            <text:p>530.3963751772</text:p>
          </table:table-cell>
          <table:table-cell office:value-type="float" office:value="0.530331215970963">
            <text:p>0.530331216</text:p>
          </table:table-cell>
          <table:table-cell office:value-type="float" office:value="0.00507614213197969">
            <text:p>0.0050761421</text:p>
          </table:table-cell>
          <table:table-cell office:value-type="float" office:value="0.00181818181818172">
            <text:p>0.0018181818</text:p>
          </table:table-cell>
          <table:table-cell office:value-type="float" office:value="26.9644670050761">
            <text:p>26.9644670051</text:p>
          </table:table-cell>
          <table:table-cell office:value-type="float" office:value="5312">
            <text:p>5312</text:p>
          </table:table-cell>
          <table:table-cell office:value-type="float" office:value="197">
            <text:p>197</text:p>
          </table:table-cell>
          <table:table-cell office:value-type="float" office:value="1100">
            <text:p>1100</text:p>
          </table:table-cell>
          <table:table-cell office:value-type="float" office:value="1102">
            <text:p>1102</text:p>
          </table:table-cell>
          <table:table-cell office:value-type="float" office:value="826">
            <text:p>826</text:p>
          </table:table-cell>
          <table:table-cell office:value-type="float" office:value="731">
            <text:p>731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artificial-dcca-10/art-20.fst</text:p>
          </table:table-cell>
          <table:table-cell office:value-type="float" office:value="540.704313543599">
            <text:p>540.7043135436</text:p>
          </table:table-cell>
          <table:table-cell office:value-type="float" office:value="0.540602272727272">
            <text:p>0.5406022727</text:p>
          </table:table-cell>
          <table:table-cell office:value-type="float" office:value="0.00510204081632653">
            <text:p>0.0051020408</text:p>
          </table:table-cell>
          <table:table-cell office:value-type="float" office:value="0">
            <text:p>0</text:p>
          </table:table-cell>
          <table:table-cell office:value-type="float" office:value="27.6275510204082">
            <text:p>27.6275510204</text:p>
          </table:table-cell>
          <table:table-cell office:value-type="float" office:value="5415">
            <text:p>5415</text:p>
          </table:table-cell>
          <table:table-cell office:value-type="float" office:value="196">
            <text:p>196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33">
            <text:p>833</text:p>
          </table:table-cell>
          <table:table-cell office:value-type="float" office:value="735">
            <text:p>73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artificial-dcca-10/art-7.fst</text:p>
          </table:table-cell>
          <table:table-cell office:value-type="float" office:value="543.891774891776">
            <text:p>543.8917748918</text:p>
          </table:table-cell>
          <table:table-cell office:value-type="float" office:value="0.543772727272729">
            <text:p>0.5437727273</text:p>
          </table:table-cell>
          <table:table-cell office:value-type="float" office:value="0.00595238095238095">
            <text:p>0.005952381</text:p>
          </table:table-cell>
          <table:table-cell office:value-type="float" office:value="0">
            <text:p>0</text:p>
          </table:table-cell>
          <table:table-cell office:value-type="float" office:value="31.7440476190476">
            <text:p>31.744047619</text:p>
          </table:table-cell>
          <table:table-cell office:value-type="float" office:value="5333">
            <text:p>5333</text:p>
          </table:table-cell>
          <table:table-cell office:value-type="float" office:value="168">
            <text:p>168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50">
            <text:p>850</text:p>
          </table:table-cell>
          <table:table-cell office:value-type="float" office:value="760">
            <text:p>76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artificial-dcca-10/art-24.fst</text:p>
          </table:table-cell>
          <table:table-cell office:value-type="float" office:value="553.481041784303">
            <text:p>553.4810417843</text:p>
          </table:table-cell>
          <table:table-cell office:value-type="float" office:value="0.553356818181818">
            <text:p>0.5533568182</text:p>
          </table:table-cell>
          <table:table-cell office:value-type="float" office:value="0.0062111801242236">
            <text:p>0.0062111801</text:p>
          </table:table-cell>
          <table:table-cell office:value-type="float" office:value="0">
            <text:p>0</text:p>
          </table:table-cell>
          <table:table-cell office:value-type="float" office:value="33.4472049689441">
            <text:p>33.4472049689</text:p>
          </table:table-cell>
          <table:table-cell office:value-type="float" office:value="5385">
            <text:p>5385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16">
            <text:p>816</text:p>
          </table:table-cell>
          <table:table-cell office:value-type="float" office:value="725">
            <text:p>72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artificial-dcca-10/art-28.fst</text:p>
          </table:table-cell>
          <table:table-cell office:value-type="float" office:value="556.842405420665">
            <text:p>556.8424054207</text:p>
          </table:table-cell>
          <table:table-cell office:value-type="float" office:value="0.556718181818181">
            <text:p>0.5567181818</text:p>
          </table:table-cell>
          <table:table-cell office:value-type="float" office:value="0.0062111801242236">
            <text:p>0.0062111801</text:p>
          </table:table-cell>
          <table:table-cell office:value-type="float" office:value="0">
            <text:p>0</text:p>
          </table:table-cell>
          <table:table-cell office:value-type="float" office:value="34.1739130434783">
            <text:p>34.1739130435</text:p>
          </table:table-cell>
          <table:table-cell office:value-type="float" office:value="5502">
            <text:p>5502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19">
            <text:p>819</text:p>
          </table:table-cell>
          <table:table-cell office:value-type="float" office:value="729">
            <text:p>72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artificial-dcca-10/art-12.fst</text:p>
          </table:table-cell>
          <table:table-cell office:value-type="float" office:value="541.415359118631">
            <text:p>541.4153591186</text:p>
          </table:table-cell>
          <table:table-cell office:value-type="float" office:value="0.541319255222527">
            <text:p>0.5413192552</text:p>
          </table:table-cell>
          <table:table-cell office:value-type="float" office:value="0.00571428571428571">
            <text:p>0.0057142857</text:p>
          </table:table-cell>
          <table:table-cell table:style-name="ce1" office:value-type="string">
            <text:p><text:s/>9.090909090909705E-4</text:p>
          </table:table-cell>
          <table:table-cell office:value-type="float" office:value="27.7371428571429">
            <text:p>27.7371428571</text:p>
          </table:table-cell>
          <table:table-cell office:value-type="float" office:value="4854">
            <text:p>4854</text:p>
          </table:table-cell>
          <table:table-cell office:value-type="float" office:value="175">
            <text:p>175</text:p>
          </table:table-cell>
          <table:table-cell office:value-type="float" office:value="1100">
            <text:p>1100</text:p>
          </table:table-cell>
          <table:table-cell office:value-type="float" office:value="1101">
            <text:p>1101</text:p>
          </table:table-cell>
          <table:table-cell office:value-type="float" office:value="823">
            <text:p>823</text:p>
          </table:table-cell>
          <table:table-cell office:value-type="float" office:value="729">
            <text:p>729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artificial-dcca-10/art-0.fst</text:p>
          </table:table-cell>
          <table:table-cell office:value-type="float" office:value="534.372570532915">
            <text:p>534.3725705329</text:p>
          </table:table-cell>
          <table:table-cell office:value-type="float" office:value="0.534286363636364">
            <text:p>0.5342863636</text:p>
          </table:table-cell>
          <table:table-cell office:value-type="float" office:value="0.00431034482758621">
            <text:p>0.0043103448</text:p>
          </table:table-cell>
          <table:table-cell office:value-type="float" office:value="0">
            <text:p>0</text:p>
          </table:table-cell>
          <table:table-cell office:value-type="float" office:value="25.3793103448276">
            <text:p>25.3793103448</text:p>
          </table:table-cell>
          <table:table-cell office:value-type="float" office:value="5888">
            <text:p>588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763">
            <text:p>763</text:p>
          </table:table-cell>
          <table:table-cell office:value-type="float" office:value="655">
            <text:p>65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artificial-dcca-10/art-5.fst</text:p>
          </table:table-cell>
          <table:table-cell office:value-type="float" office:value="541.52702020202">
            <text:p>541.527020202</text:p>
          </table:table-cell>
          <table:table-cell office:value-type="float" office:value="0.541415909090908">
            <text:p>0.5414159091</text:p>
          </table:table-cell>
          <table:table-cell office:value-type="float" office:value="0.00555555555555556">
            <text:p>0.0055555556</text:p>
          </table:table-cell>
          <table:table-cell office:value-type="float" office:value="0">
            <text:p>0</text:p>
          </table:table-cell>
          <table:table-cell office:value-type="float" office:value="29.5444444444444">
            <text:p>29.5444444444</text:p>
          </table:table-cell>
          <table:table-cell office:value-type="float" office:value="5318">
            <text:p>5318</text:p>
          </table:table-cell>
          <table:table-cell office:value-type="float" office:value="180">
            <text:p>180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39">
            <text:p>839</text:p>
          </table:table-cell>
          <table:table-cell office:value-type="float" office:value="742">
            <text:p>74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artificial-dcca-10/art-8.fst</text:p>
          </table:table-cell>
          <table:table-cell office:value-type="float" office:value="533.664365881032">
            <text:p>533.664365881</text:p>
          </table:table-cell>
          <table:table-cell office:value-type="float" office:value="0.533540909090908">
            <text:p>0.5335409091</text:p>
          </table:table-cell>
          <table:table-cell office:value-type="float" office:value="0.00617283950617284">
            <text:p>0.0061728395</text:p>
          </table:table-cell>
          <table:table-cell office:value-type="float" office:value="0">
            <text:p>0</text:p>
          </table:table-cell>
          <table:table-cell office:value-type="float" office:value="32.6728395061728">
            <text:p>32.6728395062</text:p>
          </table:table-cell>
          <table:table-cell office:value-type="float" office:value="5293">
            <text:p>5293</text:p>
          </table:table-cell>
          <table:table-cell office:value-type="float" office:value="162">
            <text:p>162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32">
            <text:p>832</text:p>
          </table:table-cell>
          <table:table-cell office:value-type="float" office:value="737">
            <text:p>737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artificial-dcca-10/art-17.fst</text:p>
          </table:table-cell>
          <table:table-cell office:value-type="float" office:value="510.694957033017">
            <text:p>510.694957033</text:p>
          </table:table-cell>
          <table:table-cell office:value-type="float" office:value="0.510595454545455">
            <text:p>0.5105954545</text:p>
          </table:table-cell>
          <table:table-cell office:value-type="float" office:value="0.00497512437810945">
            <text:p>0.0049751244</text:p>
          </table:table-cell>
          <table:table-cell office:value-type="float" office:value="0">
            <text:p>0</text:p>
          </table:table-cell>
          <table:table-cell office:value-type="float" office:value="31.2338308457711">
            <text:p>31.2338308458</text:p>
          </table:table-cell>
          <table:table-cell office:value-type="float" office:value="6278">
            <text:p>6278</text:p>
          </table:table-cell>
          <table:table-cell office:value-type="float" office:value="201">
            <text:p>201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758">
            <text:p>758</text:p>
          </table:table-cell>
          <table:table-cell office:value-type="float" office:value="662">
            <text:p>66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artificial-dcca-10/art-3.fst</text:p>
          </table:table-cell>
          <table:table-cell office:value-type="float" office:value="495.930138339921">
            <text:p>495.9301383399</text:p>
          </table:table-cell>
          <table:table-cell office:value-type="float" office:value="0.495843181818182">
            <text:p>0.4958431818</text:p>
          </table:table-cell>
          <table:table-cell office:value-type="float" office:value="0.00434782608695652">
            <text:p>0.0043478261</text:p>
          </table:table-cell>
          <table:table-cell office:value-type="float" office:value="0">
            <text:p>0</text:p>
          </table:table-cell>
          <table:table-cell office:value-type="float" office:value="29.0217391304348">
            <text:p>29.0217391304</text:p>
          </table:table-cell>
          <table:table-cell office:value-type="float" office:value="6675">
            <text:p>6675</text:p>
          </table:table-cell>
          <table:table-cell office:value-type="float" office:value="230">
            <text:p>230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761">
            <text:p>761</text:p>
          </table:table-cell>
          <table:table-cell office:value-type="float" office:value="656">
            <text:p>65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artificial-dcca-10/art-14.fst</text:p>
          </table:table-cell>
          <table:table-cell office:value-type="float" office:value="515.62929271796">
            <text:p>515.629292718</text:p>
          </table:table-cell>
          <table:table-cell office:value-type="float" office:value="0.515598368087035">
            <text:p>0.5155983681</text:p>
          </table:table-cell>
          <table:table-cell office:value-type="float" office:value="0.00427350427350427">
            <text:p>0.0042735043</text:p>
          </table:table-cell>
          <table:table-cell office:value-type="float" office:value="0.00272727272727269">
            <text:p>0.0027272727</text:p>
          </table:table-cell>
          <table:table-cell office:value-type="float" office:value="25.5">
            <text:p>25.5</text:p>
          </table:table-cell>
          <table:table-cell office:value-type="float" office:value="5967">
            <text:p>5967</text:p>
          </table:table-cell>
          <table:table-cell office:value-type="float" office:value="234">
            <text:p>234</text:p>
          </table:table-cell>
          <table:table-cell office:value-type="float" office:value="1100">
            <text:p>1100</text:p>
          </table:table-cell>
          <table:table-cell office:value-type="float" office:value="1103">
            <text:p>1103</text:p>
          </table:table-cell>
          <table:table-cell office:value-type="float" office:value="771">
            <text:p>771</text:p>
          </table:table-cell>
          <table:table-cell office:value-type="float" office:value="671">
            <text:p>6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rtificial-dcca-10/art-23.fst</text:p>
          </table:table-cell>
          <table:table-cell office:value-type="float" office:value="547.663191699605">
            <text:p>547.6631916996</text:p>
          </table:table-cell>
          <table:table-cell office:value-type="float" office:value="0.547622282608696">
            <text:p>0.5476222826</text:p>
          </table:table-cell>
          <table:table-cell office:value-type="float" office:value="0.00568181818181818">
            <text:p>0.0056818182</text:p>
          </table:table-cell>
          <table:table-cell office:value-type="float" office:value="0.00363636363636366">
            <text:p>0.0036363636</text:p>
          </table:table-cell>
          <table:table-cell office:value-type="float" office:value="23.9943181818182">
            <text:p>23.9943181818</text:p>
          </table:table-cell>
          <table:table-cell office:value-type="float" office:value="4223">
            <text:p>4223</text:p>
          </table:table-cell>
          <table:table-cell office:value-type="float" office:value="176">
            <text:p>176</text:p>
          </table:table-cell>
          <table:table-cell office:value-type="float" office:value="1100">
            <text:p>1100</text:p>
          </table:table-cell>
          <table:table-cell office:value-type="float" office:value="1104">
            <text:p>1104</text:p>
          </table:table-cell>
          <table:table-cell office:value-type="float" office:value="900">
            <text:p>900</text:p>
          </table:table-cell>
          <table:table-cell office:value-type="float" office:value="810">
            <text:p>81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artificial-dcca-10/art-11.fst</text:p>
          </table:table-cell>
          <table:table-cell office:value-type="float" office:value="535.827891775847">
            <text:p>535.8278917758</text:p>
          </table:table-cell>
          <table:table-cell office:value-type="float" office:value="0.535737965485921">
            <text:p>0.5357379655</text:p>
          </table:table-cell>
          <table:table-cell office:value-type="float" office:value="0.00540540540540541">
            <text:p>0.0054054054</text:p>
          </table:table-cell>
          <table:table-cell table:style-name="ce1" office:value-type="string">
            <text:p><text:s/>9.090909090909705E-4</text:p>
          </table:table-cell>
          <table:table-cell office:value-type="float" office:value="31.1783783783784">
            <text:p>31.1783783784</text:p>
          </table:table-cell>
          <table:table-cell office:value-type="float" office:value="5768">
            <text:p>5768</text:p>
          </table:table-cell>
          <table:table-cell office:value-type="float" office:value="185">
            <text:p>185</text:p>
          </table:table-cell>
          <table:table-cell office:value-type="float" office:value="1100">
            <text:p>1100</text:p>
          </table:table-cell>
          <table:table-cell office:value-type="float" office:value="1101">
            <text:p>1101</text:p>
          </table:table-cell>
          <table:table-cell office:value-type="float" office:value="768">
            <text:p>768</text:p>
          </table:table-cell>
          <table:table-cell office:value-type="float" office:value="673">
            <text:p>673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artificial-dcca-10/art-6.fst</text:p>
          </table:table-cell>
          <table:table-cell office:value-type="float" office:value="506.546253746253">
            <text:p>506.5462537463</text:p>
          </table:table-cell>
          <table:table-cell office:value-type="float" office:value="0.506436363636363">
            <text:p>0.5064363636</text:p>
          </table:table-cell>
          <table:table-cell office:value-type="float" office:value="0.0054945054945055">
            <text:p>0.0054945055</text:p>
          </table:table-cell>
          <table:table-cell office:value-type="float" office:value="0">
            <text:p>0</text:p>
          </table:table-cell>
          <table:table-cell office:value-type="float" office:value="29.8241758241758">
            <text:p>29.8241758242</text:p>
          </table:table-cell>
          <table:table-cell office:value-type="float" office:value="5428">
            <text:p>5428</text:p>
          </table:table-cell>
          <table:table-cell office:value-type="float" office:value="182">
            <text:p>182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757">
            <text:p>757</text:p>
          </table:table-cell>
          <table:table-cell office:value-type="float" office:value="668">
            <text:p>668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artificial-dcca-10/art-1.fst</text:p>
          </table:table-cell>
          <table:table-cell office:value-type="float" office:value="561.155176118791">
            <text:p>561.1551761188</text:p>
          </table:table-cell>
          <table:table-cell office:value-type="float" office:value="0.561046775658491">
            <text:p>0.5610467757</text:p>
          </table:table-cell>
          <table:table-cell office:value-type="float" office:value="0.00632911392405063">
            <text:p>0.0063291139</text:p>
          </table:table-cell>
          <table:table-cell table:style-name="ce1" office:value-type="string">
            <text:p><text:s/>9.090909090909705E-4</text:p>
          </table:table-cell>
          <table:table-cell office:value-type="float" office:value="28.1329113924051">
            <text:p>28.1329113924</text:p>
          </table:table-cell>
          <table:table-cell office:value-type="float" office:value="4445">
            <text:p>4445</text:p>
          </table:table-cell>
          <table:table-cell office:value-type="float" office:value="158">
            <text:p>158</text:p>
          </table:table-cell>
          <table:table-cell office:value-type="float" office:value="1100">
            <text:p>1100</text:p>
          </table:table-cell>
          <table:table-cell office:value-type="float" office:value="1101">
            <text:p>1101</text:p>
          </table:table-cell>
          <table:table-cell office:value-type="float" office:value="823">
            <text:p>823</text:p>
          </table:table-cell>
          <table:table-cell office:value-type="float" office:value="735">
            <text:p>73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artificial-dcca-10/art-18.fst</text:p>
          </table:table-cell>
          <table:table-cell office:value-type="float" office:value="531.354545454546">
            <text:p>531.3545454545</text:p>
          </table:table-cell>
          <table:table-cell office:value-type="float" office:value="0.531254545454546">
            <text:p>0.5312545455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27.31">
            <text:p>27.31</text:p>
          </table:table-cell>
          <table:table-cell office:value-type="float" office:value="5462">
            <text:p>5462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06">
            <text:p>806</text:p>
          </table:table-cell>
          <table:table-cell office:value-type="float" office:value="712">
            <text:p>71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artificial-dcca-10/art-9.fst</text:p>
          </table:table-cell>
          <table:table-cell office:value-type="float" office:value="521.700757575758">
            <text:p>521.7007575758</text:p>
          </table:table-cell>
          <table:table-cell office:value-type="float" office:value="0.521579545454545">
            <text:p>0.5215795455</text:p>
          </table:table-cell>
          <table:table-cell office:value-type="float" office:value="0.00606060606060606">
            <text:p>0.0060606061</text:p>
          </table:table-cell>
          <table:table-cell office:value-type="float" office:value="0">
            <text:p>0</text:p>
          </table:table-cell>
          <table:table-cell office:value-type="float" office:value="31.4909090909091">
            <text:p>31.4909090909</text:p>
          </table:table-cell>
          <table:table-cell office:value-type="float" office:value="5196">
            <text:p>5196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10">
            <text:p>810</text:p>
          </table:table-cell>
          <table:table-cell office:value-type="float" office:value="722">
            <text:p>72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artificial-dcca-10/art-4.fst</text:p>
          </table:table-cell>
          <table:table-cell office:value-type="float" office:value="508.813973147773">
            <text:p>508.8139731478</text:p>
          </table:table-cell>
          <table:table-cell office:value-type="float" office:value="0.508839205058719">
            <text:p>0.5088392051</text:p>
          </table:table-cell>
          <table:table-cell office:value-type="float" office:value="0.00510204081632653">
            <text:p>0.0051020408</text:p>
          </table:table-cell>
          <table:table-cell office:value-type="float" office:value="0.00636363636363635">
            <text:p>0.0063636364</text:p>
          </table:table-cell>
          <table:table-cell office:value-type="float" office:value="30.7857142857143">
            <text:p>30.7857142857</text:p>
          </table:table-cell>
          <table:table-cell office:value-type="float" office:value="6034">
            <text:p>6034</text:p>
          </table:table-cell>
          <table:table-cell office:value-type="float" office:value="196">
            <text:p>196</text:p>
          </table:table-cell>
          <table:table-cell office:value-type="float" office:value="1100">
            <text:p>1100</text:p>
          </table:table-cell>
          <table:table-cell office:value-type="float" office:value="1107">
            <text:p>1107</text:p>
          </table:table-cell>
          <table:table-cell office:value-type="float" office:value="792">
            <text:p>792</text:p>
          </table:table-cell>
          <table:table-cell office:value-type="float" office:value="691">
            <text:p>691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mean</text:p>
          </table:table-cell>
          <table:table-cell table:formula="of:=AVERAGE([.B2:.B31])" office:value-type="float" office:value="529.955100935829">
            <text:p>529.9551009358</text:p>
          </table:table-cell>
          <table:table-cell table:formula="of:=AVERAGE([.C2:.C31])" office:value-type="float" office:value="0.529862052588077">
            <text:p>0.5298620526</text:p>
          </table:table-cell>
          <table:table-cell table:formula="of:=AVERAGE([.D2:.D31])" office:value-type="float" office:value="0.00550090223605263">
            <text:p>0.0055009022</text:p>
          </table:table-cell>
          <table:table-cell table:formula="of:=AVERAGE([.E2:.E31])" office:value-type="float" office:value="0.000841750841750841">
            <text:p>0.0008417508</text:p>
          </table:table-cell>
          <table:table-cell table:formula="of:=AVERAGE([.F2:.F31])" office:value-type="float" office:value="29.8456800407511">
            <text:p>29.8456800408</text:p>
          </table:table-cell>
          <table:table-cell table:formula="of:=AVERAGE([.G2:.G31])" office:value-type="float" office:value="5469.76666666667">
            <text:p>5469.7666666667</text:p>
          </table:table-cell>
          <table:table-cell table:formula="of:=AVERAGE([.H2:.H31])" office:value-type="float" office:value="184.1">
            <text:p>184.1</text:p>
          </table:table-cell>
          <table:table-cell table:formula="of:=AVERAGE([.I2:.I31])" office:value-type="float" office:value="1100">
            <text:p>1100</text:p>
          </table:table-cell>
          <table:table-cell table:formula="of:=AVERAGE([.J2:.J31])" office:value-type="float" office:value="1100.93333333333">
            <text:p>1100.9333333333</text:p>
          </table:table-cell>
          <table:table-cell table:formula="of:=AVERAGE([.K2:.K31])" office:value-type="float" office:value="806.366666666667">
            <text:p>806.3666666667</text:p>
          </table:table-cell>
          <table:table-cell table:formula="of:=AVERAGE([.L2:.L31])" office:value-type="float" office:value="711.466666666667">
            <text:p>711.4666666667</text:p>
          </table:table-cell>
          <table:table-cell table:formula="of:=AVERAGE([.M2:.M31])" office:value-type="float" office:value="94.9">
            <text:p>94.9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[.A1]" office:value-type="string" office:string-value="alignment-file-rated">
            <text:p>alignment-file-rated</text:p>
          </table:table-cell>
          <table:table-cell table:formula="of:=[.B1]" office:value-type="string" office:string-value=" GLOCSA">
            <text:p><text:s/>GLOCSA</text:p>
          </table:table-cell>
          <table:table-cell table:formula="of:=[.C1]" office:value-type="string" office:string-value=" meanColumnValue">
            <text:p><text:s/>meanColumnValue</text:p>
          </table:table-cell>
          <table:table-cell table:formula="of:=[.E1]" office:value-type="string" office:string-value=" columnIncrementRatio">
            <text:p><text:s/>columnIncrementRatio</text:p>
          </table:table-cell>
          <table:table-cell table:formula="of:=[.F1]" office:value-type="string" office:string-value=" meanGapBlockSize">
            <text:p><text:s/>meanGapBlockSize</text:p>
          </table:table-cell>
          <table:table-cell table:formula="of:=[.G1]" office:value-type="string" office:string-value=" totalGapPositions">
            <text:p><text:s/>totalGapPositions</text:p>
          </table:table-cell>
          <table:table-cell table:formula="of:=[.H1]" office:value-type="string" office:string-value=" numberGapBlocks">
            <text:p><text:s/>numberGapBlocks</text:p>
          </table:table-cell>
          <table:table-cell table:formula="of:=[.K1]" office:value-type="string" office:string-value=" estimatedEvents">
            <text:p><text:s/>estimatedEvents</text:p>
          </table:table-cell>
          <table:table-cell table:formula="of:=[.L1]" office:value-type="string" office:string-value=" substitutionEvents">
            <text:p><text:s/>substitutionEvents</text:p>
          </table:table-cell>
          <table:table-cell table:formula="of:=[.M1]" office:value-type="string" office:string-value=" inDelEvents">
            <text:p><text:s/>inDelEvents</text:p>
          </table:table-cell>
          <table:table-cell table:number-columns-repeated="3"/>
        </table:table-row>
        <table:table-row table:style-name="ro2">
          <table:table-cell table:formula="of:=[.A2]" office:value-type="string" office:string-value="artificial-dcca-10/art-26.fst">
            <text:p>artificial-dcca-10/art-26.fst</text:p>
          </table:table-cell>
          <table:table-cell table:formula="of:=[.B2]" office:value-type="float" office:value="566.397727272726">
            <text:p>566.3977272727</text:p>
          </table:table-cell>
          <table:table-cell table:formula="of:=[.C2]" office:value-type="float" office:value="0.566284090909089">
            <text:p>0.5662840909</text:p>
          </table:table-cell>
          <table:table-cell table:formula="of:=[.E2]" office:value-type="float" office:value="0">
            <text:p>0</text:p>
          </table:table-cell>
          <table:table-cell table:formula="of:=[.F2]" office:value-type="float" office:value="24.8409090909091">
            <text:p>24.8409090909</text:p>
          </table:table-cell>
          <table:table-cell table:formula="of:=[.G2]" office:value-type="float" office:value="4372">
            <text:p>4372</text:p>
          </table:table-cell>
          <table:table-cell table:formula="of:=[.H2]" office:value-type="float" office:value="176">
            <text:p>176</text:p>
          </table:table-cell>
          <table:table-cell table:formula="of:=[.K2]" office:value-type="float" office:value="866">
            <text:p>866</text:p>
          </table:table-cell>
          <table:table-cell table:formula="of:=[.L2]" office:value-type="float" office:value="764">
            <text:p>764</text:p>
          </table:table-cell>
          <table:table-cell table:formula="of:=[.M2]" office:value-type="float" office:value="102">
            <text:p>102</text:p>
          </table:table-cell>
          <table:table-cell table:number-columns-repeated="3"/>
        </table:table-row>
        <table:table-row table:style-name="ro2">
          <table:table-cell table:formula="of:=[.A3]" office:value-type="string" office:string-value="artificial-dcca-10/art-15.fst">
            <text:p>artificial-dcca-10/art-15.fst</text:p>
          </table:table-cell>
          <table:table-cell table:formula="of:=[.B3]" office:value-type="float" office:value="527.635721623009">
            <text:p>527.635721623</text:p>
          </table:table-cell>
          <table:table-cell table:formula="of:=[.C3]" office:value-type="float" office:value="0.527522727272727">
            <text:p>0.5275227273</text:p>
          </table:table-cell>
          <table:table-cell table:formula="of:=[.E3]" office:value-type="float" office:value="0">
            <text:p>0</text:p>
          </table:table-cell>
          <table:table-cell table:formula="of:=[.F3]" office:value-type="float" office:value="32.7457627118644">
            <text:p>32.7457627119</text:p>
          </table:table-cell>
          <table:table-cell table:formula="of:=[.G3]" office:value-type="float" office:value="5796">
            <text:p>5796</text:p>
          </table:table-cell>
          <table:table-cell table:formula="of:=[.H3]" office:value-type="float" office:value="177">
            <text:p>177</text:p>
          </table:table-cell>
          <table:table-cell table:formula="of:=[.K3]" office:value-type="float" office:value="826">
            <text:p>826</text:p>
          </table:table-cell>
          <table:table-cell table:formula="of:=[.L3]" office:value-type="float" office:value="726">
            <text:p>726</text:p>
          </table:table-cell>
          <table:table-cell table:formula="of:=[.M3]" office:value-type="float" office:value="100">
            <text:p>100</text:p>
          </table:table-cell>
          <table:table-cell table:number-columns-repeated="3"/>
        </table:table-row>
        <table:table-row table:style-name="ro2">
          <table:table-cell table:formula="of:=[.A4]" office:value-type="string" office:string-value="artificial-dcca-10/art-29.fst">
            <text:p>artificial-dcca-10/art-29.fst</text:p>
          </table:table-cell>
          <table:table-cell table:formula="of:=[.B4]" office:value-type="float" office:value="560.094471744473">
            <text:p>560.0944717445</text:p>
          </table:table-cell>
          <table:table-cell table:formula="of:=[.C4]" office:value-type="float" office:value="0.559986363636364">
            <text:p>0.5599863636</text:p>
          </table:table-cell>
          <table:table-cell table:formula="of:=[.E4]" office:value-type="float" office:value="0">
            <text:p>0</text:p>
          </table:table-cell>
          <table:table-cell table:formula="of:=[.F4]" office:value-type="float" office:value="28.6">
            <text:p>28.6</text:p>
          </table:table-cell>
          <table:table-cell table:formula="of:=[.G4]" office:value-type="float" office:value="5291">
            <text:p>5291</text:p>
          </table:table-cell>
          <table:table-cell table:formula="of:=[.H4]" office:value-type="float" office:value="185">
            <text:p>185</text:p>
          </table:table-cell>
          <table:table-cell table:formula="of:=[.K4]" office:value-type="float" office:value="782">
            <text:p>782</text:p>
          </table:table-cell>
          <table:table-cell table:formula="of:=[.L4]" office:value-type="float" office:value="692">
            <text:p>692</text:p>
          </table:table-cell>
          <table:table-cell table:formula="of:=[.M4]" office:value-type="float" office:value="90">
            <text:p>90</text:p>
          </table:table-cell>
          <table:table-cell table:number-columns-repeated="3"/>
        </table:table-row>
        <table:table-row table:style-name="ro2">
          <table:table-cell table:formula="of:=[.A5]" office:value-type="string" office:string-value="artificial-dcca-10/art-10.fst">
            <text:p>artificial-dcca-10/art-10.fst</text:p>
          </table:table-cell>
          <table:table-cell table:formula="of:=[.B5]" office:value-type="float" office:value="439.308941483511">
            <text:p>439.3089414835</text:p>
          </table:table-cell>
          <table:table-cell table:formula="of:=[.C5]" office:value-type="float" office:value="0.439371055004508">
            <text:p>0.439371055</text:p>
          </table:table-cell>
          <table:table-cell table:formula="of:=[.E5]" office:value-type="float" office:value="0.00818181818181829">
            <text:p>0.0081818182</text:p>
          </table:table-cell>
          <table:table-cell table:formula="of:=[.F5]" office:value-type="float" office:value="35.7817258883249">
            <text:p>35.7817258883</text:p>
          </table:table-cell>
          <table:table-cell table:formula="of:=[.G5]" office:value-type="float" office:value="7049">
            <text:p>7049</text:p>
          </table:table-cell>
          <table:table-cell table:formula="of:=[.H5]" office:value-type="float" office:value="197">
            <text:p>197</text:p>
          </table:table-cell>
          <table:table-cell table:formula="of:=[.K5]" office:value-type="float" office:value="685">
            <text:p>685</text:p>
          </table:table-cell>
          <table:table-cell table:formula="of:=[.L5]" office:value-type="float" office:value="592">
            <text:p>592</text:p>
          </table:table-cell>
          <table:table-cell table:formula="of:=[.M5]" office:value-type="float" office:value="93">
            <text:p>93</text:p>
          </table:table-cell>
          <table:table-cell table:number-columns-repeated="3"/>
        </table:table-row>
        <table:table-row table:style-name="ro2">
          <table:table-cell table:formula="of:=[.A6]" office:value-type="string" office:string-value="artificial-dcca-10/art-2.fst">
            <text:p>artificial-dcca-10/art-2.fst</text:p>
          </table:table-cell>
          <table:table-cell table:formula="of:=[.B6]" office:value-type="float" office:value="546.825000000002">
            <text:p>546.825</text:p>
          </table:table-cell>
          <table:table-cell table:formula="of:=[.C6]" office:value-type="float" office:value="0.546711363636365">
            <text:p>0.5467113636</text:p>
          </table:table-cell>
          <table:table-cell table:formula="of:=[.E6]" office:value-type="float" office:value="0">
            <text:p>0</text:p>
          </table:table-cell>
          <table:table-cell table:formula="of:=[.F6]" office:value-type="float" office:value="30.0454545454545">
            <text:p>30.0454545455</text:p>
          </table:table-cell>
          <table:table-cell table:formula="of:=[.G6]" office:value-type="float" office:value="5288">
            <text:p>5288</text:p>
          </table:table-cell>
          <table:table-cell table:formula="of:=[.H6]" office:value-type="float" office:value="176">
            <text:p>176</text:p>
          </table:table-cell>
          <table:table-cell table:formula="of:=[.K6]" office:value-type="float" office:value="819">
            <text:p>819</text:p>
          </table:table-cell>
          <table:table-cell table:formula="of:=[.L6]" office:value-type="float" office:value="730">
            <text:p>730</text:p>
          </table:table-cell>
          <table:table-cell table:formula="of:=[.M6]" office:value-type="float" office:value="89">
            <text:p>89</text:p>
          </table:table-cell>
          <table:table-cell table:number-columns-repeated="3"/>
        </table:table-row>
        <table:table-row table:style-name="ro2">
          <table:table-cell table:formula="of:=[.A7]" office:value-type="string" office:string-value="artificial-dcca-10/art-19.fst">
            <text:p>artificial-dcca-10/art-19.fst</text:p>
          </table:table-cell>
          <table:table-cell table:formula="of:=[.B7]" office:value-type="float" office:value="566.939568764568">
            <text:p>566.9395687646</text:p>
          </table:table-cell>
          <table:table-cell table:formula="of:=[.C7]" office:value-type="float" office:value="0.566811363636363">
            <text:p>0.5668113636</text:p>
          </table:table-cell>
          <table:table-cell table:formula="of:=[.E7]" office:value-type="float" office:value="0">
            <text:p>0</text:p>
          </table:table-cell>
          <table:table-cell table:formula="of:=[.F7]" office:value-type="float" office:value="29.4358974358974">
            <text:p>29.4358974359</text:p>
          </table:table-cell>
          <table:table-cell table:formula="of:=[.G7]" office:value-type="float" office:value="4592">
            <text:p>4592</text:p>
          </table:table-cell>
          <table:table-cell table:formula="of:=[.H7]" office:value-type="float" office:value="156">
            <text:p>156</text:p>
          </table:table-cell>
          <table:table-cell table:formula="of:=[.K7]" office:value-type="float" office:value="892">
            <text:p>892</text:p>
          </table:table-cell>
          <table:table-cell table:formula="of:=[.L7]" office:value-type="float" office:value="796">
            <text:p>796</text:p>
          </table:table-cell>
          <table:table-cell table:formula="of:=[.M7]" office:value-type="float" office:value="96">
            <text:p>96</text:p>
          </table:table-cell>
          <table:table-cell table:number-columns-repeated="3"/>
        </table:table-row>
        <table:table-row table:style-name="ro2">
          <table:table-cell table:formula="of:=[.A8]" office:value-type="string" office:string-value="artificial-dcca-10/art-27.fst">
            <text:p>artificial-dcca-10/art-27.fst</text:p>
          </table:table-cell>
          <table:table-cell table:formula="of:=[.B8]" office:value-type="float" office:value="564.349747474749">
            <text:p>564.3497474747</text:p>
          </table:table-cell>
          <table:table-cell table:formula="of:=[.C8]" office:value-type="float" office:value="0.564238636363638">
            <text:p>0.5642386364</text:p>
          </table:table-cell>
          <table:table-cell table:formula="of:=[.E8]" office:value-type="float" office:value="0">
            <text:p>0</text:p>
          </table:table-cell>
          <table:table-cell table:formula="of:=[.F8]" office:value-type="float" office:value="26.7388888888889">
            <text:p>26.7388888889</text:p>
          </table:table-cell>
          <table:table-cell table:formula="of:=[.G8]" office:value-type="float" office:value="4813">
            <text:p>4813</text:p>
          </table:table-cell>
          <table:table-cell table:formula="of:=[.H8]" office:value-type="float" office:value="180">
            <text:p>180</text:p>
          </table:table-cell>
          <table:table-cell table:formula="of:=[.K8]" office:value-type="float" office:value="879">
            <text:p>879</text:p>
          </table:table-cell>
          <table:table-cell table:formula="of:=[.L8]" office:value-type="float" office:value="768">
            <text:p>768</text:p>
          </table:table-cell>
          <table:table-cell table:formula="of:=[.M8]" office:value-type="float" office:value="111">
            <text:p>111</text:p>
          </table:table-cell>
          <table:table-cell table:number-columns-repeated="3"/>
        </table:table-row>
        <table:table-row table:style-name="ro2">
          <table:table-cell table:formula="of:=[.A9]" office:value-type="string" office:string-value="artificial-dcca-10/art-16.fst">
            <text:p>artificial-dcca-10/art-16.fst</text:p>
          </table:table-cell>
          <table:table-cell table:formula="of:=[.B9]" office:value-type="float" office:value="540.467405420665">
            <text:p>540.4674054207</text:p>
          </table:table-cell>
          <table:table-cell table:formula="of:=[.C9]" office:value-type="float" office:value="0.540343181818181">
            <text:p>0.5403431818</text:p>
          </table:table-cell>
          <table:table-cell table:formula="of:=[.E9]" office:value-type="float" office:value="0">
            <text:p>0</text:p>
          </table:table-cell>
          <table:table-cell table:formula="of:=[.F9]" office:value-type="float" office:value="32.8260869565217">
            <text:p>32.8260869565</text:p>
          </table:table-cell>
          <table:table-cell table:formula="of:=[.G9]" office:value-type="float" office:value="5285">
            <text:p>5285</text:p>
          </table:table-cell>
          <table:table-cell table:formula="of:=[.H9]" office:value-type="float" office:value="161">
            <text:p>161</text:p>
          </table:table-cell>
          <table:table-cell table:formula="of:=[.K9]" office:value-type="float" office:value="839">
            <text:p>839</text:p>
          </table:table-cell>
          <table:table-cell table:formula="of:=[.L9]" office:value-type="float" office:value="747">
            <text:p>747</text:p>
          </table:table-cell>
          <table:table-cell table:formula="of:=[.M9]" office:value-type="float" office:value="92">
            <text:p>92</text:p>
          </table:table-cell>
          <table:table-cell table:number-columns-repeated="3"/>
        </table:table-row>
        <table:table-row table:style-name="ro2">
          <table:table-cell table:formula="of:=[.A10]" office:value-type="string" office:string-value="artificial-dcca-10/art-25.fst">
            <text:p>artificial-dcca-10/art-25.fst</text:p>
          </table:table-cell>
          <table:table-cell table:formula="of:=[.B10]" office:value-type="float" office:value="530.760723742277">
            <text:p>530.7607237423</text:p>
          </table:table-cell>
          <table:table-cell table:formula="of:=[.C10]" office:value-type="float" office:value="0.530663636363636">
            <text:p>0.5306636364</text:p>
          </table:table-cell>
          <table:table-cell table:formula="of:=[.E10]" office:value-type="float" office:value="0">
            <text:p>0</text:p>
          </table:table-cell>
          <table:table-cell table:formula="of:=[.F10]" office:value-type="float" office:value="28.0582524271845">
            <text:p>28.0582524272</text:p>
          </table:table-cell>
          <table:table-cell table:formula="of:=[.G10]" office:value-type="float" office:value="5780">
            <text:p>5780</text:p>
          </table:table-cell>
          <table:table-cell table:formula="of:=[.H10]" office:value-type="float" office:value="206">
            <text:p>206</text:p>
          </table:table-cell>
          <table:table-cell table:formula="of:=[.K10]" office:value-type="float" office:value="733">
            <text:p>733</text:p>
          </table:table-cell>
          <table:table-cell table:formula="of:=[.L10]" office:value-type="float" office:value="646">
            <text:p>646</text:p>
          </table:table-cell>
          <table:table-cell table:formula="of:=[.M10]" office:value-type="float" office:value="87">
            <text:p>87</text:p>
          </table:table-cell>
          <table:table-cell table:number-columns-repeated="3"/>
        </table:table-row>
        <table:table-row table:style-name="ro2">
          <table:table-cell table:formula="of:=[.A11]" office:value-type="string" office:string-value="artificial-dcca-10/art-13.fst">
            <text:p>artificial-dcca-10/art-13.fst</text:p>
          </table:table-cell>
          <table:table-cell table:formula="of:=[.B11]" office:value-type="float" office:value="468.375166587339">
            <text:p>468.3751665873</text:p>
          </table:table-cell>
          <table:table-cell table:formula="of:=[.C11]" office:value-type="float" office:value="0.468270454545454">
            <text:p>0.4682704545</text:p>
          </table:table-cell>
          <table:table-cell table:formula="of:=[.E11]" office:value-type="float" office:value="0">
            <text:p>0</text:p>
          </table:table-cell>
          <table:table-cell table:formula="of:=[.F11]" office:value-type="float" office:value="36.0628272251309">
            <text:p>36.0628272251</text:p>
          </table:table-cell>
          <table:table-cell table:formula="of:=[.G11]" office:value-type="float" office:value="6888">
            <text:p>6888</text:p>
          </table:table-cell>
          <table:table-cell table:formula="of:=[.H11]" office:value-type="float" office:value="191">
            <text:p>191</text:p>
          </table:table-cell>
          <table:table-cell table:formula="of:=[.K11]" office:value-type="float" office:value="722">
            <text:p>722</text:p>
          </table:table-cell>
          <table:table-cell table:formula="of:=[.L11]" office:value-type="float" office:value="627">
            <text:p>627</text:p>
          </table:table-cell>
          <table:table-cell table:formula="of:=[.M11]" office:value-type="float" office:value="95">
            <text:p>95</text:p>
          </table:table-cell>
          <table:table-cell table:number-columns-repeated="3"/>
        </table:table-row>
        <table:table-row table:style-name="ro2">
          <table:table-cell table:formula="of:=[.A12]" office:value-type="string" office:string-value="artificial-dcca-10/art-22.fst">
            <text:p>artificial-dcca-10/art-22.fst</text:p>
          </table:table-cell>
          <table:table-cell table:formula="of:=[.B12]" office:value-type="float" office:value="475.887149799886">
            <text:p>475.8871497999</text:p>
          </table:table-cell>
          <table:table-cell table:formula="of:=[.C12]" office:value-type="float" office:value="0.475761363636364">
            <text:p>0.4757613636</text:p>
          </table:table-cell>
          <table:table-cell table:formula="of:=[.E12]" office:value-type="float" office:value="0">
            <text:p>0</text:p>
          </table:table-cell>
          <table:table-cell table:formula="of:=[.F12]" office:value-type="float" office:value="32.4716981132075">
            <text:p>32.4716981132</text:p>
          </table:table-cell>
          <table:table-cell table:formula="of:=[.G12]" office:value-type="float" office:value="5163">
            <text:p>5163</text:p>
          </table:table-cell>
          <table:table-cell table:formula="of:=[.H12]" office:value-type="float" office:value="159">
            <text:p>159</text:p>
          </table:table-cell>
          <table:table-cell table:formula="of:=[.K12]" office:value-type="float" office:value="801">
            <text:p>801</text:p>
          </table:table-cell>
          <table:table-cell table:formula="of:=[.L12]" office:value-type="float" office:value="713">
            <text:p>713</text:p>
          </table:table-cell>
          <table:table-cell table:formula="of:=[.M12]" office:value-type="float" office:value="88">
            <text:p>88</text:p>
          </table:table-cell>
          <table:table-cell table:number-columns-repeated="3"/>
        </table:table-row>
        <table:table-row table:style-name="ro2">
          <table:table-cell table:formula="of:=[.A13]" office:value-type="string" office:string-value="artificial-dcca-10/art-21.fst">
            <text:p>artificial-dcca-10/art-21.fst</text:p>
          </table:table-cell>
          <table:table-cell table:formula="of:=[.B13]" office:value-type="float" office:value="530.396375177239">
            <text:p>530.3963751772</text:p>
          </table:table-cell>
          <table:table-cell table:formula="of:=[.C13]" office:value-type="float" office:value="0.530331215970963">
            <text:p>0.530331216</text:p>
          </table:table-cell>
          <table:table-cell table:formula="of:=[.E13]" office:value-type="float" office:value="0.00181818181818172">
            <text:p>0.0018181818</text:p>
          </table:table-cell>
          <table:table-cell table:formula="of:=[.F13]" office:value-type="float" office:value="26.9644670050761">
            <text:p>26.9644670051</text:p>
          </table:table-cell>
          <table:table-cell table:formula="of:=[.G13]" office:value-type="float" office:value="5312">
            <text:p>5312</text:p>
          </table:table-cell>
          <table:table-cell table:formula="of:=[.H13]" office:value-type="float" office:value="197">
            <text:p>197</text:p>
          </table:table-cell>
          <table:table-cell table:formula="of:=[.K13]" office:value-type="float" office:value="826">
            <text:p>826</text:p>
          </table:table-cell>
          <table:table-cell table:formula="of:=[.L13]" office:value-type="float" office:value="731">
            <text:p>731</text:p>
          </table:table-cell>
          <table:table-cell table:formula="of:=[.M13]" office:value-type="float" office:value="95">
            <text:p>95</text:p>
          </table:table-cell>
          <table:table-cell table:number-columns-repeated="3"/>
        </table:table-row>
        <table:table-row table:style-name="ro2">
          <table:table-cell table:formula="of:=[.A14]" office:value-type="string" office:string-value="artificial-dcca-10/art-20.fst">
            <text:p>artificial-dcca-10/art-20.fst</text:p>
          </table:table-cell>
          <table:table-cell table:formula="of:=[.B14]" office:value-type="float" office:value="540.704313543599">
            <text:p>540.7043135436</text:p>
          </table:table-cell>
          <table:table-cell table:formula="of:=[.C14]" office:value-type="float" office:value="0.540602272727272">
            <text:p>0.5406022727</text:p>
          </table:table-cell>
          <table:table-cell table:formula="of:=[.E14]" office:value-type="float" office:value="0">
            <text:p>0</text:p>
          </table:table-cell>
          <table:table-cell table:formula="of:=[.F14]" office:value-type="float" office:value="27.6275510204082">
            <text:p>27.6275510204</text:p>
          </table:table-cell>
          <table:table-cell table:formula="of:=[.G14]" office:value-type="float" office:value="5415">
            <text:p>5415</text:p>
          </table:table-cell>
          <table:table-cell table:formula="of:=[.H14]" office:value-type="float" office:value="196">
            <text:p>196</text:p>
          </table:table-cell>
          <table:table-cell table:formula="of:=[.K14]" office:value-type="float" office:value="833">
            <text:p>833</text:p>
          </table:table-cell>
          <table:table-cell table:formula="of:=[.L14]" office:value-type="float" office:value="735">
            <text:p>735</text:p>
          </table:table-cell>
          <table:table-cell table:formula="of:=[.M14]" office:value-type="float" office:value="98">
            <text:p>98</text:p>
          </table:table-cell>
          <table:table-cell table:number-columns-repeated="3"/>
        </table:table-row>
        <table:table-row table:style-name="ro2">
          <table:table-cell table:formula="of:=[.A15]" office:value-type="string" office:string-value="artificial-dcca-10/art-7.fst">
            <text:p>artificial-dcca-10/art-7.fst</text:p>
          </table:table-cell>
          <table:table-cell table:formula="of:=[.B15]" office:value-type="float" office:value="543.891774891776">
            <text:p>543.8917748918</text:p>
          </table:table-cell>
          <table:table-cell table:formula="of:=[.C15]" office:value-type="float" office:value="0.543772727272729">
            <text:p>0.5437727273</text:p>
          </table:table-cell>
          <table:table-cell table:formula="of:=[.E15]" office:value-type="float" office:value="0">
            <text:p>0</text:p>
          </table:table-cell>
          <table:table-cell table:formula="of:=[.F15]" office:value-type="float" office:value="31.7440476190476">
            <text:p>31.744047619</text:p>
          </table:table-cell>
          <table:table-cell table:formula="of:=[.G15]" office:value-type="float" office:value="5333">
            <text:p>5333</text:p>
          </table:table-cell>
          <table:table-cell table:formula="of:=[.H15]" office:value-type="float" office:value="168">
            <text:p>168</text:p>
          </table:table-cell>
          <table:table-cell table:formula="of:=[.K15]" office:value-type="float" office:value="850">
            <text:p>850</text:p>
          </table:table-cell>
          <table:table-cell table:formula="of:=[.L15]" office:value-type="float" office:value="760">
            <text:p>760</text:p>
          </table:table-cell>
          <table:table-cell table:formula="of:=[.M15]" office:value-type="float" office:value="90">
            <text:p>90</text:p>
          </table:table-cell>
          <table:table-cell table:number-columns-repeated="3"/>
        </table:table-row>
        <table:table-row table:style-name="ro2">
          <table:table-cell table:formula="of:=[.A16]" office:value-type="string" office:string-value="artificial-dcca-10/art-24.fst">
            <text:p>artificial-dcca-10/art-24.fst</text:p>
          </table:table-cell>
          <table:table-cell table:formula="of:=[.B16]" office:value-type="float" office:value="553.481041784303">
            <text:p>553.4810417843</text:p>
          </table:table-cell>
          <table:table-cell table:formula="of:=[.C16]" office:value-type="float" office:value="0.553356818181818">
            <text:p>0.5533568182</text:p>
          </table:table-cell>
          <table:table-cell table:formula="of:=[.E16]" office:value-type="float" office:value="0">
            <text:p>0</text:p>
          </table:table-cell>
          <table:table-cell table:formula="of:=[.F16]" office:value-type="float" office:value="33.4472049689441">
            <text:p>33.4472049689</text:p>
          </table:table-cell>
          <table:table-cell table:formula="of:=[.G16]" office:value-type="float" office:value="5385">
            <text:p>5385</text:p>
          </table:table-cell>
          <table:table-cell table:formula="of:=[.H16]" office:value-type="float" office:value="161">
            <text:p>161</text:p>
          </table:table-cell>
          <table:table-cell table:formula="of:=[.K16]" office:value-type="float" office:value="816">
            <text:p>816</text:p>
          </table:table-cell>
          <table:table-cell table:formula="of:=[.L16]" office:value-type="float" office:value="725">
            <text:p>725</text:p>
          </table:table-cell>
          <table:table-cell table:formula="of:=[.M16]" office:value-type="float" office:value="91">
            <text:p>91</text:p>
          </table:table-cell>
          <table:table-cell table:number-columns-repeated="3"/>
        </table:table-row>
        <table:table-row table:style-name="ro2">
          <table:table-cell table:formula="of:=[.A17]" office:value-type="string" office:string-value="artificial-dcca-10/art-28.fst">
            <text:p>artificial-dcca-10/art-28.fst</text:p>
          </table:table-cell>
          <table:table-cell table:formula="of:=[.B17]" office:value-type="float" office:value="556.842405420665">
            <text:p>556.8424054207</text:p>
          </table:table-cell>
          <table:table-cell table:formula="of:=[.C17]" office:value-type="float" office:value="0.556718181818181">
            <text:p>0.5567181818</text:p>
          </table:table-cell>
          <table:table-cell table:formula="of:=[.E17]" office:value-type="float" office:value="0">
            <text:p>0</text:p>
          </table:table-cell>
          <table:table-cell table:formula="of:=[.F17]" office:value-type="float" office:value="34.1739130434783">
            <text:p>34.1739130435</text:p>
          </table:table-cell>
          <table:table-cell table:formula="of:=[.G17]" office:value-type="float" office:value="5502">
            <text:p>5502</text:p>
          </table:table-cell>
          <table:table-cell table:formula="of:=[.H17]" office:value-type="float" office:value="161">
            <text:p>161</text:p>
          </table:table-cell>
          <table:table-cell table:formula="of:=[.K17]" office:value-type="float" office:value="819">
            <text:p>819</text:p>
          </table:table-cell>
          <table:table-cell table:formula="of:=[.L17]" office:value-type="float" office:value="729">
            <text:p>729</text:p>
          </table:table-cell>
          <table:table-cell table:formula="of:=[.M17]" office:value-type="float" office:value="90">
            <text:p>90</text:p>
          </table:table-cell>
          <table:table-cell table:number-columns-repeated="3"/>
        </table:table-row>
        <table:table-row table:style-name="ro2">
          <table:table-cell table:formula="of:=[.A18]" office:value-type="string" office:string-value="artificial-dcca-10/art-12.fst">
            <text:p>artificial-dcca-10/art-12.fst</text:p>
          </table:table-cell>
          <table:table-cell table:formula="of:=[.B18]" office:value-type="float" office:value="541.415359118631">
            <text:p>541.4153591186</text:p>
          </table:table-cell>
          <table:table-cell table:formula="of:=[.C18]" office:value-type="float" office:value="0.541319255222527">
            <text:p>0.5413192552</text:p>
          </table:table-cell>
          <table:table-cell table:formula="of:=[.E18]" office:value-type="string" office:string-value=" 9.090909090909705E-4">
            <text:p><text:s/>9.090909090909705E-4</text:p>
          </table:table-cell>
          <table:table-cell table:formula="of:=[.F18]" office:value-type="float" office:value="27.7371428571429">
            <text:p>27.7371428571</text:p>
          </table:table-cell>
          <table:table-cell table:formula="of:=[.G18]" office:value-type="float" office:value="4854">
            <text:p>4854</text:p>
          </table:table-cell>
          <table:table-cell table:formula="of:=[.H18]" office:value-type="float" office:value="175">
            <text:p>175</text:p>
          </table:table-cell>
          <table:table-cell table:formula="of:=[.K18]" office:value-type="float" office:value="823">
            <text:p>823</text:p>
          </table:table-cell>
          <table:table-cell table:formula="of:=[.L18]" office:value-type="float" office:value="729">
            <text:p>729</text:p>
          </table:table-cell>
          <table:table-cell table:formula="of:=[.M18]" office:value-type="float" office:value="94">
            <text:p>94</text:p>
          </table:table-cell>
          <table:table-cell table:number-columns-repeated="3"/>
        </table:table-row>
        <table:table-row table:style-name="ro2">
          <table:table-cell table:formula="of:=[.A19]" office:value-type="string" office:string-value="artificial-dcca-10/art-0.fst">
            <text:p>artificial-dcca-10/art-0.fst</text:p>
          </table:table-cell>
          <table:table-cell table:formula="of:=[.B19]" office:value-type="float" office:value="534.372570532915">
            <text:p>534.3725705329</text:p>
          </table:table-cell>
          <table:table-cell table:formula="of:=[.C19]" office:value-type="float" office:value="0.534286363636364">
            <text:p>0.5342863636</text:p>
          </table:table-cell>
          <table:table-cell table:formula="of:=[.E19]" office:value-type="float" office:value="0">
            <text:p>0</text:p>
          </table:table-cell>
          <table:table-cell table:formula="of:=[.F19]" office:value-type="float" office:value="25.3793103448276">
            <text:p>25.3793103448</text:p>
          </table:table-cell>
          <table:table-cell table:formula="of:=[.G19]" office:value-type="float" office:value="5888">
            <text:p>5888</text:p>
          </table:table-cell>
          <table:table-cell table:formula="of:=[.H19]" office:value-type="float" office:value="232">
            <text:p>232</text:p>
          </table:table-cell>
          <table:table-cell table:formula="of:=[.K19]" office:value-type="float" office:value="763">
            <text:p>763</text:p>
          </table:table-cell>
          <table:table-cell table:formula="of:=[.L19]" office:value-type="float" office:value="655">
            <text:p>655</text:p>
          </table:table-cell>
          <table:table-cell table:formula="of:=[.M19]" office:value-type="float" office:value="108">
            <text:p>108</text:p>
          </table:table-cell>
          <table:table-cell table:number-columns-repeated="3"/>
        </table:table-row>
        <table:table-row table:style-name="ro2">
          <table:table-cell table:formula="of:=[.A20]" office:value-type="string" office:string-value="artificial-dcca-10/art-5.fst">
            <text:p>artificial-dcca-10/art-5.fst</text:p>
          </table:table-cell>
          <table:table-cell table:formula="of:=[.B20]" office:value-type="float" office:value="541.52702020202">
            <text:p>541.527020202</text:p>
          </table:table-cell>
          <table:table-cell table:formula="of:=[.C20]" office:value-type="float" office:value="0.541415909090908">
            <text:p>0.5414159091</text:p>
          </table:table-cell>
          <table:table-cell table:formula="of:=[.E20]" office:value-type="float" office:value="0">
            <text:p>0</text:p>
          </table:table-cell>
          <table:table-cell table:formula="of:=[.F20]" office:value-type="float" office:value="29.5444444444444">
            <text:p>29.5444444444</text:p>
          </table:table-cell>
          <table:table-cell table:formula="of:=[.G20]" office:value-type="float" office:value="5318">
            <text:p>5318</text:p>
          </table:table-cell>
          <table:table-cell table:formula="of:=[.H20]" office:value-type="float" office:value="180">
            <text:p>180</text:p>
          </table:table-cell>
          <table:table-cell table:formula="of:=[.K20]" office:value-type="float" office:value="839">
            <text:p>839</text:p>
          </table:table-cell>
          <table:table-cell table:formula="of:=[.L20]" office:value-type="float" office:value="742">
            <text:p>742</text:p>
          </table:table-cell>
          <table:table-cell table:formula="of:=[.M20]" office:value-type="float" office:value="97">
            <text:p>97</text:p>
          </table:table-cell>
          <table:table-cell table:number-columns-repeated="3"/>
        </table:table-row>
        <table:table-row table:style-name="ro2">
          <table:table-cell table:formula="of:=[.A21]" office:value-type="string" office:string-value="artificial-dcca-10/art-8.fst">
            <text:p>artificial-dcca-10/art-8.fst</text:p>
          </table:table-cell>
          <table:table-cell table:formula="of:=[.B21]" office:value-type="float" office:value="533.664365881032">
            <text:p>533.664365881</text:p>
          </table:table-cell>
          <table:table-cell table:formula="of:=[.C21]" office:value-type="float" office:value="0.533540909090908">
            <text:p>0.5335409091</text:p>
          </table:table-cell>
          <table:table-cell table:formula="of:=[.E21]" office:value-type="float" office:value="0">
            <text:p>0</text:p>
          </table:table-cell>
          <table:table-cell table:formula="of:=[.F21]" office:value-type="float" office:value="32.6728395061728">
            <text:p>32.6728395062</text:p>
          </table:table-cell>
          <table:table-cell table:formula="of:=[.G21]" office:value-type="float" office:value="5293">
            <text:p>5293</text:p>
          </table:table-cell>
          <table:table-cell table:formula="of:=[.H21]" office:value-type="float" office:value="162">
            <text:p>162</text:p>
          </table:table-cell>
          <table:table-cell table:formula="of:=[.K21]" office:value-type="float" office:value="832">
            <text:p>832</text:p>
          </table:table-cell>
          <table:table-cell table:formula="of:=[.L21]" office:value-type="float" office:value="737">
            <text:p>737</text:p>
          </table:table-cell>
          <table:table-cell table:formula="of:=[.M21]" office:value-type="float" office:value="95">
            <text:p>95</text:p>
          </table:table-cell>
          <table:table-cell table:number-columns-repeated="3"/>
        </table:table-row>
        <table:table-row table:style-name="ro2">
          <table:table-cell table:formula="of:=[.A22]" office:value-type="string" office:string-value="artificial-dcca-10/art-17.fst">
            <text:p>artificial-dcca-10/art-17.fst</text:p>
          </table:table-cell>
          <table:table-cell table:formula="of:=[.B22]" office:value-type="float" office:value="510.694957033017">
            <text:p>510.694957033</text:p>
          </table:table-cell>
          <table:table-cell table:formula="of:=[.C22]" office:value-type="float" office:value="0.510595454545455">
            <text:p>0.5105954545</text:p>
          </table:table-cell>
          <table:table-cell table:formula="of:=[.E22]" office:value-type="float" office:value="0">
            <text:p>0</text:p>
          </table:table-cell>
          <table:table-cell table:formula="of:=[.F22]" office:value-type="float" office:value="31.2338308457711">
            <text:p>31.2338308458</text:p>
          </table:table-cell>
          <table:table-cell table:formula="of:=[.G22]" office:value-type="float" office:value="6278">
            <text:p>6278</text:p>
          </table:table-cell>
          <table:table-cell table:formula="of:=[.H22]" office:value-type="float" office:value="201">
            <text:p>201</text:p>
          </table:table-cell>
          <table:table-cell table:formula="of:=[.K22]" office:value-type="float" office:value="758">
            <text:p>758</text:p>
          </table:table-cell>
          <table:table-cell table:formula="of:=[.L22]" office:value-type="float" office:value="662">
            <text:p>662</text:p>
          </table:table-cell>
          <table:table-cell table:formula="of:=[.M22]" office:value-type="float" office:value="96">
            <text:p>96</text:p>
          </table:table-cell>
          <table:table-cell table:number-columns-repeated="3"/>
        </table:table-row>
        <table:table-row table:style-name="ro2">
          <table:table-cell table:formula="of:=[.A23]" office:value-type="string" office:string-value="artificial-dcca-10/art-3.fst">
            <text:p>artificial-dcca-10/art-3.fst</text:p>
          </table:table-cell>
          <table:table-cell table:formula="of:=[.B23]" office:value-type="float" office:value="495.930138339921">
            <text:p>495.9301383399</text:p>
          </table:table-cell>
          <table:table-cell table:formula="of:=[.C23]" office:value-type="float" office:value="0.495843181818182">
            <text:p>0.4958431818</text:p>
          </table:table-cell>
          <table:table-cell table:formula="of:=[.E23]" office:value-type="float" office:value="0">
            <text:p>0</text:p>
          </table:table-cell>
          <table:table-cell table:formula="of:=[.F23]" office:value-type="float" office:value="29.0217391304348">
            <text:p>29.0217391304</text:p>
          </table:table-cell>
          <table:table-cell table:formula="of:=[.G23]" office:value-type="float" office:value="6675">
            <text:p>6675</text:p>
          </table:table-cell>
          <table:table-cell table:formula="of:=[.H23]" office:value-type="float" office:value="230">
            <text:p>230</text:p>
          </table:table-cell>
          <table:table-cell table:formula="of:=[.K23]" office:value-type="float" office:value="761">
            <text:p>761</text:p>
          </table:table-cell>
          <table:table-cell table:formula="of:=[.L23]" office:value-type="float" office:value="656">
            <text:p>656</text:p>
          </table:table-cell>
          <table:table-cell table:formula="of:=[.M23]" office:value-type="float" office:value="105">
            <text:p>105</text:p>
          </table:table-cell>
          <table:table-cell table:number-columns-repeated="3"/>
        </table:table-row>
        <table:table-row table:style-name="ro2">
          <table:table-cell table:formula="of:=[.A24]" office:value-type="string" office:string-value="artificial-dcca-10/art-14.fst">
            <text:p>artificial-dcca-10/art-14.fst</text:p>
          </table:table-cell>
          <table:table-cell table:formula="of:=[.B24]" office:value-type="float" office:value="515.62929271796">
            <text:p>515.629292718</text:p>
          </table:table-cell>
          <table:table-cell table:formula="of:=[.C24]" office:value-type="float" office:value="0.515598368087035">
            <text:p>0.5155983681</text:p>
          </table:table-cell>
          <table:table-cell table:formula="of:=[.E24]" office:value-type="float" office:value="0.00272727272727269">
            <text:p>0.0027272727</text:p>
          </table:table-cell>
          <table:table-cell table:formula="of:=[.F24]" office:value-type="float" office:value="25.5">
            <text:p>25.5</text:p>
          </table:table-cell>
          <table:table-cell table:formula="of:=[.G24]" office:value-type="float" office:value="5967">
            <text:p>5967</text:p>
          </table:table-cell>
          <table:table-cell table:formula="of:=[.H24]" office:value-type="float" office:value="234">
            <text:p>234</text:p>
          </table:table-cell>
          <table:table-cell table:formula="of:=[.K24]" office:value-type="float" office:value="771">
            <text:p>771</text:p>
          </table:table-cell>
          <table:table-cell table:formula="of:=[.L24]" office:value-type="float" office:value="671">
            <text:p>671</text:p>
          </table:table-cell>
          <table:table-cell table:formula="of:=[.M24]" office:value-type="float" office:value="100">
            <text:p>100</text:p>
          </table:table-cell>
          <table:table-cell table:number-columns-repeated="3"/>
        </table:table-row>
        <table:table-row table:style-name="ro2">
          <table:table-cell table:formula="of:=[.A25]" office:value-type="string" office:string-value="artificial-dcca-10/art-23.fst">
            <text:p>artificial-dcca-10/art-23.fst</text:p>
          </table:table-cell>
          <table:table-cell table:formula="of:=[.B25]" office:value-type="float" office:value="547.663191699605">
            <text:p>547.6631916996</text:p>
          </table:table-cell>
          <table:table-cell table:formula="of:=[.C25]" office:value-type="float" office:value="0.547622282608696">
            <text:p>0.5476222826</text:p>
          </table:table-cell>
          <table:table-cell table:formula="of:=[.E25]" office:value-type="float" office:value="0.00363636363636366">
            <text:p>0.0036363636</text:p>
          </table:table-cell>
          <table:table-cell table:formula="of:=[.F25]" office:value-type="float" office:value="23.9943181818182">
            <text:p>23.9943181818</text:p>
          </table:table-cell>
          <table:table-cell table:formula="of:=[.G25]" office:value-type="float" office:value="4223">
            <text:p>4223</text:p>
          </table:table-cell>
          <table:table-cell table:formula="of:=[.H25]" office:value-type="float" office:value="176">
            <text:p>176</text:p>
          </table:table-cell>
          <table:table-cell table:formula="of:=[.K25]" office:value-type="float" office:value="900">
            <text:p>900</text:p>
          </table:table-cell>
          <table:table-cell table:formula="of:=[.L25]" office:value-type="float" office:value="810">
            <text:p>810</text:p>
          </table:table-cell>
          <table:table-cell table:formula="of:=[.M25]" office:value-type="float" office:value="90">
            <text:p>90</text:p>
          </table:table-cell>
          <table:table-cell table:number-columns-repeated="3"/>
        </table:table-row>
        <table:table-row table:style-name="ro2">
          <table:table-cell table:formula="of:=[.A26]" office:value-type="string" office:string-value="artificial-dcca-10/art-11.fst">
            <text:p>artificial-dcca-10/art-11.fst</text:p>
          </table:table-cell>
          <table:table-cell table:formula="of:=[.B26]" office:value-type="float" office:value="535.827891775847">
            <text:p>535.8278917758</text:p>
          </table:table-cell>
          <table:table-cell table:formula="of:=[.C26]" office:value-type="float" office:value="0.535737965485921">
            <text:p>0.5357379655</text:p>
          </table:table-cell>
          <table:table-cell table:formula="of:=[.E26]" office:value-type="string" office:string-value=" 9.090909090909705E-4">
            <text:p><text:s/>9.090909090909705E-4</text:p>
          </table:table-cell>
          <table:table-cell table:formula="of:=[.F26]" office:value-type="float" office:value="31.1783783783784">
            <text:p>31.1783783784</text:p>
          </table:table-cell>
          <table:table-cell table:formula="of:=[.G26]" office:value-type="float" office:value="5768">
            <text:p>5768</text:p>
          </table:table-cell>
          <table:table-cell table:formula="of:=[.H26]" office:value-type="float" office:value="185">
            <text:p>185</text:p>
          </table:table-cell>
          <table:table-cell table:formula="of:=[.K26]" office:value-type="float" office:value="768">
            <text:p>768</text:p>
          </table:table-cell>
          <table:table-cell table:formula="of:=[.L26]" office:value-type="float" office:value="673">
            <text:p>673</text:p>
          </table:table-cell>
          <table:table-cell table:formula="of:=[.M26]" office:value-type="float" office:value="95">
            <text:p>95</text:p>
          </table:table-cell>
          <table:table-cell table:number-columns-repeated="3"/>
        </table:table-row>
        <table:table-row table:style-name="ro2">
          <table:table-cell table:formula="of:=[.A27]" office:value-type="string" office:string-value="artificial-dcca-10/art-6.fst">
            <text:p>artificial-dcca-10/art-6.fst</text:p>
          </table:table-cell>
          <table:table-cell table:formula="of:=[.B27]" office:value-type="float" office:value="506.546253746253">
            <text:p>506.5462537463</text:p>
          </table:table-cell>
          <table:table-cell table:formula="of:=[.C27]" office:value-type="float" office:value="0.506436363636363">
            <text:p>0.5064363636</text:p>
          </table:table-cell>
          <table:table-cell table:formula="of:=[.E27]" office:value-type="float" office:value="0">
            <text:p>0</text:p>
          </table:table-cell>
          <table:table-cell table:formula="of:=[.F27]" office:value-type="float" office:value="29.8241758241758">
            <text:p>29.8241758242</text:p>
          </table:table-cell>
          <table:table-cell table:formula="of:=[.G27]" office:value-type="float" office:value="5428">
            <text:p>5428</text:p>
          </table:table-cell>
          <table:table-cell table:formula="of:=[.H27]" office:value-type="float" office:value="182">
            <text:p>182</text:p>
          </table:table-cell>
          <table:table-cell table:formula="of:=[.K27]" office:value-type="float" office:value="757">
            <text:p>757</text:p>
          </table:table-cell>
          <table:table-cell table:formula="of:=[.L27]" office:value-type="float" office:value="668">
            <text:p>668</text:p>
          </table:table-cell>
          <table:table-cell table:formula="of:=[.M27]" office:value-type="float" office:value="89">
            <text:p>89</text:p>
          </table:table-cell>
          <table:table-cell table:number-columns-repeated="3"/>
        </table:table-row>
        <table:table-row table:style-name="ro2">
          <table:table-cell table:formula="of:=[.A28]" office:value-type="string" office:string-value="artificial-dcca-10/art-1.fst">
            <text:p>artificial-dcca-10/art-1.fst</text:p>
          </table:table-cell>
          <table:table-cell table:formula="of:=[.B28]" office:value-type="float" office:value="561.155176118791">
            <text:p>561.1551761188</text:p>
          </table:table-cell>
          <table:table-cell table:formula="of:=[.C28]" office:value-type="float" office:value="0.561046775658491">
            <text:p>0.5610467757</text:p>
          </table:table-cell>
          <table:table-cell table:formula="of:=[.E28]" office:value-type="string" office:string-value=" 9.090909090909705E-4">
            <text:p><text:s/>9.090909090909705E-4</text:p>
          </table:table-cell>
          <table:table-cell table:formula="of:=[.F28]" office:value-type="float" office:value="28.1329113924051">
            <text:p>28.1329113924</text:p>
          </table:table-cell>
          <table:table-cell table:formula="of:=[.G28]" office:value-type="float" office:value="4445">
            <text:p>4445</text:p>
          </table:table-cell>
          <table:table-cell table:formula="of:=[.H28]" office:value-type="float" office:value="158">
            <text:p>158</text:p>
          </table:table-cell>
          <table:table-cell table:formula="of:=[.K28]" office:value-type="float" office:value="823">
            <text:p>823</text:p>
          </table:table-cell>
          <table:table-cell table:formula="of:=[.L28]" office:value-type="float" office:value="735">
            <text:p>735</text:p>
          </table:table-cell>
          <table:table-cell table:formula="of:=[.M28]" office:value-type="float" office:value="88">
            <text:p>88</text:p>
          </table:table-cell>
          <table:table-cell table:number-columns-repeated="3"/>
        </table:table-row>
        <table:table-row table:style-name="ro2">
          <table:table-cell table:formula="of:=[.A29]" office:value-type="string" office:string-value="artificial-dcca-10/art-18.fst">
            <text:p>artificial-dcca-10/art-18.fst</text:p>
          </table:table-cell>
          <table:table-cell table:formula="of:=[.B29]" office:value-type="float" office:value="531.354545454546">
            <text:p>531.3545454545</text:p>
          </table:table-cell>
          <table:table-cell table:formula="of:=[.C29]" office:value-type="float" office:value="0.531254545454546">
            <text:p>0.5312545455</text:p>
          </table:table-cell>
          <table:table-cell table:formula="of:=[.E29]" office:value-type="float" office:value="0">
            <text:p>0</text:p>
          </table:table-cell>
          <table:table-cell table:formula="of:=[.F29]" office:value-type="float" office:value="27.31">
            <text:p>27.31</text:p>
          </table:table-cell>
          <table:table-cell table:formula="of:=[.G29]" office:value-type="float" office:value="5462">
            <text:p>5462</text:p>
          </table:table-cell>
          <table:table-cell table:formula="of:=[.H29]" office:value-type="float" office:value="200">
            <text:p>200</text:p>
          </table:table-cell>
          <table:table-cell table:formula="of:=[.K29]" office:value-type="float" office:value="806">
            <text:p>806</text:p>
          </table:table-cell>
          <table:table-cell table:formula="of:=[.L29]" office:value-type="float" office:value="712">
            <text:p>712</text:p>
          </table:table-cell>
          <table:table-cell table:formula="of:=[.M29]" office:value-type="float" office:value="94">
            <text:p>94</text:p>
          </table:table-cell>
          <table:table-cell table:number-columns-repeated="3"/>
        </table:table-row>
        <table:table-row table:style-name="ro2">
          <table:table-cell table:formula="of:=[.A30]" office:value-type="string" office:string-value="artificial-dcca-10/art-9.fst">
            <text:p>artificial-dcca-10/art-9.fst</text:p>
          </table:table-cell>
          <table:table-cell table:formula="of:=[.B30]" office:value-type="float" office:value="521.700757575758">
            <text:p>521.7007575758</text:p>
          </table:table-cell>
          <table:table-cell table:formula="of:=[.C30]" office:value-type="float" office:value="0.521579545454545">
            <text:p>0.5215795455</text:p>
          </table:table-cell>
          <table:table-cell table:formula="of:=[.E30]" office:value-type="float" office:value="0">
            <text:p>0</text:p>
          </table:table-cell>
          <table:table-cell table:formula="of:=[.F30]" office:value-type="float" office:value="31.4909090909091">
            <text:p>31.4909090909</text:p>
          </table:table-cell>
          <table:table-cell table:formula="of:=[.G30]" office:value-type="float" office:value="5196">
            <text:p>5196</text:p>
          </table:table-cell>
          <table:table-cell table:formula="of:=[.H30]" office:value-type="float" office:value="165">
            <text:p>165</text:p>
          </table:table-cell>
          <table:table-cell table:formula="of:=[.K30]" office:value-type="float" office:value="810">
            <text:p>810</text:p>
          </table:table-cell>
          <table:table-cell table:formula="of:=[.L30]" office:value-type="float" office:value="722">
            <text:p>722</text:p>
          </table:table-cell>
          <table:table-cell table:formula="of:=[.M30]" office:value-type="float" office:value="88">
            <text:p>88</text:p>
          </table:table-cell>
          <table:table-cell table:number-columns-repeated="3"/>
        </table:table-row>
        <table:table-row table:style-name="ro2">
          <table:table-cell table:formula="of:=[.A31]" office:value-type="string" office:string-value="artificial-dcca-10/art-4.fst">
            <text:p>artificial-dcca-10/art-4.fst</text:p>
          </table:table-cell>
          <table:table-cell table:formula="of:=[.B31]" office:value-type="float" office:value="508.813973147773">
            <text:p>508.8139731478</text:p>
          </table:table-cell>
          <table:table-cell table:formula="of:=[.C31]" office:value-type="float" office:value="0.508839205058719">
            <text:p>0.5088392051</text:p>
          </table:table-cell>
          <table:table-cell table:formula="of:=[.E31]" office:value-type="float" office:value="0.00636363636363635">
            <text:p>0.0063636364</text:p>
          </table:table-cell>
          <table:table-cell table:formula="of:=[.F31]" office:value-type="float" office:value="30.7857142857143">
            <text:p>30.7857142857</text:p>
          </table:table-cell>
          <table:table-cell table:formula="of:=[.G31]" office:value-type="float" office:value="6034">
            <text:p>6034</text:p>
          </table:table-cell>
          <table:table-cell table:formula="of:=[.H31]" office:value-type="float" office:value="196">
            <text:p>196</text:p>
          </table:table-cell>
          <table:table-cell table:formula="of:=[.K31]" office:value-type="float" office:value="792">
            <text:p>792</text:p>
          </table:table-cell>
          <table:table-cell table:formula="of:=[.L31]" office:value-type="float" office:value="691">
            <text:p>691</text:p>
          </table:table-cell>
          <table:table-cell table:formula="of:=[.M31]" office:value-type="float" office:value="101">
            <text:p>101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formula="of:=[.A33]" office:value-type="string" office:string-value="mean">
            <text:p>mean</text:p>
          </table:table-cell>
          <table:table-cell table:formula="of:=[.B33]" office:value-type="float" office:value="529.955100935829">
            <text:p>529.9551009358</text:p>
          </table:table-cell>
          <table:table-cell table:formula="of:=[.C33]" office:value-type="float" office:value="0.529862052588077">
            <text:p>0.5298620526</text:p>
          </table:table-cell>
          <table:table-cell table:formula="of:=[.E33]" office:value-type="float" office:value="0.000841750841750841">
            <text:p>0.0008417508</text:p>
          </table:table-cell>
          <table:table-cell table:formula="of:=[.F33]" office:value-type="float" office:value="29.8456800407511">
            <text:p>29.8456800408</text:p>
          </table:table-cell>
          <table:table-cell table:formula="of:=[.G33]" office:value-type="float" office:value="5469.76666666667">
            <text:p>5469.7666666667</text:p>
          </table:table-cell>
          <table:table-cell table:formula="of:=[.H33]" office:value-type="float" office:value="184.1">
            <text:p>184.1</text:p>
          </table:table-cell>
          <table:table-cell table:formula="of:=[.K33]" office:value-type="float" office:value="806.366666666667">
            <text:p>806.3666666667</text:p>
          </table:table-cell>
          <table:table-cell table:formula="of:=[.L33]" office:value-type="float" office:value="711.466666666667">
            <text:p>711.4666666667</text:p>
          </table:table-cell>
          <table:table-cell table:formula="of:=[.M33]" office:value-type="float" office:value="94.9">
            <text:p>94.9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[.A1]" office:value-type="string" office:string-value="alignment-file-rated">
            <text:p>alignment-file-rated</text:p>
          </table:table-cell>
          <table:table-cell table:formula="of:=[.C1]" office:value-type="string" office:string-value=" meanColumnValue">
            <text:p><text:s/>meanColumnValue</text:p>
          </table:table-cell>
          <table:table-cell table:formula="of:=[.L1]" office:value-type="string" office:string-value=" substitutionEvents">
            <text:p><text:s/>substitutionEvents</text:p>
          </table:table-cell>
          <table:table-cell table:formula="of:=[.M1]" office:value-type="string" office:string-value=" inDelEvents">
            <text:p><text:s/>inDelEvents</text:p>
          </table:table-cell>
          <table:table-cell table:number-columns-repeated="9"/>
        </table:table-row>
        <table:table-row table:style-name="ro2">
          <table:table-cell table:formula="of:=[.A2]" office:value-type="string" office:string-value="artificial-dcca-10/art-26.fst">
            <text:p>artificial-dcca-10/art-26.fst</text:p>
          </table:table-cell>
          <table:table-cell table:formula="of:=[.C2]" office:value-type="float" office:value="0.566284090909089">
            <text:p>0.5662840909</text:p>
          </table:table-cell>
          <table:table-cell table:formula="of:=[.L2]" office:value-type="float" office:value="764">
            <text:p>764</text:p>
          </table:table-cell>
          <table:table-cell table:formula="of:=[.M2]" office:value-type="float" office:value="102">
            <text:p>102</text:p>
          </table:table-cell>
          <table:table-cell table:number-columns-repeated="9"/>
        </table:table-row>
        <table:table-row table:style-name="ro2">
          <table:table-cell table:formula="of:=[.A3]" office:value-type="string" office:string-value="artificial-dcca-10/art-15.fst">
            <text:p>artificial-dcca-10/art-15.fst</text:p>
          </table:table-cell>
          <table:table-cell table:formula="of:=[.C3]" office:value-type="float" office:value="0.527522727272727">
            <text:p>0.5275227273</text:p>
          </table:table-cell>
          <table:table-cell table:formula="of:=[.L3]" office:value-type="float" office:value="726">
            <text:p>726</text:p>
          </table:table-cell>
          <table:table-cell table:formula="of:=[.M3]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formula="of:=[.A4]" office:value-type="string" office:string-value="artificial-dcca-10/art-29.fst">
            <text:p>artificial-dcca-10/art-29.fst</text:p>
          </table:table-cell>
          <table:table-cell table:formula="of:=[.C4]" office:value-type="float" office:value="0.559986363636364">
            <text:p>0.5599863636</text:p>
          </table:table-cell>
          <table:table-cell table:formula="of:=[.L4]" office:value-type="float" office:value="692">
            <text:p>692</text:p>
          </table:table-cell>
          <table:table-cell table:formula="of:=[.M4]" office:value-type="float" office:value="90">
            <text:p>90</text:p>
          </table:table-cell>
          <table:table-cell table:number-columns-repeated="9"/>
        </table:table-row>
        <table:table-row table:style-name="ro2">
          <table:table-cell table:formula="of:=[.A5]" office:value-type="string" office:string-value="artificial-dcca-10/art-10.fst">
            <text:p>artificial-dcca-10/art-10.fst</text:p>
          </table:table-cell>
          <table:table-cell table:formula="of:=[.C5]" office:value-type="float" office:value="0.439371055004508">
            <text:p>0.439371055</text:p>
          </table:table-cell>
          <table:table-cell table:formula="of:=[.L5]" office:value-type="float" office:value="592">
            <text:p>592</text:p>
          </table:table-cell>
          <table:table-cell table:formula="of:=[.M5]" office:value-type="float" office:value="93">
            <text:p>93</text:p>
          </table:table-cell>
          <table:table-cell table:number-columns-repeated="9"/>
        </table:table-row>
        <table:table-row table:style-name="ro2">
          <table:table-cell table:formula="of:=[.A6]" office:value-type="string" office:string-value="artificial-dcca-10/art-2.fst">
            <text:p>artificial-dcca-10/art-2.fst</text:p>
          </table:table-cell>
          <table:table-cell table:formula="of:=[.C6]" office:value-type="float" office:value="0.546711363636365">
            <text:p>0.5467113636</text:p>
          </table:table-cell>
          <table:table-cell table:formula="of:=[.L6]" office:value-type="float" office:value="730">
            <text:p>730</text:p>
          </table:table-cell>
          <table:table-cell table:formula="of:=[.M6]" office:value-type="float" office:value="89">
            <text:p>89</text:p>
          </table:table-cell>
          <table:table-cell table:number-columns-repeated="9"/>
        </table:table-row>
        <table:table-row table:style-name="ro2">
          <table:table-cell table:formula="of:=[.A7]" office:value-type="string" office:string-value="artificial-dcca-10/art-19.fst">
            <text:p>artificial-dcca-10/art-19.fst</text:p>
          </table:table-cell>
          <table:table-cell table:formula="of:=[.C7]" office:value-type="float" office:value="0.566811363636363">
            <text:p>0.5668113636</text:p>
          </table:table-cell>
          <table:table-cell table:formula="of:=[.L7]" office:value-type="float" office:value="796">
            <text:p>796</text:p>
          </table:table-cell>
          <table:table-cell table:formula="of:=[.M7]" office:value-type="float" office:value="96">
            <text:p>96</text:p>
          </table:table-cell>
          <table:table-cell table:number-columns-repeated="9"/>
        </table:table-row>
        <table:table-row table:style-name="ro2">
          <table:table-cell table:formula="of:=[.A8]" office:value-type="string" office:string-value="artificial-dcca-10/art-27.fst">
            <text:p>artificial-dcca-10/art-27.fst</text:p>
          </table:table-cell>
          <table:table-cell table:formula="of:=[.C8]" office:value-type="float" office:value="0.564238636363638">
            <text:p>0.5642386364</text:p>
          </table:table-cell>
          <table:table-cell table:formula="of:=[.L8]" office:value-type="float" office:value="768">
            <text:p>768</text:p>
          </table:table-cell>
          <table:table-cell table:formula="of:=[.M8]" office:value-type="float" office:value="111">
            <text:p>111</text:p>
          </table:table-cell>
          <table:table-cell table:number-columns-repeated="9"/>
        </table:table-row>
        <table:table-row table:style-name="ro2">
          <table:table-cell table:formula="of:=[.A9]" office:value-type="string" office:string-value="artificial-dcca-10/art-16.fst">
            <text:p>artificial-dcca-10/art-16.fst</text:p>
          </table:table-cell>
          <table:table-cell table:formula="of:=[.C9]" office:value-type="float" office:value="0.540343181818181">
            <text:p>0.5403431818</text:p>
          </table:table-cell>
          <table:table-cell table:formula="of:=[.L9]" office:value-type="float" office:value="747">
            <text:p>747</text:p>
          </table:table-cell>
          <table:table-cell table:formula="of:=[.M9]" office:value-type="float" office:value="92">
            <text:p>92</text:p>
          </table:table-cell>
          <table:table-cell table:number-columns-repeated="9"/>
        </table:table-row>
        <table:table-row table:style-name="ro2">
          <table:table-cell table:formula="of:=[.A10]" office:value-type="string" office:string-value="artificial-dcca-10/art-25.fst">
            <text:p>artificial-dcca-10/art-25.fst</text:p>
          </table:table-cell>
          <table:table-cell table:formula="of:=[.C10]" office:value-type="float" office:value="0.530663636363636">
            <text:p>0.5306636364</text:p>
          </table:table-cell>
          <table:table-cell table:formula="of:=[.L10]" office:value-type="float" office:value="646">
            <text:p>646</text:p>
          </table:table-cell>
          <table:table-cell table:formula="of:=[.M10]" office:value-type="float" office:value="87">
            <text:p>87</text:p>
          </table:table-cell>
          <table:table-cell table:number-columns-repeated="9"/>
        </table:table-row>
        <table:table-row table:style-name="ro2">
          <table:table-cell table:formula="of:=[.A11]" office:value-type="string" office:string-value="artificial-dcca-10/art-13.fst">
            <text:p>artificial-dcca-10/art-13.fst</text:p>
          </table:table-cell>
          <table:table-cell table:formula="of:=[.C11]" office:value-type="float" office:value="0.468270454545454">
            <text:p>0.4682704545</text:p>
          </table:table-cell>
          <table:table-cell table:formula="of:=[.L11]" office:value-type="float" office:value="627">
            <text:p>627</text:p>
          </table:table-cell>
          <table:table-cell table:formula="of:=[.M11]" office:value-type="float" office:value="95">
            <text:p>95</text:p>
          </table:table-cell>
          <table:table-cell table:number-columns-repeated="9"/>
        </table:table-row>
        <table:table-row table:style-name="ro2">
          <table:table-cell table:formula="of:=[.A12]" office:value-type="string" office:string-value="artificial-dcca-10/art-22.fst">
            <text:p>artificial-dcca-10/art-22.fst</text:p>
          </table:table-cell>
          <table:table-cell table:formula="of:=[.C12]" office:value-type="float" office:value="0.475761363636364">
            <text:p>0.4757613636</text:p>
          </table:table-cell>
          <table:table-cell table:formula="of:=[.L12]" office:value-type="float" office:value="713">
            <text:p>713</text:p>
          </table:table-cell>
          <table:table-cell table:formula="of:=[.M12]" office:value-type="float" office:value="88">
            <text:p>88</text:p>
          </table:table-cell>
          <table:table-cell table:number-columns-repeated="9"/>
        </table:table-row>
        <table:table-row table:style-name="ro2">
          <table:table-cell table:formula="of:=[.A13]" office:value-type="string" office:string-value="artificial-dcca-10/art-21.fst">
            <text:p>artificial-dcca-10/art-21.fst</text:p>
          </table:table-cell>
          <table:table-cell table:formula="of:=[.C13]" office:value-type="float" office:value="0.530331215970963">
            <text:p>0.530331216</text:p>
          </table:table-cell>
          <table:table-cell table:formula="of:=[.L13]" office:value-type="float" office:value="731">
            <text:p>731</text:p>
          </table:table-cell>
          <table:table-cell table:formula="of:=[.M13]" office:value-type="float" office:value="95">
            <text:p>95</text:p>
          </table:table-cell>
          <table:table-cell table:number-columns-repeated="9"/>
        </table:table-row>
        <table:table-row table:style-name="ro2">
          <table:table-cell table:formula="of:=[.A14]" office:value-type="string" office:string-value="artificial-dcca-10/art-20.fst">
            <text:p>artificial-dcca-10/art-20.fst</text:p>
          </table:table-cell>
          <table:table-cell table:formula="of:=[.C14]" office:value-type="float" office:value="0.540602272727272">
            <text:p>0.5406022727</text:p>
          </table:table-cell>
          <table:table-cell table:formula="of:=[.L14]" office:value-type="float" office:value="735">
            <text:p>735</text:p>
          </table:table-cell>
          <table:table-cell table:formula="of:=[.M14]" office:value-type="float" office:value="98">
            <text:p>98</text:p>
          </table:table-cell>
          <table:table-cell table:number-columns-repeated="9"/>
        </table:table-row>
        <table:table-row table:style-name="ro2">
          <table:table-cell table:formula="of:=[.A15]" office:value-type="string" office:string-value="artificial-dcca-10/art-7.fst">
            <text:p>artificial-dcca-10/art-7.fst</text:p>
          </table:table-cell>
          <table:table-cell table:formula="of:=[.C15]" office:value-type="float" office:value="0.543772727272729">
            <text:p>0.5437727273</text:p>
          </table:table-cell>
          <table:table-cell table:formula="of:=[.L15]" office:value-type="float" office:value="760">
            <text:p>760</text:p>
          </table:table-cell>
          <table:table-cell table:formula="of:=[.M15]" office:value-type="float" office:value="90">
            <text:p>90</text:p>
          </table:table-cell>
          <table:table-cell table:number-columns-repeated="9"/>
        </table:table-row>
        <table:table-row table:style-name="ro2">
          <table:table-cell table:formula="of:=[.A16]" office:value-type="string" office:string-value="artificial-dcca-10/art-24.fst">
            <text:p>artificial-dcca-10/art-24.fst</text:p>
          </table:table-cell>
          <table:table-cell table:formula="of:=[.C16]" office:value-type="float" office:value="0.553356818181818">
            <text:p>0.5533568182</text:p>
          </table:table-cell>
          <table:table-cell table:formula="of:=[.L16]" office:value-type="float" office:value="725">
            <text:p>725</text:p>
          </table:table-cell>
          <table:table-cell table:formula="of:=[.M16]" office:value-type="float" office:value="91">
            <text:p>91</text:p>
          </table:table-cell>
          <table:table-cell table:number-columns-repeated="9"/>
        </table:table-row>
        <table:table-row table:style-name="ro2">
          <table:table-cell table:formula="of:=[.A17]" office:value-type="string" office:string-value="artificial-dcca-10/art-28.fst">
            <text:p>artificial-dcca-10/art-28.fst</text:p>
          </table:table-cell>
          <table:table-cell table:formula="of:=[.C17]" office:value-type="float" office:value="0.556718181818181">
            <text:p>0.5567181818</text:p>
          </table:table-cell>
          <table:table-cell table:formula="of:=[.L17]" office:value-type="float" office:value="729">
            <text:p>729</text:p>
          </table:table-cell>
          <table:table-cell table:formula="of:=[.M17]" office:value-type="float" office:value="90">
            <text:p>90</text:p>
          </table:table-cell>
          <table:table-cell table:number-columns-repeated="9"/>
        </table:table-row>
        <table:table-row table:style-name="ro2">
          <table:table-cell table:formula="of:=[.A18]" office:value-type="string" office:string-value="artificial-dcca-10/art-12.fst">
            <text:p>artificial-dcca-10/art-12.fst</text:p>
          </table:table-cell>
          <table:table-cell table:formula="of:=[.C18]" office:value-type="float" office:value="0.541319255222527">
            <text:p>0.5413192552</text:p>
          </table:table-cell>
          <table:table-cell table:formula="of:=[.L18]" office:value-type="float" office:value="729">
            <text:p>729</text:p>
          </table:table-cell>
          <table:table-cell table:formula="of:=[.M18]" office:value-type="float" office:value="94">
            <text:p>94</text:p>
          </table:table-cell>
          <table:table-cell table:number-columns-repeated="9"/>
        </table:table-row>
        <table:table-row table:style-name="ro2">
          <table:table-cell table:formula="of:=[.A19]" office:value-type="string" office:string-value="artificial-dcca-10/art-0.fst">
            <text:p>artificial-dcca-10/art-0.fst</text:p>
          </table:table-cell>
          <table:table-cell table:formula="of:=[.C19]" office:value-type="float" office:value="0.534286363636364">
            <text:p>0.5342863636</text:p>
          </table:table-cell>
          <table:table-cell table:formula="of:=[.L19]" office:value-type="float" office:value="655">
            <text:p>655</text:p>
          </table:table-cell>
          <table:table-cell table:formula="of:=[.M19]" office:value-type="float" office:value="108">
            <text:p>108</text:p>
          </table:table-cell>
          <table:table-cell table:number-columns-repeated="9"/>
        </table:table-row>
        <table:table-row table:style-name="ro2">
          <table:table-cell table:formula="of:=[.A20]" office:value-type="string" office:string-value="artificial-dcca-10/art-5.fst">
            <text:p>artificial-dcca-10/art-5.fst</text:p>
          </table:table-cell>
          <table:table-cell table:formula="of:=[.C20]" office:value-type="float" office:value="0.541415909090908">
            <text:p>0.5414159091</text:p>
          </table:table-cell>
          <table:table-cell table:formula="of:=[.L20]" office:value-type="float" office:value="742">
            <text:p>742</text:p>
          </table:table-cell>
          <table:table-cell table:formula="of:=[.M20]" office:value-type="float" office:value="97">
            <text:p>97</text:p>
          </table:table-cell>
          <table:table-cell table:number-columns-repeated="9"/>
        </table:table-row>
        <table:table-row table:style-name="ro2">
          <table:table-cell table:formula="of:=[.A21]" office:value-type="string" office:string-value="artificial-dcca-10/art-8.fst">
            <text:p>artificial-dcca-10/art-8.fst</text:p>
          </table:table-cell>
          <table:table-cell table:formula="of:=[.C21]" office:value-type="float" office:value="0.533540909090908">
            <text:p>0.5335409091</text:p>
          </table:table-cell>
          <table:table-cell table:formula="of:=[.L21]" office:value-type="float" office:value="737">
            <text:p>737</text:p>
          </table:table-cell>
          <table:table-cell table:formula="of:=[.M21]" office:value-type="float" office:value="95">
            <text:p>95</text:p>
          </table:table-cell>
          <table:table-cell table:number-columns-repeated="9"/>
        </table:table-row>
        <table:table-row table:style-name="ro2">
          <table:table-cell table:formula="of:=[.A22]" office:value-type="string" office:string-value="artificial-dcca-10/art-17.fst">
            <text:p>artificial-dcca-10/art-17.fst</text:p>
          </table:table-cell>
          <table:table-cell table:formula="of:=[.C22]" office:value-type="float" office:value="0.510595454545455">
            <text:p>0.5105954545</text:p>
          </table:table-cell>
          <table:table-cell table:formula="of:=[.L22]" office:value-type="float" office:value="662">
            <text:p>662</text:p>
          </table:table-cell>
          <table:table-cell table:formula="of:=[.M22]" office:value-type="float" office:value="96">
            <text:p>96</text:p>
          </table:table-cell>
          <table:table-cell table:number-columns-repeated="9"/>
        </table:table-row>
        <table:table-row table:style-name="ro2">
          <table:table-cell table:formula="of:=[.A23]" office:value-type="string" office:string-value="artificial-dcca-10/art-3.fst">
            <text:p>artificial-dcca-10/art-3.fst</text:p>
          </table:table-cell>
          <table:table-cell table:formula="of:=[.C23]" office:value-type="float" office:value="0.495843181818182">
            <text:p>0.4958431818</text:p>
          </table:table-cell>
          <table:table-cell table:formula="of:=[.L23]" office:value-type="float" office:value="656">
            <text:p>656</text:p>
          </table:table-cell>
          <table:table-cell table:formula="of:=[.M23]" office:value-type="float" office:value="105">
            <text:p>105</text:p>
          </table:table-cell>
          <table:table-cell table:number-columns-repeated="9"/>
        </table:table-row>
        <table:table-row table:style-name="ro2">
          <table:table-cell table:formula="of:=[.A24]" office:value-type="string" office:string-value="artificial-dcca-10/art-14.fst">
            <text:p>artificial-dcca-10/art-14.fst</text:p>
          </table:table-cell>
          <table:table-cell table:formula="of:=[.C24]" office:value-type="float" office:value="0.515598368087035">
            <text:p>0.5155983681</text:p>
          </table:table-cell>
          <table:table-cell table:formula="of:=[.L24]" office:value-type="float" office:value="671">
            <text:p>671</text:p>
          </table:table-cell>
          <table:table-cell table:formula="of:=[.M24]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formula="of:=[.A25]" office:value-type="string" office:string-value="artificial-dcca-10/art-23.fst">
            <text:p>artificial-dcca-10/art-23.fst</text:p>
          </table:table-cell>
          <table:table-cell table:formula="of:=[.C25]" office:value-type="float" office:value="0.547622282608696">
            <text:p>0.5476222826</text:p>
          </table:table-cell>
          <table:table-cell table:formula="of:=[.L25]" office:value-type="float" office:value="810">
            <text:p>810</text:p>
          </table:table-cell>
          <table:table-cell table:formula="of:=[.M25]" office:value-type="float" office:value="90">
            <text:p>90</text:p>
          </table:table-cell>
          <table:table-cell table:number-columns-repeated="9"/>
        </table:table-row>
        <table:table-row table:style-name="ro2">
          <table:table-cell table:formula="of:=[.A26]" office:value-type="string" office:string-value="artificial-dcca-10/art-11.fst">
            <text:p>artificial-dcca-10/art-11.fst</text:p>
          </table:table-cell>
          <table:table-cell table:formula="of:=[.C26]" office:value-type="float" office:value="0.535737965485921">
            <text:p>0.5357379655</text:p>
          </table:table-cell>
          <table:table-cell table:formula="of:=[.L26]" office:value-type="float" office:value="673">
            <text:p>673</text:p>
          </table:table-cell>
          <table:table-cell table:formula="of:=[.M26]" office:value-type="float" office:value="95">
            <text:p>95</text:p>
          </table:table-cell>
          <table:table-cell table:number-columns-repeated="9"/>
        </table:table-row>
        <table:table-row table:style-name="ro2">
          <table:table-cell table:formula="of:=[.A27]" office:value-type="string" office:string-value="artificial-dcca-10/art-6.fst">
            <text:p>artificial-dcca-10/art-6.fst</text:p>
          </table:table-cell>
          <table:table-cell table:formula="of:=[.C27]" office:value-type="float" office:value="0.506436363636363">
            <text:p>0.5064363636</text:p>
          </table:table-cell>
          <table:table-cell table:formula="of:=[.L27]" office:value-type="float" office:value="668">
            <text:p>668</text:p>
          </table:table-cell>
          <table:table-cell table:formula="of:=[.M27]" office:value-type="float" office:value="89">
            <text:p>89</text:p>
          </table:table-cell>
          <table:table-cell table:number-columns-repeated="9"/>
        </table:table-row>
        <table:table-row table:style-name="ro2">
          <table:table-cell table:formula="of:=[.A28]" office:value-type="string" office:string-value="artificial-dcca-10/art-1.fst">
            <text:p>artificial-dcca-10/art-1.fst</text:p>
          </table:table-cell>
          <table:table-cell table:formula="of:=[.C28]" office:value-type="float" office:value="0.561046775658491">
            <text:p>0.5610467757</text:p>
          </table:table-cell>
          <table:table-cell table:formula="of:=[.L28]" office:value-type="float" office:value="735">
            <text:p>735</text:p>
          </table:table-cell>
          <table:table-cell table:formula="of:=[.M28]" office:value-type="float" office:value="88">
            <text:p>88</text:p>
          </table:table-cell>
          <table:table-cell table:number-columns-repeated="9"/>
        </table:table-row>
        <table:table-row table:style-name="ro2">
          <table:table-cell table:formula="of:=[.A29]" office:value-type="string" office:string-value="artificial-dcca-10/art-18.fst">
            <text:p>artificial-dcca-10/art-18.fst</text:p>
          </table:table-cell>
          <table:table-cell table:formula="of:=[.C29]" office:value-type="float" office:value="0.531254545454546">
            <text:p>0.5312545455</text:p>
          </table:table-cell>
          <table:table-cell table:formula="of:=[.L29]" office:value-type="float" office:value="712">
            <text:p>712</text:p>
          </table:table-cell>
          <table:table-cell table:formula="of:=[.M29]" office:value-type="float" office:value="94">
            <text:p>94</text:p>
          </table:table-cell>
          <table:table-cell table:number-columns-repeated="9"/>
        </table:table-row>
        <table:table-row table:style-name="ro2">
          <table:table-cell table:formula="of:=[.A30]" office:value-type="string" office:string-value="artificial-dcca-10/art-9.fst">
            <text:p>artificial-dcca-10/art-9.fst</text:p>
          </table:table-cell>
          <table:table-cell table:formula="of:=[.C30]" office:value-type="float" office:value="0.521579545454545">
            <text:p>0.5215795455</text:p>
          </table:table-cell>
          <table:table-cell table:formula="of:=[.L30]" office:value-type="float" office:value="722">
            <text:p>722</text:p>
          </table:table-cell>
          <table:table-cell table:formula="of:=[.M30]" office:value-type="float" office:value="88">
            <text:p>88</text:p>
          </table:table-cell>
          <table:table-cell table:number-columns-repeated="9"/>
        </table:table-row>
        <table:table-row table:style-name="ro2">
          <table:table-cell table:formula="of:=[.A31]" office:value-type="string" office:string-value="artificial-dcca-10/art-4.fst">
            <text:p>artificial-dcca-10/art-4.fst</text:p>
          </table:table-cell>
          <table:table-cell table:formula="of:=[.C31]" office:value-type="float" office:value="0.508839205058719">
            <text:p>0.5088392051</text:p>
          </table:table-cell>
          <table:table-cell table:formula="of:=[.L31]" office:value-type="float" office:value="691">
            <text:p>691</text:p>
          </table:table-cell>
          <table:table-cell table:formula="of:=[.M31]" office:value-type="float" office:value="101">
            <text:p>101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formula="of:=[.A33]" office:value-type="string" office:string-value="mean">
            <text:p>mean</text:p>
          </table:table-cell>
          <table:table-cell table:formula="of:=[.C33]" office:value-type="float" office:value="0.529862052588077">
            <text:p>0.5298620526</text:p>
          </table:table-cell>
          <table:table-cell table:formula="of:=[.L33]" office:value-type="float" office:value="711.466666666667">
            <text:p>711.4666666667</text:p>
          </table:table-cell>
          <table:table-cell table:formula="of:=[.M33]" office:value-type="float" office:value="94.9">
            <text:p>94.9</text:p>
          </table:table-cell>
          <table:table-cell table:number-columns-repeated="9"/>
        </table:table-row>
        <table:table-row table:style-name="ro2" table:number-rows-repeated="104847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rtificial-einsi" table:style-name="ta1">
        <table:table-column table:style-name="co15" table:default-cell-style-name="Default"/>
        <table:table-column table:style-name="co14" table:number-columns-repeated="12" table:default-cell-style-name="Default"/>
        <table:table-row table:style-name="ro1">
          <table:table-cell office:value-type="string">
            <text:p>alignment-file-rated</text:p>
          </table:table-cell>
          <table:table-cell office:value-type="string">
            <text:p><text:s/>GLOCSA</text:p>
          </table:table-cell>
          <table:table-cell office:value-type="string">
            <text:p><text:s/>meanColumnValue</text:p>
          </table:table-cell>
          <table:table-cell office:value-type="string">
            <text:p><text:s/>gapConcentration</text:p>
          </table:table-cell>
          <table:table-cell office:value-type="string">
            <text:p><text:s/>columnIncrementRatio</text:p>
          </table:table-cell>
          <table:table-cell office:value-type="string">
            <text:p><text:s/>meanGapBlockSize</text:p>
          </table:table-cell>
          <table:table-cell office:value-type="string">
            <text:p><text:s/>totalGapPositions</text:p>
          </table:table-cell>
          <table:table-cell office:value-type="string">
            <text:p><text:s/>numberGapBlocks</text:p>
          </table:table-cell>
          <table:table-cell office:value-type="string">
            <text:p><text:s/>columnsNotAligned</text:p>
          </table:table-cell>
          <table:table-cell office:value-type="string">
            <text:p><text:s/>columnsAligned</text:p>
          </table:table-cell>
          <table:table-cell office:value-type="string">
            <text:p><text:s/>estimatedEvents</text:p>
          </table:table-cell>
          <table:table-cell office:value-type="string">
            <text:p><text:s/>substitutionEvents</text:p>
          </table:table-cell>
          <table:table-cell office:value-type="string">
            <text:p><text:s/>inDelEvents</text:p>
          </table:table-cell>
        </table:table-row>
        <table:table-row table:style-name="ro1">
          <table:table-cell office:value-type="string">
            <text:p>artificial-einsi/art-26.fst</text:p>
          </table:table-cell>
          <table:table-cell office:value-type="float" office:value="565.937073090248">
            <text:p>565.9370730902</text:p>
          </table:table-cell>
          <table:table-cell office:value-type="float" office:value="0.565859800362975">
            <text:p>0.5658598004</text:p>
          </table:table-cell>
          <table:table-cell office:value-type="float" office:value="0.00568181818181818">
            <text:p>0.0056818182</text:p>
          </table:table-cell>
          <table:table-cell office:value-type="float" office:value="0.00181818181818172">
            <text:p>0.0018181818</text:p>
          </table:table-cell>
          <table:table-cell office:value-type="float" office:value="25.0511363636364">
            <text:p>25.0511363636</text:p>
          </table:table-cell>
          <table:table-cell office:value-type="float" office:value="4409">
            <text:p>4409</text:p>
          </table:table-cell>
          <table:table-cell office:value-type="float" office:value="176">
            <text:p>176</text:p>
          </table:table-cell>
          <table:table-cell office:value-type="float" office:value="1100">
            <text:p>1100</text:p>
          </table:table-cell>
          <table:table-cell office:value-type="float" office:value="1102">
            <text:p>1102</text:p>
          </table:table-cell>
          <table:table-cell office:value-type="float" office:value="879">
            <text:p>879</text:p>
          </table:table-cell>
          <table:table-cell office:value-type="float" office:value="774">
            <text:p>77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artificial-einsi/art-15.fst</text:p>
          </table:table-cell>
          <table:table-cell office:value-type="float" office:value="528.91039707419">
            <text:p>528.9103970742</text:p>
          </table:table-cell>
          <table:table-cell office:value-type="float" office:value="0.528795454545454">
            <text:p>0.5287954545</text:p>
          </table:table-cell>
          <table:table-cell office:value-type="float" office:value="0.00574712643678161">
            <text:p>0.0057471264</text:p>
          </table:table-cell>
          <table:table-cell office:value-type="float" office:value="0">
            <text:p>0</text:p>
          </table:table-cell>
          <table:table-cell office:value-type="float" office:value="34.3103448275862">
            <text:p>34.3103448276</text:p>
          </table:table-cell>
          <table:table-cell office:value-type="float" office:value="5970">
            <text:p>5970</text:p>
          </table:table-cell>
          <table:table-cell office:value-type="float" office:value="174">
            <text:p>174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47">
            <text:p>847</text:p>
          </table:table-cell>
          <table:table-cell office:value-type="float" office:value="748">
            <text:p>74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artificial-einsi/art-29.fst</text:p>
          </table:table-cell>
          <table:table-cell office:value-type="float" office:value="560.822192513369">
            <text:p>560.8221925134</text:p>
          </table:table-cell>
          <table:table-cell office:value-type="float" office:value="0.560704545454546">
            <text:p>0.5607045455</text:p>
          </table:table-cell>
          <table:table-cell office:value-type="float" office:value="0.00588235294117647">
            <text:p>0.0058823529</text:p>
          </table:table-cell>
          <table:table-cell office:value-type="float" office:value="0">
            <text:p>0</text:p>
          </table:table-cell>
          <table:table-cell office:value-type="float" office:value="29.1705882352941">
            <text:p>29.1705882353</text:p>
          </table:table-cell>
          <table:table-cell office:value-type="float" office:value="4959">
            <text:p>4959</text:p>
          </table:table-cell>
          <table:table-cell office:value-type="float" office:value="170">
            <text:p>170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795">
            <text:p>795</text:p>
          </table:table-cell>
          <table:table-cell office:value-type="float" office:value="703">
            <text:p>70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artificial-einsi/art-10.fst</text:p>
          </table:table-cell>
          <table:table-cell office:value-type="float" office:value="423.347141953277">
            <text:p>423.3471419533</text:p>
          </table:table-cell>
          <table:table-cell office:value-type="float" office:value="0.423818462897526">
            <text:p>0.4238184629</text:p>
          </table:table-cell>
          <table:table-cell office:value-type="float" office:value="0.00552486187845304">
            <text:p>0.0055248619</text:p>
          </table:table-cell>
          <table:table-cell office:value-type="float" office:value="0.0290909090909091">
            <text:p>0.0290909091</text:p>
          </table:table-cell>
          <table:table-cell office:value-type="float" office:value="39.2044198895028">
            <text:p>39.2044198895</text:p>
          </table:table-cell>
          <table:table-cell office:value-type="float" office:value="7096">
            <text:p>7096</text:p>
          </table:table-cell>
          <table:table-cell office:value-type="float" office:value="181">
            <text:p>181</text:p>
          </table:table-cell>
          <table:table-cell office:value-type="float" office:value="1100">
            <text:p>1100</text:p>
          </table:table-cell>
          <table:table-cell office:value-type="float" office:value="1132">
            <text:p>1132</text:p>
          </table:table-cell>
          <table:table-cell office:value-type="float" office:value="784">
            <text:p>784</text:p>
          </table:table-cell>
          <table:table-cell office:value-type="float" office:value="700">
            <text:p>70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artificial-einsi/art-2.fst</text:p>
          </table:table-cell>
          <table:table-cell office:value-type="float" office:value="544.178058890796">
            <text:p>544.1780588908</text:p>
          </table:table-cell>
          <table:table-cell office:value-type="float" office:value="0.544052272727274">
            <text:p>0.5440522727</text:p>
          </table:table-cell>
          <table:table-cell office:value-type="float" office:value="0.00628930817610063">
            <text:p>0.0062893082</text:p>
          </table:table-cell>
          <table:table-cell office:value-type="float" office:value="0">
            <text:p>0</text:p>
          </table:table-cell>
          <table:table-cell office:value-type="float" office:value="32.440251572327">
            <text:p>32.4402515723</text:p>
          </table:table-cell>
          <table:table-cell office:value-type="float" office:value="5158">
            <text:p>5158</text:p>
          </table:table-cell>
          <table:table-cell office:value-type="float" office:value="159">
            <text:p>159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35">
            <text:p>835</text:p>
          </table:table-cell>
          <table:table-cell office:value-type="float" office:value="751">
            <text:p>751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artificial-einsi/art-19.fst</text:p>
          </table:table-cell>
          <table:table-cell office:value-type="float" office:value="565.802033492822">
            <text:p>565.8020334928</text:p>
          </table:table-cell>
          <table:table-cell office:value-type="float" office:value="0.565670454545454">
            <text:p>0.5656704545</text:p>
          </table:table-cell>
          <table:table-cell office:value-type="float" office:value="0.00657894736842105">
            <text:p>0.0065789474</text:p>
          </table:table-cell>
          <table:table-cell office:value-type="float" office:value="0">
            <text:p>0</text:p>
          </table:table-cell>
          <table:table-cell office:value-type="float" office:value="30.2631578947368">
            <text:p>30.2631578947</text:p>
          </table:table-cell>
          <table:table-cell office:value-type="float" office:value="4600">
            <text:p>460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914">
            <text:p>914</text:p>
          </table:table-cell>
          <table:table-cell office:value-type="float" office:value="817">
            <text:p>817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artificial-einsi/art-27.fst</text:p>
          </table:table-cell>
          <table:table-cell office:value-type="float" office:value="564.737994350283">
            <text:p>564.7379943503</text:p>
          </table:table-cell>
          <table:table-cell office:value-type="float" office:value="0.564625000000001">
            <text:p>0.564625</text:p>
          </table:table-cell>
          <table:table-cell office:value-type="float" office:value="0.00564971751412429">
            <text:p>0.0056497175</text:p>
          </table:table-cell>
          <table:table-cell office:value-type="float" office:value="0">
            <text:p>0</text:p>
          </table:table-cell>
          <table:table-cell office:value-type="float" office:value="27.0508474576271">
            <text:p>27.0508474576</text:p>
          </table:table-cell>
          <table:table-cell office:value-type="float" office:value="4788">
            <text:p>4788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87">
            <text:p>887</text:p>
          </table:table-cell>
          <table:table-cell office:value-type="float" office:value="775">
            <text:p>775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artificial-einsi/art-16.fst</text:p>
          </table:table-cell>
          <table:table-cell office:value-type="float" office:value="538.919805217447">
            <text:p>538.9198052174</text:p>
          </table:table-cell>
          <table:table-cell office:value-type="float" office:value="0.538864460562102">
            <text:p>0.5388644606</text:p>
          </table:table-cell>
          <table:table-cell office:value-type="float" office:value="0.0054945054945055">
            <text:p>0.0054945055</text:p>
          </table:table-cell>
          <table:table-cell office:value-type="float" office:value="0.00272727272727269">
            <text:p>0.0027272727</text:p>
          </table:table-cell>
          <table:table-cell office:value-type="float" office:value="29.8351648351648">
            <text:p>29.8351648352</text:p>
          </table:table-cell>
          <table:table-cell office:value-type="float" office:value="5430">
            <text:p>5430</text:p>
          </table:table-cell>
          <table:table-cell office:value-type="float" office:value="182">
            <text:p>182</text:p>
          </table:table-cell>
          <table:table-cell office:value-type="float" office:value="1100">
            <text:p>1100</text:p>
          </table:table-cell>
          <table:table-cell office:value-type="float" office:value="1103">
            <text:p>1103</text:p>
          </table:table-cell>
          <table:table-cell office:value-type="float" office:value="832">
            <text:p>832</text:p>
          </table:table-cell>
          <table:table-cell office:value-type="float" office:value="736">
            <text:p>736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artificial-einsi/art-25.fst</text:p>
          </table:table-cell>
          <table:table-cell office:value-type="float" office:value="530.908593396653">
            <text:p>530.9085933967</text:p>
          </table:table-cell>
          <table:table-cell office:value-type="float" office:value="0.530809090909091">
            <text:p>0.5308090909</text:p>
          </table:table-cell>
          <table:table-cell office:value-type="float" office:value="0.00497512437810945">
            <text:p>0.0049751244</text:p>
          </table:table-cell>
          <table:table-cell office:value-type="float" office:value="0">
            <text:p>0</text:p>
          </table:table-cell>
          <table:table-cell office:value-type="float" office:value="28.6119402985075">
            <text:p>28.6119402985</text:p>
          </table:table-cell>
          <table:table-cell office:value-type="float" office:value="5751">
            <text:p>5751</text:p>
          </table:table-cell>
          <table:table-cell office:value-type="float" office:value="201">
            <text:p>201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753">
            <text:p>753</text:p>
          </table:table-cell>
          <table:table-cell office:value-type="float" office:value="667">
            <text:p>66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artificial-einsi/art-13.fst</text:p>
          </table:table-cell>
          <table:table-cell office:value-type="float" office:value="466.891905005106">
            <text:p>466.8919050051</text:p>
          </table:table-cell>
          <table:table-cell office:value-type="float" office:value="0.466779545454544">
            <text:p>0.4667795455</text:p>
          </table:table-cell>
          <table:table-cell office:value-type="float" office:value="0.00561797752808989">
            <text:p>0.0056179775</text:p>
          </table:table-cell>
          <table:table-cell office:value-type="float" office:value="0">
            <text:p>0</text:p>
          </table:table-cell>
          <table:table-cell office:value-type="float" office:value="41.185393258427">
            <text:p>41.1853932584</text:p>
          </table:table-cell>
          <table:table-cell office:value-type="float" office:value="7331">
            <text:p>7331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734">
            <text:p>734</text:p>
          </table:table-cell>
          <table:table-cell office:value-type="float" office:value="642">
            <text:p>64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artificial-einsi/art-22.fst</text:p>
          </table:table-cell>
          <table:table-cell office:value-type="float" office:value="468.41135485492">
            <text:p>468.4113548549</text:p>
          </table:table-cell>
          <table:table-cell office:value-type="float" office:value="0.468558295964125">
            <text:p>0.468558296</text:p>
          </table:table-cell>
          <table:table-cell office:value-type="float" office:value="0.00628930817610063">
            <text:p>0.0062893082</text:p>
          </table:table-cell>
          <table:table-cell office:value-type="float" office:value="0.0136363636363637">
            <text:p>0.0136363636</text:p>
          </table:table-cell>
          <table:table-cell office:value-type="float" office:value="33.0691823899371">
            <text:p>33.0691823899</text:p>
          </table:table-cell>
          <table:table-cell office:value-type="float" office:value="5258">
            <text:p>5258</text:p>
          </table:table-cell>
          <table:table-cell office:value-type="float" office:value="159">
            <text:p>159</text:p>
          </table:table-cell>
          <table:table-cell office:value-type="float" office:value="1100">
            <text:p>1100</text:p>
          </table:table-cell>
          <table:table-cell office:value-type="float" office:value="1115">
            <text:p>1115</text:p>
          </table:table-cell>
          <table:table-cell office:value-type="float" office:value="804">
            <text:p>804</text:p>
          </table:table-cell>
          <table:table-cell office:value-type="float" office:value="717">
            <text:p>717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rtificial-einsi/art-21.fst</text:p>
          </table:table-cell>
          <table:table-cell office:value-type="float" office:value="529.16435949539">
            <text:p>529.1643594954</text:p>
          </table:table-cell>
          <table:table-cell office:value-type="float" office:value="0.529097096188749">
            <text:p>0.5290970962</text:p>
          </table:table-cell>
          <table:table-cell office:value-type="float" office:value="0.00518134715025907">
            <text:p>0.0051813472</text:p>
          </table:table-cell>
          <table:table-cell office:value-type="float" office:value="0.00181818181818172">
            <text:p>0.0018181818</text:p>
          </table:table-cell>
          <table:table-cell office:value-type="float" office:value="29.0155440414508">
            <text:p>29.0155440415</text:p>
          </table:table-cell>
          <table:table-cell office:value-type="float" office:value="5600">
            <text:p>5600</text:p>
          </table:table-cell>
          <table:table-cell office:value-type="float" office:value="193">
            <text:p>193</text:p>
          </table:table-cell>
          <table:table-cell office:value-type="float" office:value="1100">
            <text:p>1100</text:p>
          </table:table-cell>
          <table:table-cell office:value-type="float" office:value="1102">
            <text:p>1102</text:p>
          </table:table-cell>
          <table:table-cell office:value-type="float" office:value="852">
            <text:p>852</text:p>
          </table:table-cell>
          <table:table-cell office:value-type="float" office:value="753">
            <text:p>75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artificial-einsi/art-20.fst</text:p>
          </table:table-cell>
          <table:table-cell office:value-type="float" office:value="542.008224510296">
            <text:p>542.0082245103</text:p>
          </table:table-cell>
          <table:table-cell office:value-type="float" office:value="0.541897727272727">
            <text:p>0.5418977273</text:p>
          </table:table-cell>
          <table:table-cell office:value-type="float" office:value="0.00552486187845304">
            <text:p>0.0055248619</text:p>
          </table:table-cell>
          <table:table-cell office:value-type="float" office:value="0">
            <text:p>0</text:p>
          </table:table-cell>
          <table:table-cell office:value-type="float" office:value="29.7790055248619">
            <text:p>29.7790055249</text:p>
          </table:table-cell>
          <table:table-cell office:value-type="float" office:value="5390">
            <text:p>5390</text:p>
          </table:table-cell>
          <table:table-cell office:value-type="float" office:value="181">
            <text:p>181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57">
            <text:p>857</text:p>
          </table:table-cell>
          <table:table-cell office:value-type="float" office:value="756">
            <text:p>756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artificial-einsi/art-7.fst</text:p>
          </table:table-cell>
          <table:table-cell office:value-type="float" office:value="542.180063685854">
            <text:p>542.1800636859</text:p>
          </table:table-cell>
          <table:table-cell office:value-type="float" office:value="0.542151268115942">
            <text:p>0.5421512681</text:p>
          </table:table-cell>
          <table:table-cell office:value-type="float" office:value="0.00507614213197969">
            <text:p>0.0050761421</text:p>
          </table:table-cell>
          <table:table-cell office:value-type="float" office:value="0.00363636363636366">
            <text:p>0.0036363636</text:p>
          </table:table-cell>
          <table:table-cell office:value-type="float" office:value="27.507614213198">
            <text:p>27.5076142132</text:p>
          </table:table-cell>
          <table:table-cell office:value-type="float" office:value="5419">
            <text:p>5419</text:p>
          </table:table-cell>
          <table:table-cell office:value-type="float" office:value="197">
            <text:p>197</text:p>
          </table:table-cell>
          <table:table-cell office:value-type="float" office:value="1100">
            <text:p>1100</text:p>
          </table:table-cell>
          <table:table-cell office:value-type="float" office:value="1104">
            <text:p>1104</text:p>
          </table:table-cell>
          <table:table-cell office:value-type="float" office:value="871">
            <text:p>871</text:p>
          </table:table-cell>
          <table:table-cell office:value-type="float" office:value="777">
            <text:p>77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artificial-einsi/art-24.fst</text:p>
          </table:table-cell>
          <table:table-cell office:value-type="float" office:value="553.785161068463">
            <text:p>553.7851610685</text:p>
          </table:table-cell>
          <table:table-cell office:value-type="float" office:value="0.553709165154265">
            <text:p>0.5537091652</text:p>
          </table:table-cell>
          <table:table-cell office:value-type="float" office:value="0.00561797752808989">
            <text:p>0.0056179775</text:p>
          </table:table-cell>
          <table:table-cell office:value-type="float" office:value="0.00181818181818172">
            <text:p>0.0018181818</text:p>
          </table:table-cell>
          <table:table-cell office:value-type="float" office:value="31.185393258427">
            <text:p>31.1853932584</text:p>
          </table:table-cell>
          <table:table-cell office:value-type="float" office:value="5551">
            <text:p>5551</text:p>
          </table:table-cell>
          <table:table-cell office:value-type="float" office:value="178">
            <text:p>178</text:p>
          </table:table-cell>
          <table:table-cell office:value-type="float" office:value="1100">
            <text:p>1100</text:p>
          </table:table-cell>
          <table:table-cell office:value-type="float" office:value="1102">
            <text:p>1102</text:p>
          </table:table-cell>
          <table:table-cell office:value-type="float" office:value="839">
            <text:p>839</text:p>
          </table:table-cell>
          <table:table-cell office:value-type="float" office:value="743">
            <text:p>743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artificial-einsi/art-28.fst</text:p>
          </table:table-cell>
          <table:table-cell office:value-type="float" office:value="555.191541240215">
            <text:p>555.1915412402</text:p>
          </table:table-cell>
          <table:table-cell office:value-type="float" office:value="0.55505909090909">
            <text:p>0.5550590909</text:p>
          </table:table-cell>
          <table:table-cell office:value-type="float" office:value="0.00662251655629139">
            <text:p>0.0066225166</text:p>
          </table:table-cell>
          <table:table-cell office:value-type="float" office:value="0">
            <text:p>0</text:p>
          </table:table-cell>
          <table:table-cell office:value-type="float" office:value="36.1324503311258">
            <text:p>36.1324503311</text:p>
          </table:table-cell>
          <table:table-cell office:value-type="float" office:value="5456">
            <text:p>5456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34">
            <text:p>834</text:p>
          </table:table-cell>
          <table:table-cell office:value-type="float" office:value="746">
            <text:p>746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artificial-einsi/art-12.fst</text:p>
          </table:table-cell>
          <table:table-cell office:value-type="float" office:value="540.267736579649">
            <text:p>540.2677365797</text:p>
          </table:table-cell>
          <table:table-cell office:value-type="float" office:value="0.540224184782609">
            <text:p>0.5402241848</text:p>
          </table:table-cell>
          <table:table-cell office:value-type="float" office:value="0.00581395348837209">
            <text:p>0.0058139535</text:p>
          </table:table-cell>
          <table:table-cell office:value-type="float" office:value="0.00363636363636366">
            <text:p>0.0036363636</text:p>
          </table:table-cell>
          <table:table-cell office:value-type="float" office:value="31.4244186046512">
            <text:p>31.4244186047</text:p>
          </table:table-cell>
          <table:table-cell office:value-type="float" office:value="5405">
            <text:p>5405</text:p>
          </table:table-cell>
          <table:table-cell office:value-type="float" office:value="172">
            <text:p>172</text:p>
          </table:table-cell>
          <table:table-cell office:value-type="float" office:value="1100">
            <text:p>1100</text:p>
          </table:table-cell>
          <table:table-cell office:value-type="float" office:value="1104">
            <text:p>1104</text:p>
          </table:table-cell>
          <table:table-cell office:value-type="float" office:value="831">
            <text:p>831</text:p>
          </table:table-cell>
          <table:table-cell office:value-type="float" office:value="734">
            <text:p>73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artificial-einsi/art-0.fst</text:p>
          </table:table-cell>
          <table:table-cell office:value-type="float" office:value="533.828436539306">
            <text:p>533.8284365393</text:p>
          </table:table-cell>
          <table:table-cell office:value-type="float" office:value="0.533731818181818">
            <text:p>0.5337318182</text:p>
          </table:table-cell>
          <table:table-cell office:value-type="float" office:value="0.00483091787439613">
            <text:p>0.0048309179</text:p>
          </table:table-cell>
          <table:table-cell office:value-type="float" office:value="0">
            <text:p>0</text:p>
          </table:table-cell>
          <table:table-cell office:value-type="float" office:value="28.8985507246377">
            <text:p>28.8985507246</text:p>
          </table:table-cell>
          <table:table-cell office:value-type="float" office:value="5982">
            <text:p>598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05">
            <text:p>805</text:p>
          </table:table-cell>
          <table:table-cell office:value-type="float" office:value="696">
            <text:p>696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artificial-einsi/art-5.fst</text:p>
          </table:table-cell>
          <table:table-cell office:value-type="float" office:value="539.939285714285">
            <text:p>539.9392857143</text:p>
          </table:table-cell>
          <table:table-cell office:value-type="float" office:value="0.539824999999999">
            <text:p>0.539825</text:p>
          </table:table-cell>
          <table:table-cell office:value-type="float" office:value="0.00571428571428571">
            <text:p>0.0057142857</text:p>
          </table:table-cell>
          <table:table-cell office:value-type="float" office:value="0">
            <text:p>0</text:p>
          </table:table-cell>
          <table:table-cell office:value-type="float" office:value="30.3942857142857">
            <text:p>30.3942857143</text:p>
          </table:table-cell>
          <table:table-cell office:value-type="float" office:value="5319">
            <text:p>5319</text:p>
          </table:table-cell>
          <table:table-cell office:value-type="float" office:value="175">
            <text:p>175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85">
            <text:p>885</text:p>
          </table:table-cell>
          <table:table-cell office:value-type="float" office:value="789">
            <text:p>789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artificial-einsi/art-8.fst</text:p>
          </table:table-cell>
          <table:table-cell office:value-type="float" office:value="534.63785996612">
            <text:p>534.6378599661</text:p>
          </table:table-cell>
          <table:table-cell office:value-type="float" office:value="0.534513636363635">
            <text:p>0.5345136364</text:p>
          </table:table-cell>
          <table:table-cell office:value-type="float" office:value="0.0062111801242236">
            <text:p>0.0062111801</text:p>
          </table:table-cell>
          <table:table-cell office:value-type="float" office:value="0">
            <text:p>0</text:p>
          </table:table-cell>
          <table:table-cell office:value-type="float" office:value="33.5465838509317">
            <text:p>33.5465838509</text:p>
          </table:table-cell>
          <table:table-cell office:value-type="float" office:value="5401">
            <text:p>5401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34">
            <text:p>834</text:p>
          </table:table-cell>
          <table:table-cell office:value-type="float" office:value="739">
            <text:p>73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artificial-einsi/art-17.fst</text:p>
          </table:table-cell>
          <table:table-cell office:value-type="float" office:value="508.978795569912">
            <text:p>508.9787955699</text:p>
          </table:table-cell>
          <table:table-cell office:value-type="float" office:value="0.508877272727272">
            <text:p>0.5088772727</text:p>
          </table:table-cell>
          <table:table-cell office:value-type="float" office:value="0.00507614213197969">
            <text:p>0.0050761421</text:p>
          </table:table-cell>
          <table:table-cell office:value-type="float" office:value="0">
            <text:p>0</text:p>
          </table:table-cell>
          <table:table-cell office:value-type="float" office:value="31.8984771573604">
            <text:p>31.8984771574</text:p>
          </table:table-cell>
          <table:table-cell office:value-type="float" office:value="6284">
            <text:p>6284</text:p>
          </table:table-cell>
          <table:table-cell office:value-type="float" office:value="197">
            <text:p>197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790">
            <text:p>790</text:p>
          </table:table-cell>
          <table:table-cell office:value-type="float" office:value="690">
            <text:p>6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rtificial-einsi/art-3.fst</text:p>
          </table:table-cell>
          <table:table-cell office:value-type="float" office:value="483.686767271464">
            <text:p>483.6867672715</text:p>
          </table:table-cell>
          <table:table-cell office:value-type="float" office:value="0.484230599647266">
            <text:p>0.4842305996</text:p>
          </table:table-cell>
          <table:table-cell office:value-type="float" office:value="0.00371747211895911">
            <text:p>0.0037174721</text:p>
          </table:table-cell>
          <table:table-cell office:value-type="float" office:value="0.030909090909091">
            <text:p>0.0309090909</text:p>
          </table:table-cell>
          <table:table-cell office:value-type="float" office:value="27.7881040892193">
            <text:p>27.7881040892</text:p>
          </table:table-cell>
          <table:table-cell office:value-type="float" office:value="7475">
            <text:p>7475</text:p>
          </table:table-cell>
          <table:table-cell office:value-type="float" office:value="269">
            <text:p>269</text:p>
          </table:table-cell>
          <table:table-cell office:value-type="float" office:value="1100">
            <text:p>1100</text:p>
          </table:table-cell>
          <table:table-cell office:value-type="float" office:value="1134">
            <text:p>1134</text:p>
          </table:table-cell>
          <table:table-cell office:value-type="float" office:value="772">
            <text:p>772</text:p>
          </table:table-cell>
          <table:table-cell office:value-type="float" office:value="654">
            <text:p>65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artificial-einsi/art-14.fst</text:p>
          </table:table-cell>
          <table:table-cell office:value-type="float" office:value="510.330886879331">
            <text:p>510.3308868793</text:p>
          </table:table-cell>
          <table:table-cell office:value-type="float" office:value="0.51054211469534">
            <text:p>0.5105421147</text:p>
          </table:table-cell>
          <table:table-cell office:value-type="float" office:value="0.00398406374501992">
            <text:p>0.0039840637</text:p>
          </table:table-cell>
          <table:table-cell office:value-type="float" office:value="0.0145454545454546">
            <text:p>0.0145454545</text:p>
          </table:table-cell>
          <table:table-cell office:value-type="float" office:value="24.8207171314741">
            <text:p>24.8207171315</text:p>
          </table:table-cell>
          <table:table-cell office:value-type="float" office:value="6230">
            <text:p>6230</text:p>
          </table:table-cell>
          <table:table-cell office:value-type="float" office:value="251">
            <text:p>251</text:p>
          </table:table-cell>
          <table:table-cell office:value-type="float" office:value="1100">
            <text:p>1100</text:p>
          </table:table-cell>
          <table:table-cell office:value-type="float" office:value="1116">
            <text:p>1116</text:p>
          </table:table-cell>
          <table:table-cell office:value-type="float" office:value="798">
            <text:p>798</text:p>
          </table:table-cell>
          <table:table-cell office:value-type="float" office:value="696">
            <text:p>696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artificial-einsi/art-23.fst</text:p>
          </table:table-cell>
          <table:table-cell office:value-type="float" office:value="546.891781949935">
            <text:p>546.8917819499</text:p>
          </table:table-cell>
          <table:table-cell office:value-type="float" office:value="0.54684329710145">
            <text:p>0.5468432971</text:p>
          </table:table-cell>
          <table:table-cell office:value-type="float" office:value="0.00606060606060606">
            <text:p>0.0060606061</text:p>
          </table:table-cell>
          <table:table-cell office:value-type="float" office:value="0.00363636363636366">
            <text:p>0.0036363636</text:p>
          </table:table-cell>
          <table:table-cell office:value-type="float" office:value="25.1939393939394">
            <text:p>25.1939393939</text:p>
          </table:table-cell>
          <table:table-cell office:value-type="float" office:value="4157">
            <text:p>4157</text:p>
          </table:table-cell>
          <table:table-cell office:value-type="float" office:value="165">
            <text:p>165</text:p>
          </table:table-cell>
          <table:table-cell office:value-type="float" office:value="1100">
            <text:p>1100</text:p>
          </table:table-cell>
          <table:table-cell office:value-type="float" office:value="1104">
            <text:p>1104</text:p>
          </table:table-cell>
          <table:table-cell office:value-type="float" office:value="953">
            <text:p>953</text:p>
          </table:table-cell>
          <table:table-cell office:value-type="float" office:value="861">
            <text:p>861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artificial-einsi/art-11.fst</text:p>
          </table:table-cell>
          <table:table-cell office:value-type="float" office:value="535.800123854347">
            <text:p>535.8001238543</text:p>
          </table:table-cell>
          <table:table-cell office:value-type="float" office:value="0.535697093551316">
            <text:p>0.5356970936</text:p>
          </table:table-cell>
          <table:table-cell office:value-type="float" office:value="0.00606060606060606">
            <text:p>0.0060606061</text:p>
          </table:table-cell>
          <table:table-cell table:style-name="ce1" office:value-type="string">
            <text:p><text:s/>9.090909090909705E-4</text:p>
          </table:table-cell>
          <table:table-cell office:value-type="float" office:value="34.9575757575758">
            <text:p>34.9575757576</text:p>
          </table:table-cell>
          <table:table-cell office:value-type="float" office:value="5768">
            <text:p>5768</text:p>
          </table:table-cell>
          <table:table-cell office:value-type="float" office:value="165">
            <text:p>165</text:p>
          </table:table-cell>
          <table:table-cell office:value-type="float" office:value="1100">
            <text:p>1100</text:p>
          </table:table-cell>
          <table:table-cell office:value-type="float" office:value="1101">
            <text:p>1101</text:p>
          </table:table-cell>
          <table:table-cell office:value-type="float" office:value="806">
            <text:p>806</text:p>
          </table:table-cell>
          <table:table-cell office:value-type="float" office:value="707">
            <text:p>707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artificial-einsi/art-6.fst</text:p>
          </table:table-cell>
          <table:table-cell office:value-type="float" office:value="504.574697845507">
            <text:p>504.5746978455</text:p>
          </table:table-cell>
          <table:table-cell office:value-type="float" office:value="0.504459090909091">
            <text:p>0.5044590909</text:p>
          </table:table-cell>
          <table:table-cell office:value-type="float" office:value="0.00578034682080925">
            <text:p>0.0057803468</text:p>
          </table:table-cell>
          <table:table-cell office:value-type="float" office:value="0">
            <text:p>0</text:p>
          </table:table-cell>
          <table:table-cell office:value-type="float" office:value="30.7803468208092">
            <text:p>30.7803468208</text:p>
          </table:table-cell>
          <table:table-cell office:value-type="float" office:value="5325">
            <text:p>5325</text:p>
          </table:table-cell>
          <table:table-cell office:value-type="float" office:value="173">
            <text:p>173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11">
            <text:p>811</text:p>
          </table:table-cell>
          <table:table-cell office:value-type="float" office:value="723">
            <text:p>72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artificial-einsi/art-1.fst</text:p>
          </table:table-cell>
          <table:table-cell office:value-type="float" office:value="561.579894396487">
            <text:p>561.5798943965</text:p>
          </table:table-cell>
          <table:table-cell office:value-type="float" office:value="0.561490471869328">
            <text:p>0.5614904719</text:p>
          </table:table-cell>
          <table:table-cell office:value-type="float" office:value="0.00628930817610063">
            <text:p>0.0062893082</text:p>
          </table:table-cell>
          <table:table-cell office:value-type="float" office:value="0.00181818181818172">
            <text:p>0.0018181818</text:p>
          </table:table-cell>
          <table:table-cell office:value-type="float" office:value="28.377358490566">
            <text:p>28.3773584906</text:p>
          </table:table-cell>
          <table:table-cell office:value-type="float" office:value="4512">
            <text:p>4512</text:p>
          </table:table-cell>
          <table:table-cell office:value-type="float" office:value="159">
            <text:p>159</text:p>
          </table:table-cell>
          <table:table-cell office:value-type="float" office:value="1100">
            <text:p>1100</text:p>
          </table:table-cell>
          <table:table-cell office:value-type="float" office:value="1102">
            <text:p>1102</text:p>
          </table:table-cell>
          <table:table-cell office:value-type="float" office:value="859">
            <text:p>859</text:p>
          </table:table-cell>
          <table:table-cell office:value-type="float" office:value="770">
            <text:p>77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artificial-einsi/art-18.fst</text:p>
          </table:table-cell>
          <table:table-cell office:value-type="float" office:value="526.462359550562">
            <text:p>526.4623595506</text:p>
          </table:table-cell>
          <table:table-cell office:value-type="float" office:value="0.52635">
            <text:p>0.52635</text:p>
          </table:table-cell>
          <table:table-cell office:value-type="float" office:value="0.00561797752808989">
            <text:p>0.0056179775</text:p>
          </table:table-cell>
          <table:table-cell office:value-type="float" office:value="0">
            <text:p>0</text:p>
          </table:table-cell>
          <table:table-cell office:value-type="float" office:value="30.5786516853933">
            <text:p>30.5786516854</text:p>
          </table:table-cell>
          <table:table-cell office:value-type="float" office:value="5443">
            <text:p>5443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55">
            <text:p>855</text:p>
          </table:table-cell>
          <table:table-cell office:value-type="float" office:value="764">
            <text:p>76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artificial-einsi/art-9.fst</text:p>
          </table:table-cell>
          <table:table-cell office:value-type="float" office:value="523.824309551208">
            <text:p>523.8243095512</text:p>
          </table:table-cell>
          <table:table-cell office:value-type="float" office:value="0.523697727272727">
            <text:p>0.5236977273</text:p>
          </table:table-cell>
          <table:table-cell office:value-type="float" office:value="0.00632911392405063">
            <text:p>0.0063291139</text:p>
          </table:table-cell>
          <table:table-cell office:value-type="float" office:value="0">
            <text:p>0</text:p>
          </table:table-cell>
          <table:table-cell office:value-type="float" office:value="32.1582278481013">
            <text:p>32.1582278481</text:p>
          </table:table-cell>
          <table:table-cell office:value-type="float" office:value="5081">
            <text:p>5081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38">
            <text:p>838</text:p>
          </table:table-cell>
          <table:table-cell office:value-type="float" office:value="745">
            <text:p>74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artificial-einsi/art-4.fst</text:p>
          </table:table-cell>
          <table:table-cell office:value-type="float" office:value="513.694177732381">
            <text:p>513.6941777324</text:p>
          </table:table-cell>
          <table:table-cell office:value-type="float" office:value="0.513581818181819">
            <text:p>0.5135818182</text:p>
          </table:table-cell>
          <table:table-cell office:value-type="float" office:value="0.00561797752808989">
            <text:p>0.0056179775</text:p>
          </table:table-cell>
          <table:table-cell office:value-type="float" office:value="0">
            <text:p>0</text:p>
          </table:table-cell>
          <table:table-cell office:value-type="float" office:value="32.938202247191">
            <text:p>32.9382022472</text:p>
          </table:table-cell>
          <table:table-cell office:value-type="float" office:value="5863">
            <text:p>5863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08">
            <text:p>808</text:p>
          </table:table-cell>
          <table:table-cell office:value-type="float" office:value="709">
            <text:p>709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mean</text:p>
          </table:table-cell>
          <table:table-cell table:formula="of:=AVERAGE([.B2:.B31])" office:value-type="float" office:value="528.189767107994">
            <text:p>528.189767108</text:p>
          </table:table-cell>
          <table:table-cell table:formula="of:=AVERAGE([.C2:.C31])" office:value-type="float" office:value="0.528150528544918">
            <text:p>0.5281505285</text:p>
          </table:table-cell>
          <table:table-cell table:formula="of:=AVERAGE([.D2:.D31])" office:value-type="float" office:value="0.00562859482047808">
            <text:p>0.0056285948</text:p>
          </table:table-cell>
          <table:table-cell table:formula="of:=AVERAGE([.E2:.E31])" office:value-type="float" office:value="0.00376175548589341">
            <text:p>0.0037617555</text:p>
          </table:table-cell>
          <table:table-cell table:formula="of:=AVERAGE([.F2:.F31])" office:value-type="float" office:value="30.9189291302649">
            <text:p>30.9189291303</text:p>
          </table:table-cell>
          <table:table-cell table:formula="of:=AVERAGE([.G2:.G31])" office:value-type="float" office:value="5547.03333333333">
            <text:p>5547.0333333333</text:p>
          </table:table-cell>
          <table:table-cell table:formula="of:=AVERAGE([.H2:.H31])" office:value-type="float" office:value="180.566666666667">
            <text:p>180.5666666667</text:p>
          </table:table-cell>
          <table:table-cell table:formula="of:=AVERAGE([.I2:.I31])" office:value-type="float" office:value="1100">
            <text:p>1100</text:p>
          </table:table-cell>
          <table:table-cell table:formula="of:=AVERAGE([.J2:.J31])" office:value-type="float" office:value="1104.03333333333">
            <text:p>1104.0333333333</text:p>
          </table:table-cell>
          <table:table-cell table:formula="of:=AVERAGE([.K2:.K31])" office:value-type="float" office:value="832.066666666667">
            <text:p>832.0666666667</text:p>
          </table:table-cell>
          <table:table-cell table:formula="of:=AVERAGE([.L2:.L31])" office:value-type="float" office:value="736.066666666667">
            <text:p>736.0666666667</text:p>
          </table:table-cell>
          <table:table-cell table:formula="of:=AVERAGE([.M2:.M31])" office:value-type="float" office:value="96">
            <text:p>96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[.A1]" office:value-type="string" office:string-value="alignment-file-rated">
            <text:p>alignment-file-rated</text:p>
          </table:table-cell>
          <table:table-cell table:formula="of:=[.B1]" office:value-type="string" office:string-value=" GLOCSA">
            <text:p><text:s/>GLOCSA</text:p>
          </table:table-cell>
          <table:table-cell table:formula="of:=[.C1]" office:value-type="string" office:string-value=" meanColumnValue">
            <text:p><text:s/>meanColumnValue</text:p>
          </table:table-cell>
          <table:table-cell table:formula="of:=[.E1]" office:value-type="string" office:string-value=" columnIncrementRatio">
            <text:p><text:s/>columnIncrementRatio</text:p>
          </table:table-cell>
          <table:table-cell table:formula="of:=[.F1]" office:value-type="string" office:string-value=" meanGapBlockSize">
            <text:p><text:s/>meanGapBlockSize</text:p>
          </table:table-cell>
          <table:table-cell table:formula="of:=[.G1]" office:value-type="string" office:string-value=" totalGapPositions">
            <text:p><text:s/>totalGapPositions</text:p>
          </table:table-cell>
          <table:table-cell table:formula="of:=[.H1]" office:value-type="string" office:string-value=" numberGapBlocks">
            <text:p><text:s/>numberGapBlocks</text:p>
          </table:table-cell>
          <table:table-cell table:formula="of:=[.K1]" office:value-type="string" office:string-value=" estimatedEvents">
            <text:p><text:s/>estimatedEvents</text:p>
          </table:table-cell>
          <table:table-cell table:formula="of:=[.L1]" office:value-type="string" office:string-value=" substitutionEvents">
            <text:p><text:s/>substitutionEvents</text:p>
          </table:table-cell>
          <table:table-cell table:formula="of:=[.M1]" office:value-type="string" office:string-value=" inDelEvents">
            <text:p><text:s/>inDelEvents</text:p>
          </table:table-cell>
          <table:table-cell table:number-columns-repeated="3"/>
        </table:table-row>
        <table:table-row table:style-name="ro2">
          <table:table-cell table:formula="of:=[.A2]" office:value-type="string" office:string-value="artificial-einsi/art-26.fst">
            <text:p>artificial-einsi/art-26.fst</text:p>
          </table:table-cell>
          <table:table-cell table:formula="of:=[.B2]" office:value-type="float" office:value="565.937073090248">
            <text:p>565.9370730902</text:p>
          </table:table-cell>
          <table:table-cell table:formula="of:=[.C2]" office:value-type="float" office:value="0.565859800362975">
            <text:p>0.5658598004</text:p>
          </table:table-cell>
          <table:table-cell table:formula="of:=[.E2]" office:value-type="float" office:value="0.00181818181818172">
            <text:p>0.0018181818</text:p>
          </table:table-cell>
          <table:table-cell table:formula="of:=[.F2]" office:value-type="float" office:value="25.0511363636364">
            <text:p>25.0511363636</text:p>
          </table:table-cell>
          <table:table-cell table:formula="of:=[.G2]" office:value-type="float" office:value="4409">
            <text:p>4409</text:p>
          </table:table-cell>
          <table:table-cell table:formula="of:=[.H2]" office:value-type="float" office:value="176">
            <text:p>176</text:p>
          </table:table-cell>
          <table:table-cell table:formula="of:=[.K2]" office:value-type="float" office:value="879">
            <text:p>879</text:p>
          </table:table-cell>
          <table:table-cell table:formula="of:=[.L2]" office:value-type="float" office:value="774">
            <text:p>774</text:p>
          </table:table-cell>
          <table:table-cell table:formula="of:=[.M2]" office:value-type="float" office:value="105">
            <text:p>105</text:p>
          </table:table-cell>
          <table:table-cell table:number-columns-repeated="3"/>
        </table:table-row>
        <table:table-row table:style-name="ro2">
          <table:table-cell table:formula="of:=[.A3]" office:value-type="string" office:string-value="artificial-einsi/art-15.fst">
            <text:p>artificial-einsi/art-15.fst</text:p>
          </table:table-cell>
          <table:table-cell table:formula="of:=[.B3]" office:value-type="float" office:value="528.91039707419">
            <text:p>528.9103970742</text:p>
          </table:table-cell>
          <table:table-cell table:formula="of:=[.C3]" office:value-type="float" office:value="0.528795454545454">
            <text:p>0.5287954545</text:p>
          </table:table-cell>
          <table:table-cell table:formula="of:=[.E3]" office:value-type="float" office:value="0">
            <text:p>0</text:p>
          </table:table-cell>
          <table:table-cell table:formula="of:=[.F3]" office:value-type="float" office:value="34.3103448275862">
            <text:p>34.3103448276</text:p>
          </table:table-cell>
          <table:table-cell table:formula="of:=[.G3]" office:value-type="float" office:value="5970">
            <text:p>5970</text:p>
          </table:table-cell>
          <table:table-cell table:formula="of:=[.H3]" office:value-type="float" office:value="174">
            <text:p>174</text:p>
          </table:table-cell>
          <table:table-cell table:formula="of:=[.K3]" office:value-type="float" office:value="847">
            <text:p>847</text:p>
          </table:table-cell>
          <table:table-cell table:formula="of:=[.L3]" office:value-type="float" office:value="748">
            <text:p>748</text:p>
          </table:table-cell>
          <table:table-cell table:formula="of:=[.M3]" office:value-type="float" office:value="99">
            <text:p>99</text:p>
          </table:table-cell>
          <table:table-cell table:number-columns-repeated="3"/>
        </table:table-row>
        <table:table-row table:style-name="ro2">
          <table:table-cell table:formula="of:=[.A4]" office:value-type="string" office:string-value="artificial-einsi/art-29.fst">
            <text:p>artificial-einsi/art-29.fst</text:p>
          </table:table-cell>
          <table:table-cell table:formula="of:=[.B4]" office:value-type="float" office:value="560.822192513369">
            <text:p>560.8221925134</text:p>
          </table:table-cell>
          <table:table-cell table:formula="of:=[.C4]" office:value-type="float" office:value="0.560704545454546">
            <text:p>0.5607045455</text:p>
          </table:table-cell>
          <table:table-cell table:formula="of:=[.E4]" office:value-type="float" office:value="0">
            <text:p>0</text:p>
          </table:table-cell>
          <table:table-cell table:formula="of:=[.F4]" office:value-type="float" office:value="29.1705882352941">
            <text:p>29.1705882353</text:p>
          </table:table-cell>
          <table:table-cell table:formula="of:=[.G4]" office:value-type="float" office:value="4959">
            <text:p>4959</text:p>
          </table:table-cell>
          <table:table-cell table:formula="of:=[.H4]" office:value-type="float" office:value="170">
            <text:p>170</text:p>
          </table:table-cell>
          <table:table-cell table:formula="of:=[.K4]" office:value-type="float" office:value="795">
            <text:p>795</text:p>
          </table:table-cell>
          <table:table-cell table:formula="of:=[.L4]" office:value-type="float" office:value="703">
            <text:p>703</text:p>
          </table:table-cell>
          <table:table-cell table:formula="of:=[.M4]" office:value-type="float" office:value="92">
            <text:p>92</text:p>
          </table:table-cell>
          <table:table-cell table:number-columns-repeated="3"/>
        </table:table-row>
        <table:table-row table:style-name="ro2">
          <table:table-cell table:formula="of:=[.A5]" office:value-type="string" office:string-value="artificial-einsi/art-10.fst">
            <text:p>artificial-einsi/art-10.fst</text:p>
          </table:table-cell>
          <table:table-cell table:formula="of:=[.B5]" office:value-type="float" office:value="423.347141953277">
            <text:p>423.3471419533</text:p>
          </table:table-cell>
          <table:table-cell table:formula="of:=[.C5]" office:value-type="float" office:value="0.423818462897526">
            <text:p>0.4238184629</text:p>
          </table:table-cell>
          <table:table-cell table:formula="of:=[.E5]" office:value-type="float" office:value="0.0290909090909091">
            <text:p>0.0290909091</text:p>
          </table:table-cell>
          <table:table-cell table:formula="of:=[.F5]" office:value-type="float" office:value="39.2044198895028">
            <text:p>39.2044198895</text:p>
          </table:table-cell>
          <table:table-cell table:formula="of:=[.G5]" office:value-type="float" office:value="7096">
            <text:p>7096</text:p>
          </table:table-cell>
          <table:table-cell table:formula="of:=[.H5]" office:value-type="float" office:value="181">
            <text:p>181</text:p>
          </table:table-cell>
          <table:table-cell table:formula="of:=[.K5]" office:value-type="float" office:value="784">
            <text:p>784</text:p>
          </table:table-cell>
          <table:table-cell table:formula="of:=[.L5]" office:value-type="float" office:value="700">
            <text:p>700</text:p>
          </table:table-cell>
          <table:table-cell table:formula="of:=[.M5]" office:value-type="float" office:value="84">
            <text:p>84</text:p>
          </table:table-cell>
          <table:table-cell table:number-columns-repeated="3"/>
        </table:table-row>
        <table:table-row table:style-name="ro2">
          <table:table-cell table:formula="of:=[.A6]" office:value-type="string" office:string-value="artificial-einsi/art-2.fst">
            <text:p>artificial-einsi/art-2.fst</text:p>
          </table:table-cell>
          <table:table-cell table:formula="of:=[.B6]" office:value-type="float" office:value="544.178058890796">
            <text:p>544.1780588908</text:p>
          </table:table-cell>
          <table:table-cell table:formula="of:=[.C6]" office:value-type="float" office:value="0.544052272727274">
            <text:p>0.5440522727</text:p>
          </table:table-cell>
          <table:table-cell table:formula="of:=[.E6]" office:value-type="float" office:value="0">
            <text:p>0</text:p>
          </table:table-cell>
          <table:table-cell table:formula="of:=[.F6]" office:value-type="float" office:value="32.440251572327">
            <text:p>32.4402515723</text:p>
          </table:table-cell>
          <table:table-cell table:formula="of:=[.G6]" office:value-type="float" office:value="5158">
            <text:p>5158</text:p>
          </table:table-cell>
          <table:table-cell table:formula="of:=[.H6]" office:value-type="float" office:value="159">
            <text:p>159</text:p>
          </table:table-cell>
          <table:table-cell table:formula="of:=[.K6]" office:value-type="float" office:value="835">
            <text:p>835</text:p>
          </table:table-cell>
          <table:table-cell table:formula="of:=[.L6]" office:value-type="float" office:value="751">
            <text:p>751</text:p>
          </table:table-cell>
          <table:table-cell table:formula="of:=[.M6]" office:value-type="float" office:value="84">
            <text:p>84</text:p>
          </table:table-cell>
          <table:table-cell table:number-columns-repeated="3"/>
        </table:table-row>
        <table:table-row table:style-name="ro2">
          <table:table-cell table:formula="of:=[.A7]" office:value-type="string" office:string-value="artificial-einsi/art-19.fst">
            <text:p>artificial-einsi/art-19.fst</text:p>
          </table:table-cell>
          <table:table-cell table:formula="of:=[.B7]" office:value-type="float" office:value="565.802033492822">
            <text:p>565.8020334928</text:p>
          </table:table-cell>
          <table:table-cell table:formula="of:=[.C7]" office:value-type="float" office:value="0.565670454545454">
            <text:p>0.5656704545</text:p>
          </table:table-cell>
          <table:table-cell table:formula="of:=[.E7]" office:value-type="float" office:value="0">
            <text:p>0</text:p>
          </table:table-cell>
          <table:table-cell table:formula="of:=[.F7]" office:value-type="float" office:value="30.2631578947368">
            <text:p>30.2631578947</text:p>
          </table:table-cell>
          <table:table-cell table:formula="of:=[.G7]" office:value-type="float" office:value="4600">
            <text:p>4600</text:p>
          </table:table-cell>
          <table:table-cell table:formula="of:=[.H7]" office:value-type="float" office:value="152">
            <text:p>152</text:p>
          </table:table-cell>
          <table:table-cell table:formula="of:=[.K7]" office:value-type="float" office:value="914">
            <text:p>914</text:p>
          </table:table-cell>
          <table:table-cell table:formula="of:=[.L7]" office:value-type="float" office:value="817">
            <text:p>817</text:p>
          </table:table-cell>
          <table:table-cell table:formula="of:=[.M7]" office:value-type="float" office:value="97">
            <text:p>97</text:p>
          </table:table-cell>
          <table:table-cell table:number-columns-repeated="3"/>
        </table:table-row>
        <table:table-row table:style-name="ro2">
          <table:table-cell table:formula="of:=[.A8]" office:value-type="string" office:string-value="artificial-einsi/art-27.fst">
            <text:p>artificial-einsi/art-27.fst</text:p>
          </table:table-cell>
          <table:table-cell table:formula="of:=[.B8]" office:value-type="float" office:value="564.737994350283">
            <text:p>564.7379943503</text:p>
          </table:table-cell>
          <table:table-cell table:formula="of:=[.C8]" office:value-type="float" office:value="0.564625000000001">
            <text:p>0.564625</text:p>
          </table:table-cell>
          <table:table-cell table:formula="of:=[.E8]" office:value-type="float" office:value="0">
            <text:p>0</text:p>
          </table:table-cell>
          <table:table-cell table:formula="of:=[.F8]" office:value-type="float" office:value="27.0508474576271">
            <text:p>27.0508474576</text:p>
          </table:table-cell>
          <table:table-cell table:formula="of:=[.G8]" office:value-type="float" office:value="4788">
            <text:p>4788</text:p>
          </table:table-cell>
          <table:table-cell table:formula="of:=[.H8]" office:value-type="float" office:value="177">
            <text:p>177</text:p>
          </table:table-cell>
          <table:table-cell table:formula="of:=[.K8]" office:value-type="float" office:value="887">
            <text:p>887</text:p>
          </table:table-cell>
          <table:table-cell table:formula="of:=[.L8]" office:value-type="float" office:value="775">
            <text:p>775</text:p>
          </table:table-cell>
          <table:table-cell table:formula="of:=[.M8]" office:value-type="float" office:value="112">
            <text:p>112</text:p>
          </table:table-cell>
          <table:table-cell table:number-columns-repeated="3"/>
        </table:table-row>
        <table:table-row table:style-name="ro2">
          <table:table-cell table:formula="of:=[.A9]" office:value-type="string" office:string-value="artificial-einsi/art-16.fst">
            <text:p>artificial-einsi/art-16.fst</text:p>
          </table:table-cell>
          <table:table-cell table:formula="of:=[.B9]" office:value-type="float" office:value="538.919805217447">
            <text:p>538.9198052174</text:p>
          </table:table-cell>
          <table:table-cell table:formula="of:=[.C9]" office:value-type="float" office:value="0.538864460562102">
            <text:p>0.5388644606</text:p>
          </table:table-cell>
          <table:table-cell table:formula="of:=[.E9]" office:value-type="float" office:value="0.00272727272727269">
            <text:p>0.0027272727</text:p>
          </table:table-cell>
          <table:table-cell table:formula="of:=[.F9]" office:value-type="float" office:value="29.8351648351648">
            <text:p>29.8351648352</text:p>
          </table:table-cell>
          <table:table-cell table:formula="of:=[.G9]" office:value-type="float" office:value="5430">
            <text:p>5430</text:p>
          </table:table-cell>
          <table:table-cell table:formula="of:=[.H9]" office:value-type="float" office:value="182">
            <text:p>182</text:p>
          </table:table-cell>
          <table:table-cell table:formula="of:=[.K9]" office:value-type="float" office:value="832">
            <text:p>832</text:p>
          </table:table-cell>
          <table:table-cell table:formula="of:=[.L9]" office:value-type="float" office:value="736">
            <text:p>736</text:p>
          </table:table-cell>
          <table:table-cell table:formula="of:=[.M9]" office:value-type="float" office:value="96">
            <text:p>96</text:p>
          </table:table-cell>
          <table:table-cell table:number-columns-repeated="3"/>
        </table:table-row>
        <table:table-row table:style-name="ro2">
          <table:table-cell table:formula="of:=[.A10]" office:value-type="string" office:string-value="artificial-einsi/art-25.fst">
            <text:p>artificial-einsi/art-25.fst</text:p>
          </table:table-cell>
          <table:table-cell table:formula="of:=[.B10]" office:value-type="float" office:value="530.908593396653">
            <text:p>530.9085933967</text:p>
          </table:table-cell>
          <table:table-cell table:formula="of:=[.C10]" office:value-type="float" office:value="0.530809090909091">
            <text:p>0.5308090909</text:p>
          </table:table-cell>
          <table:table-cell table:formula="of:=[.E10]" office:value-type="float" office:value="0">
            <text:p>0</text:p>
          </table:table-cell>
          <table:table-cell table:formula="of:=[.F10]" office:value-type="float" office:value="28.6119402985075">
            <text:p>28.6119402985</text:p>
          </table:table-cell>
          <table:table-cell table:formula="of:=[.G10]" office:value-type="float" office:value="5751">
            <text:p>5751</text:p>
          </table:table-cell>
          <table:table-cell table:formula="of:=[.H10]" office:value-type="float" office:value="201">
            <text:p>201</text:p>
          </table:table-cell>
          <table:table-cell table:formula="of:=[.K10]" office:value-type="float" office:value="753">
            <text:p>753</text:p>
          </table:table-cell>
          <table:table-cell table:formula="of:=[.L10]" office:value-type="float" office:value="667">
            <text:p>667</text:p>
          </table:table-cell>
          <table:table-cell table:formula="of:=[.M10]" office:value-type="float" office:value="86">
            <text:p>86</text:p>
          </table:table-cell>
          <table:table-cell table:number-columns-repeated="3"/>
        </table:table-row>
        <table:table-row table:style-name="ro2">
          <table:table-cell table:formula="of:=[.A11]" office:value-type="string" office:string-value="artificial-einsi/art-13.fst">
            <text:p>artificial-einsi/art-13.fst</text:p>
          </table:table-cell>
          <table:table-cell table:formula="of:=[.B11]" office:value-type="float" office:value="466.891905005106">
            <text:p>466.8919050051</text:p>
          </table:table-cell>
          <table:table-cell table:formula="of:=[.C11]" office:value-type="float" office:value="0.466779545454544">
            <text:p>0.4667795455</text:p>
          </table:table-cell>
          <table:table-cell table:formula="of:=[.E11]" office:value-type="float" office:value="0">
            <text:p>0</text:p>
          </table:table-cell>
          <table:table-cell table:formula="of:=[.F11]" office:value-type="float" office:value="41.185393258427">
            <text:p>41.1853932584</text:p>
          </table:table-cell>
          <table:table-cell table:formula="of:=[.G11]" office:value-type="float" office:value="7331">
            <text:p>7331</text:p>
          </table:table-cell>
          <table:table-cell table:formula="of:=[.H11]" office:value-type="float" office:value="178">
            <text:p>178</text:p>
          </table:table-cell>
          <table:table-cell table:formula="of:=[.K11]" office:value-type="float" office:value="734">
            <text:p>734</text:p>
          </table:table-cell>
          <table:table-cell table:formula="of:=[.L11]" office:value-type="float" office:value="642">
            <text:p>642</text:p>
          </table:table-cell>
          <table:table-cell table:formula="of:=[.M11]" office:value-type="float" office:value="92">
            <text:p>92</text:p>
          </table:table-cell>
          <table:table-cell table:number-columns-repeated="3"/>
        </table:table-row>
        <table:table-row table:style-name="ro2">
          <table:table-cell table:formula="of:=[.A12]" office:value-type="string" office:string-value="artificial-einsi/art-22.fst">
            <text:p>artificial-einsi/art-22.fst</text:p>
          </table:table-cell>
          <table:table-cell table:formula="of:=[.B12]" office:value-type="float" office:value="468.41135485492">
            <text:p>468.4113548549</text:p>
          </table:table-cell>
          <table:table-cell table:formula="of:=[.C12]" office:value-type="float" office:value="0.468558295964125">
            <text:p>0.468558296</text:p>
          </table:table-cell>
          <table:table-cell table:formula="of:=[.E12]" office:value-type="float" office:value="0.0136363636363637">
            <text:p>0.0136363636</text:p>
          </table:table-cell>
          <table:table-cell table:formula="of:=[.F12]" office:value-type="float" office:value="33.0691823899371">
            <text:p>33.0691823899</text:p>
          </table:table-cell>
          <table:table-cell table:formula="of:=[.G12]" office:value-type="float" office:value="5258">
            <text:p>5258</text:p>
          </table:table-cell>
          <table:table-cell table:formula="of:=[.H12]" office:value-type="float" office:value="159">
            <text:p>159</text:p>
          </table:table-cell>
          <table:table-cell table:formula="of:=[.K12]" office:value-type="float" office:value="804">
            <text:p>804</text:p>
          </table:table-cell>
          <table:table-cell table:formula="of:=[.L12]" office:value-type="float" office:value="717">
            <text:p>717</text:p>
          </table:table-cell>
          <table:table-cell table:formula="of:=[.M12]" office:value-type="float" office:value="87">
            <text:p>87</text:p>
          </table:table-cell>
          <table:table-cell table:number-columns-repeated="3"/>
        </table:table-row>
        <table:table-row table:style-name="ro2">
          <table:table-cell table:formula="of:=[.A13]" office:value-type="string" office:string-value="artificial-einsi/art-21.fst">
            <text:p>artificial-einsi/art-21.fst</text:p>
          </table:table-cell>
          <table:table-cell table:formula="of:=[.B13]" office:value-type="float" office:value="529.16435949539">
            <text:p>529.1643594954</text:p>
          </table:table-cell>
          <table:table-cell table:formula="of:=[.C13]" office:value-type="float" office:value="0.529097096188749">
            <text:p>0.5290970962</text:p>
          </table:table-cell>
          <table:table-cell table:formula="of:=[.E13]" office:value-type="float" office:value="0.00181818181818172">
            <text:p>0.0018181818</text:p>
          </table:table-cell>
          <table:table-cell table:formula="of:=[.F13]" office:value-type="float" office:value="29.0155440414508">
            <text:p>29.0155440415</text:p>
          </table:table-cell>
          <table:table-cell table:formula="of:=[.G13]" office:value-type="float" office:value="5600">
            <text:p>5600</text:p>
          </table:table-cell>
          <table:table-cell table:formula="of:=[.H13]" office:value-type="float" office:value="193">
            <text:p>193</text:p>
          </table:table-cell>
          <table:table-cell table:formula="of:=[.K13]" office:value-type="float" office:value="852">
            <text:p>852</text:p>
          </table:table-cell>
          <table:table-cell table:formula="of:=[.L13]" office:value-type="float" office:value="753">
            <text:p>753</text:p>
          </table:table-cell>
          <table:table-cell table:formula="of:=[.M13]" office:value-type="float" office:value="99">
            <text:p>99</text:p>
          </table:table-cell>
          <table:table-cell table:number-columns-repeated="3"/>
        </table:table-row>
        <table:table-row table:style-name="ro2">
          <table:table-cell table:formula="of:=[.A14]" office:value-type="string" office:string-value="artificial-einsi/art-20.fst">
            <text:p>artificial-einsi/art-20.fst</text:p>
          </table:table-cell>
          <table:table-cell table:formula="of:=[.B14]" office:value-type="float" office:value="542.008224510296">
            <text:p>542.0082245103</text:p>
          </table:table-cell>
          <table:table-cell table:formula="of:=[.C14]" office:value-type="float" office:value="0.541897727272727">
            <text:p>0.5418977273</text:p>
          </table:table-cell>
          <table:table-cell table:formula="of:=[.E14]" office:value-type="float" office:value="0">
            <text:p>0</text:p>
          </table:table-cell>
          <table:table-cell table:formula="of:=[.F14]" office:value-type="float" office:value="29.7790055248619">
            <text:p>29.7790055249</text:p>
          </table:table-cell>
          <table:table-cell table:formula="of:=[.G14]" office:value-type="float" office:value="5390">
            <text:p>5390</text:p>
          </table:table-cell>
          <table:table-cell table:formula="of:=[.H14]" office:value-type="float" office:value="181">
            <text:p>181</text:p>
          </table:table-cell>
          <table:table-cell table:formula="of:=[.K14]" office:value-type="float" office:value="857">
            <text:p>857</text:p>
          </table:table-cell>
          <table:table-cell table:formula="of:=[.L14]" office:value-type="float" office:value="756">
            <text:p>756</text:p>
          </table:table-cell>
          <table:table-cell table:formula="of:=[.M14]" office:value-type="float" office:value="101">
            <text:p>101</text:p>
          </table:table-cell>
          <table:table-cell table:number-columns-repeated="3"/>
        </table:table-row>
        <table:table-row table:style-name="ro2">
          <table:table-cell table:formula="of:=[.A15]" office:value-type="string" office:string-value="artificial-einsi/art-7.fst">
            <text:p>artificial-einsi/art-7.fst</text:p>
          </table:table-cell>
          <table:table-cell table:formula="of:=[.B15]" office:value-type="float" office:value="542.180063685854">
            <text:p>542.1800636859</text:p>
          </table:table-cell>
          <table:table-cell table:formula="of:=[.C15]" office:value-type="float" office:value="0.542151268115942">
            <text:p>0.5421512681</text:p>
          </table:table-cell>
          <table:table-cell table:formula="of:=[.E15]" office:value-type="float" office:value="0.00363636363636366">
            <text:p>0.0036363636</text:p>
          </table:table-cell>
          <table:table-cell table:formula="of:=[.F15]" office:value-type="float" office:value="27.507614213198">
            <text:p>27.5076142132</text:p>
          </table:table-cell>
          <table:table-cell table:formula="of:=[.G15]" office:value-type="float" office:value="5419">
            <text:p>5419</text:p>
          </table:table-cell>
          <table:table-cell table:formula="of:=[.H15]" office:value-type="float" office:value="197">
            <text:p>197</text:p>
          </table:table-cell>
          <table:table-cell table:formula="of:=[.K15]" office:value-type="float" office:value="871">
            <text:p>871</text:p>
          </table:table-cell>
          <table:table-cell table:formula="of:=[.L15]" office:value-type="float" office:value="777">
            <text:p>777</text:p>
          </table:table-cell>
          <table:table-cell table:formula="of:=[.M15]" office:value-type="float" office:value="94">
            <text:p>94</text:p>
          </table:table-cell>
          <table:table-cell table:number-columns-repeated="3"/>
        </table:table-row>
        <table:table-row table:style-name="ro2">
          <table:table-cell table:formula="of:=[.A16]" office:value-type="string" office:string-value="artificial-einsi/art-24.fst">
            <text:p>artificial-einsi/art-24.fst</text:p>
          </table:table-cell>
          <table:table-cell table:formula="of:=[.B16]" office:value-type="float" office:value="553.785161068463">
            <text:p>553.7851610685</text:p>
          </table:table-cell>
          <table:table-cell table:formula="of:=[.C16]" office:value-type="float" office:value="0.553709165154265">
            <text:p>0.5537091652</text:p>
          </table:table-cell>
          <table:table-cell table:formula="of:=[.E16]" office:value-type="float" office:value="0.00181818181818172">
            <text:p>0.0018181818</text:p>
          </table:table-cell>
          <table:table-cell table:formula="of:=[.F16]" office:value-type="float" office:value="31.185393258427">
            <text:p>31.1853932584</text:p>
          </table:table-cell>
          <table:table-cell table:formula="of:=[.G16]" office:value-type="float" office:value="5551">
            <text:p>5551</text:p>
          </table:table-cell>
          <table:table-cell table:formula="of:=[.H16]" office:value-type="float" office:value="178">
            <text:p>178</text:p>
          </table:table-cell>
          <table:table-cell table:formula="of:=[.K16]" office:value-type="float" office:value="839">
            <text:p>839</text:p>
          </table:table-cell>
          <table:table-cell table:formula="of:=[.L16]" office:value-type="float" office:value="743">
            <text:p>743</text:p>
          </table:table-cell>
          <table:table-cell table:formula="of:=[.M16]" office:value-type="float" office:value="96">
            <text:p>96</text:p>
          </table:table-cell>
          <table:table-cell table:number-columns-repeated="3"/>
        </table:table-row>
        <table:table-row table:style-name="ro2">
          <table:table-cell table:formula="of:=[.A17]" office:value-type="string" office:string-value="artificial-einsi/art-28.fst">
            <text:p>artificial-einsi/art-28.fst</text:p>
          </table:table-cell>
          <table:table-cell table:formula="of:=[.B17]" office:value-type="float" office:value="555.191541240215">
            <text:p>555.1915412402</text:p>
          </table:table-cell>
          <table:table-cell table:formula="of:=[.C17]" office:value-type="float" office:value="0.55505909090909">
            <text:p>0.5550590909</text:p>
          </table:table-cell>
          <table:table-cell table:formula="of:=[.E17]" office:value-type="float" office:value="0">
            <text:p>0</text:p>
          </table:table-cell>
          <table:table-cell table:formula="of:=[.F17]" office:value-type="float" office:value="36.1324503311258">
            <text:p>36.1324503311</text:p>
          </table:table-cell>
          <table:table-cell table:formula="of:=[.G17]" office:value-type="float" office:value="5456">
            <text:p>5456</text:p>
          </table:table-cell>
          <table:table-cell table:formula="of:=[.H17]" office:value-type="float" office:value="151">
            <text:p>151</text:p>
          </table:table-cell>
          <table:table-cell table:formula="of:=[.K17]" office:value-type="float" office:value="834">
            <text:p>834</text:p>
          </table:table-cell>
          <table:table-cell table:formula="of:=[.L17]" office:value-type="float" office:value="746">
            <text:p>746</text:p>
          </table:table-cell>
          <table:table-cell table:formula="of:=[.M17]" office:value-type="float" office:value="88">
            <text:p>88</text:p>
          </table:table-cell>
          <table:table-cell table:number-columns-repeated="3"/>
        </table:table-row>
        <table:table-row table:style-name="ro2">
          <table:table-cell table:formula="of:=[.A18]" office:value-type="string" office:string-value="artificial-einsi/art-12.fst">
            <text:p>artificial-einsi/art-12.fst</text:p>
          </table:table-cell>
          <table:table-cell table:formula="of:=[.B18]" office:value-type="float" office:value="540.267736579649">
            <text:p>540.2677365797</text:p>
          </table:table-cell>
          <table:table-cell table:formula="of:=[.C18]" office:value-type="float" office:value="0.540224184782609">
            <text:p>0.5402241848</text:p>
          </table:table-cell>
          <table:table-cell table:formula="of:=[.E18]" office:value-type="float" office:value="0.00363636363636366">
            <text:p>0.0036363636</text:p>
          </table:table-cell>
          <table:table-cell table:formula="of:=[.F18]" office:value-type="float" office:value="31.4244186046512">
            <text:p>31.4244186047</text:p>
          </table:table-cell>
          <table:table-cell table:formula="of:=[.G18]" office:value-type="float" office:value="5405">
            <text:p>5405</text:p>
          </table:table-cell>
          <table:table-cell table:formula="of:=[.H18]" office:value-type="float" office:value="172">
            <text:p>172</text:p>
          </table:table-cell>
          <table:table-cell table:formula="of:=[.K18]" office:value-type="float" office:value="831">
            <text:p>831</text:p>
          </table:table-cell>
          <table:table-cell table:formula="of:=[.L18]" office:value-type="float" office:value="734">
            <text:p>734</text:p>
          </table:table-cell>
          <table:table-cell table:formula="of:=[.M18]" office:value-type="float" office:value="97">
            <text:p>97</text:p>
          </table:table-cell>
          <table:table-cell table:number-columns-repeated="3"/>
        </table:table-row>
        <table:table-row table:style-name="ro2">
          <table:table-cell table:formula="of:=[.A19]" office:value-type="string" office:string-value="artificial-einsi/art-0.fst">
            <text:p>artificial-einsi/art-0.fst</text:p>
          </table:table-cell>
          <table:table-cell table:formula="of:=[.B19]" office:value-type="float" office:value="533.828436539306">
            <text:p>533.8284365393</text:p>
          </table:table-cell>
          <table:table-cell table:formula="of:=[.C19]" office:value-type="float" office:value="0.533731818181818">
            <text:p>0.5337318182</text:p>
          </table:table-cell>
          <table:table-cell table:formula="of:=[.E19]" office:value-type="float" office:value="0">
            <text:p>0</text:p>
          </table:table-cell>
          <table:table-cell table:formula="of:=[.F19]" office:value-type="float" office:value="28.8985507246377">
            <text:p>28.8985507246</text:p>
          </table:table-cell>
          <table:table-cell table:formula="of:=[.G19]" office:value-type="float" office:value="5982">
            <text:p>5982</text:p>
          </table:table-cell>
          <table:table-cell table:formula="of:=[.H19]" office:value-type="float" office:value="207">
            <text:p>207</text:p>
          </table:table-cell>
          <table:table-cell table:formula="of:=[.K19]" office:value-type="float" office:value="805">
            <text:p>805</text:p>
          </table:table-cell>
          <table:table-cell table:formula="of:=[.L19]" office:value-type="float" office:value="696">
            <text:p>696</text:p>
          </table:table-cell>
          <table:table-cell table:formula="of:=[.M19]" office:value-type="float" office:value="109">
            <text:p>109</text:p>
          </table:table-cell>
          <table:table-cell table:number-columns-repeated="3"/>
        </table:table-row>
        <table:table-row table:style-name="ro2">
          <table:table-cell table:formula="of:=[.A20]" office:value-type="string" office:string-value="artificial-einsi/art-5.fst">
            <text:p>artificial-einsi/art-5.fst</text:p>
          </table:table-cell>
          <table:table-cell table:formula="of:=[.B20]" office:value-type="float" office:value="539.939285714285">
            <text:p>539.9392857143</text:p>
          </table:table-cell>
          <table:table-cell table:formula="of:=[.C20]" office:value-type="float" office:value="0.539824999999999">
            <text:p>0.539825</text:p>
          </table:table-cell>
          <table:table-cell table:formula="of:=[.E20]" office:value-type="float" office:value="0">
            <text:p>0</text:p>
          </table:table-cell>
          <table:table-cell table:formula="of:=[.F20]" office:value-type="float" office:value="30.3942857142857">
            <text:p>30.3942857143</text:p>
          </table:table-cell>
          <table:table-cell table:formula="of:=[.G20]" office:value-type="float" office:value="5319">
            <text:p>5319</text:p>
          </table:table-cell>
          <table:table-cell table:formula="of:=[.H20]" office:value-type="float" office:value="175">
            <text:p>175</text:p>
          </table:table-cell>
          <table:table-cell table:formula="of:=[.K20]" office:value-type="float" office:value="885">
            <text:p>885</text:p>
          </table:table-cell>
          <table:table-cell table:formula="of:=[.L20]" office:value-type="float" office:value="789">
            <text:p>789</text:p>
          </table:table-cell>
          <table:table-cell table:formula="of:=[.M20]" office:value-type="float" office:value="96">
            <text:p>96</text:p>
          </table:table-cell>
          <table:table-cell table:number-columns-repeated="3"/>
        </table:table-row>
        <table:table-row table:style-name="ro2">
          <table:table-cell table:formula="of:=[.A21]" office:value-type="string" office:string-value="artificial-einsi/art-8.fst">
            <text:p>artificial-einsi/art-8.fst</text:p>
          </table:table-cell>
          <table:table-cell table:formula="of:=[.B21]" office:value-type="float" office:value="534.63785996612">
            <text:p>534.6378599661</text:p>
          </table:table-cell>
          <table:table-cell table:formula="of:=[.C21]" office:value-type="float" office:value="0.534513636363635">
            <text:p>0.5345136364</text:p>
          </table:table-cell>
          <table:table-cell table:formula="of:=[.E21]" office:value-type="float" office:value="0">
            <text:p>0</text:p>
          </table:table-cell>
          <table:table-cell table:formula="of:=[.F21]" office:value-type="float" office:value="33.5465838509317">
            <text:p>33.5465838509</text:p>
          </table:table-cell>
          <table:table-cell table:formula="of:=[.G21]" office:value-type="float" office:value="5401">
            <text:p>5401</text:p>
          </table:table-cell>
          <table:table-cell table:formula="of:=[.H21]" office:value-type="float" office:value="161">
            <text:p>161</text:p>
          </table:table-cell>
          <table:table-cell table:formula="of:=[.K21]" office:value-type="float" office:value="834">
            <text:p>834</text:p>
          </table:table-cell>
          <table:table-cell table:formula="of:=[.L21]" office:value-type="float" office:value="739">
            <text:p>739</text:p>
          </table:table-cell>
          <table:table-cell table:formula="of:=[.M21]" office:value-type="float" office:value="95">
            <text:p>95</text:p>
          </table:table-cell>
          <table:table-cell table:number-columns-repeated="3"/>
        </table:table-row>
        <table:table-row table:style-name="ro2">
          <table:table-cell table:formula="of:=[.A22]" office:value-type="string" office:string-value="artificial-einsi/art-17.fst">
            <text:p>artificial-einsi/art-17.fst</text:p>
          </table:table-cell>
          <table:table-cell table:formula="of:=[.B22]" office:value-type="float" office:value="508.978795569912">
            <text:p>508.9787955699</text:p>
          </table:table-cell>
          <table:table-cell table:formula="of:=[.C22]" office:value-type="float" office:value="0.508877272727272">
            <text:p>0.5088772727</text:p>
          </table:table-cell>
          <table:table-cell table:formula="of:=[.E22]" office:value-type="float" office:value="0">
            <text:p>0</text:p>
          </table:table-cell>
          <table:table-cell table:formula="of:=[.F22]" office:value-type="float" office:value="31.8984771573604">
            <text:p>31.8984771574</text:p>
          </table:table-cell>
          <table:table-cell table:formula="of:=[.G22]" office:value-type="float" office:value="6284">
            <text:p>6284</text:p>
          </table:table-cell>
          <table:table-cell table:formula="of:=[.H22]" office:value-type="float" office:value="197">
            <text:p>197</text:p>
          </table:table-cell>
          <table:table-cell table:formula="of:=[.K22]" office:value-type="float" office:value="790">
            <text:p>790</text:p>
          </table:table-cell>
          <table:table-cell table:formula="of:=[.L22]" office:value-type="float" office:value="690">
            <text:p>690</text:p>
          </table:table-cell>
          <table:table-cell table:formula="of:=[.M22]" office:value-type="float" office:value="100">
            <text:p>100</text:p>
          </table:table-cell>
          <table:table-cell table:number-columns-repeated="3"/>
        </table:table-row>
        <table:table-row table:style-name="ro2">
          <table:table-cell table:formula="of:=[.A23]" office:value-type="string" office:string-value="artificial-einsi/art-3.fst">
            <text:p>artificial-einsi/art-3.fst</text:p>
          </table:table-cell>
          <table:table-cell table:formula="of:=[.B23]" office:value-type="float" office:value="483.686767271464">
            <text:p>483.6867672715</text:p>
          </table:table-cell>
          <table:table-cell table:formula="of:=[.C23]" office:value-type="float" office:value="0.484230599647266">
            <text:p>0.4842305996</text:p>
          </table:table-cell>
          <table:table-cell table:formula="of:=[.E23]" office:value-type="float" office:value="0.030909090909091">
            <text:p>0.0309090909</text:p>
          </table:table-cell>
          <table:table-cell table:formula="of:=[.F23]" office:value-type="float" office:value="27.7881040892193">
            <text:p>27.7881040892</text:p>
          </table:table-cell>
          <table:table-cell table:formula="of:=[.G23]" office:value-type="float" office:value="7475">
            <text:p>7475</text:p>
          </table:table-cell>
          <table:table-cell table:formula="of:=[.H23]" office:value-type="float" office:value="269">
            <text:p>269</text:p>
          </table:table-cell>
          <table:table-cell table:formula="of:=[.K23]" office:value-type="float" office:value="772">
            <text:p>772</text:p>
          </table:table-cell>
          <table:table-cell table:formula="of:=[.L23]" office:value-type="float" office:value="654">
            <text:p>654</text:p>
          </table:table-cell>
          <table:table-cell table:formula="of:=[.M23]" office:value-type="float" office:value="118">
            <text:p>118</text:p>
          </table:table-cell>
          <table:table-cell table:number-columns-repeated="3"/>
        </table:table-row>
        <table:table-row table:style-name="ro2">
          <table:table-cell table:formula="of:=[.A24]" office:value-type="string" office:string-value="artificial-einsi/art-14.fst">
            <text:p>artificial-einsi/art-14.fst</text:p>
          </table:table-cell>
          <table:table-cell table:formula="of:=[.B24]" office:value-type="float" office:value="510.330886879331">
            <text:p>510.3308868793</text:p>
          </table:table-cell>
          <table:table-cell table:formula="of:=[.C24]" office:value-type="float" office:value="0.51054211469534">
            <text:p>0.5105421147</text:p>
          </table:table-cell>
          <table:table-cell table:formula="of:=[.E24]" office:value-type="float" office:value="0.0145454545454546">
            <text:p>0.0145454545</text:p>
          </table:table-cell>
          <table:table-cell table:formula="of:=[.F24]" office:value-type="float" office:value="24.8207171314741">
            <text:p>24.8207171315</text:p>
          </table:table-cell>
          <table:table-cell table:formula="of:=[.G24]" office:value-type="float" office:value="6230">
            <text:p>6230</text:p>
          </table:table-cell>
          <table:table-cell table:formula="of:=[.H24]" office:value-type="float" office:value="251">
            <text:p>251</text:p>
          </table:table-cell>
          <table:table-cell table:formula="of:=[.K24]" office:value-type="float" office:value="798">
            <text:p>798</text:p>
          </table:table-cell>
          <table:table-cell table:formula="of:=[.L24]" office:value-type="float" office:value="696">
            <text:p>696</text:p>
          </table:table-cell>
          <table:table-cell table:formula="of:=[.M24]" office:value-type="float" office:value="102">
            <text:p>102</text:p>
          </table:table-cell>
          <table:table-cell table:number-columns-repeated="3"/>
        </table:table-row>
        <table:table-row table:style-name="ro2">
          <table:table-cell table:formula="of:=[.A25]" office:value-type="string" office:string-value="artificial-einsi/art-23.fst">
            <text:p>artificial-einsi/art-23.fst</text:p>
          </table:table-cell>
          <table:table-cell table:formula="of:=[.B25]" office:value-type="float" office:value="546.891781949935">
            <text:p>546.8917819499</text:p>
          </table:table-cell>
          <table:table-cell table:formula="of:=[.C25]" office:value-type="float" office:value="0.54684329710145">
            <text:p>0.5468432971</text:p>
          </table:table-cell>
          <table:table-cell table:formula="of:=[.E25]" office:value-type="float" office:value="0.00363636363636366">
            <text:p>0.0036363636</text:p>
          </table:table-cell>
          <table:table-cell table:formula="of:=[.F25]" office:value-type="float" office:value="25.1939393939394">
            <text:p>25.1939393939</text:p>
          </table:table-cell>
          <table:table-cell table:formula="of:=[.G25]" office:value-type="float" office:value="4157">
            <text:p>4157</text:p>
          </table:table-cell>
          <table:table-cell table:formula="of:=[.H25]" office:value-type="float" office:value="165">
            <text:p>165</text:p>
          </table:table-cell>
          <table:table-cell table:formula="of:=[.K25]" office:value-type="float" office:value="953">
            <text:p>953</text:p>
          </table:table-cell>
          <table:table-cell table:formula="of:=[.L25]" office:value-type="float" office:value="861">
            <text:p>861</text:p>
          </table:table-cell>
          <table:table-cell table:formula="of:=[.M25]" office:value-type="float" office:value="92">
            <text:p>92</text:p>
          </table:table-cell>
          <table:table-cell table:number-columns-repeated="3"/>
        </table:table-row>
        <table:table-row table:style-name="ro2">
          <table:table-cell table:formula="of:=[.A26]" office:value-type="string" office:string-value="artificial-einsi/art-11.fst">
            <text:p>artificial-einsi/art-11.fst</text:p>
          </table:table-cell>
          <table:table-cell table:formula="of:=[.B26]" office:value-type="float" office:value="535.800123854347">
            <text:p>535.8001238543</text:p>
          </table:table-cell>
          <table:table-cell table:formula="of:=[.C26]" office:value-type="float" office:value="0.535697093551316">
            <text:p>0.5356970936</text:p>
          </table:table-cell>
          <table:table-cell table:formula="of:=[.E26]" office:value-type="string" office:string-value=" 9.090909090909705E-4">
            <text:p><text:s/>9.090909090909705E-4</text:p>
          </table:table-cell>
          <table:table-cell table:formula="of:=[.F26]" office:value-type="float" office:value="34.9575757575758">
            <text:p>34.9575757576</text:p>
          </table:table-cell>
          <table:table-cell table:formula="of:=[.G26]" office:value-type="float" office:value="5768">
            <text:p>5768</text:p>
          </table:table-cell>
          <table:table-cell table:formula="of:=[.H26]" office:value-type="float" office:value="165">
            <text:p>165</text:p>
          </table:table-cell>
          <table:table-cell table:formula="of:=[.K26]" office:value-type="float" office:value="806">
            <text:p>806</text:p>
          </table:table-cell>
          <table:table-cell table:formula="of:=[.L26]" office:value-type="float" office:value="707">
            <text:p>707</text:p>
          </table:table-cell>
          <table:table-cell table:formula="of:=[.M26]" office:value-type="float" office:value="99">
            <text:p>99</text:p>
          </table:table-cell>
          <table:table-cell table:number-columns-repeated="3"/>
        </table:table-row>
        <table:table-row table:style-name="ro2">
          <table:table-cell table:formula="of:=[.A27]" office:value-type="string" office:string-value="artificial-einsi/art-6.fst">
            <text:p>artificial-einsi/art-6.fst</text:p>
          </table:table-cell>
          <table:table-cell table:formula="of:=[.B27]" office:value-type="float" office:value="504.574697845507">
            <text:p>504.5746978455</text:p>
          </table:table-cell>
          <table:table-cell table:formula="of:=[.C27]" office:value-type="float" office:value="0.504459090909091">
            <text:p>0.5044590909</text:p>
          </table:table-cell>
          <table:table-cell table:formula="of:=[.E27]" office:value-type="float" office:value="0">
            <text:p>0</text:p>
          </table:table-cell>
          <table:table-cell table:formula="of:=[.F27]" office:value-type="float" office:value="30.7803468208092">
            <text:p>30.7803468208</text:p>
          </table:table-cell>
          <table:table-cell table:formula="of:=[.G27]" office:value-type="float" office:value="5325">
            <text:p>5325</text:p>
          </table:table-cell>
          <table:table-cell table:formula="of:=[.H27]" office:value-type="float" office:value="173">
            <text:p>173</text:p>
          </table:table-cell>
          <table:table-cell table:formula="of:=[.K27]" office:value-type="float" office:value="811">
            <text:p>811</text:p>
          </table:table-cell>
          <table:table-cell table:formula="of:=[.L27]" office:value-type="float" office:value="723">
            <text:p>723</text:p>
          </table:table-cell>
          <table:table-cell table:formula="of:=[.M27]" office:value-type="float" office:value="88">
            <text:p>88</text:p>
          </table:table-cell>
          <table:table-cell table:number-columns-repeated="3"/>
        </table:table-row>
        <table:table-row table:style-name="ro2">
          <table:table-cell table:formula="of:=[.A28]" office:value-type="string" office:string-value="artificial-einsi/art-1.fst">
            <text:p>artificial-einsi/art-1.fst</text:p>
          </table:table-cell>
          <table:table-cell table:formula="of:=[.B28]" office:value-type="float" office:value="561.579894396487">
            <text:p>561.5798943965</text:p>
          </table:table-cell>
          <table:table-cell table:formula="of:=[.C28]" office:value-type="float" office:value="0.561490471869328">
            <text:p>0.5614904719</text:p>
          </table:table-cell>
          <table:table-cell table:formula="of:=[.E28]" office:value-type="float" office:value="0.00181818181818172">
            <text:p>0.0018181818</text:p>
          </table:table-cell>
          <table:table-cell table:formula="of:=[.F28]" office:value-type="float" office:value="28.377358490566">
            <text:p>28.3773584906</text:p>
          </table:table-cell>
          <table:table-cell table:formula="of:=[.G28]" office:value-type="float" office:value="4512">
            <text:p>4512</text:p>
          </table:table-cell>
          <table:table-cell table:formula="of:=[.H28]" office:value-type="float" office:value="159">
            <text:p>159</text:p>
          </table:table-cell>
          <table:table-cell table:formula="of:=[.K28]" office:value-type="float" office:value="859">
            <text:p>859</text:p>
          </table:table-cell>
          <table:table-cell table:formula="of:=[.L28]" office:value-type="float" office:value="770">
            <text:p>770</text:p>
          </table:table-cell>
          <table:table-cell table:formula="of:=[.M28]" office:value-type="float" office:value="89">
            <text:p>89</text:p>
          </table:table-cell>
          <table:table-cell table:number-columns-repeated="3"/>
        </table:table-row>
        <table:table-row table:style-name="ro2">
          <table:table-cell table:formula="of:=[.A29]" office:value-type="string" office:string-value="artificial-einsi/art-18.fst">
            <text:p>artificial-einsi/art-18.fst</text:p>
          </table:table-cell>
          <table:table-cell table:formula="of:=[.B29]" office:value-type="float" office:value="526.462359550562">
            <text:p>526.4623595506</text:p>
          </table:table-cell>
          <table:table-cell table:formula="of:=[.C29]" office:value-type="float" office:value="0.52635">
            <text:p>0.52635</text:p>
          </table:table-cell>
          <table:table-cell table:formula="of:=[.E29]" office:value-type="float" office:value="0">
            <text:p>0</text:p>
          </table:table-cell>
          <table:table-cell table:formula="of:=[.F29]" office:value-type="float" office:value="30.5786516853933">
            <text:p>30.5786516854</text:p>
          </table:table-cell>
          <table:table-cell table:formula="of:=[.G29]" office:value-type="float" office:value="5443">
            <text:p>5443</text:p>
          </table:table-cell>
          <table:table-cell table:formula="of:=[.H29]" office:value-type="float" office:value="178">
            <text:p>178</text:p>
          </table:table-cell>
          <table:table-cell table:formula="of:=[.K29]" office:value-type="float" office:value="855">
            <text:p>855</text:p>
          </table:table-cell>
          <table:table-cell table:formula="of:=[.L29]" office:value-type="float" office:value="764">
            <text:p>764</text:p>
          </table:table-cell>
          <table:table-cell table:formula="of:=[.M29]" office:value-type="float" office:value="91">
            <text:p>91</text:p>
          </table:table-cell>
          <table:table-cell table:number-columns-repeated="3"/>
        </table:table-row>
        <table:table-row table:style-name="ro2">
          <table:table-cell table:formula="of:=[.A30]" office:value-type="string" office:string-value="artificial-einsi/art-9.fst">
            <text:p>artificial-einsi/art-9.fst</text:p>
          </table:table-cell>
          <table:table-cell table:formula="of:=[.B30]" office:value-type="float" office:value="523.824309551208">
            <text:p>523.8243095512</text:p>
          </table:table-cell>
          <table:table-cell table:formula="of:=[.C30]" office:value-type="float" office:value="0.523697727272727">
            <text:p>0.5236977273</text:p>
          </table:table-cell>
          <table:table-cell table:formula="of:=[.E30]" office:value-type="float" office:value="0">
            <text:p>0</text:p>
          </table:table-cell>
          <table:table-cell table:formula="of:=[.F30]" office:value-type="float" office:value="32.1582278481013">
            <text:p>32.1582278481</text:p>
          </table:table-cell>
          <table:table-cell table:formula="of:=[.G30]" office:value-type="float" office:value="5081">
            <text:p>5081</text:p>
          </table:table-cell>
          <table:table-cell table:formula="of:=[.H30]" office:value-type="float" office:value="158">
            <text:p>158</text:p>
          </table:table-cell>
          <table:table-cell table:formula="of:=[.K30]" office:value-type="float" office:value="838">
            <text:p>838</text:p>
          </table:table-cell>
          <table:table-cell table:formula="of:=[.L30]" office:value-type="float" office:value="745">
            <text:p>745</text:p>
          </table:table-cell>
          <table:table-cell table:formula="of:=[.M30]" office:value-type="float" office:value="93">
            <text:p>93</text:p>
          </table:table-cell>
          <table:table-cell table:number-columns-repeated="3"/>
        </table:table-row>
        <table:table-row table:style-name="ro2">
          <table:table-cell table:formula="of:=[.A31]" office:value-type="string" office:string-value="artificial-einsi/art-4.fst">
            <text:p>artificial-einsi/art-4.fst</text:p>
          </table:table-cell>
          <table:table-cell table:formula="of:=[.B31]" office:value-type="float" office:value="513.694177732381">
            <text:p>513.6941777324</text:p>
          </table:table-cell>
          <table:table-cell table:formula="of:=[.C31]" office:value-type="float" office:value="0.513581818181819">
            <text:p>0.5135818182</text:p>
          </table:table-cell>
          <table:table-cell table:formula="of:=[.E31]" office:value-type="float" office:value="0">
            <text:p>0</text:p>
          </table:table-cell>
          <table:table-cell table:formula="of:=[.F31]" office:value-type="float" office:value="32.938202247191">
            <text:p>32.9382022472</text:p>
          </table:table-cell>
          <table:table-cell table:formula="of:=[.G31]" office:value-type="float" office:value="5863">
            <text:p>5863</text:p>
          </table:table-cell>
          <table:table-cell table:formula="of:=[.H31]" office:value-type="float" office:value="178">
            <text:p>178</text:p>
          </table:table-cell>
          <table:table-cell table:formula="of:=[.K31]" office:value-type="float" office:value="808">
            <text:p>808</text:p>
          </table:table-cell>
          <table:table-cell table:formula="of:=[.L31]" office:value-type="float" office:value="709">
            <text:p>709</text:p>
          </table:table-cell>
          <table:table-cell table:formula="of:=[.M31]" office:value-type="float" office:value="99">
            <text:p>99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formula="of:=[.A33]" office:value-type="string" office:string-value="mean">
            <text:p>mean</text:p>
          </table:table-cell>
          <table:table-cell table:formula="of:=[.B33]" office:value-type="float" office:value="528.189767107994">
            <text:p>528.189767108</text:p>
          </table:table-cell>
          <table:table-cell table:formula="of:=[.C33]" office:value-type="float" office:value="0.528150528544918">
            <text:p>0.5281505285</text:p>
          </table:table-cell>
          <table:table-cell table:formula="of:=[.E33]" office:value-type="float" office:value="0.00376175548589341">
            <text:p>0.0037617555</text:p>
          </table:table-cell>
          <table:table-cell table:formula="of:=[.F33]" office:value-type="float" office:value="30.9189291302649">
            <text:p>30.9189291303</text:p>
          </table:table-cell>
          <table:table-cell table:formula="of:=[.G33]" office:value-type="float" office:value="5547.03333333333">
            <text:p>5547.0333333333</text:p>
          </table:table-cell>
          <table:table-cell table:formula="of:=[.H33]" office:value-type="float" office:value="180.566666666667">
            <text:p>180.5666666667</text:p>
          </table:table-cell>
          <table:table-cell table:formula="of:=[.K33]" office:value-type="float" office:value="832.066666666667">
            <text:p>832.0666666667</text:p>
          </table:table-cell>
          <table:table-cell table:formula="of:=[.L33]" office:value-type="float" office:value="736.066666666667">
            <text:p>736.0666666667</text:p>
          </table:table-cell>
          <table:table-cell table:formula="of:=[.M33]" office:value-type="float" office:value="96">
            <text:p>96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[.A1]" office:value-type="string" office:string-value="alignment-file-rated">
            <text:p>alignment-file-rated</text:p>
          </table:table-cell>
          <table:table-cell table:formula="of:=[.C1]" office:value-type="string" office:string-value=" meanColumnValue">
            <text:p><text:s/>meanColumnValue</text:p>
          </table:table-cell>
          <table:table-cell table:formula="of:=[.L1]" office:value-type="string" office:string-value=" substitutionEvents">
            <text:p><text:s/>substitutionEvents</text:p>
          </table:table-cell>
          <table:table-cell table:formula="of:=[.M1]" office:value-type="string" office:string-value=" inDelEvents">
            <text:p><text:s/>inDelEvents</text:p>
          </table:table-cell>
          <table:table-cell table:number-columns-repeated="9"/>
        </table:table-row>
        <table:table-row table:style-name="ro2">
          <table:table-cell table:formula="of:=[.A2]" office:value-type="string" office:string-value="artificial-einsi/art-26.fst">
            <text:p>artificial-einsi/art-26.fst</text:p>
          </table:table-cell>
          <table:table-cell table:formula="of:=[.C2]" office:value-type="float" office:value="0.565859800362975">
            <text:p>0.5658598004</text:p>
          </table:table-cell>
          <table:table-cell table:formula="of:=[.L2]" office:value-type="float" office:value="774">
            <text:p>774</text:p>
          </table:table-cell>
          <table:table-cell table:formula="of:=[.M2]" office:value-type="float" office:value="105">
            <text:p>105</text:p>
          </table:table-cell>
          <table:table-cell table:number-columns-repeated="9"/>
        </table:table-row>
        <table:table-row table:style-name="ro2">
          <table:table-cell table:formula="of:=[.A3]" office:value-type="string" office:string-value="artificial-einsi/art-15.fst">
            <text:p>artificial-einsi/art-15.fst</text:p>
          </table:table-cell>
          <table:table-cell table:formula="of:=[.C3]" office:value-type="float" office:value="0.528795454545454">
            <text:p>0.5287954545</text:p>
          </table:table-cell>
          <table:table-cell table:formula="of:=[.L3]" office:value-type="float" office:value="748">
            <text:p>748</text:p>
          </table:table-cell>
          <table:table-cell table:formula="of:=[.M3]" office:value-type="float" office:value="99">
            <text:p>99</text:p>
          </table:table-cell>
          <table:table-cell table:number-columns-repeated="9"/>
        </table:table-row>
        <table:table-row table:style-name="ro2">
          <table:table-cell table:formula="of:=[.A4]" office:value-type="string" office:string-value="artificial-einsi/art-29.fst">
            <text:p>artificial-einsi/art-29.fst</text:p>
          </table:table-cell>
          <table:table-cell table:formula="of:=[.C4]" office:value-type="float" office:value="0.560704545454546">
            <text:p>0.5607045455</text:p>
          </table:table-cell>
          <table:table-cell table:formula="of:=[.L4]" office:value-type="float" office:value="703">
            <text:p>703</text:p>
          </table:table-cell>
          <table:table-cell table:formula="of:=[.M4]" office:value-type="float" office:value="92">
            <text:p>92</text:p>
          </table:table-cell>
          <table:table-cell table:number-columns-repeated="9"/>
        </table:table-row>
        <table:table-row table:style-name="ro2">
          <table:table-cell table:formula="of:=[.A5]" office:value-type="string" office:string-value="artificial-einsi/art-10.fst">
            <text:p>artificial-einsi/art-10.fst</text:p>
          </table:table-cell>
          <table:table-cell table:formula="of:=[.C5]" office:value-type="float" office:value="0.423818462897526">
            <text:p>0.4238184629</text:p>
          </table:table-cell>
          <table:table-cell table:formula="of:=[.L5]" office:value-type="float" office:value="700">
            <text:p>700</text:p>
          </table:table-cell>
          <table:table-cell table:formula="of:=[.M5]" office:value-type="float" office:value="84">
            <text:p>84</text:p>
          </table:table-cell>
          <table:table-cell table:number-columns-repeated="9"/>
        </table:table-row>
        <table:table-row table:style-name="ro2">
          <table:table-cell table:formula="of:=[.A6]" office:value-type="string" office:string-value="artificial-einsi/art-2.fst">
            <text:p>artificial-einsi/art-2.fst</text:p>
          </table:table-cell>
          <table:table-cell table:formula="of:=[.C6]" office:value-type="float" office:value="0.544052272727274">
            <text:p>0.5440522727</text:p>
          </table:table-cell>
          <table:table-cell table:formula="of:=[.L6]" office:value-type="float" office:value="751">
            <text:p>751</text:p>
          </table:table-cell>
          <table:table-cell table:formula="of:=[.M6]" office:value-type="float" office:value="84">
            <text:p>84</text:p>
          </table:table-cell>
          <table:table-cell table:number-columns-repeated="9"/>
        </table:table-row>
        <table:table-row table:style-name="ro2">
          <table:table-cell table:formula="of:=[.A7]" office:value-type="string" office:string-value="artificial-einsi/art-19.fst">
            <text:p>artificial-einsi/art-19.fst</text:p>
          </table:table-cell>
          <table:table-cell table:formula="of:=[.C7]" office:value-type="float" office:value="0.565670454545454">
            <text:p>0.5656704545</text:p>
          </table:table-cell>
          <table:table-cell table:formula="of:=[.L7]" office:value-type="float" office:value="817">
            <text:p>817</text:p>
          </table:table-cell>
          <table:table-cell table:formula="of:=[.M7]" office:value-type="float" office:value="97">
            <text:p>97</text:p>
          </table:table-cell>
          <table:table-cell table:number-columns-repeated="9"/>
        </table:table-row>
        <table:table-row table:style-name="ro2">
          <table:table-cell table:formula="of:=[.A8]" office:value-type="string" office:string-value="artificial-einsi/art-27.fst">
            <text:p>artificial-einsi/art-27.fst</text:p>
          </table:table-cell>
          <table:table-cell table:formula="of:=[.C8]" office:value-type="float" office:value="0.564625000000001">
            <text:p>0.564625</text:p>
          </table:table-cell>
          <table:table-cell table:formula="of:=[.L8]" office:value-type="float" office:value="775">
            <text:p>775</text:p>
          </table:table-cell>
          <table:table-cell table:formula="of:=[.M8]" office:value-type="float" office:value="112">
            <text:p>112</text:p>
          </table:table-cell>
          <table:table-cell table:number-columns-repeated="9"/>
        </table:table-row>
        <table:table-row table:style-name="ro2">
          <table:table-cell table:formula="of:=[.A9]" office:value-type="string" office:string-value="artificial-einsi/art-16.fst">
            <text:p>artificial-einsi/art-16.fst</text:p>
          </table:table-cell>
          <table:table-cell table:formula="of:=[.C9]" office:value-type="float" office:value="0.538864460562102">
            <text:p>0.5388644606</text:p>
          </table:table-cell>
          <table:table-cell table:formula="of:=[.L9]" office:value-type="float" office:value="736">
            <text:p>736</text:p>
          </table:table-cell>
          <table:table-cell table:formula="of:=[.M9]" office:value-type="float" office:value="96">
            <text:p>96</text:p>
          </table:table-cell>
          <table:table-cell table:number-columns-repeated="9"/>
        </table:table-row>
        <table:table-row table:style-name="ro2">
          <table:table-cell table:formula="of:=[.A10]" office:value-type="string" office:string-value="artificial-einsi/art-25.fst">
            <text:p>artificial-einsi/art-25.fst</text:p>
          </table:table-cell>
          <table:table-cell table:formula="of:=[.C10]" office:value-type="float" office:value="0.530809090909091">
            <text:p>0.5308090909</text:p>
          </table:table-cell>
          <table:table-cell table:formula="of:=[.L10]" office:value-type="float" office:value="667">
            <text:p>667</text:p>
          </table:table-cell>
          <table:table-cell table:formula="of:=[.M10]" office:value-type="float" office:value="86">
            <text:p>86</text:p>
          </table:table-cell>
          <table:table-cell table:number-columns-repeated="9"/>
        </table:table-row>
        <table:table-row table:style-name="ro2">
          <table:table-cell table:formula="of:=[.A11]" office:value-type="string" office:string-value="artificial-einsi/art-13.fst">
            <text:p>artificial-einsi/art-13.fst</text:p>
          </table:table-cell>
          <table:table-cell table:formula="of:=[.C11]" office:value-type="float" office:value="0.466779545454544">
            <text:p>0.4667795455</text:p>
          </table:table-cell>
          <table:table-cell table:formula="of:=[.L11]" office:value-type="float" office:value="642">
            <text:p>642</text:p>
          </table:table-cell>
          <table:table-cell table:formula="of:=[.M11]" office:value-type="float" office:value="92">
            <text:p>92</text:p>
          </table:table-cell>
          <table:table-cell table:number-columns-repeated="9"/>
        </table:table-row>
        <table:table-row table:style-name="ro2">
          <table:table-cell table:formula="of:=[.A12]" office:value-type="string" office:string-value="artificial-einsi/art-22.fst">
            <text:p>artificial-einsi/art-22.fst</text:p>
          </table:table-cell>
          <table:table-cell table:formula="of:=[.C12]" office:value-type="float" office:value="0.468558295964125">
            <text:p>0.468558296</text:p>
          </table:table-cell>
          <table:table-cell table:formula="of:=[.L12]" office:value-type="float" office:value="717">
            <text:p>717</text:p>
          </table:table-cell>
          <table:table-cell table:formula="of:=[.M12]" office:value-type="float" office:value="87">
            <text:p>87</text:p>
          </table:table-cell>
          <table:table-cell table:number-columns-repeated="9"/>
        </table:table-row>
        <table:table-row table:style-name="ro2">
          <table:table-cell table:formula="of:=[.A13]" office:value-type="string" office:string-value="artificial-einsi/art-21.fst">
            <text:p>artificial-einsi/art-21.fst</text:p>
          </table:table-cell>
          <table:table-cell table:formula="of:=[.C13]" office:value-type="float" office:value="0.529097096188749">
            <text:p>0.5290970962</text:p>
          </table:table-cell>
          <table:table-cell table:formula="of:=[.L13]" office:value-type="float" office:value="753">
            <text:p>753</text:p>
          </table:table-cell>
          <table:table-cell table:formula="of:=[.M13]" office:value-type="float" office:value="99">
            <text:p>99</text:p>
          </table:table-cell>
          <table:table-cell table:number-columns-repeated="9"/>
        </table:table-row>
        <table:table-row table:style-name="ro2">
          <table:table-cell table:formula="of:=[.A14]" office:value-type="string" office:string-value="artificial-einsi/art-20.fst">
            <text:p>artificial-einsi/art-20.fst</text:p>
          </table:table-cell>
          <table:table-cell table:formula="of:=[.C14]" office:value-type="float" office:value="0.541897727272727">
            <text:p>0.5418977273</text:p>
          </table:table-cell>
          <table:table-cell table:formula="of:=[.L14]" office:value-type="float" office:value="756">
            <text:p>756</text:p>
          </table:table-cell>
          <table:table-cell table:formula="of:=[.M14]" office:value-type="float" office:value="101">
            <text:p>101</text:p>
          </table:table-cell>
          <table:table-cell table:number-columns-repeated="9"/>
        </table:table-row>
        <table:table-row table:style-name="ro2">
          <table:table-cell table:formula="of:=[.A15]" office:value-type="string" office:string-value="artificial-einsi/art-7.fst">
            <text:p>artificial-einsi/art-7.fst</text:p>
          </table:table-cell>
          <table:table-cell table:formula="of:=[.C15]" office:value-type="float" office:value="0.542151268115942">
            <text:p>0.5421512681</text:p>
          </table:table-cell>
          <table:table-cell table:formula="of:=[.L15]" office:value-type="float" office:value="777">
            <text:p>777</text:p>
          </table:table-cell>
          <table:table-cell table:formula="of:=[.M15]" office:value-type="float" office:value="94">
            <text:p>94</text:p>
          </table:table-cell>
          <table:table-cell table:number-columns-repeated="9"/>
        </table:table-row>
        <table:table-row table:style-name="ro2">
          <table:table-cell table:formula="of:=[.A16]" office:value-type="string" office:string-value="artificial-einsi/art-24.fst">
            <text:p>artificial-einsi/art-24.fst</text:p>
          </table:table-cell>
          <table:table-cell table:formula="of:=[.C16]" office:value-type="float" office:value="0.553709165154265">
            <text:p>0.5537091652</text:p>
          </table:table-cell>
          <table:table-cell table:formula="of:=[.L16]" office:value-type="float" office:value="743">
            <text:p>743</text:p>
          </table:table-cell>
          <table:table-cell table:formula="of:=[.M16]" office:value-type="float" office:value="96">
            <text:p>96</text:p>
          </table:table-cell>
          <table:table-cell table:number-columns-repeated="9"/>
        </table:table-row>
        <table:table-row table:style-name="ro2">
          <table:table-cell table:formula="of:=[.A17]" office:value-type="string" office:string-value="artificial-einsi/art-28.fst">
            <text:p>artificial-einsi/art-28.fst</text:p>
          </table:table-cell>
          <table:table-cell table:formula="of:=[.C17]" office:value-type="float" office:value="0.55505909090909">
            <text:p>0.5550590909</text:p>
          </table:table-cell>
          <table:table-cell table:formula="of:=[.L17]" office:value-type="float" office:value="746">
            <text:p>746</text:p>
          </table:table-cell>
          <table:table-cell table:formula="of:=[.M17]" office:value-type="float" office:value="88">
            <text:p>88</text:p>
          </table:table-cell>
          <table:table-cell table:number-columns-repeated="9"/>
        </table:table-row>
        <table:table-row table:style-name="ro2">
          <table:table-cell table:formula="of:=[.A18]" office:value-type="string" office:string-value="artificial-einsi/art-12.fst">
            <text:p>artificial-einsi/art-12.fst</text:p>
          </table:table-cell>
          <table:table-cell table:formula="of:=[.C18]" office:value-type="float" office:value="0.540224184782609">
            <text:p>0.5402241848</text:p>
          </table:table-cell>
          <table:table-cell table:formula="of:=[.L18]" office:value-type="float" office:value="734">
            <text:p>734</text:p>
          </table:table-cell>
          <table:table-cell table:formula="of:=[.M18]" office:value-type="float" office:value="97">
            <text:p>97</text:p>
          </table:table-cell>
          <table:table-cell table:number-columns-repeated="9"/>
        </table:table-row>
        <table:table-row table:style-name="ro2">
          <table:table-cell table:formula="of:=[.A19]" office:value-type="string" office:string-value="artificial-einsi/art-0.fst">
            <text:p>artificial-einsi/art-0.fst</text:p>
          </table:table-cell>
          <table:table-cell table:formula="of:=[.C19]" office:value-type="float" office:value="0.533731818181818">
            <text:p>0.5337318182</text:p>
          </table:table-cell>
          <table:table-cell table:formula="of:=[.L19]" office:value-type="float" office:value="696">
            <text:p>696</text:p>
          </table:table-cell>
          <table:table-cell table:formula="of:=[.M19]" office:value-type="float" office:value="109">
            <text:p>109</text:p>
          </table:table-cell>
          <table:table-cell table:number-columns-repeated="9"/>
        </table:table-row>
        <table:table-row table:style-name="ro2">
          <table:table-cell table:formula="of:=[.A20]" office:value-type="string" office:string-value="artificial-einsi/art-5.fst">
            <text:p>artificial-einsi/art-5.fst</text:p>
          </table:table-cell>
          <table:table-cell table:formula="of:=[.C20]" office:value-type="float" office:value="0.539824999999999">
            <text:p>0.539825</text:p>
          </table:table-cell>
          <table:table-cell table:formula="of:=[.L20]" office:value-type="float" office:value="789">
            <text:p>789</text:p>
          </table:table-cell>
          <table:table-cell table:formula="of:=[.M20]" office:value-type="float" office:value="96">
            <text:p>96</text:p>
          </table:table-cell>
          <table:table-cell table:number-columns-repeated="9"/>
        </table:table-row>
        <table:table-row table:style-name="ro2">
          <table:table-cell table:formula="of:=[.A21]" office:value-type="string" office:string-value="artificial-einsi/art-8.fst">
            <text:p>artificial-einsi/art-8.fst</text:p>
          </table:table-cell>
          <table:table-cell table:formula="of:=[.C21]" office:value-type="float" office:value="0.534513636363635">
            <text:p>0.5345136364</text:p>
          </table:table-cell>
          <table:table-cell table:formula="of:=[.L21]" office:value-type="float" office:value="739">
            <text:p>739</text:p>
          </table:table-cell>
          <table:table-cell table:formula="of:=[.M21]" office:value-type="float" office:value="95">
            <text:p>95</text:p>
          </table:table-cell>
          <table:table-cell table:number-columns-repeated="9"/>
        </table:table-row>
        <table:table-row table:style-name="ro2">
          <table:table-cell table:formula="of:=[.A22]" office:value-type="string" office:string-value="artificial-einsi/art-17.fst">
            <text:p>artificial-einsi/art-17.fst</text:p>
          </table:table-cell>
          <table:table-cell table:formula="of:=[.C22]" office:value-type="float" office:value="0.508877272727272">
            <text:p>0.5088772727</text:p>
          </table:table-cell>
          <table:table-cell table:formula="of:=[.L22]" office:value-type="float" office:value="690">
            <text:p>690</text:p>
          </table:table-cell>
          <table:table-cell table:formula="of:=[.M22]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formula="of:=[.A23]" office:value-type="string" office:string-value="artificial-einsi/art-3.fst">
            <text:p>artificial-einsi/art-3.fst</text:p>
          </table:table-cell>
          <table:table-cell table:formula="of:=[.C23]" office:value-type="float" office:value="0.484230599647266">
            <text:p>0.4842305996</text:p>
          </table:table-cell>
          <table:table-cell table:formula="of:=[.L23]" office:value-type="float" office:value="654">
            <text:p>654</text:p>
          </table:table-cell>
          <table:table-cell table:formula="of:=[.M23]" office:value-type="float" office:value="118">
            <text:p>118</text:p>
          </table:table-cell>
          <table:table-cell table:number-columns-repeated="9"/>
        </table:table-row>
        <table:table-row table:style-name="ro2">
          <table:table-cell table:formula="of:=[.A24]" office:value-type="string" office:string-value="artificial-einsi/art-14.fst">
            <text:p>artificial-einsi/art-14.fst</text:p>
          </table:table-cell>
          <table:table-cell table:formula="of:=[.C24]" office:value-type="float" office:value="0.51054211469534">
            <text:p>0.5105421147</text:p>
          </table:table-cell>
          <table:table-cell table:formula="of:=[.L24]" office:value-type="float" office:value="696">
            <text:p>696</text:p>
          </table:table-cell>
          <table:table-cell table:formula="of:=[.M24]" office:value-type="float" office:value="102">
            <text:p>102</text:p>
          </table:table-cell>
          <table:table-cell table:number-columns-repeated="9"/>
        </table:table-row>
        <table:table-row table:style-name="ro2">
          <table:table-cell table:formula="of:=[.A25]" office:value-type="string" office:string-value="artificial-einsi/art-23.fst">
            <text:p>artificial-einsi/art-23.fst</text:p>
          </table:table-cell>
          <table:table-cell table:formula="of:=[.C25]" office:value-type="float" office:value="0.54684329710145">
            <text:p>0.5468432971</text:p>
          </table:table-cell>
          <table:table-cell table:formula="of:=[.L25]" office:value-type="float" office:value="861">
            <text:p>861</text:p>
          </table:table-cell>
          <table:table-cell table:formula="of:=[.M25]" office:value-type="float" office:value="92">
            <text:p>92</text:p>
          </table:table-cell>
          <table:table-cell table:number-columns-repeated="9"/>
        </table:table-row>
        <table:table-row table:style-name="ro2">
          <table:table-cell table:formula="of:=[.A26]" office:value-type="string" office:string-value="artificial-einsi/art-11.fst">
            <text:p>artificial-einsi/art-11.fst</text:p>
          </table:table-cell>
          <table:table-cell table:formula="of:=[.C26]" office:value-type="float" office:value="0.535697093551316">
            <text:p>0.5356970936</text:p>
          </table:table-cell>
          <table:table-cell table:formula="of:=[.L26]" office:value-type="float" office:value="707">
            <text:p>707</text:p>
          </table:table-cell>
          <table:table-cell table:formula="of:=[.M26]" office:value-type="float" office:value="99">
            <text:p>99</text:p>
          </table:table-cell>
          <table:table-cell table:number-columns-repeated="9"/>
        </table:table-row>
        <table:table-row table:style-name="ro2">
          <table:table-cell table:formula="of:=[.A27]" office:value-type="string" office:string-value="artificial-einsi/art-6.fst">
            <text:p>artificial-einsi/art-6.fst</text:p>
          </table:table-cell>
          <table:table-cell table:formula="of:=[.C27]" office:value-type="float" office:value="0.504459090909091">
            <text:p>0.5044590909</text:p>
          </table:table-cell>
          <table:table-cell table:formula="of:=[.L27]" office:value-type="float" office:value="723">
            <text:p>723</text:p>
          </table:table-cell>
          <table:table-cell table:formula="of:=[.M27]" office:value-type="float" office:value="88">
            <text:p>88</text:p>
          </table:table-cell>
          <table:table-cell table:number-columns-repeated="9"/>
        </table:table-row>
        <table:table-row table:style-name="ro2">
          <table:table-cell table:formula="of:=[.A28]" office:value-type="string" office:string-value="artificial-einsi/art-1.fst">
            <text:p>artificial-einsi/art-1.fst</text:p>
          </table:table-cell>
          <table:table-cell table:formula="of:=[.C28]" office:value-type="float" office:value="0.561490471869328">
            <text:p>0.5614904719</text:p>
          </table:table-cell>
          <table:table-cell table:formula="of:=[.L28]" office:value-type="float" office:value="770">
            <text:p>770</text:p>
          </table:table-cell>
          <table:table-cell table:formula="of:=[.M28]" office:value-type="float" office:value="89">
            <text:p>89</text:p>
          </table:table-cell>
          <table:table-cell table:number-columns-repeated="9"/>
        </table:table-row>
        <table:table-row table:style-name="ro2">
          <table:table-cell table:formula="of:=[.A29]" office:value-type="string" office:string-value="artificial-einsi/art-18.fst">
            <text:p>artificial-einsi/art-18.fst</text:p>
          </table:table-cell>
          <table:table-cell table:formula="of:=[.C29]" office:value-type="float" office:value="0.52635">
            <text:p>0.52635</text:p>
          </table:table-cell>
          <table:table-cell table:formula="of:=[.L29]" office:value-type="float" office:value="764">
            <text:p>764</text:p>
          </table:table-cell>
          <table:table-cell table:formula="of:=[.M29]" office:value-type="float" office:value="91">
            <text:p>91</text:p>
          </table:table-cell>
          <table:table-cell table:number-columns-repeated="9"/>
        </table:table-row>
        <table:table-row table:style-name="ro2">
          <table:table-cell table:formula="of:=[.A30]" office:value-type="string" office:string-value="artificial-einsi/art-9.fst">
            <text:p>artificial-einsi/art-9.fst</text:p>
          </table:table-cell>
          <table:table-cell table:formula="of:=[.C30]" office:value-type="float" office:value="0.523697727272727">
            <text:p>0.5236977273</text:p>
          </table:table-cell>
          <table:table-cell table:formula="of:=[.L30]" office:value-type="float" office:value="745">
            <text:p>745</text:p>
          </table:table-cell>
          <table:table-cell table:formula="of:=[.M30]" office:value-type="float" office:value="93">
            <text:p>93</text:p>
          </table:table-cell>
          <table:table-cell table:number-columns-repeated="9"/>
        </table:table-row>
        <table:table-row table:style-name="ro2">
          <table:table-cell table:formula="of:=[.A31]" office:value-type="string" office:string-value="artificial-einsi/art-4.fst">
            <text:p>artificial-einsi/art-4.fst</text:p>
          </table:table-cell>
          <table:table-cell table:formula="of:=[.C31]" office:value-type="float" office:value="0.513581818181819">
            <text:p>0.5135818182</text:p>
          </table:table-cell>
          <table:table-cell table:formula="of:=[.L31]" office:value-type="float" office:value="709">
            <text:p>709</text:p>
          </table:table-cell>
          <table:table-cell table:formula="of:=[.M31]" office:value-type="float" office:value="99">
            <text:p>99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formula="of:=[.A33]" office:value-type="string" office:string-value="mean">
            <text:p>mean</text:p>
          </table:table-cell>
          <table:table-cell table:formula="of:=[.C33]" office:value-type="float" office:value="0.528150528544918">
            <text:p>0.5281505285</text:p>
          </table:table-cell>
          <table:table-cell table:formula="of:=[.L33]" office:value-type="float" office:value="736.066666666667">
            <text:p>736.0666666667</text:p>
          </table:table-cell>
          <table:table-cell table:formula="of:=[.M33]" office:value-type="float" office:value="96">
            <text:p>96</text:p>
          </table:table-cell>
          <table:table-cell table:number-columns-repeated="9"/>
        </table:table-row>
        <table:table-row table:style-name="ro3" table:number-rows-repeated="4">
          <table:table-cell table:number-columns-repeated="13"/>
        </table:table-row>
        <table:table-row table:style-name="ro2">
          <table:table-cell office:value-type="string">
            <text:p>total time (user)</text:p>
          </table:table-cell>
          <table:table-cell office:value-type="string">
            <text:p>1m11.408s</text:p>
          </table:table-cell>
          <table:table-cell table:number-columns-repeated="11"/>
        </table:table-row>
      </table:table>
      <table:table table:name="artificial-maf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alignment-file-rated</text:p>
          </table:table-cell>
          <table:table-cell office:value-type="string">
            <text:p><text:s/>GLOCSA</text:p>
          </table:table-cell>
          <table:table-cell office:value-type="string">
            <text:p><text:s/>meanColumnValue</text:p>
          </table:table-cell>
          <table:table-cell office:value-type="string">
            <text:p><text:s/>gapConcentration</text:p>
          </table:table-cell>
          <table:table-cell office:value-type="string">
            <text:p><text:s/>columnIncrementRatio</text:p>
          </table:table-cell>
          <table:table-cell office:value-type="string">
            <text:p><text:s/>meanGapBlockSize</text:p>
          </table:table-cell>
          <table:table-cell office:value-type="string">
            <text:p><text:s/>totalGapPositions</text:p>
          </table:table-cell>
          <table:table-cell office:value-type="string">
            <text:p><text:s/>numberGapBlocks</text:p>
          </table:table-cell>
          <table:table-cell office:value-type="string">
            <text:p><text:s/>columnsNotAligned</text:p>
          </table:table-cell>
          <table:table-cell office:value-type="string">
            <text:p><text:s/>columnsAligned</text:p>
          </table:table-cell>
          <table:table-cell office:value-type="string">
            <text:p><text:s/>estimatedEvents</text:p>
          </table:table-cell>
          <table:table-cell office:value-type="string">
            <text:p><text:s/>substitutionEvents</text:p>
          </table:table-cell>
          <table:table-cell office:value-type="string">
            <text:p><text:s/>inDelEvents</text:p>
          </table:table-cell>
        </table:table-row>
        <table:table-row table:style-name="ro1">
          <table:table-cell office:value-type="string">
            <text:p>artificial-mafft/art-26.fst</text:p>
          </table:table-cell>
          <table:table-cell office:value-type="float" office:value="561.185750509268">
            <text:p>561.1857505093</text:p>
          </table:table-cell>
          <table:table-cell office:value-type="float" office:value="0.561131006346327">
            <text:p>0.5611310063</text:p>
          </table:table-cell>
          <table:table-cell office:value-type="float" office:value="0.00546448087431694">
            <text:p>0.0054644809</text:p>
          </table:table-cell>
          <table:table-cell office:value-type="float" office:value="0.00272727272727269">
            <text:p>0.0027272727</text:p>
          </table:table-cell>
          <table:table-cell office:value-type="float" office:value="23.7978142076503">
            <text:p>23.7978142077</text:p>
          </table:table-cell>
          <table:table-cell office:value-type="float" office:value="4355">
            <text:p>4355</text:p>
          </table:table-cell>
          <table:table-cell office:value-type="float" office:value="183">
            <text:p>183</text:p>
          </table:table-cell>
          <table:table-cell office:value-type="float" office:value="1100">
            <text:p>1100</text:p>
          </table:table-cell>
          <table:table-cell office:value-type="float" office:value="1103">
            <text:p>1103</text:p>
          </table:table-cell>
          <table:table-cell office:value-type="float" office:value="927">
            <text:p>927</text:p>
          </table:table-cell>
          <table:table-cell office:value-type="float" office:value="813">
            <text:p>8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artificial-mafft/art-15.fst</text:p>
          </table:table-cell>
          <table:table-cell office:value-type="float" office:value="530.238334209143">
            <text:p>530.2383342091</text:p>
          </table:table-cell>
          <table:table-cell office:value-type="float" office:value="0.530122727272727">
            <text:p>0.5301227273</text:p>
          </table:table-cell>
          <table:table-cell office:value-type="float" office:value="0.00578034682080925">
            <text:p>0.0057803468</text:p>
          </table:table-cell>
          <table:table-cell office:value-type="float" office:value="0">
            <text:p>0</text:p>
          </table:table-cell>
          <table:table-cell office:value-type="float" office:value="30.5780346820809">
            <text:p>30.5780346821</text:p>
          </table:table-cell>
          <table:table-cell office:value-type="float" office:value="5290">
            <text:p>5290</text:p>
          </table:table-cell>
          <table:table-cell office:value-type="float" office:value="173">
            <text:p>173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31">
            <text:p>831</text:p>
          </table:table-cell>
          <table:table-cell office:value-type="float" office:value="723">
            <text:p>723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artificial-mafft/art-29.fst</text:p>
          </table:table-cell>
          <table:table-cell office:value-type="float" office:value="555.942016576998">
            <text:p>555.942016577</text:p>
          </table:table-cell>
          <table:table-cell office:value-type="float" office:value="0.555897552130553">
            <text:p>0.5558975521</text:p>
          </table:table-cell>
          <table:table-cell office:value-type="float" office:value="0.00495049504950495">
            <text:p>0.004950495</text:p>
          </table:table-cell>
          <table:table-cell office:value-type="float" office:value="0.00272727272727269">
            <text:p>0.0027272727</text:p>
          </table:table-cell>
          <table:table-cell office:value-type="float" office:value="24.5940594059406">
            <text:p>24.5940594059</text:p>
          </table:table-cell>
          <table:table-cell office:value-type="float" office:value="4968">
            <text:p>4968</text:p>
          </table:table-cell>
          <table:table-cell office:value-type="float" office:value="202">
            <text:p>202</text:p>
          </table:table-cell>
          <table:table-cell office:value-type="float" office:value="1100">
            <text:p>1100</text:p>
          </table:table-cell>
          <table:table-cell office:value-type="float" office:value="1103">
            <text:p>1103</text:p>
          </table:table-cell>
          <table:table-cell office:value-type="float" office:value="860">
            <text:p>860</text:p>
          </table:table-cell>
          <table:table-cell office:value-type="float" office:value="755">
            <text:p>755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artificial-mafft/art-10.fst</text:p>
          </table:table-cell>
          <table:table-cell office:value-type="float" office:value="428.98704597296">
            <text:p>428.987045973</text:p>
          </table:table-cell>
          <table:table-cell office:value-type="float" office:value="0.429144973070017">
            <text:p>0.4291449731</text:p>
          </table:table-cell>
          <table:table-cell office:value-type="float" office:value="0.00483091787439613">
            <text:p>0.0048309179</text:p>
          </table:table-cell>
          <table:table-cell office:value-type="float" office:value="0.0127272727272727">
            <text:p>0.0127272727</text:p>
          </table:table-cell>
          <table:table-cell office:value-type="float" office:value="34.7971014492754">
            <text:p>34.7971014493</text:p>
          </table:table-cell>
          <table:table-cell office:value-type="float" office:value="7203">
            <text:p>7203</text:p>
          </table:table-cell>
          <table:table-cell office:value-type="float" office:value="207">
            <text:p>207</text:p>
          </table:table-cell>
          <table:table-cell office:value-type="float" office:value="1100">
            <text:p>1100</text:p>
          </table:table-cell>
          <table:table-cell office:value-type="float" office:value="1114">
            <text:p>1114</text:p>
          </table:table-cell>
          <table:table-cell office:value-type="float" office:value="826">
            <text:p>826</text:p>
          </table:table-cell>
          <table:table-cell office:value-type="float" office:value="718">
            <text:p>71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artificial-mafft/art-2.fst</text:p>
          </table:table-cell>
          <table:table-cell office:value-type="float" office:value="546.362012987015">
            <text:p>546.362012987</text:p>
          </table:table-cell>
          <table:table-cell office:value-type="float" office:value="0.546247727272729">
            <text:p>0.5462477273</text:p>
          </table:table-cell>
          <table:table-cell office:value-type="float" office:value="0.00571428571428571">
            <text:p>0.0057142857</text:p>
          </table:table-cell>
          <table:table-cell office:value-type="float" office:value="0">
            <text:p>0</text:p>
          </table:table-cell>
          <table:table-cell office:value-type="float" office:value="29.2628571428571">
            <text:p>29.2628571429</text:p>
          </table:table-cell>
          <table:table-cell office:value-type="float" office:value="5121">
            <text:p>5121</text:p>
          </table:table-cell>
          <table:table-cell office:value-type="float" office:value="175">
            <text:p>175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30">
            <text:p>830</text:p>
          </table:table-cell>
          <table:table-cell office:value-type="float" office:value="737">
            <text:p>73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artificial-mafft/art-19.fst</text:p>
          </table:table-cell>
          <table:table-cell office:value-type="float" office:value="566.778446226975">
            <text:p>566.778446227</text:p>
          </table:table-cell>
          <table:table-cell office:value-type="float" office:value="0.566647727272726">
            <text:p>0.5666477273</text:p>
          </table:table-cell>
          <table:table-cell office:value-type="float" office:value="0.0065359477124183">
            <text:p>0.0065359477</text:p>
          </table:table-cell>
          <table:table-cell office:value-type="float" office:value="0">
            <text:p>0</text:p>
          </table:table-cell>
          <table:table-cell office:value-type="float" office:value="27.4052287581699">
            <text:p>27.4052287582</text:p>
          </table:table-cell>
          <table:table-cell office:value-type="float" office:value="4193">
            <text:p>4193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907">
            <text:p>907</text:p>
          </table:table-cell>
          <table:table-cell office:value-type="float" office:value="804">
            <text:p>80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artificial-mafft/art-27.fst</text:p>
          </table:table-cell>
          <table:table-cell office:value-type="float" office:value="563.39372544884">
            <text:p>563.3937254488</text:p>
          </table:table-cell>
          <table:table-cell office:value-type="float" office:value="0.563312897366031">
            <text:p>0.5633128974</text:p>
          </table:table-cell>
          <table:table-cell office:value-type="float" office:value="0.00495049504950495">
            <text:p>0.004950495</text:p>
          </table:table-cell>
          <table:table-cell table:style-name="ce1" office:value-type="string">
            <text:p><text:s/>9.090909090909705E-4</text:p>
          </table:table-cell>
          <table:table-cell office:value-type="float" office:value="23.3217821782178">
            <text:p>23.3217821782</text:p>
          </table:table-cell>
          <table:table-cell office:value-type="float" office:value="4711">
            <text:p>4711</text:p>
          </table:table-cell>
          <table:table-cell office:value-type="float" office:value="202">
            <text:p>202</text:p>
          </table:table-cell>
          <table:table-cell office:value-type="float" office:value="1100">
            <text:p>1100</text:p>
          </table:table-cell>
          <table:table-cell office:value-type="float" office:value="1101">
            <text:p>1101</text:p>
          </table:table-cell>
          <table:table-cell office:value-type="float" office:value="911">
            <text:p>911</text:p>
          </table:table-cell>
          <table:table-cell office:value-type="float" office:value="794">
            <text:p>79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artificial-mafft/art-16.fst</text:p>
          </table:table-cell>
          <table:table-cell office:value-type="float" office:value="538.816024898667">
            <text:p>538.8160248987</text:p>
          </table:table-cell>
          <table:table-cell office:value-type="float" office:value="0.538688636363635">
            <text:p>0.5386886364</text:p>
          </table:table-cell>
          <table:table-cell office:value-type="float" office:value="0.00636942675159236">
            <text:p>0.0063694268</text:p>
          </table:table-cell>
          <table:table-cell office:value-type="float" office:value="0">
            <text:p>0</text:p>
          </table:table-cell>
          <table:table-cell office:value-type="float" office:value="32.171974522293">
            <text:p>32.1719745223</text:p>
          </table:table-cell>
          <table:table-cell office:value-type="float" office:value="5051">
            <text:p>5051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58">
            <text:p>858</text:p>
          </table:table-cell>
          <table:table-cell office:value-type="float" office:value="765">
            <text:p>76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artificial-mafft/art-25.fst</text:p>
          </table:table-cell>
          <table:table-cell office:value-type="float" office:value="525.340587569306">
            <text:p>525.3405875693</text:p>
          </table:table-cell>
          <table:table-cell office:value-type="float" office:value="0.525392953929538">
            <text:p>0.5253929539</text:p>
          </table:table-cell>
          <table:table-cell office:value-type="float" office:value="0.00374531835205992">
            <text:p>0.0037453184</text:p>
          </table:table-cell>
          <table:table-cell office:value-type="float" office:value="0.00636363636363635">
            <text:p>0.0063636364</text:p>
          </table:table-cell>
          <table:table-cell office:value-type="float" office:value="22.063670411985">
            <text:p>22.063670412</text:p>
          </table:table-cell>
          <table:table-cell office:value-type="float" office:value="5891">
            <text:p>5891</text:p>
          </table:table-cell>
          <table:table-cell office:value-type="float" office:value="267">
            <text:p>267</text:p>
          </table:table-cell>
          <table:table-cell office:value-type="float" office:value="1100">
            <text:p>1100</text:p>
          </table:table-cell>
          <table:table-cell office:value-type="float" office:value="1107">
            <text:p>1107</text:p>
          </table:table-cell>
          <table:table-cell office:value-type="float" office:value="778">
            <text:p>778</text:p>
          </table:table-cell>
          <table:table-cell office:value-type="float" office:value="678">
            <text:p>67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rtificial-mafft/art-13.fst</text:p>
          </table:table-cell>
          <table:table-cell office:value-type="float" office:value="458.191034918556">
            <text:p>458.1910349186</text:p>
          </table:table-cell>
          <table:table-cell office:value-type="float" office:value="0.458384856630824">
            <text:p>0.4583848566</text:p>
          </table:table-cell>
          <table:table-cell office:value-type="float" office:value="0.00485436893203883">
            <text:p>0.0048543689</text:p>
          </table:table-cell>
          <table:table-cell office:value-type="float" office:value="0.0145454545454546">
            <text:p>0.0145454545</text:p>
          </table:table-cell>
          <table:table-cell office:value-type="float" office:value="31.4271844660194">
            <text:p>31.427184466</text:p>
          </table:table-cell>
          <table:table-cell office:value-type="float" office:value="6474">
            <text:p>6474</text:p>
          </table:table-cell>
          <table:table-cell office:value-type="float" office:value="206">
            <text:p>206</text:p>
          </table:table-cell>
          <table:table-cell office:value-type="float" office:value="1100">
            <text:p>1100</text:p>
          </table:table-cell>
          <table:table-cell office:value-type="float" office:value="1116">
            <text:p>1116</text:p>
          </table:table-cell>
          <table:table-cell office:value-type="float" office:value="791">
            <text:p>791</text:p>
          </table:table-cell>
          <table:table-cell office:value-type="float" office:value="684">
            <text:p>68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artificial-mafft/art-22.fst</text:p>
          </table:table-cell>
          <table:table-cell office:value-type="float" office:value="462.144006238859">
            <text:p>462.1440062389</text:p>
          </table:table-cell>
          <table:table-cell office:value-type="float" office:value="0.462439839572192">
            <text:p>0.4624398396</text:p>
          </table:table-cell>
          <table:table-cell office:value-type="float" office:value="0.00520833333333333">
            <text:p>0.0052083333</text:p>
          </table:table-cell>
          <table:table-cell office:value-type="float" office:value="0.02">
            <text:p>0.02</text:p>
          </table:table-cell>
          <table:table-cell office:value-type="float" office:value="29.3854166666667">
            <text:p>29.3854166667</text:p>
          </table:table-cell>
          <table:table-cell office:value-type="float" office:value="5642">
            <text:p>5642</text:p>
          </table:table-cell>
          <table:table-cell office:value-type="float" office:value="192">
            <text:p>192</text:p>
          </table:table-cell>
          <table:table-cell office:value-type="float" office:value="1100">
            <text:p>1100</text:p>
          </table:table-cell>
          <table:table-cell office:value-type="float" office:value="1122">
            <text:p>1122</text:p>
          </table:table-cell>
          <table:table-cell office:value-type="float" office:value="893">
            <text:p>893</text:p>
          </table:table-cell>
          <table:table-cell office:value-type="float" office:value="791">
            <text:p>791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artificial-mafft/art-21.fst</text:p>
          </table:table-cell>
          <table:table-cell office:value-type="float" office:value="515.910071930061">
            <text:p>515.9100719301</text:p>
          </table:table-cell>
          <table:table-cell office:value-type="float" office:value="0.516237756010687">
            <text:p>0.516237756</text:p>
          </table:table-cell>
          <table:table-cell office:value-type="float" office:value="0.00452488687782806">
            <text:p>0.0045248869</text:p>
          </table:table-cell>
          <table:table-cell office:value-type="float" office:value="0.020909090909091">
            <text:p>0.0209090909</text:p>
          </table:table-cell>
          <table:table-cell office:value-type="float" office:value="25.2579185520362">
            <text:p>25.257918552</text:p>
          </table:table-cell>
          <table:table-cell office:value-type="float" office:value="5582">
            <text:p>5582</text:p>
          </table:table-cell>
          <table:table-cell office:value-type="float" office:value="221">
            <text:p>221</text:p>
          </table:table-cell>
          <table:table-cell office:value-type="float" office:value="1100">
            <text:p>1100</text:p>
          </table:table-cell>
          <table:table-cell office:value-type="float" office:value="1123">
            <text:p>1123</text:p>
          </table:table-cell>
          <table:table-cell office:value-type="float" office:value="894">
            <text:p>894</text:p>
          </table:table-cell>
          <table:table-cell office:value-type="float" office:value="787">
            <text:p>787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artificial-mafft/art-20.fst</text:p>
          </table:table-cell>
          <table:table-cell office:value-type="float" office:value="537.516761784365">
            <text:p>537.5167617844</text:p>
          </table:table-cell>
          <table:table-cell office:value-type="float" office:value="0.537436421435059">
            <text:p>0.5374364214</text:p>
          </table:table-cell>
          <table:table-cell office:value-type="float" office:value="0.00492610837438424">
            <text:p>0.0049261084</text:p>
          </table:table-cell>
          <table:table-cell table:style-name="ce1" office:value-type="string">
            <text:p><text:s/>9.090909090909705E-4</text:p>
          </table:table-cell>
          <table:table-cell office:value-type="float" office:value="26.6699507389163">
            <text:p>26.6699507389</text:p>
          </table:table-cell>
          <table:table-cell office:value-type="float" office:value="5414">
            <text:p>5414</text:p>
          </table:table-cell>
          <table:table-cell office:value-type="float" office:value="203">
            <text:p>203</text:p>
          </table:table-cell>
          <table:table-cell office:value-type="float" office:value="1100">
            <text:p>1100</text:p>
          </table:table-cell>
          <table:table-cell office:value-type="float" office:value="1101">
            <text:p>1101</text:p>
          </table:table-cell>
          <table:table-cell office:value-type="float" office:value="905">
            <text:p>905</text:p>
          </table:table-cell>
          <table:table-cell office:value-type="float" office:value="793">
            <text:p>793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artificial-mafft/art-7.fst</text:p>
          </table:table-cell>
          <table:table-cell office:value-type="float" office:value="543.105411255412">
            <text:p>543.1054112554</text:p>
          </table:table-cell>
          <table:table-cell office:value-type="float" office:value="0.542986363636365">
            <text:p>0.5429863636</text:p>
          </table:table-cell>
          <table:table-cell office:value-type="float" office:value="0.00595238095238095">
            <text:p>0.005952381</text:p>
          </table:table-cell>
          <table:table-cell office:value-type="float" office:value="0">
            <text:p>0</text:p>
          </table:table-cell>
          <table:table-cell office:value-type="float" office:value="29.0059523809524">
            <text:p>29.005952381</text:p>
          </table:table-cell>
          <table:table-cell office:value-type="float" office:value="4873">
            <text:p>4873</text:p>
          </table:table-cell>
          <table:table-cell office:value-type="float" office:value="168">
            <text:p>168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915">
            <text:p>915</text:p>
          </table:table-cell>
          <table:table-cell office:value-type="float" office:value="810">
            <text:p>81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artificial-mafft/art-24.fst</text:p>
          </table:table-cell>
          <table:table-cell office:value-type="float" office:value="536.013524186629">
            <text:p>536.0135241866</text:p>
          </table:table-cell>
          <table:table-cell office:value-type="float" office:value="0.536341192170818">
            <text:p>0.5363411922</text:p>
          </table:table-cell>
          <table:table-cell office:value-type="float" office:value="0.00543478260869565">
            <text:p>0.0054347826</text:p>
          </table:table-cell>
          <table:table-cell office:value-type="float" office:value="0.0218181818181817">
            <text:p>0.0218181818</text:p>
          </table:table-cell>
          <table:table-cell office:value-type="float" office:value="30.2717391304348">
            <text:p>30.2717391304</text:p>
          </table:table-cell>
          <table:table-cell office:value-type="float" office:value="5570">
            <text:p>5570</text:p>
          </table:table-cell>
          <table:table-cell office:value-type="float" office:value="184">
            <text:p>184</text:p>
          </table:table-cell>
          <table:table-cell office:value-type="float" office:value="1100">
            <text:p>1100</text:p>
          </table:table-cell>
          <table:table-cell office:value-type="float" office:value="1124">
            <text:p>1124</text:p>
          </table:table-cell>
          <table:table-cell office:value-type="float" office:value="881">
            <text:p>881</text:p>
          </table:table-cell>
          <table:table-cell office:value-type="float" office:value="784">
            <text:p>78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artificial-mafft/art-28.fst</text:p>
          </table:table-cell>
          <table:table-cell office:value-type="float" office:value="556.259820426487">
            <text:p>556.2598204265</text:p>
          </table:table-cell>
          <table:table-cell office:value-type="float" office:value="0.556136363636363">
            <text:p>0.5561363636</text:p>
          </table:table-cell>
          <table:table-cell office:value-type="float" office:value="0.00617283950617284">
            <text:p>0.0061728395</text:p>
          </table:table-cell>
          <table:table-cell office:value-type="float" office:value="0">
            <text:p>0</text:p>
          </table:table-cell>
          <table:table-cell office:value-type="float" office:value="33.2469135802469">
            <text:p>33.2469135802</text:p>
          </table:table-cell>
          <table:table-cell office:value-type="float" office:value="5386">
            <text:p>5386</text:p>
          </table:table-cell>
          <table:table-cell office:value-type="float" office:value="162">
            <text:p>162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49">
            <text:p>849</text:p>
          </table:table-cell>
          <table:table-cell office:value-type="float" office:value="748">
            <text:p>74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artificial-mafft/art-12.fst</text:p>
          </table:table-cell>
          <table:table-cell office:value-type="float" office:value="540.26480986334">
            <text:p>540.2648098633</text:p>
          </table:table-cell>
          <table:table-cell office:value-type="float" office:value="0.540134090909091">
            <text:p>0.5401340909</text:p>
          </table:table-cell>
          <table:table-cell office:value-type="float" office:value="0.0065359477124183">
            <text:p>0.0065359477</text:p>
          </table:table-cell>
          <table:table-cell office:value-type="float" office:value="0">
            <text:p>0</text:p>
          </table:table-cell>
          <table:table-cell office:value-type="float" office:value="32.6470588235294">
            <text:p>32.6470588235</text:p>
          </table:table-cell>
          <table:table-cell office:value-type="float" office:value="4995">
            <text:p>4995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74">
            <text:p>874</text:p>
          </table:table-cell>
          <table:table-cell office:value-type="float" office:value="776">
            <text:p>77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artificial-mafft/art-0.fst</text:p>
          </table:table-cell>
          <table:table-cell office:value-type="float" office:value="530.476948547258">
            <text:p>530.4769485473</text:p>
          </table:table-cell>
          <table:table-cell office:value-type="float" office:value="0.530461956521739">
            <text:p>0.5304619565</text:p>
          </table:table-cell>
          <table:table-cell office:value-type="float" office:value="0.0043859649122807">
            <text:p>0.0043859649</text:p>
          </table:table-cell>
          <table:table-cell office:value-type="float" office:value="0.00363636363636366">
            <text:p>0.0036363636</text:p>
          </table:table-cell>
          <table:table-cell office:value-type="float" office:value="25.5570175438597">
            <text:p>25.5570175439</text:p>
          </table:table-cell>
          <table:table-cell office:value-type="float" office:value="5827">
            <text:p>5827</text:p>
          </table:table-cell>
          <table:table-cell office:value-type="float" office:value="228">
            <text:p>228</text:p>
          </table:table-cell>
          <table:table-cell office:value-type="float" office:value="1100">
            <text:p>1100</text:p>
          </table:table-cell>
          <table:table-cell office:value-type="float" office:value="1104">
            <text:p>1104</text:p>
          </table:table-cell>
          <table:table-cell office:value-type="float" office:value="844">
            <text:p>844</text:p>
          </table:table-cell>
          <table:table-cell office:value-type="float" office:value="728">
            <text:p>728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artificial-mafft/art-5.fst</text:p>
          </table:table-cell>
          <table:table-cell office:value-type="float" office:value="529.524146501219">
            <text:p>529.5241465012</text:p>
          </table:table-cell>
          <table:table-cell office:value-type="float" office:value="0.529733422939067">
            <text:p>0.5297334229</text:p>
          </table:table-cell>
          <table:table-cell office:value-type="float" office:value="0.00408163265306123">
            <text:p>0.0040816327</text:p>
          </table:table-cell>
          <table:table-cell office:value-type="float" office:value="0.0145454545454546">
            <text:p>0.0145454545</text:p>
          </table:table-cell>
          <table:table-cell office:value-type="float" office:value="22.5102040816327">
            <text:p>22.5102040816</text:p>
          </table:table-cell>
          <table:table-cell office:value-type="float" office:value="5515">
            <text:p>5515</text:p>
          </table:table-cell>
          <table:table-cell office:value-type="float" office:value="245">
            <text:p>245</text:p>
          </table:table-cell>
          <table:table-cell office:value-type="float" office:value="1100">
            <text:p>1100</text:p>
          </table:table-cell>
          <table:table-cell office:value-type="float" office:value="1116">
            <text:p>1116</text:p>
          </table:table-cell>
          <table:table-cell office:value-type="float" office:value="934">
            <text:p>934</text:p>
          </table:table-cell>
          <table:table-cell office:value-type="float" office:value="816">
            <text:p>81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artificial-mafft/art-8.fst</text:p>
          </table:table-cell>
          <table:table-cell office:value-type="float" office:value="536.138334209143">
            <text:p>536.1383342091</text:p>
          </table:table-cell>
          <table:table-cell office:value-type="float" office:value="0.536022727272726">
            <text:p>0.5360227273</text:p>
          </table:table-cell>
          <table:table-cell office:value-type="float" office:value="0.00578034682080925">
            <text:p>0.0057803468</text:p>
          </table:table-cell>
          <table:table-cell office:value-type="float" office:value="0">
            <text:p>0</text:p>
          </table:table-cell>
          <table:table-cell office:value-type="float" office:value="31.2196531791907">
            <text:p>31.2196531792</text:p>
          </table:table-cell>
          <table:table-cell office:value-type="float" office:value="5401">
            <text:p>5401</text:p>
          </table:table-cell>
          <table:table-cell office:value-type="float" office:value="173">
            <text:p>173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17">
            <text:p>817</text:p>
          </table:table-cell>
          <table:table-cell office:value-type="float" office:value="717">
            <text:p>71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rtificial-mafft/art-17.fst</text:p>
          </table:table-cell>
          <table:table-cell office:value-type="float" office:value="506.989456419869">
            <text:p>506.9894564199</text:p>
          </table:table-cell>
          <table:table-cell office:value-type="float" office:value="0.506886363636364">
            <text:p>0.5068863636</text:p>
          </table:table-cell>
          <table:table-cell office:value-type="float" office:value="0.00515463917525773">
            <text:p>0.0051546392</text:p>
          </table:table-cell>
          <table:table-cell office:value-type="float" office:value="0">
            <text:p>0</text:p>
          </table:table-cell>
          <table:table-cell office:value-type="float" office:value="30.8247422680412">
            <text:p>30.824742268</text:p>
          </table:table-cell>
          <table:table-cell office:value-type="float" office:value="5980">
            <text:p>5980</text:p>
          </table:table-cell>
          <table:table-cell office:value-type="float" office:value="194">
            <text:p>194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27">
            <text:p>827</text:p>
          </table:table-cell>
          <table:table-cell office:value-type="float" office:value="719">
            <text:p>719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artificial-mafft/art-3.fst</text:p>
          </table:table-cell>
          <table:table-cell office:value-type="float" office:value="477.614265445979">
            <text:p>477.614265446</text:p>
          </table:table-cell>
          <table:table-cell office:value-type="float" office:value="0.478129416961131">
            <text:p>0.478129417</text:p>
          </table:table-cell>
          <table:table-cell office:value-type="float" office:value="0.00333333333333333">
            <text:p>0.0033333333</text:p>
          </table:table-cell>
          <table:table-cell office:value-type="float" office:value="0.0290909090909091">
            <text:p>0.0290909091</text:p>
          </table:table-cell>
          <table:table-cell office:value-type="float" office:value="23.5066666666667">
            <text:p>23.5066666667</text:p>
          </table:table-cell>
          <table:table-cell office:value-type="float" office:value="7052">
            <text:p>7052</text:p>
          </table:table-cell>
          <table:table-cell office:value-type="float" office:value="300">
            <text:p>300</text:p>
          </table:table-cell>
          <table:table-cell office:value-type="float" office:value="1100">
            <text:p>1100</text:p>
          </table:table-cell>
          <table:table-cell office:value-type="float" office:value="1132">
            <text:p>1132</text:p>
          </table:table-cell>
          <table:table-cell office:value-type="float" office:value="891">
            <text:p>891</text:p>
          </table:table-cell>
          <table:table-cell office:value-type="float" office:value="766">
            <text:p>76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artificial-mafft/art-14.fst</text:p>
          </table:table-cell>
          <table:table-cell office:value-type="float" office:value="515.175645708619">
            <text:p>515.1756457086</text:p>
          </table:table-cell>
          <table:table-cell office:value-type="float" office:value="0.515203435804702">
            <text:p>0.5152034358</text:p>
          </table:table-cell>
          <table:table-cell office:value-type="float" office:value="0.0040650406504065">
            <text:p>0.0040650407</text:p>
          </table:table-cell>
          <table:table-cell office:value-type="float" office:value="0.00545454545454538">
            <text:p>0.0054545455</text:p>
          </table:table-cell>
          <table:table-cell office:value-type="float" office:value="24.4552845528455">
            <text:p>24.4552845528</text:p>
          </table:table-cell>
          <table:table-cell office:value-type="float" office:value="6016">
            <text:p>6016</text:p>
          </table:table-cell>
          <table:table-cell office:value-type="float" office:value="246">
            <text:p>246</text:p>
          </table:table-cell>
          <table:table-cell office:value-type="float" office:value="1100">
            <text:p>1100</text:p>
          </table:table-cell>
          <table:table-cell office:value-type="float" office:value="1106">
            <text:p>1106</text:p>
          </table:table-cell>
          <table:table-cell office:value-type="float" office:value="800">
            <text:p>800</text:p>
          </table:table-cell>
          <table:table-cell office:value-type="float" office:value="693">
            <text:p>693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artificial-mafft/art-23.fst</text:p>
          </table:table-cell>
          <table:table-cell office:value-type="float" office:value="548.795464643659">
            <text:p>548.7954646437</text:p>
          </table:table-cell>
          <table:table-cell office:value-type="float" office:value="0.54884476534296">
            <text:p>0.5488447653</text:p>
          </table:table-cell>
          <table:table-cell office:value-type="float" office:value="0.00480769230769231">
            <text:p>0.0048076923</text:p>
          </table:table-cell>
          <table:table-cell office:value-type="float" office:value="0.00727272727272732">
            <text:p>0.0072727273</text:p>
          </table:table-cell>
          <table:table-cell office:value-type="float" office:value="22.9759615384615">
            <text:p>22.9759615385</text:p>
          </table:table-cell>
          <table:table-cell office:value-type="float" office:value="4779">
            <text:p>4779</text:p>
          </table:table-cell>
          <table:table-cell office:value-type="float" office:value="208">
            <text:p>208</text:p>
          </table:table-cell>
          <table:table-cell office:value-type="float" office:value="1100">
            <text:p>1100</text:p>
          </table:table-cell>
          <table:table-cell office:value-type="float" office:value="1108">
            <text:p>1108</text:p>
          </table:table-cell>
          <table:table-cell office:value-type="float" office:value="901">
            <text:p>901</text:p>
          </table:table-cell>
          <table:table-cell office:value-type="float" office:value="793">
            <text:p>793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artificial-mafft/art-11.fst</text:p>
          </table:table-cell>
          <table:table-cell office:value-type="float" office:value="537.004545454545">
            <text:p>537.0045454545</text:p>
          </table:table-cell>
          <table:table-cell office:value-type="float" office:value="0.536879545454545">
            <text:p>0.5368795455</text:p>
          </table:table-cell>
          <table:table-cell office:value-type="float" office:value="0.00625">
            <text:p>0.00625</text:p>
          </table:table-cell>
          <table:table-cell office:value-type="float" office:value="0">
            <text:p>0</text:p>
          </table:table-cell>
          <table:table-cell office:value-type="float" office:value="34.75625">
            <text:p>34.75625</text:p>
          </table:table-cell>
          <table:table-cell office:value-type="float" office:value="5561">
            <text:p>5561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775">
            <text:p>775</text:p>
          </table:table-cell>
          <table:table-cell office:value-type="float" office:value="676">
            <text:p>67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artificial-mafft/art-6.fst</text:p>
          </table:table-cell>
          <table:table-cell office:value-type="float" office:value="484.80383021342">
            <text:p>484.8038302134</text:p>
          </table:table-cell>
          <table:table-cell office:value-type="float" office:value="0.485330687830688">
            <text:p>0.4853306878</text:p>
          </table:table-cell>
          <table:table-cell office:value-type="float" office:value="0.0045662100456621">
            <text:p>0.00456621</text:p>
          </table:table-cell>
          <table:table-cell office:value-type="float" office:value="0.030909090909091">
            <text:p>0.0309090909</text:p>
          </table:table-cell>
          <table:table-cell office:value-type="float" office:value="27.9041095890411">
            <text:p>27.904109589</text:p>
          </table:table-cell>
          <table:table-cell office:value-type="float" office:value="6111">
            <text:p>6111</text:p>
          </table:table-cell>
          <table:table-cell office:value-type="float" office:value="219">
            <text:p>219</text:p>
          </table:table-cell>
          <table:table-cell office:value-type="float" office:value="1100">
            <text:p>1100</text:p>
          </table:table-cell>
          <table:table-cell office:value-type="float" office:value="1134">
            <text:p>1134</text:p>
          </table:table-cell>
          <table:table-cell office:value-type="float" office:value="882">
            <text:p>882</text:p>
          </table:table-cell>
          <table:table-cell office:value-type="float" office:value="771">
            <text:p>77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artificial-mafft/art-1.fst</text:p>
          </table:table-cell>
          <table:table-cell office:value-type="float" office:value="552.894278213792">
            <text:p>552.8942782138</text:p>
          </table:table-cell>
          <table:table-cell office:value-type="float" office:value="0.553001348920863">
            <text:p>0.5530013489</text:p>
          </table:table-cell>
          <table:table-cell office:value-type="float" office:value="0.00555555555555556">
            <text:p>0.0055555556</text:p>
          </table:table-cell>
          <table:table-cell office:value-type="float" office:value="0.010909090909091">
            <text:p>0.0109090909</text:p>
          </table:table-cell>
          <table:table-cell office:value-type="float" office:value="27.7833333333333">
            <text:p>27.7833333333</text:p>
          </table:table-cell>
          <table:table-cell office:value-type="float" office:value="5001">
            <text:p>5001</text:p>
          </table:table-cell>
          <table:table-cell office:value-type="float" office:value="180">
            <text:p>180</text:p>
          </table:table-cell>
          <table:table-cell office:value-type="float" office:value="1100">
            <text:p>1100</text:p>
          </table:table-cell>
          <table:table-cell office:value-type="float" office:value="1112">
            <text:p>1112</text:p>
          </table:table-cell>
          <table:table-cell office:value-type="float" office:value="915">
            <text:p>915</text:p>
          </table:table-cell>
          <table:table-cell office:value-type="float" office:value="808">
            <text:p>808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artificial-mafft/art-18.fst</text:p>
          </table:table-cell>
          <table:table-cell office:value-type="float" office:value="527.046977388095">
            <text:p>527.0469773881</text:p>
          </table:table-cell>
          <table:table-cell office:value-type="float" office:value="0.526945454545455">
            <text:p>0.5269454545</text:p>
          </table:table-cell>
          <table:table-cell office:value-type="float" office:value="0.00507614213197969">
            <text:p>0.0050761421</text:p>
          </table:table-cell>
          <table:table-cell office:value-type="float" office:value="0">
            <text:p>0</text:p>
          </table:table-cell>
          <table:table-cell office:value-type="float" office:value="27.7360406091371">
            <text:p>27.7360406091</text:p>
          </table:table-cell>
          <table:table-cell office:value-type="float" office:value="5464">
            <text:p>5464</text:p>
          </table:table-cell>
          <table:table-cell office:value-type="float" office:value="197">
            <text:p>197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885">
            <text:p>885</text:p>
          </table:table-cell>
          <table:table-cell office:value-type="float" office:value="776">
            <text:p>776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artificial-mafft/art-9.fst</text:p>
          </table:table-cell>
          <table:table-cell office:value-type="float" office:value="517.854910763123">
            <text:p>517.8549107631</text:p>
          </table:table-cell>
          <table:table-cell office:value-type="float" office:value="0.51788131768953">
            <text:p>0.5178813177</text:p>
          </table:table-cell>
          <table:table-cell office:value-type="float" office:value="0.00595238095238095">
            <text:p>0.005952381</text:p>
          </table:table-cell>
          <table:table-cell office:value-type="float" office:value="0.00727272727272732">
            <text:p>0.0072727273</text:p>
          </table:table-cell>
          <table:table-cell office:value-type="float" office:value="29.6845238095238">
            <text:p>29.6845238095</text:p>
          </table:table-cell>
          <table:table-cell office:value-type="float" office:value="4987">
            <text:p>4987</text:p>
          </table:table-cell>
          <table:table-cell office:value-type="float" office:value="168">
            <text:p>168</text:p>
          </table:table-cell>
          <table:table-cell office:value-type="float" office:value="1100">
            <text:p>1100</text:p>
          </table:table-cell>
          <table:table-cell office:value-type="float" office:value="1108">
            <text:p>1108</text:p>
          </table:table-cell>
          <table:table-cell office:value-type="float" office:value="872">
            <text:p>872</text:p>
          </table:table-cell>
          <table:table-cell office:value-type="float" office:value="778">
            <text:p>778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artificial-mafft/art-4.fst</text:p>
          </table:table-cell>
          <table:table-cell office:value-type="float" office:value="510.828437309498">
            <text:p>510.8284373095</text:p>
          </table:table-cell>
          <table:table-cell office:value-type="float" office:value="0.510740236148956">
            <text:p>0.5107402361</text:p>
          </table:table-cell>
          <table:table-cell office:value-type="float" office:value="0.00531914893617021">
            <text:p>0.0053191489</text:p>
          </table:table-cell>
          <table:table-cell table:style-name="ce1" office:value-type="string">
            <text:p><text:s/>9.090909090909705E-4</text:p>
          </table:table-cell>
          <table:table-cell office:value-type="float" office:value="31.2925531914894">
            <text:p>31.2925531915</text:p>
          </table:table-cell>
          <table:table-cell office:value-type="float" office:value="5883">
            <text:p>5883</text:p>
          </table:table-cell>
          <table:table-cell office:value-type="float" office:value="188">
            <text:p>188</text:p>
          </table:table-cell>
          <table:table-cell office:value-type="float" office:value="1100">
            <text:p>1100</text:p>
          </table:table-cell>
          <table:table-cell office:value-type="float" office:value="1101">
            <text:p>1101</text:p>
          </table:table-cell>
          <table:table-cell office:value-type="float" office:value="858">
            <text:p>858</text:p>
          </table:table-cell>
          <table:table-cell office:value-type="float" office:value="743">
            <text:p>743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mean</text:p>
          </table:table-cell>
          <table:table-cell table:formula="of:=AVERAGE([.B2:.B31])" office:value-type="float" office:value="524.71988752737">
            <text:p>524.7198875274</text:p>
          </table:table-cell>
          <table:table-cell table:formula="of:=AVERAGE([.C2:.C31])" office:value-type="float" office:value="0.524758125469814">
            <text:p>0.5247581255</text:p>
          </table:table-cell>
          <table:table-cell table:formula="of:=AVERAGE([.D2:.D31])" office:value-type="float" office:value="0.00520931499902434">
            <text:p>0.005209315</text:p>
          </table:table-cell>
          <table:table-cell table:formula="of:=AVERAGE([.E2:.E31])" office:value-type="float" office:value="0.00781144781144782">
            <text:p>0.0078114478</text:p>
          </table:table-cell>
          <table:table-cell table:formula="of:=AVERAGE([.F2:.F31])" office:value-type="float" office:value="28.2036999153498">
            <text:p>28.2036999153</text:p>
          </table:table-cell>
          <table:table-cell table:formula="of:=AVERAGE([.G2:.G31])" office:value-type="float" office:value="5476.53333333333">
            <text:p>5476.5333333333</text:p>
          </table:table-cell>
          <table:table-cell table:formula="of:=AVERAGE([.H2:.H31])" office:value-type="float" office:value="197.133333333333">
            <text:p>197.1333333333</text:p>
          </table:table-cell>
          <table:table-cell table:formula="of:=AVERAGE([.I2:.I31])" office:value-type="float" office:value="1100">
            <text:p>1100</text:p>
          </table:table-cell>
          <table:table-cell table:formula="of:=AVERAGE([.J2:.J31])" office:value-type="float" office:value="1107.83333333333">
            <text:p>1107.8333333333</text:p>
          </table:table-cell>
          <table:table-cell table:formula="of:=AVERAGE([.K2:.K31])" office:value-type="float" office:value="864.366666666667">
            <text:p>864.3666666667</text:p>
          </table:table-cell>
          <table:table-cell table:formula="of:=AVERAGE([.L2:.L31])" office:value-type="float" office:value="758.133333333333">
            <text:p>758.1333333333</text:p>
          </table:table-cell>
          <table:table-cell table:formula="of:=AVERAGE([.M2:.M31])" office:value-type="float" office:value="106.233333333333">
            <text:p>106.2333333333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[.A1]" office:value-type="string" office:string-value="alignment-file-rated">
            <text:p>alignment-file-rated</text:p>
          </table:table-cell>
          <table:table-cell table:formula="of:=[.B1]" office:value-type="string" office:string-value=" GLOCSA">
            <text:p><text:s/>GLOCSA</text:p>
          </table:table-cell>
          <table:table-cell table:formula="of:=[.C1]" office:value-type="string" office:string-value=" meanColumnValue">
            <text:p><text:s/>meanColumnValue</text:p>
          </table:table-cell>
          <table:table-cell table:formula="of:=[.E1]" office:value-type="string" office:string-value=" columnIncrementRatio">
            <text:p><text:s/>columnIncrementRatio</text:p>
          </table:table-cell>
          <table:table-cell table:formula="of:=[.F1]" office:value-type="string" office:string-value=" meanGapBlockSize">
            <text:p><text:s/>meanGapBlockSize</text:p>
          </table:table-cell>
          <table:table-cell table:formula="of:=[.G1]" office:value-type="string" office:string-value=" totalGapPositions">
            <text:p><text:s/>totalGapPositions</text:p>
          </table:table-cell>
          <table:table-cell table:formula="of:=[.H1]" office:value-type="string" office:string-value=" numberGapBlocks">
            <text:p><text:s/>numberGapBlocks</text:p>
          </table:table-cell>
          <table:table-cell table:formula="of:=[.K1]" office:value-type="string" office:string-value=" estimatedEvents">
            <text:p><text:s/>estimatedEvents</text:p>
          </table:table-cell>
          <table:table-cell table:formula="of:=[.L1]" office:value-type="string" office:string-value=" substitutionEvents">
            <text:p><text:s/>substitutionEvents</text:p>
          </table:table-cell>
          <table:table-cell table:formula="of:=[.M1]" office:value-type="string" office:string-value=" inDelEvents">
            <text:p><text:s/>inDelEvents</text:p>
          </table:table-cell>
          <table:table-cell table:number-columns-repeated="3"/>
        </table:table-row>
        <table:table-row table:style-name="ro2">
          <table:table-cell table:formula="of:=[.A2]" office:value-type="string" office:string-value="artificial-mafft/art-26.fst">
            <text:p>artificial-mafft/art-26.fst</text:p>
          </table:table-cell>
          <table:table-cell table:formula="of:=[.B2]" office:value-type="float" office:value="561.185750509268">
            <text:p>561.1857505093</text:p>
          </table:table-cell>
          <table:table-cell table:formula="of:=[.C2]" office:value-type="float" office:value="0.561131006346327">
            <text:p>0.5611310063</text:p>
          </table:table-cell>
          <table:table-cell table:formula="of:=[.E2]" office:value-type="float" office:value="0.00272727272727269">
            <text:p>0.0027272727</text:p>
          </table:table-cell>
          <table:table-cell table:formula="of:=[.F2]" office:value-type="float" office:value="23.7978142076503">
            <text:p>23.7978142077</text:p>
          </table:table-cell>
          <table:table-cell table:formula="of:=[.G2]" office:value-type="float" office:value="4355">
            <text:p>4355</text:p>
          </table:table-cell>
          <table:table-cell table:formula="of:=[.H2]" office:value-type="float" office:value="183">
            <text:p>183</text:p>
          </table:table-cell>
          <table:table-cell table:formula="of:=[.K2]" office:value-type="float" office:value="927">
            <text:p>927</text:p>
          </table:table-cell>
          <table:table-cell table:formula="of:=[.L2]" office:value-type="float" office:value="813">
            <text:p>813</text:p>
          </table:table-cell>
          <table:table-cell table:formula="of:=[.M2]" office:value-type="float" office:value="114">
            <text:p>114</text:p>
          </table:table-cell>
          <table:table-cell table:number-columns-repeated="3"/>
        </table:table-row>
        <table:table-row table:style-name="ro2">
          <table:table-cell table:formula="of:=[.A3]" office:value-type="string" office:string-value="artificial-mafft/art-15.fst">
            <text:p>artificial-mafft/art-15.fst</text:p>
          </table:table-cell>
          <table:table-cell table:formula="of:=[.B3]" office:value-type="float" office:value="530.238334209143">
            <text:p>530.2383342091</text:p>
          </table:table-cell>
          <table:table-cell table:formula="of:=[.C3]" office:value-type="float" office:value="0.530122727272727">
            <text:p>0.5301227273</text:p>
          </table:table-cell>
          <table:table-cell table:formula="of:=[.E3]" office:value-type="float" office:value="0">
            <text:p>0</text:p>
          </table:table-cell>
          <table:table-cell table:formula="of:=[.F3]" office:value-type="float" office:value="30.5780346820809">
            <text:p>30.5780346821</text:p>
          </table:table-cell>
          <table:table-cell table:formula="of:=[.G3]" office:value-type="float" office:value="5290">
            <text:p>5290</text:p>
          </table:table-cell>
          <table:table-cell table:formula="of:=[.H3]" office:value-type="float" office:value="173">
            <text:p>173</text:p>
          </table:table-cell>
          <table:table-cell table:formula="of:=[.K3]" office:value-type="float" office:value="831">
            <text:p>831</text:p>
          </table:table-cell>
          <table:table-cell table:formula="of:=[.L3]" office:value-type="float" office:value="723">
            <text:p>723</text:p>
          </table:table-cell>
          <table:table-cell table:formula="of:=[.M3]" office:value-type="float" office:value="108">
            <text:p>108</text:p>
          </table:table-cell>
          <table:table-cell table:number-columns-repeated="3"/>
        </table:table-row>
        <table:table-row table:style-name="ro2">
          <table:table-cell table:formula="of:=[.A4]" office:value-type="string" office:string-value="artificial-mafft/art-29.fst">
            <text:p>artificial-mafft/art-29.fst</text:p>
          </table:table-cell>
          <table:table-cell table:formula="of:=[.B4]" office:value-type="float" office:value="555.942016576998">
            <text:p>555.942016577</text:p>
          </table:table-cell>
          <table:table-cell table:formula="of:=[.C4]" office:value-type="float" office:value="0.555897552130553">
            <text:p>0.5558975521</text:p>
          </table:table-cell>
          <table:table-cell table:formula="of:=[.E4]" office:value-type="float" office:value="0.00272727272727269">
            <text:p>0.0027272727</text:p>
          </table:table-cell>
          <table:table-cell table:formula="of:=[.F4]" office:value-type="float" office:value="24.5940594059406">
            <text:p>24.5940594059</text:p>
          </table:table-cell>
          <table:table-cell table:formula="of:=[.G4]" office:value-type="float" office:value="4968">
            <text:p>4968</text:p>
          </table:table-cell>
          <table:table-cell table:formula="of:=[.H4]" office:value-type="float" office:value="202">
            <text:p>202</text:p>
          </table:table-cell>
          <table:table-cell table:formula="of:=[.K4]" office:value-type="float" office:value="860">
            <text:p>860</text:p>
          </table:table-cell>
          <table:table-cell table:formula="of:=[.L4]" office:value-type="float" office:value="755">
            <text:p>755</text:p>
          </table:table-cell>
          <table:table-cell table:formula="of:=[.M4]" office:value-type="float" office:value="105">
            <text:p>105</text:p>
          </table:table-cell>
          <table:table-cell table:number-columns-repeated="3"/>
        </table:table-row>
        <table:table-row table:style-name="ro2">
          <table:table-cell table:formula="of:=[.A5]" office:value-type="string" office:string-value="artificial-mafft/art-10.fst">
            <text:p>artificial-mafft/art-10.fst</text:p>
          </table:table-cell>
          <table:table-cell table:formula="of:=[.B5]" office:value-type="float" office:value="428.98704597296">
            <text:p>428.987045973</text:p>
          </table:table-cell>
          <table:table-cell table:formula="of:=[.C5]" office:value-type="float" office:value="0.429144973070017">
            <text:p>0.4291449731</text:p>
          </table:table-cell>
          <table:table-cell table:formula="of:=[.E5]" office:value-type="float" office:value="0.0127272727272727">
            <text:p>0.0127272727</text:p>
          </table:table-cell>
          <table:table-cell table:formula="of:=[.F5]" office:value-type="float" office:value="34.7971014492754">
            <text:p>34.7971014493</text:p>
          </table:table-cell>
          <table:table-cell table:formula="of:=[.G5]" office:value-type="float" office:value="7203">
            <text:p>7203</text:p>
          </table:table-cell>
          <table:table-cell table:formula="of:=[.H5]" office:value-type="float" office:value="207">
            <text:p>207</text:p>
          </table:table-cell>
          <table:table-cell table:formula="of:=[.K5]" office:value-type="float" office:value="826">
            <text:p>826</text:p>
          </table:table-cell>
          <table:table-cell table:formula="of:=[.L5]" office:value-type="float" office:value="718">
            <text:p>718</text:p>
          </table:table-cell>
          <table:table-cell table:formula="of:=[.M5]" office:value-type="float" office:value="108">
            <text:p>108</text:p>
          </table:table-cell>
          <table:table-cell table:number-columns-repeated="3"/>
        </table:table-row>
        <table:table-row table:style-name="ro2">
          <table:table-cell table:formula="of:=[.A6]" office:value-type="string" office:string-value="artificial-mafft/art-2.fst">
            <text:p>artificial-mafft/art-2.fst</text:p>
          </table:table-cell>
          <table:table-cell table:formula="of:=[.B6]" office:value-type="float" office:value="546.362012987015">
            <text:p>546.362012987</text:p>
          </table:table-cell>
          <table:table-cell table:formula="of:=[.C6]" office:value-type="float" office:value="0.546247727272729">
            <text:p>0.5462477273</text:p>
          </table:table-cell>
          <table:table-cell table:formula="of:=[.E6]" office:value-type="float" office:value="0">
            <text:p>0</text:p>
          </table:table-cell>
          <table:table-cell table:formula="of:=[.F6]" office:value-type="float" office:value="29.2628571428571">
            <text:p>29.2628571429</text:p>
          </table:table-cell>
          <table:table-cell table:formula="of:=[.G6]" office:value-type="float" office:value="5121">
            <text:p>5121</text:p>
          </table:table-cell>
          <table:table-cell table:formula="of:=[.H6]" office:value-type="float" office:value="175">
            <text:p>175</text:p>
          </table:table-cell>
          <table:table-cell table:formula="of:=[.K6]" office:value-type="float" office:value="830">
            <text:p>830</text:p>
          </table:table-cell>
          <table:table-cell table:formula="of:=[.L6]" office:value-type="float" office:value="737">
            <text:p>737</text:p>
          </table:table-cell>
          <table:table-cell table:formula="of:=[.M6]" office:value-type="float" office:value="93">
            <text:p>93</text:p>
          </table:table-cell>
          <table:table-cell table:number-columns-repeated="3"/>
        </table:table-row>
        <table:table-row table:style-name="ro2">
          <table:table-cell table:formula="of:=[.A7]" office:value-type="string" office:string-value="artificial-mafft/art-19.fst">
            <text:p>artificial-mafft/art-19.fst</text:p>
          </table:table-cell>
          <table:table-cell table:formula="of:=[.B7]" office:value-type="float" office:value="566.778446226975">
            <text:p>566.778446227</text:p>
          </table:table-cell>
          <table:table-cell table:formula="of:=[.C7]" office:value-type="float" office:value="0.566647727272726">
            <text:p>0.5666477273</text:p>
          </table:table-cell>
          <table:table-cell table:formula="of:=[.E7]" office:value-type="float" office:value="0">
            <text:p>0</text:p>
          </table:table-cell>
          <table:table-cell table:formula="of:=[.F7]" office:value-type="float" office:value="27.4052287581699">
            <text:p>27.4052287582</text:p>
          </table:table-cell>
          <table:table-cell table:formula="of:=[.G7]" office:value-type="float" office:value="4193">
            <text:p>4193</text:p>
          </table:table-cell>
          <table:table-cell table:formula="of:=[.H7]" office:value-type="float" office:value="153">
            <text:p>153</text:p>
          </table:table-cell>
          <table:table-cell table:formula="of:=[.K7]" office:value-type="float" office:value="907">
            <text:p>907</text:p>
          </table:table-cell>
          <table:table-cell table:formula="of:=[.L7]" office:value-type="float" office:value="804">
            <text:p>804</text:p>
          </table:table-cell>
          <table:table-cell table:formula="of:=[.M7]" office:value-type="float" office:value="103">
            <text:p>103</text:p>
          </table:table-cell>
          <table:table-cell table:number-columns-repeated="3"/>
        </table:table-row>
        <table:table-row table:style-name="ro2">
          <table:table-cell table:formula="of:=[.A8]" office:value-type="string" office:string-value="artificial-mafft/art-27.fst">
            <text:p>artificial-mafft/art-27.fst</text:p>
          </table:table-cell>
          <table:table-cell table:formula="of:=[.B8]" office:value-type="float" office:value="563.39372544884">
            <text:p>563.3937254488</text:p>
          </table:table-cell>
          <table:table-cell table:formula="of:=[.C8]" office:value-type="float" office:value="0.563312897366031">
            <text:p>0.5633128974</text:p>
          </table:table-cell>
          <table:table-cell table:formula="of:=[.E8]" office:value-type="string" office:string-value=" 9.090909090909705E-4">
            <text:p><text:s/>9.090909090909705E-4</text:p>
          </table:table-cell>
          <table:table-cell table:formula="of:=[.F8]" office:value-type="float" office:value="23.3217821782178">
            <text:p>23.3217821782</text:p>
          </table:table-cell>
          <table:table-cell table:formula="of:=[.G8]" office:value-type="float" office:value="4711">
            <text:p>4711</text:p>
          </table:table-cell>
          <table:table-cell table:formula="of:=[.H8]" office:value-type="float" office:value="202">
            <text:p>202</text:p>
          </table:table-cell>
          <table:table-cell table:formula="of:=[.K8]" office:value-type="float" office:value="911">
            <text:p>911</text:p>
          </table:table-cell>
          <table:table-cell table:formula="of:=[.L8]" office:value-type="float" office:value="794">
            <text:p>794</text:p>
          </table:table-cell>
          <table:table-cell table:formula="of:=[.M8]" office:value-type="float" office:value="117">
            <text:p>117</text:p>
          </table:table-cell>
          <table:table-cell table:number-columns-repeated="3"/>
        </table:table-row>
        <table:table-row table:style-name="ro2">
          <table:table-cell table:formula="of:=[.A9]" office:value-type="string" office:string-value="artificial-mafft/art-16.fst">
            <text:p>artificial-mafft/art-16.fst</text:p>
          </table:table-cell>
          <table:table-cell table:formula="of:=[.B9]" office:value-type="float" office:value="538.816024898667">
            <text:p>538.8160248987</text:p>
          </table:table-cell>
          <table:table-cell table:formula="of:=[.C9]" office:value-type="float" office:value="0.538688636363635">
            <text:p>0.5386886364</text:p>
          </table:table-cell>
          <table:table-cell table:formula="of:=[.E9]" office:value-type="float" office:value="0">
            <text:p>0</text:p>
          </table:table-cell>
          <table:table-cell table:formula="of:=[.F9]" office:value-type="float" office:value="32.171974522293">
            <text:p>32.1719745223</text:p>
          </table:table-cell>
          <table:table-cell table:formula="of:=[.G9]" office:value-type="float" office:value="5051">
            <text:p>5051</text:p>
          </table:table-cell>
          <table:table-cell table:formula="of:=[.H9]" office:value-type="float" office:value="157">
            <text:p>157</text:p>
          </table:table-cell>
          <table:table-cell table:formula="of:=[.K9]" office:value-type="float" office:value="858">
            <text:p>858</text:p>
          </table:table-cell>
          <table:table-cell table:formula="of:=[.L9]" office:value-type="float" office:value="765">
            <text:p>765</text:p>
          </table:table-cell>
          <table:table-cell table:formula="of:=[.M9]" office:value-type="float" office:value="93">
            <text:p>93</text:p>
          </table:table-cell>
          <table:table-cell table:number-columns-repeated="3"/>
        </table:table-row>
        <table:table-row table:style-name="ro2">
          <table:table-cell table:formula="of:=[.A10]" office:value-type="string" office:string-value="artificial-mafft/art-25.fst">
            <text:p>artificial-mafft/art-25.fst</text:p>
          </table:table-cell>
          <table:table-cell table:formula="of:=[.B10]" office:value-type="float" office:value="525.340587569306">
            <text:p>525.3405875693</text:p>
          </table:table-cell>
          <table:table-cell table:formula="of:=[.C10]" office:value-type="float" office:value="0.525392953929538">
            <text:p>0.5253929539</text:p>
          </table:table-cell>
          <table:table-cell table:formula="of:=[.E10]" office:value-type="float" office:value="0.00636363636363635">
            <text:p>0.0063636364</text:p>
          </table:table-cell>
          <table:table-cell table:formula="of:=[.F10]" office:value-type="float" office:value="22.063670411985">
            <text:p>22.063670412</text:p>
          </table:table-cell>
          <table:table-cell table:formula="of:=[.G10]" office:value-type="float" office:value="5891">
            <text:p>5891</text:p>
          </table:table-cell>
          <table:table-cell table:formula="of:=[.H10]" office:value-type="float" office:value="267">
            <text:p>267</text:p>
          </table:table-cell>
          <table:table-cell table:formula="of:=[.K10]" office:value-type="float" office:value="778">
            <text:p>778</text:p>
          </table:table-cell>
          <table:table-cell table:formula="of:=[.L10]" office:value-type="float" office:value="678">
            <text:p>678</text:p>
          </table:table-cell>
          <table:table-cell table:formula="of:=[.M10]" office:value-type="float" office:value="100">
            <text:p>100</text:p>
          </table:table-cell>
          <table:table-cell table:number-columns-repeated="3"/>
        </table:table-row>
        <table:table-row table:style-name="ro2">
          <table:table-cell table:formula="of:=[.A11]" office:value-type="string" office:string-value="artificial-mafft/art-13.fst">
            <text:p>artificial-mafft/art-13.fst</text:p>
          </table:table-cell>
          <table:table-cell table:formula="of:=[.B11]" office:value-type="float" office:value="458.191034918556">
            <text:p>458.1910349186</text:p>
          </table:table-cell>
          <table:table-cell table:formula="of:=[.C11]" office:value-type="float" office:value="0.458384856630824">
            <text:p>0.4583848566</text:p>
          </table:table-cell>
          <table:table-cell table:formula="of:=[.E11]" office:value-type="float" office:value="0.0145454545454546">
            <text:p>0.0145454545</text:p>
          </table:table-cell>
          <table:table-cell table:formula="of:=[.F11]" office:value-type="float" office:value="31.4271844660194">
            <text:p>31.427184466</text:p>
          </table:table-cell>
          <table:table-cell table:formula="of:=[.G11]" office:value-type="float" office:value="6474">
            <text:p>6474</text:p>
          </table:table-cell>
          <table:table-cell table:formula="of:=[.H11]" office:value-type="float" office:value="206">
            <text:p>206</text:p>
          </table:table-cell>
          <table:table-cell table:formula="of:=[.K11]" office:value-type="float" office:value="791">
            <text:p>791</text:p>
          </table:table-cell>
          <table:table-cell table:formula="of:=[.L11]" office:value-type="float" office:value="684">
            <text:p>684</text:p>
          </table:table-cell>
          <table:table-cell table:formula="of:=[.M11]" office:value-type="float" office:value="107">
            <text:p>107</text:p>
          </table:table-cell>
          <table:table-cell table:number-columns-repeated="3"/>
        </table:table-row>
        <table:table-row table:style-name="ro2">
          <table:table-cell table:formula="of:=[.A12]" office:value-type="string" office:string-value="artificial-mafft/art-22.fst">
            <text:p>artificial-mafft/art-22.fst</text:p>
          </table:table-cell>
          <table:table-cell table:formula="of:=[.B12]" office:value-type="float" office:value="462.144006238859">
            <text:p>462.1440062389</text:p>
          </table:table-cell>
          <table:table-cell table:formula="of:=[.C12]" office:value-type="float" office:value="0.462439839572192">
            <text:p>0.4624398396</text:p>
          </table:table-cell>
          <table:table-cell table:formula="of:=[.E12]" office:value-type="float" office:value="0.02">
            <text:p>0.02</text:p>
          </table:table-cell>
          <table:table-cell table:formula="of:=[.F12]" office:value-type="float" office:value="29.3854166666667">
            <text:p>29.3854166667</text:p>
          </table:table-cell>
          <table:table-cell table:formula="of:=[.G12]" office:value-type="float" office:value="5642">
            <text:p>5642</text:p>
          </table:table-cell>
          <table:table-cell table:formula="of:=[.H12]" office:value-type="float" office:value="192">
            <text:p>192</text:p>
          </table:table-cell>
          <table:table-cell table:formula="of:=[.K12]" office:value-type="float" office:value="893">
            <text:p>893</text:p>
          </table:table-cell>
          <table:table-cell table:formula="of:=[.L12]" office:value-type="float" office:value="791">
            <text:p>791</text:p>
          </table:table-cell>
          <table:table-cell table:formula="of:=[.M12]" office:value-type="float" office:value="102">
            <text:p>102</text:p>
          </table:table-cell>
          <table:table-cell table:number-columns-repeated="3"/>
        </table:table-row>
        <table:table-row table:style-name="ro2">
          <table:table-cell table:formula="of:=[.A13]" office:value-type="string" office:string-value="artificial-mafft/art-21.fst">
            <text:p>artificial-mafft/art-21.fst</text:p>
          </table:table-cell>
          <table:table-cell table:formula="of:=[.B13]" office:value-type="float" office:value="515.910071930061">
            <text:p>515.9100719301</text:p>
          </table:table-cell>
          <table:table-cell table:formula="of:=[.C13]" office:value-type="float" office:value="0.516237756010687">
            <text:p>0.516237756</text:p>
          </table:table-cell>
          <table:table-cell table:formula="of:=[.E13]" office:value-type="float" office:value="0.020909090909091">
            <text:p>0.0209090909</text:p>
          </table:table-cell>
          <table:table-cell table:formula="of:=[.F13]" office:value-type="float" office:value="25.2579185520362">
            <text:p>25.257918552</text:p>
          </table:table-cell>
          <table:table-cell table:formula="of:=[.G13]" office:value-type="float" office:value="5582">
            <text:p>5582</text:p>
          </table:table-cell>
          <table:table-cell table:formula="of:=[.H13]" office:value-type="float" office:value="221">
            <text:p>221</text:p>
          </table:table-cell>
          <table:table-cell table:formula="of:=[.K13]" office:value-type="float" office:value="894">
            <text:p>894</text:p>
          </table:table-cell>
          <table:table-cell table:formula="of:=[.L13]" office:value-type="float" office:value="787">
            <text:p>787</text:p>
          </table:table-cell>
          <table:table-cell table:formula="of:=[.M13]" office:value-type="float" office:value="107">
            <text:p>107</text:p>
          </table:table-cell>
          <table:table-cell table:number-columns-repeated="3"/>
        </table:table-row>
        <table:table-row table:style-name="ro2">
          <table:table-cell table:formula="of:=[.A14]" office:value-type="string" office:string-value="artificial-mafft/art-20.fst">
            <text:p>artificial-mafft/art-20.fst</text:p>
          </table:table-cell>
          <table:table-cell table:formula="of:=[.B14]" office:value-type="float" office:value="537.516761784365">
            <text:p>537.5167617844</text:p>
          </table:table-cell>
          <table:table-cell table:formula="of:=[.C14]" office:value-type="float" office:value="0.537436421435059">
            <text:p>0.5374364214</text:p>
          </table:table-cell>
          <table:table-cell table:formula="of:=[.E14]" office:value-type="string" office:string-value=" 9.090909090909705E-4">
            <text:p><text:s/>9.090909090909705E-4</text:p>
          </table:table-cell>
          <table:table-cell table:formula="of:=[.F14]" office:value-type="float" office:value="26.6699507389163">
            <text:p>26.6699507389</text:p>
          </table:table-cell>
          <table:table-cell table:formula="of:=[.G14]" office:value-type="float" office:value="5414">
            <text:p>5414</text:p>
          </table:table-cell>
          <table:table-cell table:formula="of:=[.H14]" office:value-type="float" office:value="203">
            <text:p>203</text:p>
          </table:table-cell>
          <table:table-cell table:formula="of:=[.K14]" office:value-type="float" office:value="905">
            <text:p>905</text:p>
          </table:table-cell>
          <table:table-cell table:formula="of:=[.L14]" office:value-type="float" office:value="793">
            <text:p>793</text:p>
          </table:table-cell>
          <table:table-cell table:formula="of:=[.M14]" office:value-type="float" office:value="112">
            <text:p>112</text:p>
          </table:table-cell>
          <table:table-cell table:number-columns-repeated="3"/>
        </table:table-row>
        <table:table-row table:style-name="ro2">
          <table:table-cell table:formula="of:=[.A15]" office:value-type="string" office:string-value="artificial-mafft/art-7.fst">
            <text:p>artificial-mafft/art-7.fst</text:p>
          </table:table-cell>
          <table:table-cell table:formula="of:=[.B15]" office:value-type="float" office:value="543.105411255412">
            <text:p>543.1054112554</text:p>
          </table:table-cell>
          <table:table-cell table:formula="of:=[.C15]" office:value-type="float" office:value="0.542986363636365">
            <text:p>0.5429863636</text:p>
          </table:table-cell>
          <table:table-cell table:formula="of:=[.E15]" office:value-type="float" office:value="0">
            <text:p>0</text:p>
          </table:table-cell>
          <table:table-cell table:formula="of:=[.F15]" office:value-type="float" office:value="29.0059523809524">
            <text:p>29.005952381</text:p>
          </table:table-cell>
          <table:table-cell table:formula="of:=[.G15]" office:value-type="float" office:value="4873">
            <text:p>4873</text:p>
          </table:table-cell>
          <table:table-cell table:formula="of:=[.H15]" office:value-type="float" office:value="168">
            <text:p>168</text:p>
          </table:table-cell>
          <table:table-cell table:formula="of:=[.K15]" office:value-type="float" office:value="915">
            <text:p>915</text:p>
          </table:table-cell>
          <table:table-cell table:formula="of:=[.L15]" office:value-type="float" office:value="810">
            <text:p>810</text:p>
          </table:table-cell>
          <table:table-cell table:formula="of:=[.M15]" office:value-type="float" office:value="105">
            <text:p>105</text:p>
          </table:table-cell>
          <table:table-cell table:number-columns-repeated="3"/>
        </table:table-row>
        <table:table-row table:style-name="ro2">
          <table:table-cell table:formula="of:=[.A16]" office:value-type="string" office:string-value="artificial-mafft/art-24.fst">
            <text:p>artificial-mafft/art-24.fst</text:p>
          </table:table-cell>
          <table:table-cell table:formula="of:=[.B16]" office:value-type="float" office:value="536.013524186629">
            <text:p>536.0135241866</text:p>
          </table:table-cell>
          <table:table-cell table:formula="of:=[.C16]" office:value-type="float" office:value="0.536341192170818">
            <text:p>0.5363411922</text:p>
          </table:table-cell>
          <table:table-cell table:formula="of:=[.E16]" office:value-type="float" office:value="0.0218181818181817">
            <text:p>0.0218181818</text:p>
          </table:table-cell>
          <table:table-cell table:formula="of:=[.F16]" office:value-type="float" office:value="30.2717391304348">
            <text:p>30.2717391304</text:p>
          </table:table-cell>
          <table:table-cell table:formula="of:=[.G16]" office:value-type="float" office:value="5570">
            <text:p>5570</text:p>
          </table:table-cell>
          <table:table-cell table:formula="of:=[.H16]" office:value-type="float" office:value="184">
            <text:p>184</text:p>
          </table:table-cell>
          <table:table-cell table:formula="of:=[.K16]" office:value-type="float" office:value="881">
            <text:p>881</text:p>
          </table:table-cell>
          <table:table-cell table:formula="of:=[.L16]" office:value-type="float" office:value="784">
            <text:p>784</text:p>
          </table:table-cell>
          <table:table-cell table:formula="of:=[.M16]" office:value-type="float" office:value="97">
            <text:p>97</text:p>
          </table:table-cell>
          <table:table-cell table:number-columns-repeated="3"/>
        </table:table-row>
        <table:table-row table:style-name="ro2">
          <table:table-cell table:formula="of:=[.A17]" office:value-type="string" office:string-value="artificial-mafft/art-28.fst">
            <text:p>artificial-mafft/art-28.fst</text:p>
          </table:table-cell>
          <table:table-cell table:formula="of:=[.B17]" office:value-type="float" office:value="556.259820426487">
            <text:p>556.2598204265</text:p>
          </table:table-cell>
          <table:table-cell table:formula="of:=[.C17]" office:value-type="float" office:value="0.556136363636363">
            <text:p>0.5561363636</text:p>
          </table:table-cell>
          <table:table-cell table:formula="of:=[.E17]" office:value-type="float" office:value="0">
            <text:p>0</text:p>
          </table:table-cell>
          <table:table-cell table:formula="of:=[.F17]" office:value-type="float" office:value="33.2469135802469">
            <text:p>33.2469135802</text:p>
          </table:table-cell>
          <table:table-cell table:formula="of:=[.G17]" office:value-type="float" office:value="5386">
            <text:p>5386</text:p>
          </table:table-cell>
          <table:table-cell table:formula="of:=[.H17]" office:value-type="float" office:value="162">
            <text:p>162</text:p>
          </table:table-cell>
          <table:table-cell table:formula="of:=[.K17]" office:value-type="float" office:value="849">
            <text:p>849</text:p>
          </table:table-cell>
          <table:table-cell table:formula="of:=[.L17]" office:value-type="float" office:value="748">
            <text:p>748</text:p>
          </table:table-cell>
          <table:table-cell table:formula="of:=[.M17]" office:value-type="float" office:value="101">
            <text:p>101</text:p>
          </table:table-cell>
          <table:table-cell table:number-columns-repeated="3"/>
        </table:table-row>
        <table:table-row table:style-name="ro2">
          <table:table-cell table:formula="of:=[.A18]" office:value-type="string" office:string-value="artificial-mafft/art-12.fst">
            <text:p>artificial-mafft/art-12.fst</text:p>
          </table:table-cell>
          <table:table-cell table:formula="of:=[.B18]" office:value-type="float" office:value="540.26480986334">
            <text:p>540.2648098633</text:p>
          </table:table-cell>
          <table:table-cell table:formula="of:=[.C18]" office:value-type="float" office:value="0.540134090909091">
            <text:p>0.5401340909</text:p>
          </table:table-cell>
          <table:table-cell table:formula="of:=[.E18]" office:value-type="float" office:value="0">
            <text:p>0</text:p>
          </table:table-cell>
          <table:table-cell table:formula="of:=[.F18]" office:value-type="float" office:value="32.6470588235294">
            <text:p>32.6470588235</text:p>
          </table:table-cell>
          <table:table-cell table:formula="of:=[.G18]" office:value-type="float" office:value="4995">
            <text:p>4995</text:p>
          </table:table-cell>
          <table:table-cell table:formula="of:=[.H18]" office:value-type="float" office:value="153">
            <text:p>153</text:p>
          </table:table-cell>
          <table:table-cell table:formula="of:=[.K18]" office:value-type="float" office:value="874">
            <text:p>874</text:p>
          </table:table-cell>
          <table:table-cell table:formula="of:=[.L18]" office:value-type="float" office:value="776">
            <text:p>776</text:p>
          </table:table-cell>
          <table:table-cell table:formula="of:=[.M18]" office:value-type="float" office:value="98">
            <text:p>98</text:p>
          </table:table-cell>
          <table:table-cell table:number-columns-repeated="3"/>
        </table:table-row>
        <table:table-row table:style-name="ro2">
          <table:table-cell table:formula="of:=[.A19]" office:value-type="string" office:string-value="artificial-mafft/art-0.fst">
            <text:p>artificial-mafft/art-0.fst</text:p>
          </table:table-cell>
          <table:table-cell table:formula="of:=[.B19]" office:value-type="float" office:value="530.476948547258">
            <text:p>530.4769485473</text:p>
          </table:table-cell>
          <table:table-cell table:formula="of:=[.C19]" office:value-type="float" office:value="0.530461956521739">
            <text:p>0.5304619565</text:p>
          </table:table-cell>
          <table:table-cell table:formula="of:=[.E19]" office:value-type="float" office:value="0.00363636363636366">
            <text:p>0.0036363636</text:p>
          </table:table-cell>
          <table:table-cell table:formula="of:=[.F19]" office:value-type="float" office:value="25.5570175438597">
            <text:p>25.5570175439</text:p>
          </table:table-cell>
          <table:table-cell table:formula="of:=[.G19]" office:value-type="float" office:value="5827">
            <text:p>5827</text:p>
          </table:table-cell>
          <table:table-cell table:formula="of:=[.H19]" office:value-type="float" office:value="228">
            <text:p>228</text:p>
          </table:table-cell>
          <table:table-cell table:formula="of:=[.K19]" office:value-type="float" office:value="844">
            <text:p>844</text:p>
          </table:table-cell>
          <table:table-cell table:formula="of:=[.L19]" office:value-type="float" office:value="728">
            <text:p>728</text:p>
          </table:table-cell>
          <table:table-cell table:formula="of:=[.M19]" office:value-type="float" office:value="116">
            <text:p>116</text:p>
          </table:table-cell>
          <table:table-cell table:number-columns-repeated="3"/>
        </table:table-row>
        <table:table-row table:style-name="ro2">
          <table:table-cell table:formula="of:=[.A20]" office:value-type="string" office:string-value="artificial-mafft/art-5.fst">
            <text:p>artificial-mafft/art-5.fst</text:p>
          </table:table-cell>
          <table:table-cell table:formula="of:=[.B20]" office:value-type="float" office:value="529.524146501219">
            <text:p>529.5241465012</text:p>
          </table:table-cell>
          <table:table-cell table:formula="of:=[.C20]" office:value-type="float" office:value="0.529733422939067">
            <text:p>0.5297334229</text:p>
          </table:table-cell>
          <table:table-cell table:formula="of:=[.E20]" office:value-type="float" office:value="0.0145454545454546">
            <text:p>0.0145454545</text:p>
          </table:table-cell>
          <table:table-cell table:formula="of:=[.F20]" office:value-type="float" office:value="22.5102040816327">
            <text:p>22.5102040816</text:p>
          </table:table-cell>
          <table:table-cell table:formula="of:=[.G20]" office:value-type="float" office:value="5515">
            <text:p>5515</text:p>
          </table:table-cell>
          <table:table-cell table:formula="of:=[.H20]" office:value-type="float" office:value="245">
            <text:p>245</text:p>
          </table:table-cell>
          <table:table-cell table:formula="of:=[.K20]" office:value-type="float" office:value="934">
            <text:p>934</text:p>
          </table:table-cell>
          <table:table-cell table:formula="of:=[.L20]" office:value-type="float" office:value="816">
            <text:p>816</text:p>
          </table:table-cell>
          <table:table-cell table:formula="of:=[.M20]" office:value-type="float" office:value="118">
            <text:p>118</text:p>
          </table:table-cell>
          <table:table-cell table:number-columns-repeated="3"/>
        </table:table-row>
        <table:table-row table:style-name="ro2">
          <table:table-cell table:formula="of:=[.A21]" office:value-type="string" office:string-value="artificial-mafft/art-8.fst">
            <text:p>artificial-mafft/art-8.fst</text:p>
          </table:table-cell>
          <table:table-cell table:formula="of:=[.B21]" office:value-type="float" office:value="536.138334209143">
            <text:p>536.1383342091</text:p>
          </table:table-cell>
          <table:table-cell table:formula="of:=[.C21]" office:value-type="float" office:value="0.536022727272726">
            <text:p>0.5360227273</text:p>
          </table:table-cell>
          <table:table-cell table:formula="of:=[.E21]" office:value-type="float" office:value="0">
            <text:p>0</text:p>
          </table:table-cell>
          <table:table-cell table:formula="of:=[.F21]" office:value-type="float" office:value="31.2196531791907">
            <text:p>31.2196531792</text:p>
          </table:table-cell>
          <table:table-cell table:formula="of:=[.G21]" office:value-type="float" office:value="5401">
            <text:p>5401</text:p>
          </table:table-cell>
          <table:table-cell table:formula="of:=[.H21]" office:value-type="float" office:value="173">
            <text:p>173</text:p>
          </table:table-cell>
          <table:table-cell table:formula="of:=[.K21]" office:value-type="float" office:value="817">
            <text:p>817</text:p>
          </table:table-cell>
          <table:table-cell table:formula="of:=[.L21]" office:value-type="float" office:value="717">
            <text:p>717</text:p>
          </table:table-cell>
          <table:table-cell table:formula="of:=[.M21]" office:value-type="float" office:value="100">
            <text:p>100</text:p>
          </table:table-cell>
          <table:table-cell table:number-columns-repeated="3"/>
        </table:table-row>
        <table:table-row table:style-name="ro2">
          <table:table-cell table:formula="of:=[.A22]" office:value-type="string" office:string-value="artificial-mafft/art-17.fst">
            <text:p>artificial-mafft/art-17.fst</text:p>
          </table:table-cell>
          <table:table-cell table:formula="of:=[.B22]" office:value-type="float" office:value="506.989456419869">
            <text:p>506.9894564199</text:p>
          </table:table-cell>
          <table:table-cell table:formula="of:=[.C22]" office:value-type="float" office:value="0.506886363636364">
            <text:p>0.5068863636</text:p>
          </table:table-cell>
          <table:table-cell table:formula="of:=[.E22]" office:value-type="float" office:value="0">
            <text:p>0</text:p>
          </table:table-cell>
          <table:table-cell table:formula="of:=[.F22]" office:value-type="float" office:value="30.8247422680412">
            <text:p>30.824742268</text:p>
          </table:table-cell>
          <table:table-cell table:formula="of:=[.G22]" office:value-type="float" office:value="5980">
            <text:p>5980</text:p>
          </table:table-cell>
          <table:table-cell table:formula="of:=[.H22]" office:value-type="float" office:value="194">
            <text:p>194</text:p>
          </table:table-cell>
          <table:table-cell table:formula="of:=[.K22]" office:value-type="float" office:value="827">
            <text:p>827</text:p>
          </table:table-cell>
          <table:table-cell table:formula="of:=[.L22]" office:value-type="float" office:value="719">
            <text:p>719</text:p>
          </table:table-cell>
          <table:table-cell table:formula="of:=[.M22]" office:value-type="float" office:value="108">
            <text:p>108</text:p>
          </table:table-cell>
          <table:table-cell table:number-columns-repeated="3"/>
        </table:table-row>
        <table:table-row table:style-name="ro2">
          <table:table-cell table:formula="of:=[.A23]" office:value-type="string" office:string-value="artificial-mafft/art-3.fst">
            <text:p>artificial-mafft/art-3.fst</text:p>
          </table:table-cell>
          <table:table-cell table:formula="of:=[.B23]" office:value-type="float" office:value="477.614265445979">
            <text:p>477.614265446</text:p>
          </table:table-cell>
          <table:table-cell table:formula="of:=[.C23]" office:value-type="float" office:value="0.478129416961131">
            <text:p>0.478129417</text:p>
          </table:table-cell>
          <table:table-cell table:formula="of:=[.E23]" office:value-type="float" office:value="0.0290909090909091">
            <text:p>0.0290909091</text:p>
          </table:table-cell>
          <table:table-cell table:formula="of:=[.F23]" office:value-type="float" office:value="23.5066666666667">
            <text:p>23.5066666667</text:p>
          </table:table-cell>
          <table:table-cell table:formula="of:=[.G23]" office:value-type="float" office:value="7052">
            <text:p>7052</text:p>
          </table:table-cell>
          <table:table-cell table:formula="of:=[.H23]" office:value-type="float" office:value="300">
            <text:p>300</text:p>
          </table:table-cell>
          <table:table-cell table:formula="of:=[.K23]" office:value-type="float" office:value="891">
            <text:p>891</text:p>
          </table:table-cell>
          <table:table-cell table:formula="of:=[.L23]" office:value-type="float" office:value="766">
            <text:p>766</text:p>
          </table:table-cell>
          <table:table-cell table:formula="of:=[.M23]" office:value-type="float" office:value="125">
            <text:p>125</text:p>
          </table:table-cell>
          <table:table-cell table:number-columns-repeated="3"/>
        </table:table-row>
        <table:table-row table:style-name="ro2">
          <table:table-cell table:formula="of:=[.A24]" office:value-type="string" office:string-value="artificial-mafft/art-14.fst">
            <text:p>artificial-mafft/art-14.fst</text:p>
          </table:table-cell>
          <table:table-cell table:formula="of:=[.B24]" office:value-type="float" office:value="515.175645708619">
            <text:p>515.1756457086</text:p>
          </table:table-cell>
          <table:table-cell table:formula="of:=[.C24]" office:value-type="float" office:value="0.515203435804702">
            <text:p>0.5152034358</text:p>
          </table:table-cell>
          <table:table-cell table:formula="of:=[.E24]" office:value-type="float" office:value="0.00545454545454538">
            <text:p>0.0054545455</text:p>
          </table:table-cell>
          <table:table-cell table:formula="of:=[.F24]" office:value-type="float" office:value="24.4552845528455">
            <text:p>24.4552845528</text:p>
          </table:table-cell>
          <table:table-cell table:formula="of:=[.G24]" office:value-type="float" office:value="6016">
            <text:p>6016</text:p>
          </table:table-cell>
          <table:table-cell table:formula="of:=[.H24]" office:value-type="float" office:value="246">
            <text:p>246</text:p>
          </table:table-cell>
          <table:table-cell table:formula="of:=[.K24]" office:value-type="float" office:value="800">
            <text:p>800</text:p>
          </table:table-cell>
          <table:table-cell table:formula="of:=[.L24]" office:value-type="float" office:value="693">
            <text:p>693</text:p>
          </table:table-cell>
          <table:table-cell table:formula="of:=[.M24]" office:value-type="float" office:value="107">
            <text:p>107</text:p>
          </table:table-cell>
          <table:table-cell table:number-columns-repeated="3"/>
        </table:table-row>
        <table:table-row table:style-name="ro2">
          <table:table-cell table:formula="of:=[.A25]" office:value-type="string" office:string-value="artificial-mafft/art-23.fst">
            <text:p>artificial-mafft/art-23.fst</text:p>
          </table:table-cell>
          <table:table-cell table:formula="of:=[.B25]" office:value-type="float" office:value="548.795464643659">
            <text:p>548.7954646437</text:p>
          </table:table-cell>
          <table:table-cell table:formula="of:=[.C25]" office:value-type="float" office:value="0.54884476534296">
            <text:p>0.5488447653</text:p>
          </table:table-cell>
          <table:table-cell table:formula="of:=[.E25]" office:value-type="float" office:value="0.00727272727272732">
            <text:p>0.0072727273</text:p>
          </table:table-cell>
          <table:table-cell table:formula="of:=[.F25]" office:value-type="float" office:value="22.9759615384615">
            <text:p>22.9759615385</text:p>
          </table:table-cell>
          <table:table-cell table:formula="of:=[.G25]" office:value-type="float" office:value="4779">
            <text:p>4779</text:p>
          </table:table-cell>
          <table:table-cell table:formula="of:=[.H25]" office:value-type="float" office:value="208">
            <text:p>208</text:p>
          </table:table-cell>
          <table:table-cell table:formula="of:=[.K25]" office:value-type="float" office:value="901">
            <text:p>901</text:p>
          </table:table-cell>
          <table:table-cell table:formula="of:=[.L25]" office:value-type="float" office:value="793">
            <text:p>793</text:p>
          </table:table-cell>
          <table:table-cell table:formula="of:=[.M25]" office:value-type="float" office:value="108">
            <text:p>108</text:p>
          </table:table-cell>
          <table:table-cell table:number-columns-repeated="3"/>
        </table:table-row>
        <table:table-row table:style-name="ro2">
          <table:table-cell table:formula="of:=[.A26]" office:value-type="string" office:string-value="artificial-mafft/art-11.fst">
            <text:p>artificial-mafft/art-11.fst</text:p>
          </table:table-cell>
          <table:table-cell table:formula="of:=[.B26]" office:value-type="float" office:value="537.004545454545">
            <text:p>537.0045454545</text:p>
          </table:table-cell>
          <table:table-cell table:formula="of:=[.C26]" office:value-type="float" office:value="0.536879545454545">
            <text:p>0.5368795455</text:p>
          </table:table-cell>
          <table:table-cell table:formula="of:=[.E26]" office:value-type="float" office:value="0">
            <text:p>0</text:p>
          </table:table-cell>
          <table:table-cell table:formula="of:=[.F26]" office:value-type="float" office:value="34.75625">
            <text:p>34.75625</text:p>
          </table:table-cell>
          <table:table-cell table:formula="of:=[.G26]" office:value-type="float" office:value="5561">
            <text:p>5561</text:p>
          </table:table-cell>
          <table:table-cell table:formula="of:=[.H26]" office:value-type="float" office:value="160">
            <text:p>160</text:p>
          </table:table-cell>
          <table:table-cell table:formula="of:=[.K26]" office:value-type="float" office:value="775">
            <text:p>775</text:p>
          </table:table-cell>
          <table:table-cell table:formula="of:=[.L26]" office:value-type="float" office:value="676">
            <text:p>676</text:p>
          </table:table-cell>
          <table:table-cell table:formula="of:=[.M26]" office:value-type="float" office:value="99">
            <text:p>99</text:p>
          </table:table-cell>
          <table:table-cell table:number-columns-repeated="3"/>
        </table:table-row>
        <table:table-row table:style-name="ro2">
          <table:table-cell table:formula="of:=[.A27]" office:value-type="string" office:string-value="artificial-mafft/art-6.fst">
            <text:p>artificial-mafft/art-6.fst</text:p>
          </table:table-cell>
          <table:table-cell table:formula="of:=[.B27]" office:value-type="float" office:value="484.80383021342">
            <text:p>484.8038302134</text:p>
          </table:table-cell>
          <table:table-cell table:formula="of:=[.C27]" office:value-type="float" office:value="0.485330687830688">
            <text:p>0.4853306878</text:p>
          </table:table-cell>
          <table:table-cell table:formula="of:=[.E27]" office:value-type="float" office:value="0.030909090909091">
            <text:p>0.0309090909</text:p>
          </table:table-cell>
          <table:table-cell table:formula="of:=[.F27]" office:value-type="float" office:value="27.9041095890411">
            <text:p>27.904109589</text:p>
          </table:table-cell>
          <table:table-cell table:formula="of:=[.G27]" office:value-type="float" office:value="6111">
            <text:p>6111</text:p>
          </table:table-cell>
          <table:table-cell table:formula="of:=[.H27]" office:value-type="float" office:value="219">
            <text:p>219</text:p>
          </table:table-cell>
          <table:table-cell table:formula="of:=[.K27]" office:value-type="float" office:value="882">
            <text:p>882</text:p>
          </table:table-cell>
          <table:table-cell table:formula="of:=[.L27]" office:value-type="float" office:value="771">
            <text:p>771</text:p>
          </table:table-cell>
          <table:table-cell table:formula="of:=[.M27]" office:value-type="float" office:value="111">
            <text:p>111</text:p>
          </table:table-cell>
          <table:table-cell table:number-columns-repeated="3"/>
        </table:table-row>
        <table:table-row table:style-name="ro2">
          <table:table-cell table:formula="of:=[.A28]" office:value-type="string" office:string-value="artificial-mafft/art-1.fst">
            <text:p>artificial-mafft/art-1.fst</text:p>
          </table:table-cell>
          <table:table-cell table:formula="of:=[.B28]" office:value-type="float" office:value="552.894278213792">
            <text:p>552.8942782138</text:p>
          </table:table-cell>
          <table:table-cell table:formula="of:=[.C28]" office:value-type="float" office:value="0.553001348920863">
            <text:p>0.5530013489</text:p>
          </table:table-cell>
          <table:table-cell table:formula="of:=[.E28]" office:value-type="float" office:value="0.010909090909091">
            <text:p>0.0109090909</text:p>
          </table:table-cell>
          <table:table-cell table:formula="of:=[.F28]" office:value-type="float" office:value="27.7833333333333">
            <text:p>27.7833333333</text:p>
          </table:table-cell>
          <table:table-cell table:formula="of:=[.G28]" office:value-type="float" office:value="5001">
            <text:p>5001</text:p>
          </table:table-cell>
          <table:table-cell table:formula="of:=[.H28]" office:value-type="float" office:value="180">
            <text:p>180</text:p>
          </table:table-cell>
          <table:table-cell table:formula="of:=[.K28]" office:value-type="float" office:value="915">
            <text:p>915</text:p>
          </table:table-cell>
          <table:table-cell table:formula="of:=[.L28]" office:value-type="float" office:value="808">
            <text:p>808</text:p>
          </table:table-cell>
          <table:table-cell table:formula="of:=[.M28]" office:value-type="float" office:value="107">
            <text:p>107</text:p>
          </table:table-cell>
          <table:table-cell table:number-columns-repeated="3"/>
        </table:table-row>
        <table:table-row table:style-name="ro2">
          <table:table-cell table:formula="of:=[.A29]" office:value-type="string" office:string-value="artificial-mafft/art-18.fst">
            <text:p>artificial-mafft/art-18.fst</text:p>
          </table:table-cell>
          <table:table-cell table:formula="of:=[.B29]" office:value-type="float" office:value="527.046977388095">
            <text:p>527.0469773881</text:p>
          </table:table-cell>
          <table:table-cell table:formula="of:=[.C29]" office:value-type="float" office:value="0.526945454545455">
            <text:p>0.5269454545</text:p>
          </table:table-cell>
          <table:table-cell table:formula="of:=[.E29]" office:value-type="float" office:value="0">
            <text:p>0</text:p>
          </table:table-cell>
          <table:table-cell table:formula="of:=[.F29]" office:value-type="float" office:value="27.7360406091371">
            <text:p>27.7360406091</text:p>
          </table:table-cell>
          <table:table-cell table:formula="of:=[.G29]" office:value-type="float" office:value="5464">
            <text:p>5464</text:p>
          </table:table-cell>
          <table:table-cell table:formula="of:=[.H29]" office:value-type="float" office:value="197">
            <text:p>197</text:p>
          </table:table-cell>
          <table:table-cell table:formula="of:=[.K29]" office:value-type="float" office:value="885">
            <text:p>885</text:p>
          </table:table-cell>
          <table:table-cell table:formula="of:=[.L29]" office:value-type="float" office:value="776">
            <text:p>776</text:p>
          </table:table-cell>
          <table:table-cell table:formula="of:=[.M29]" office:value-type="float" office:value="109">
            <text:p>109</text:p>
          </table:table-cell>
          <table:table-cell table:number-columns-repeated="3"/>
        </table:table-row>
        <table:table-row table:style-name="ro2">
          <table:table-cell table:formula="of:=[.A30]" office:value-type="string" office:string-value="artificial-mafft/art-9.fst">
            <text:p>artificial-mafft/art-9.fst</text:p>
          </table:table-cell>
          <table:table-cell table:formula="of:=[.B30]" office:value-type="float" office:value="517.854910763123">
            <text:p>517.8549107631</text:p>
          </table:table-cell>
          <table:table-cell table:formula="of:=[.C30]" office:value-type="float" office:value="0.51788131768953">
            <text:p>0.5178813177</text:p>
          </table:table-cell>
          <table:table-cell table:formula="of:=[.E30]" office:value-type="float" office:value="0.00727272727272732">
            <text:p>0.0072727273</text:p>
          </table:table-cell>
          <table:table-cell table:formula="of:=[.F30]" office:value-type="float" office:value="29.6845238095238">
            <text:p>29.6845238095</text:p>
          </table:table-cell>
          <table:table-cell table:formula="of:=[.G30]" office:value-type="float" office:value="4987">
            <text:p>4987</text:p>
          </table:table-cell>
          <table:table-cell table:formula="of:=[.H30]" office:value-type="float" office:value="168">
            <text:p>168</text:p>
          </table:table-cell>
          <table:table-cell table:formula="of:=[.K30]" office:value-type="float" office:value="872">
            <text:p>872</text:p>
          </table:table-cell>
          <table:table-cell table:formula="of:=[.L30]" office:value-type="float" office:value="778">
            <text:p>778</text:p>
          </table:table-cell>
          <table:table-cell table:formula="of:=[.M30]" office:value-type="float" office:value="94">
            <text:p>94</text:p>
          </table:table-cell>
          <table:table-cell table:number-columns-repeated="3"/>
        </table:table-row>
        <table:table-row table:style-name="ro2">
          <table:table-cell table:formula="of:=[.A31]" office:value-type="string" office:string-value="artificial-mafft/art-4.fst">
            <text:p>artificial-mafft/art-4.fst</text:p>
          </table:table-cell>
          <table:table-cell table:formula="of:=[.B31]" office:value-type="float" office:value="510.828437309498">
            <text:p>510.8284373095</text:p>
          </table:table-cell>
          <table:table-cell table:formula="of:=[.C31]" office:value-type="float" office:value="0.510740236148956">
            <text:p>0.5107402361</text:p>
          </table:table-cell>
          <table:table-cell table:formula="of:=[.E31]" office:value-type="string" office:string-value=" 9.090909090909705E-4">
            <text:p><text:s/>9.090909090909705E-4</text:p>
          </table:table-cell>
          <table:table-cell table:formula="of:=[.F31]" office:value-type="float" office:value="31.2925531914894">
            <text:p>31.2925531915</text:p>
          </table:table-cell>
          <table:table-cell table:formula="of:=[.G31]" office:value-type="float" office:value="5883">
            <text:p>5883</text:p>
          </table:table-cell>
          <table:table-cell table:formula="of:=[.H31]" office:value-type="float" office:value="188">
            <text:p>188</text:p>
          </table:table-cell>
          <table:table-cell table:formula="of:=[.K31]" office:value-type="float" office:value="858">
            <text:p>858</text:p>
          </table:table-cell>
          <table:table-cell table:formula="of:=[.L31]" office:value-type="float" office:value="743">
            <text:p>743</text:p>
          </table:table-cell>
          <table:table-cell table:formula="of:=[.M31]" office:value-type="float" office:value="115">
            <text:p>115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formula="of:=[.A33]" office:value-type="string" office:string-value="mean">
            <text:p>mean</text:p>
          </table:table-cell>
          <table:table-cell table:formula="of:=[.B33]" office:value-type="float" office:value="524.71988752737">
            <text:p>524.7198875274</text:p>
          </table:table-cell>
          <table:table-cell table:formula="of:=[.C33]" office:value-type="float" office:value="0.524758125469814">
            <text:p>0.5247581255</text:p>
          </table:table-cell>
          <table:table-cell table:formula="of:=[.E33]" office:value-type="float" office:value="0.00781144781144782">
            <text:p>0.0078114478</text:p>
          </table:table-cell>
          <table:table-cell table:formula="of:=[.F33]" office:value-type="float" office:value="28.2036999153498">
            <text:p>28.2036999153</text:p>
          </table:table-cell>
          <table:table-cell table:formula="of:=[.G33]" office:value-type="float" office:value="5476.53333333333">
            <text:p>5476.5333333333</text:p>
          </table:table-cell>
          <table:table-cell table:formula="of:=[.H33]" office:value-type="float" office:value="197.133333333333">
            <text:p>197.1333333333</text:p>
          </table:table-cell>
          <table:table-cell table:formula="of:=[.K33]" office:value-type="float" office:value="864.366666666667">
            <text:p>864.3666666667</text:p>
          </table:table-cell>
          <table:table-cell table:formula="of:=[.L33]" office:value-type="float" office:value="758.133333333333">
            <text:p>758.1333333333</text:p>
          </table:table-cell>
          <table:table-cell table:formula="of:=[.M33]" office:value-type="float" office:value="106.233333333333">
            <text:p>106.2333333333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[.A1]" office:value-type="string" office:string-value="alignment-file-rated">
            <text:p>alignment-file-rated</text:p>
          </table:table-cell>
          <table:table-cell table:formula="of:=[.C1]" office:value-type="string" office:string-value=" meanColumnValue">
            <text:p><text:s/>meanColumnValue</text:p>
          </table:table-cell>
          <table:table-cell table:formula="of:=[.L1]" office:value-type="string" office:string-value=" substitutionEvents">
            <text:p><text:s/>substitutionEvents</text:p>
          </table:table-cell>
          <table:table-cell table:formula="of:=[.M1]" office:value-type="string" office:string-value=" inDelEvents">
            <text:p><text:s/>inDelEvents</text:p>
          </table:table-cell>
          <table:table-cell table:number-columns-repeated="9"/>
        </table:table-row>
        <table:table-row table:style-name="ro2">
          <table:table-cell table:formula="of:=[.A2]" office:value-type="string" office:string-value="artificial-mafft/art-26.fst">
            <text:p>artificial-mafft/art-26.fst</text:p>
          </table:table-cell>
          <table:table-cell table:formula="of:=[.C2]" office:value-type="float" office:value="0.561131006346327">
            <text:p>0.5611310063</text:p>
          </table:table-cell>
          <table:table-cell table:formula="of:=[.L2]" office:value-type="float" office:value="813">
            <text:p>813</text:p>
          </table:table-cell>
          <table:table-cell table:formula="of:=[.M2]" office:value-type="float" office:value="114">
            <text:p>114</text:p>
          </table:table-cell>
          <table:table-cell table:number-columns-repeated="9"/>
        </table:table-row>
        <table:table-row table:style-name="ro2">
          <table:table-cell table:formula="of:=[.A3]" office:value-type="string" office:string-value="artificial-mafft/art-15.fst">
            <text:p>artificial-mafft/art-15.fst</text:p>
          </table:table-cell>
          <table:table-cell table:formula="of:=[.C3]" office:value-type="float" office:value="0.530122727272727">
            <text:p>0.5301227273</text:p>
          </table:table-cell>
          <table:table-cell table:formula="of:=[.L3]" office:value-type="float" office:value="723">
            <text:p>723</text:p>
          </table:table-cell>
          <table:table-cell table:formula="of:=[.M3]" office:value-type="float" office:value="108">
            <text:p>108</text:p>
          </table:table-cell>
          <table:table-cell table:number-columns-repeated="9"/>
        </table:table-row>
        <table:table-row table:style-name="ro2">
          <table:table-cell table:formula="of:=[.A4]" office:value-type="string" office:string-value="artificial-mafft/art-29.fst">
            <text:p>artificial-mafft/art-29.fst</text:p>
          </table:table-cell>
          <table:table-cell table:formula="of:=[.C4]" office:value-type="float" office:value="0.555897552130553">
            <text:p>0.5558975521</text:p>
          </table:table-cell>
          <table:table-cell table:formula="of:=[.L4]" office:value-type="float" office:value="755">
            <text:p>755</text:p>
          </table:table-cell>
          <table:table-cell table:formula="of:=[.M4]" office:value-type="float" office:value="105">
            <text:p>105</text:p>
          </table:table-cell>
          <table:table-cell table:number-columns-repeated="9"/>
        </table:table-row>
        <table:table-row table:style-name="ro2">
          <table:table-cell table:formula="of:=[.A5]" office:value-type="string" office:string-value="artificial-mafft/art-10.fst">
            <text:p>artificial-mafft/art-10.fst</text:p>
          </table:table-cell>
          <table:table-cell table:formula="of:=[.C5]" office:value-type="float" office:value="0.429144973070017">
            <text:p>0.4291449731</text:p>
          </table:table-cell>
          <table:table-cell table:formula="of:=[.L5]" office:value-type="float" office:value="718">
            <text:p>718</text:p>
          </table:table-cell>
          <table:table-cell table:formula="of:=[.M5]" office:value-type="float" office:value="108">
            <text:p>108</text:p>
          </table:table-cell>
          <table:table-cell table:number-columns-repeated="9"/>
        </table:table-row>
        <table:table-row table:style-name="ro2">
          <table:table-cell table:formula="of:=[.A6]" office:value-type="string" office:string-value="artificial-mafft/art-2.fst">
            <text:p>artificial-mafft/art-2.fst</text:p>
          </table:table-cell>
          <table:table-cell table:formula="of:=[.C6]" office:value-type="float" office:value="0.546247727272729">
            <text:p>0.5462477273</text:p>
          </table:table-cell>
          <table:table-cell table:formula="of:=[.L6]" office:value-type="float" office:value="737">
            <text:p>737</text:p>
          </table:table-cell>
          <table:table-cell table:formula="of:=[.M6]" office:value-type="float" office:value="93">
            <text:p>93</text:p>
          </table:table-cell>
          <table:table-cell table:number-columns-repeated="9"/>
        </table:table-row>
        <table:table-row table:style-name="ro2">
          <table:table-cell table:formula="of:=[.A7]" office:value-type="string" office:string-value="artificial-mafft/art-19.fst">
            <text:p>artificial-mafft/art-19.fst</text:p>
          </table:table-cell>
          <table:table-cell table:formula="of:=[.C7]" office:value-type="float" office:value="0.566647727272726">
            <text:p>0.5666477273</text:p>
          </table:table-cell>
          <table:table-cell table:formula="of:=[.L7]" office:value-type="float" office:value="804">
            <text:p>804</text:p>
          </table:table-cell>
          <table:table-cell table:formula="of:=[.M7]" office:value-type="float" office:value="103">
            <text:p>103</text:p>
          </table:table-cell>
          <table:table-cell table:number-columns-repeated="9"/>
        </table:table-row>
        <table:table-row table:style-name="ro2">
          <table:table-cell table:formula="of:=[.A8]" office:value-type="string" office:string-value="artificial-mafft/art-27.fst">
            <text:p>artificial-mafft/art-27.fst</text:p>
          </table:table-cell>
          <table:table-cell table:formula="of:=[.C8]" office:value-type="float" office:value="0.563312897366031">
            <text:p>0.5633128974</text:p>
          </table:table-cell>
          <table:table-cell table:formula="of:=[.L8]" office:value-type="float" office:value="794">
            <text:p>794</text:p>
          </table:table-cell>
          <table:table-cell table:formula="of:=[.M8]" office:value-type="float" office:value="117">
            <text:p>117</text:p>
          </table:table-cell>
          <table:table-cell table:number-columns-repeated="9"/>
        </table:table-row>
        <table:table-row table:style-name="ro2">
          <table:table-cell table:formula="of:=[.A9]" office:value-type="string" office:string-value="artificial-mafft/art-16.fst">
            <text:p>artificial-mafft/art-16.fst</text:p>
          </table:table-cell>
          <table:table-cell table:formula="of:=[.C9]" office:value-type="float" office:value="0.538688636363635">
            <text:p>0.5386886364</text:p>
          </table:table-cell>
          <table:table-cell table:formula="of:=[.L9]" office:value-type="float" office:value="765">
            <text:p>765</text:p>
          </table:table-cell>
          <table:table-cell table:formula="of:=[.M9]" office:value-type="float" office:value="93">
            <text:p>93</text:p>
          </table:table-cell>
          <table:table-cell table:number-columns-repeated="9"/>
        </table:table-row>
        <table:table-row table:style-name="ro2">
          <table:table-cell table:formula="of:=[.A10]" office:value-type="string" office:string-value="artificial-mafft/art-25.fst">
            <text:p>artificial-mafft/art-25.fst</text:p>
          </table:table-cell>
          <table:table-cell table:formula="of:=[.C10]" office:value-type="float" office:value="0.525392953929538">
            <text:p>0.5253929539</text:p>
          </table:table-cell>
          <table:table-cell table:formula="of:=[.L10]" office:value-type="float" office:value="678">
            <text:p>678</text:p>
          </table:table-cell>
          <table:table-cell table:formula="of:=[.M10]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formula="of:=[.A11]" office:value-type="string" office:string-value="artificial-mafft/art-13.fst">
            <text:p>artificial-mafft/art-13.fst</text:p>
          </table:table-cell>
          <table:table-cell table:formula="of:=[.C11]" office:value-type="float" office:value="0.458384856630824">
            <text:p>0.4583848566</text:p>
          </table:table-cell>
          <table:table-cell table:formula="of:=[.L11]" office:value-type="float" office:value="684">
            <text:p>684</text:p>
          </table:table-cell>
          <table:table-cell table:formula="of:=[.M11]" office:value-type="float" office:value="107">
            <text:p>107</text:p>
          </table:table-cell>
          <table:table-cell table:number-columns-repeated="9"/>
        </table:table-row>
        <table:table-row table:style-name="ro2">
          <table:table-cell table:formula="of:=[.A12]" office:value-type="string" office:string-value="artificial-mafft/art-22.fst">
            <text:p>artificial-mafft/art-22.fst</text:p>
          </table:table-cell>
          <table:table-cell table:formula="of:=[.C12]" office:value-type="float" office:value="0.462439839572192">
            <text:p>0.4624398396</text:p>
          </table:table-cell>
          <table:table-cell table:formula="of:=[.L12]" office:value-type="float" office:value="791">
            <text:p>791</text:p>
          </table:table-cell>
          <table:table-cell table:formula="of:=[.M12]" office:value-type="float" office:value="102">
            <text:p>102</text:p>
          </table:table-cell>
          <table:table-cell table:number-columns-repeated="9"/>
        </table:table-row>
        <table:table-row table:style-name="ro2">
          <table:table-cell table:formula="of:=[.A13]" office:value-type="string" office:string-value="artificial-mafft/art-21.fst">
            <text:p>artificial-mafft/art-21.fst</text:p>
          </table:table-cell>
          <table:table-cell table:formula="of:=[.C13]" office:value-type="float" office:value="0.516237756010687">
            <text:p>0.516237756</text:p>
          </table:table-cell>
          <table:table-cell table:formula="of:=[.L13]" office:value-type="float" office:value="787">
            <text:p>787</text:p>
          </table:table-cell>
          <table:table-cell table:formula="of:=[.M13]" office:value-type="float" office:value="107">
            <text:p>107</text:p>
          </table:table-cell>
          <table:table-cell table:number-columns-repeated="9"/>
        </table:table-row>
        <table:table-row table:style-name="ro2">
          <table:table-cell table:formula="of:=[.A14]" office:value-type="string" office:string-value="artificial-mafft/art-20.fst">
            <text:p>artificial-mafft/art-20.fst</text:p>
          </table:table-cell>
          <table:table-cell table:formula="of:=[.C14]" office:value-type="float" office:value="0.537436421435059">
            <text:p>0.5374364214</text:p>
          </table:table-cell>
          <table:table-cell table:formula="of:=[.L14]" office:value-type="float" office:value="793">
            <text:p>793</text:p>
          </table:table-cell>
          <table:table-cell table:formula="of:=[.M14]" office:value-type="float" office:value="112">
            <text:p>112</text:p>
          </table:table-cell>
          <table:table-cell table:number-columns-repeated="9"/>
        </table:table-row>
        <table:table-row table:style-name="ro2">
          <table:table-cell table:formula="of:=[.A15]" office:value-type="string" office:string-value="artificial-mafft/art-7.fst">
            <text:p>artificial-mafft/art-7.fst</text:p>
          </table:table-cell>
          <table:table-cell table:formula="of:=[.C15]" office:value-type="float" office:value="0.542986363636365">
            <text:p>0.5429863636</text:p>
          </table:table-cell>
          <table:table-cell table:formula="of:=[.L15]" office:value-type="float" office:value="810">
            <text:p>810</text:p>
          </table:table-cell>
          <table:table-cell table:formula="of:=[.M15]" office:value-type="float" office:value="105">
            <text:p>105</text:p>
          </table:table-cell>
          <table:table-cell table:number-columns-repeated="9"/>
        </table:table-row>
        <table:table-row table:style-name="ro2">
          <table:table-cell table:formula="of:=[.A16]" office:value-type="string" office:string-value="artificial-mafft/art-24.fst">
            <text:p>artificial-mafft/art-24.fst</text:p>
          </table:table-cell>
          <table:table-cell table:formula="of:=[.C16]" office:value-type="float" office:value="0.536341192170818">
            <text:p>0.5363411922</text:p>
          </table:table-cell>
          <table:table-cell table:formula="of:=[.L16]" office:value-type="float" office:value="784">
            <text:p>784</text:p>
          </table:table-cell>
          <table:table-cell table:formula="of:=[.M16]" office:value-type="float" office:value="97">
            <text:p>97</text:p>
          </table:table-cell>
          <table:table-cell table:number-columns-repeated="9"/>
        </table:table-row>
        <table:table-row table:style-name="ro2">
          <table:table-cell table:formula="of:=[.A17]" office:value-type="string" office:string-value="artificial-mafft/art-28.fst">
            <text:p>artificial-mafft/art-28.fst</text:p>
          </table:table-cell>
          <table:table-cell table:formula="of:=[.C17]" office:value-type="float" office:value="0.556136363636363">
            <text:p>0.5561363636</text:p>
          </table:table-cell>
          <table:table-cell table:formula="of:=[.L17]" office:value-type="float" office:value="748">
            <text:p>748</text:p>
          </table:table-cell>
          <table:table-cell table:formula="of:=[.M17]" office:value-type="float" office:value="101">
            <text:p>101</text:p>
          </table:table-cell>
          <table:table-cell table:number-columns-repeated="9"/>
        </table:table-row>
        <table:table-row table:style-name="ro2">
          <table:table-cell table:formula="of:=[.A18]" office:value-type="string" office:string-value="artificial-mafft/art-12.fst">
            <text:p>artificial-mafft/art-12.fst</text:p>
          </table:table-cell>
          <table:table-cell table:formula="of:=[.C18]" office:value-type="float" office:value="0.540134090909091">
            <text:p>0.5401340909</text:p>
          </table:table-cell>
          <table:table-cell table:formula="of:=[.L18]" office:value-type="float" office:value="776">
            <text:p>776</text:p>
          </table:table-cell>
          <table:table-cell table:formula="of:=[.M18]" office:value-type="float" office:value="98">
            <text:p>98</text:p>
          </table:table-cell>
          <table:table-cell table:number-columns-repeated="9"/>
        </table:table-row>
        <table:table-row table:style-name="ro2">
          <table:table-cell table:formula="of:=[.A19]" office:value-type="string" office:string-value="artificial-mafft/art-0.fst">
            <text:p>artificial-mafft/art-0.fst</text:p>
          </table:table-cell>
          <table:table-cell table:formula="of:=[.C19]" office:value-type="float" office:value="0.530461956521739">
            <text:p>0.5304619565</text:p>
          </table:table-cell>
          <table:table-cell table:formula="of:=[.L19]" office:value-type="float" office:value="728">
            <text:p>728</text:p>
          </table:table-cell>
          <table:table-cell table:formula="of:=[.M19]" office:value-type="float" office:value="116">
            <text:p>116</text:p>
          </table:table-cell>
          <table:table-cell table:number-columns-repeated="9"/>
        </table:table-row>
        <table:table-row table:style-name="ro2">
          <table:table-cell table:formula="of:=[.A20]" office:value-type="string" office:string-value="artificial-mafft/art-5.fst">
            <text:p>artificial-mafft/art-5.fst</text:p>
          </table:table-cell>
          <table:table-cell table:formula="of:=[.C20]" office:value-type="float" office:value="0.529733422939067">
            <text:p>0.5297334229</text:p>
          </table:table-cell>
          <table:table-cell table:formula="of:=[.L20]" office:value-type="float" office:value="816">
            <text:p>816</text:p>
          </table:table-cell>
          <table:table-cell table:formula="of:=[.M20]" office:value-type="float" office:value="118">
            <text:p>118</text:p>
          </table:table-cell>
          <table:table-cell table:number-columns-repeated="9"/>
        </table:table-row>
        <table:table-row table:style-name="ro2">
          <table:table-cell table:formula="of:=[.A21]" office:value-type="string" office:string-value="artificial-mafft/art-8.fst">
            <text:p>artificial-mafft/art-8.fst</text:p>
          </table:table-cell>
          <table:table-cell table:formula="of:=[.C21]" office:value-type="float" office:value="0.536022727272726">
            <text:p>0.5360227273</text:p>
          </table:table-cell>
          <table:table-cell table:formula="of:=[.L21]" office:value-type="float" office:value="717">
            <text:p>717</text:p>
          </table:table-cell>
          <table:table-cell table:formula="of:=[.M21]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formula="of:=[.A22]" office:value-type="string" office:string-value="artificial-mafft/art-17.fst">
            <text:p>artificial-mafft/art-17.fst</text:p>
          </table:table-cell>
          <table:table-cell table:formula="of:=[.C22]" office:value-type="float" office:value="0.506886363636364">
            <text:p>0.5068863636</text:p>
          </table:table-cell>
          <table:table-cell table:formula="of:=[.L22]" office:value-type="float" office:value="719">
            <text:p>719</text:p>
          </table:table-cell>
          <table:table-cell table:formula="of:=[.M22]" office:value-type="float" office:value="108">
            <text:p>108</text:p>
          </table:table-cell>
          <table:table-cell table:number-columns-repeated="9"/>
        </table:table-row>
        <table:table-row table:style-name="ro2">
          <table:table-cell table:formula="of:=[.A23]" office:value-type="string" office:string-value="artificial-mafft/art-3.fst">
            <text:p>artificial-mafft/art-3.fst</text:p>
          </table:table-cell>
          <table:table-cell table:formula="of:=[.C23]" office:value-type="float" office:value="0.478129416961131">
            <text:p>0.478129417</text:p>
          </table:table-cell>
          <table:table-cell table:formula="of:=[.L23]" office:value-type="float" office:value="766">
            <text:p>766</text:p>
          </table:table-cell>
          <table:table-cell table:formula="of:=[.M23]" office:value-type="float" office:value="125">
            <text:p>125</text:p>
          </table:table-cell>
          <table:table-cell table:number-columns-repeated="9"/>
        </table:table-row>
        <table:table-row table:style-name="ro2">
          <table:table-cell table:formula="of:=[.A24]" office:value-type="string" office:string-value="artificial-mafft/art-14.fst">
            <text:p>artificial-mafft/art-14.fst</text:p>
          </table:table-cell>
          <table:table-cell table:formula="of:=[.C24]" office:value-type="float" office:value="0.515203435804702">
            <text:p>0.5152034358</text:p>
          </table:table-cell>
          <table:table-cell table:formula="of:=[.L24]" office:value-type="float" office:value="693">
            <text:p>693</text:p>
          </table:table-cell>
          <table:table-cell table:formula="of:=[.M24]" office:value-type="float" office:value="107">
            <text:p>107</text:p>
          </table:table-cell>
          <table:table-cell table:number-columns-repeated="9"/>
        </table:table-row>
        <table:table-row table:style-name="ro2">
          <table:table-cell table:formula="of:=[.A25]" office:value-type="string" office:string-value="artificial-mafft/art-23.fst">
            <text:p>artificial-mafft/art-23.fst</text:p>
          </table:table-cell>
          <table:table-cell table:formula="of:=[.C25]" office:value-type="float" office:value="0.54884476534296">
            <text:p>0.5488447653</text:p>
          </table:table-cell>
          <table:table-cell table:formula="of:=[.L25]" office:value-type="float" office:value="793">
            <text:p>793</text:p>
          </table:table-cell>
          <table:table-cell table:formula="of:=[.M25]" office:value-type="float" office:value="108">
            <text:p>108</text:p>
          </table:table-cell>
          <table:table-cell table:number-columns-repeated="9"/>
        </table:table-row>
        <table:table-row table:style-name="ro2">
          <table:table-cell table:formula="of:=[.A26]" office:value-type="string" office:string-value="artificial-mafft/art-11.fst">
            <text:p>artificial-mafft/art-11.fst</text:p>
          </table:table-cell>
          <table:table-cell table:formula="of:=[.C26]" office:value-type="float" office:value="0.536879545454545">
            <text:p>0.5368795455</text:p>
          </table:table-cell>
          <table:table-cell table:formula="of:=[.L26]" office:value-type="float" office:value="676">
            <text:p>676</text:p>
          </table:table-cell>
          <table:table-cell table:formula="of:=[.M26]" office:value-type="float" office:value="99">
            <text:p>99</text:p>
          </table:table-cell>
          <table:table-cell table:number-columns-repeated="9"/>
        </table:table-row>
        <table:table-row table:style-name="ro2">
          <table:table-cell table:formula="of:=[.A27]" office:value-type="string" office:string-value="artificial-mafft/art-6.fst">
            <text:p>artificial-mafft/art-6.fst</text:p>
          </table:table-cell>
          <table:table-cell table:formula="of:=[.C27]" office:value-type="float" office:value="0.485330687830688">
            <text:p>0.4853306878</text:p>
          </table:table-cell>
          <table:table-cell table:formula="of:=[.L27]" office:value-type="float" office:value="771">
            <text:p>771</text:p>
          </table:table-cell>
          <table:table-cell table:formula="of:=[.M27]" office:value-type="float" office:value="111">
            <text:p>111</text:p>
          </table:table-cell>
          <table:table-cell table:number-columns-repeated="9"/>
        </table:table-row>
        <table:table-row table:style-name="ro2">
          <table:table-cell table:formula="of:=[.A28]" office:value-type="string" office:string-value="artificial-mafft/art-1.fst">
            <text:p>artificial-mafft/art-1.fst</text:p>
          </table:table-cell>
          <table:table-cell table:formula="of:=[.C28]" office:value-type="float" office:value="0.553001348920863">
            <text:p>0.5530013489</text:p>
          </table:table-cell>
          <table:table-cell table:formula="of:=[.L28]" office:value-type="float" office:value="808">
            <text:p>808</text:p>
          </table:table-cell>
          <table:table-cell table:formula="of:=[.M28]" office:value-type="float" office:value="107">
            <text:p>107</text:p>
          </table:table-cell>
          <table:table-cell table:number-columns-repeated="9"/>
        </table:table-row>
        <table:table-row table:style-name="ro2">
          <table:table-cell table:formula="of:=[.A29]" office:value-type="string" office:string-value="artificial-mafft/art-18.fst">
            <text:p>artificial-mafft/art-18.fst</text:p>
          </table:table-cell>
          <table:table-cell table:formula="of:=[.C29]" office:value-type="float" office:value="0.526945454545455">
            <text:p>0.5269454545</text:p>
          </table:table-cell>
          <table:table-cell table:formula="of:=[.L29]" office:value-type="float" office:value="776">
            <text:p>776</text:p>
          </table:table-cell>
          <table:table-cell table:formula="of:=[.M29]" office:value-type="float" office:value="109">
            <text:p>109</text:p>
          </table:table-cell>
          <table:table-cell table:number-columns-repeated="9"/>
        </table:table-row>
        <table:table-row table:style-name="ro2">
          <table:table-cell table:formula="of:=[.A30]" office:value-type="string" office:string-value="artificial-mafft/art-9.fst">
            <text:p>artificial-mafft/art-9.fst</text:p>
          </table:table-cell>
          <table:table-cell table:formula="of:=[.C30]" office:value-type="float" office:value="0.51788131768953">
            <text:p>0.5178813177</text:p>
          </table:table-cell>
          <table:table-cell table:formula="of:=[.L30]" office:value-type="float" office:value="778">
            <text:p>778</text:p>
          </table:table-cell>
          <table:table-cell table:formula="of:=[.M30]" office:value-type="float" office:value="94">
            <text:p>94</text:p>
          </table:table-cell>
          <table:table-cell table:number-columns-repeated="9"/>
        </table:table-row>
        <table:table-row table:style-name="ro2">
          <table:table-cell table:formula="of:=[.A31]" office:value-type="string" office:string-value="artificial-mafft/art-4.fst">
            <text:p>artificial-mafft/art-4.fst</text:p>
          </table:table-cell>
          <table:table-cell table:formula="of:=[.C31]" office:value-type="float" office:value="0.510740236148956">
            <text:p>0.5107402361</text:p>
          </table:table-cell>
          <table:table-cell table:formula="of:=[.L31]" office:value-type="float" office:value="743">
            <text:p>743</text:p>
          </table:table-cell>
          <table:table-cell table:formula="of:=[.M31]" office:value-type="float" office:value="115">
            <text:p>115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formula="of:=[.A33]" office:value-type="string" office:string-value="mean">
            <text:p>mean</text:p>
          </table:table-cell>
          <table:table-cell table:formula="of:=[.C33]" office:value-type="float" office:value="0.524758125469814">
            <text:p>0.5247581255</text:p>
          </table:table-cell>
          <table:table-cell table:formula="of:=[.L33]" office:value-type="float" office:value="758.133333333333">
            <text:p>758.1333333333</text:p>
          </table:table-cell>
          <table:table-cell table:formula="of:=[.M33]" office:value-type="float" office:value="106.233333333333">
            <text:p>106.2333333333</text:p>
          </table:table-cell>
          <table:table-cell table:number-columns-repeated="9"/>
        </table:table-row>
        <table:table-row table:style-name="ro2" table:number-rows-repeated="104847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mpare-dcca-mafft" table:style-name="ta1">
        <table:table-column table:style-name="co1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formula="of:=['artificial-dcca-10'.A1]" office:value-type="string" office:string-value="alignment-file-rated">
            <text:p>alignment-file-rated</text:p>
          </table:table-cell>
          <table:table-cell table:formula="of:=['artificial-dcca-10'.B1]" office:value-type="string" office:string-value=" GLOCSA">
            <text:p><text:s/>GLOCSA</text:p>
          </table:table-cell>
          <table:table-cell table:formula="of:=['artificial-dcca-10'.C1]" office:value-type="string" office:string-value=" meanColumnValue">
            <text:p><text:s/>meanColumnValue</text:p>
          </table:table-cell>
          <table:table-cell table:formula="of:=['artificial-dcca-10'.D1]" office:value-type="string" office:string-value=" gapConcentration">
            <text:p><text:s/>gapConcentration</text:p>
          </table:table-cell>
          <table:table-cell table:formula="of:=['artificial-dcca-10'.E1]" office:value-type="string" office:string-value=" columnIncrementRatio">
            <text:p><text:s/>columnIncrementRatio</text:p>
          </table:table-cell>
          <table:table-cell table:formula="of:=['artificial-dcca-10'.F1]" office:value-type="string" office:string-value=" meanGapBlockSize">
            <text:p><text:s/>meanGapBlockSize</text:p>
          </table:table-cell>
          <table:table-cell table:formula="of:=['artificial-dcca-10'.G1]" office:value-type="string" office:string-value=" totalGapPositions">
            <text:p><text:s/>totalGapPositions</text:p>
          </table:table-cell>
          <table:table-cell table:formula="of:=['artificial-dcca-10'.H1]" office:value-type="string" office:string-value=" numberGapBlocks">
            <text:p><text:s/>numberGapBlocks</text:p>
          </table:table-cell>
          <table:table-cell table:formula="of:=['artificial-dcca-10'.I1]" office:value-type="string" office:string-value=" columnsNotAligned">
            <text:p><text:s/>columnsNotAligned</text:p>
          </table:table-cell>
          <table:table-cell table:formula="of:=['artificial-dcca-10'.J1]" office:value-type="string" office:string-value=" columnsAligned">
            <text:p><text:s/>columnsAligned</text:p>
          </table:table-cell>
          <table:table-cell table:formula="of:=['artificial-dcca-10'.K1]" office:value-type="string" office:string-value=" estimatedEvents">
            <text:p><text:s/>estimatedEvents</text:p>
          </table:table-cell>
          <table:table-cell table:formula="of:=['artificial-dcca-10'.L1]" office:value-type="string" office:string-value=" substitutionEvents">
            <text:p><text:s/>substitutionEvents</text:p>
          </table:table-cell>
          <table:table-cell table:formula="of:=['artificial-dcca-10'.M1]" office:value-type="string" office:string-value=" inDelEvents">
            <text:p><text:s/>inDelEvents</text:p>
          </table:table-cell>
        </table:table-row>
        <table:table-row table:style-name="ro2">
          <table:table-cell table:formula="of:=RIGHT(['artificial-dcca-10'.A2];LEN(['artificial-dcca-10'.A2])-FIND(&quot;/&quot;;['artificial-dcca-10'.A2]))" office:value-type="string" office:string-value="art-26.fst">
            <text:p>art-26.fst</text:p>
          </table:table-cell>
          <table:table-cell table:formula="of:=['artificial-dcca-10'.B2]-['artificial-mafft'.B2]" office:value-type="float" office:value="5.21197676345764">
            <text:p>5.2119767635</text:p>
          </table:table-cell>
          <table:table-cell table:formula="of:=['artificial-dcca-10'.C2]-['artificial-mafft'.C2]" office:value-type="float" office:value="0.00515308456276209">
            <text:p>0.0051530846</text:p>
          </table:table-cell>
          <table:table-cell table:formula="of:=['artificial-dcca-10'.D2]-['artificial-mafft'.D2]" office:value-type="float" office:value="0.000217337307501241">
            <text:p>0.0002173373</text:p>
          </table:table-cell>
          <table:table-cell table:formula="of:=['artificial-dcca-10'.E2]-['artificial-mafft'.E2]" office:value-type="float" office:value="-0.00272727272727269">
            <text:p>-0.0027272727</text:p>
          </table:table-cell>
          <table:table-cell table:formula="of:=['artificial-dcca-10'.F2]-['artificial-mafft'.F2]" office:value-type="float" office:value="1.04309488325882">
            <text:p>1.0430948833</text:p>
          </table:table-cell>
          <table:table-cell table:formula="of:=['artificial-dcca-10'.G2]-['artificial-mafft'.G2]" office:value-type="float" office:value="17">
            <text:p>17</text:p>
          </table:table-cell>
          <table:table-cell table:formula="of:=['artificial-dcca-10'.H2]-['artificial-mafft'.H2]" office:value-type="float" office:value="-7">
            <text:p>-7</text:p>
          </table:table-cell>
          <table:table-cell table:formula="of:=['artificial-dcca-10'.I2]-['artificial-mafft'.I2]" office:value-type="float" office:value="0">
            <text:p>0</text:p>
          </table:table-cell>
          <table:table-cell table:formula="of:=['artificial-dcca-10'.J2]-['artificial-mafft'.J2]" office:value-type="float" office:value="-3">
            <text:p>-3</text:p>
          </table:table-cell>
          <table:table-cell table:formula="of:=['artificial-dcca-10'.K2]-['artificial-mafft'.K2]" office:value-type="float" office:value="-61">
            <text:p>-61</text:p>
          </table:table-cell>
          <table:table-cell table:formula="of:=['artificial-dcca-10'.L2]-['artificial-mafft'.L2]" office:value-type="float" office:value="-49">
            <text:p>-49</text:p>
          </table:table-cell>
          <table:table-cell table:formula="of:=['artificial-dcca-10'.M2]-['artificial-mafft'.M2]" office:value-type="float" office:value="-12">
            <text:p>-12</text:p>
          </table:table-cell>
        </table:table-row>
        <table:table-row table:style-name="ro2">
          <table:table-cell table:formula="of:=RIGHT(['artificial-dcca-10'.A3];LEN(['artificial-dcca-10'.A3])-FIND(&quot;/&quot;;['artificial-dcca-10'.A3]))" office:value-type="string" office:string-value="art-15.fst">
            <text:p>art-15.fst</text:p>
          </table:table-cell>
          <table:table-cell table:formula="of:=['artificial-dcca-10'.B3]-['artificial-mafft'.B3]" office:value-type="float" office:value="-2.60261258613389">
            <text:p>-2.6026125861</text:p>
          </table:table-cell>
          <table:table-cell table:formula="of:=['artificial-dcca-10'.C3]-['artificial-mafft'.C3]" office:value-type="float" office:value="-0.00260000000000027">
            <text:p>-0.0026</text:p>
          </table:table-cell>
          <table:table-cell table:formula="of:=['artificial-dcca-10'.D3]-['artificial-mafft'.D3]" office:value-type="float" office:value="-0.000130629306684954">
            <text:p>-0.0001306293</text:p>
          </table:table-cell>
          <table:table-cell table:formula="of:=['artificial-dcca-10'.E3]-['artificial-mafft'.E3]" office:value-type="float" office:value="0">
            <text:p>0</text:p>
          </table:table-cell>
          <table:table-cell table:formula="of:=['artificial-dcca-10'.F3]-['artificial-mafft'.F3]" office:value-type="float" office:value="2.16772802978348">
            <text:p>2.1677280298</text:p>
          </table:table-cell>
          <table:table-cell table:formula="of:=['artificial-dcca-10'.G3]-['artificial-mafft'.G3]" office:value-type="float" office:value="506">
            <text:p>506</text:p>
          </table:table-cell>
          <table:table-cell table:formula="of:=['artificial-dcca-10'.H3]-['artificial-mafft'.H3]" office:value-type="float" office:value="4">
            <text:p>4</text:p>
          </table:table-cell>
          <table:table-cell table:formula="of:=['artificial-dcca-10'.I3]-['artificial-mafft'.I3]" office:value-type="float" office:value="0">
            <text:p>0</text:p>
          </table:table-cell>
          <table:table-cell table:formula="of:=['artificial-dcca-10'.J3]-['artificial-mafft'.J3]" office:value-type="float" office:value="0">
            <text:p>0</text:p>
          </table:table-cell>
          <table:table-cell table:formula="of:=['artificial-dcca-10'.K3]-['artificial-mafft'.K3]" office:value-type="float" office:value="-5">
            <text:p>-5</text:p>
          </table:table-cell>
          <table:table-cell table:formula="of:=['artificial-dcca-10'.L3]-['artificial-mafft'.L3]" office:value-type="float" office:value="3">
            <text:p>3</text:p>
          </table:table-cell>
          <table:table-cell table:formula="of:=['artificial-dcca-10'.M3]-['artificial-mafft'.M3]" office:value-type="float" office:value="-8">
            <text:p>-8</text:p>
          </table:table-cell>
        </table:table-row>
        <table:table-row table:style-name="ro2">
          <table:table-cell table:formula="of:=RIGHT(['artificial-dcca-10'.A4];LEN(['artificial-dcca-10'.A4])-FIND(&quot;/&quot;;['artificial-dcca-10'.A4]))" office:value-type="string" office:string-value="art-29.fst">
            <text:p>art-29.fst</text:p>
          </table:table-cell>
          <table:table-cell table:formula="of:=['artificial-dcca-10'.B4]-['artificial-mafft'.B4]" office:value-type="float" office:value="4.15245516747439">
            <text:p>4.1524551675</text:p>
          </table:table-cell>
          <table:table-cell table:formula="of:=['artificial-dcca-10'.C4]-['artificial-mafft'.C4]" office:value-type="float" office:value="0.00408881150581086">
            <text:p>0.0040888115</text:p>
          </table:table-cell>
          <table:table-cell table:formula="of:=['artificial-dcca-10'.D4]-['artificial-mafft'.D4]" office:value-type="float" office:value="0.000454910355900455">
            <text:p>0.0004549104</text:p>
          </table:table-cell>
          <table:table-cell table:formula="of:=['artificial-dcca-10'.E4]-['artificial-mafft'.E4]" office:value-type="float" office:value="-0.00272727272727269">
            <text:p>-0.0027272727</text:p>
          </table:table-cell>
          <table:table-cell table:formula="of:=['artificial-dcca-10'.F4]-['artificial-mafft'.F4]" office:value-type="float" office:value="4.00594059405941">
            <text:p>4.0059405941</text:p>
          </table:table-cell>
          <table:table-cell table:formula="of:=['artificial-dcca-10'.G4]-['artificial-mafft'.G4]" office:value-type="float" office:value="323">
            <text:p>323</text:p>
          </table:table-cell>
          <table:table-cell table:formula="of:=['artificial-dcca-10'.H4]-['artificial-mafft'.H4]" office:value-type="float" office:value="-17">
            <text:p>-17</text:p>
          </table:table-cell>
          <table:table-cell table:formula="of:=['artificial-dcca-10'.I4]-['artificial-mafft'.I4]" office:value-type="float" office:value="0">
            <text:p>0</text:p>
          </table:table-cell>
          <table:table-cell table:formula="of:=['artificial-dcca-10'.J4]-['artificial-mafft'.J4]" office:value-type="float" office:value="-3">
            <text:p>-3</text:p>
          </table:table-cell>
          <table:table-cell table:formula="of:=['artificial-dcca-10'.K4]-['artificial-mafft'.K4]" office:value-type="float" office:value="-78">
            <text:p>-78</text:p>
          </table:table-cell>
          <table:table-cell table:formula="of:=['artificial-dcca-10'.L4]-['artificial-mafft'.L4]" office:value-type="float" office:value="-63">
            <text:p>-63</text:p>
          </table:table-cell>
          <table:table-cell table:formula="of:=['artificial-dcca-10'.M4]-['artificial-mafft'.M4]" office:value-type="float" office:value="-15">
            <text:p>-15</text:p>
          </table:table-cell>
        </table:table-row>
        <table:table-row table:style-name="ro2">
          <table:table-cell table:formula="of:=RIGHT(['artificial-dcca-10'.A5];LEN(['artificial-dcca-10'.A5])-FIND(&quot;/&quot;;['artificial-dcca-10'.A5]))" office:value-type="string" office:string-value="art-10.fst">
            <text:p>art-10.fst</text:p>
          </table:table-cell>
          <table:table-cell table:formula="of:=['artificial-dcca-10'.B5]-['artificial-mafft'.B5]" office:value-type="float" office:value="10.3218955105512">
            <text:p>10.3218955106</text:p>
          </table:table-cell>
          <table:table-cell table:formula="of:=['artificial-dcca-10'.C5]-['artificial-mafft'.C5]" office:value-type="float" office:value="0.0102260819344904">
            <text:p>0.0102260819</text:p>
          </table:table-cell>
          <table:table-cell table:formula="of:=['artificial-dcca-10'.D5]-['artificial-mafft'.D5]" office:value-type="float" office:value="0.00024522425758356">
            <text:p>0.0002452243</text:p>
          </table:table-cell>
          <table:table-cell table:formula="of:=['artificial-dcca-10'.E5]-['artificial-mafft'.E5]" office:value-type="float" office:value="-0.00454545454545441">
            <text:p>-0.0045454545</text:p>
          </table:table-cell>
          <table:table-cell table:formula="of:=['artificial-dcca-10'.F5]-['artificial-mafft'.F5]" office:value-type="float" office:value="0.984624439049512">
            <text:p>0.984624439</text:p>
          </table:table-cell>
          <table:table-cell table:formula="of:=['artificial-dcca-10'.G5]-['artificial-mafft'.G5]" office:value-type="float" office:value="-154">
            <text:p>-154</text:p>
          </table:table-cell>
          <table:table-cell table:formula="of:=['artificial-dcca-10'.H5]-['artificial-mafft'.H5]" office:value-type="float" office:value="-10">
            <text:p>-10</text:p>
          </table:table-cell>
          <table:table-cell table:formula="of:=['artificial-dcca-10'.I5]-['artificial-mafft'.I5]" office:value-type="float" office:value="0">
            <text:p>0</text:p>
          </table:table-cell>
          <table:table-cell table:formula="of:=['artificial-dcca-10'.J5]-['artificial-mafft'.J5]" office:value-type="float" office:value="-5">
            <text:p>-5</text:p>
          </table:table-cell>
          <table:table-cell table:formula="of:=['artificial-dcca-10'.K5]-['artificial-mafft'.K5]" office:value-type="float" office:value="-141">
            <text:p>-141</text:p>
          </table:table-cell>
          <table:table-cell table:formula="of:=['artificial-dcca-10'.L5]-['artificial-mafft'.L5]" office:value-type="float" office:value="-126">
            <text:p>-126</text:p>
          </table:table-cell>
          <table:table-cell table:formula="of:=['artificial-dcca-10'.M5]-['artificial-mafft'.M5]" office:value-type="float" office:value="-15">
            <text:p>-15</text:p>
          </table:table-cell>
        </table:table-row>
        <table:table-row table:style-name="ro2">
          <table:table-cell table:formula="of:=RIGHT(['artificial-dcca-10'.A6];LEN(['artificial-dcca-10'.A6])-FIND(&quot;/&quot;;['artificial-dcca-10'.A6]))" office:value-type="string" office:string-value="art-2.fst">
            <text:p>art-2.fst</text:p>
          </table:table-cell>
          <table:table-cell table:formula="of:=['artificial-dcca-10'.B6]-['artificial-mafft'.B6]" office:value-type="float" office:value="0.462987012986673">
            <text:p>0.462987013</text:p>
          </table:table-cell>
          <table:table-cell table:formula="of:=['artificial-dcca-10'.C6]-['artificial-mafft'.C6]" office:value-type="float" office:value="0.000463636363636111">
            <text:p>0.0004636364</text:p>
          </table:table-cell>
          <table:table-cell table:formula="of:=['artificial-dcca-10'.D6]-['artificial-mafft'.D6]" office:value-type="float" office:value="-0.0000324675324675323">
            <text:p>-3.24675324675323E-005</text:p>
          </table:table-cell>
          <table:table-cell table:formula="of:=['artificial-dcca-10'.E6]-['artificial-mafft'.E6]" office:value-type="float" office:value="0">
            <text:p>0</text:p>
          </table:table-cell>
          <table:table-cell table:formula="of:=['artificial-dcca-10'.F6]-['artificial-mafft'.F6]" office:value-type="float" office:value="0.782597402597403">
            <text:p>0.7825974026</text:p>
          </table:table-cell>
          <table:table-cell table:formula="of:=['artificial-dcca-10'.G6]-['artificial-mafft'.G6]" office:value-type="float" office:value="167">
            <text:p>167</text:p>
          </table:table-cell>
          <table:table-cell table:formula="of:=['artificial-dcca-10'.H6]-['artificial-mafft'.H6]" office:value-type="float" office:value="1">
            <text:p>1</text:p>
          </table:table-cell>
          <table:table-cell table:formula="of:=['artificial-dcca-10'.I6]-['artificial-mafft'.I6]" office:value-type="float" office:value="0">
            <text:p>0</text:p>
          </table:table-cell>
          <table:table-cell table:formula="of:=['artificial-dcca-10'.J6]-['artificial-mafft'.J6]" office:value-type="float" office:value="0">
            <text:p>0</text:p>
          </table:table-cell>
          <table:table-cell table:formula="of:=['artificial-dcca-10'.K6]-['artificial-mafft'.K6]" office:value-type="float" office:value="-11">
            <text:p>-11</text:p>
          </table:table-cell>
          <table:table-cell table:formula="of:=['artificial-dcca-10'.L6]-['artificial-mafft'.L6]" office:value-type="float" office:value="-7">
            <text:p>-7</text:p>
          </table:table-cell>
          <table:table-cell table:formula="of:=['artificial-dcca-10'.M6]-['artificial-mafft'.M6]" office:value-type="float" office:value="-4">
            <text:p>-4</text:p>
          </table:table-cell>
        </table:table-row>
        <table:table-row table:style-name="ro2">
          <table:table-cell table:formula="of:=RIGHT(['artificial-dcca-10'.A7];LEN(['artificial-dcca-10'.A7])-FIND(&quot;/&quot;;['artificial-dcca-10'.A7]))" office:value-type="string" office:string-value="art-19.fst">
            <text:p>art-19.fst</text:p>
          </table:table-cell>
          <table:table-cell table:formula="of:=['artificial-dcca-10'.B7]-['artificial-mafft'.B7]" office:value-type="float" office:value="0.161122537593428">
            <text:p>0.1611225376</text:p>
          </table:table-cell>
          <table:table-cell table:formula="of:=['artificial-dcca-10'.C7]-['artificial-mafft'.C7]" office:value-type="float" office:value="0.000163636363636588">
            <text:p>0.0001636364</text:p>
          </table:table-cell>
          <table:table-cell table:formula="of:=['artificial-dcca-10'.D7]-['artificial-mafft'.D7]" office:value-type="float" office:value="-0.000125691302161892">
            <text:p>-0.0001256913</text:p>
          </table:table-cell>
          <table:table-cell table:formula="of:=['artificial-dcca-10'.E7]-['artificial-mafft'.E7]" office:value-type="float" office:value="0">
            <text:p>0</text:p>
          </table:table-cell>
          <table:table-cell table:formula="of:=['artificial-dcca-10'.F7]-['artificial-mafft'.F7]" office:value-type="float" office:value="2.0306686777275">
            <text:p>2.0306686777</text:p>
          </table:table-cell>
          <table:table-cell table:formula="of:=['artificial-dcca-10'.G7]-['artificial-mafft'.G7]" office:value-type="float" office:value="399">
            <text:p>399</text:p>
          </table:table-cell>
          <table:table-cell table:formula="of:=['artificial-dcca-10'.H7]-['artificial-mafft'.H7]" office:value-type="float" office:value="3">
            <text:p>3</text:p>
          </table:table-cell>
          <table:table-cell table:formula="of:=['artificial-dcca-10'.I7]-['artificial-mafft'.I7]" office:value-type="float" office:value="0">
            <text:p>0</text:p>
          </table:table-cell>
          <table:table-cell table:formula="of:=['artificial-dcca-10'.J7]-['artificial-mafft'.J7]" office:value-type="float" office:value="0">
            <text:p>0</text:p>
          </table:table-cell>
          <table:table-cell table:formula="of:=['artificial-dcca-10'.K7]-['artificial-mafft'.K7]" office:value-type="float" office:value="-15">
            <text:p>-15</text:p>
          </table:table-cell>
          <table:table-cell table:formula="of:=['artificial-dcca-10'.L7]-['artificial-mafft'.L7]" office:value-type="float" office:value="-8">
            <text:p>-8</text:p>
          </table:table-cell>
          <table:table-cell table:formula="of:=['artificial-dcca-10'.M7]-['artificial-mafft'.M7]" office:value-type="float" office:value="-7">
            <text:p>-7</text:p>
          </table:table-cell>
        </table:table-row>
        <table:table-row table:style-name="ro2">
          <table:table-cell table:formula="of:=RIGHT(['artificial-dcca-10'.A8];LEN(['artificial-dcca-10'.A8])-FIND(&quot;/&quot;;['artificial-dcca-10'.A8]))" office:value-type="string" office:string-value="art-27.fst">
            <text:p>art-27.fst</text:p>
          </table:table-cell>
          <table:table-cell table:formula="of:=['artificial-dcca-10'.B8]-['artificial-mafft'.B8]" office:value-type="float" office:value="0.956022025908965">
            <text:p>0.9560220259</text:p>
          </table:table-cell>
          <table:table-cell table:formula="of:=['artificial-dcca-10'.C8]-['artificial-mafft'.C8]" office:value-type="float" office:value="0.000925738997606174">
            <text:p>0.000925739</text:p>
          </table:table-cell>
          <table:table-cell table:formula="of:=['artificial-dcca-10'.D8]-['artificial-mafft'.D8]" office:value-type="float" office:value="0.000605060506050605">
            <text:p>0.0006050605</text:p>
          </table:table-cell>
          <table:table-cell table:formula="of:=['artificial-dcca-10'.E8]-['artificial-mafft'.E8]" office:value-type="float" office:value="-0.00090909090909097">
            <text:p>-0.0009090909</text:p>
          </table:table-cell>
          <table:table-cell table:formula="of:=['artificial-dcca-10'.F8]-['artificial-mafft'.F8]" office:value-type="float" office:value="3.41710671067106">
            <text:p>3.4171067107</text:p>
          </table:table-cell>
          <table:table-cell table:formula="of:=['artificial-dcca-10'.G8]-['artificial-mafft'.G8]" office:value-type="float" office:value="102">
            <text:p>102</text:p>
          </table:table-cell>
          <table:table-cell table:formula="of:=['artificial-dcca-10'.H8]-['artificial-mafft'.H8]" office:value-type="float" office:value="-22">
            <text:p>-22</text:p>
          </table:table-cell>
          <table:table-cell table:formula="of:=['artificial-dcca-10'.I8]-['artificial-mafft'.I8]" office:value-type="float" office:value="0">
            <text:p>0</text:p>
          </table:table-cell>
          <table:table-cell table:formula="of:=['artificial-dcca-10'.J8]-['artificial-mafft'.J8]" office:value-type="float" office:value="-1">
            <text:p>-1</text:p>
          </table:table-cell>
          <table:table-cell table:formula="of:=['artificial-dcca-10'.K8]-['artificial-mafft'.K8]" office:value-type="float" office:value="-32">
            <text:p>-32</text:p>
          </table:table-cell>
          <table:table-cell table:formula="of:=['artificial-dcca-10'.L8]-['artificial-mafft'.L8]" office:value-type="float" office:value="-26">
            <text:p>-26</text:p>
          </table:table-cell>
          <table:table-cell table:formula="of:=['artificial-dcca-10'.M8]-['artificial-mafft'.M8]" office:value-type="float" office:value="-6">
            <text:p>-6</text:p>
          </table:table-cell>
        </table:table-row>
        <table:table-row table:style-name="ro2">
          <table:table-cell table:formula="of:=RIGHT(['artificial-dcca-10'.A9];LEN(['artificial-dcca-10'.A9])-FIND(&quot;/&quot;;['artificial-dcca-10'.A9]))" office:value-type="string" office:string-value="art-16.fst">
            <text:p>art-16.fst</text:p>
          </table:table-cell>
          <table:table-cell table:formula="of:=['artificial-dcca-10'.B9]-['artificial-mafft'.B9]" office:value-type="float" office:value="1.65138052199859">
            <text:p>1.651380522</text:p>
          </table:table-cell>
          <table:table-cell table:formula="of:=['artificial-dcca-10'.C9]-['artificial-mafft'.C9]" office:value-type="float" office:value="0.00165454545454602">
            <text:p>0.0016545455</text:p>
          </table:table-cell>
          <table:table-cell table:formula="of:=['artificial-dcca-10'.D9]-['artificial-mafft'.D9]" office:value-type="float" office:value="-0.000158246627368756">
            <text:p>-0.0001582466</text:p>
          </table:table-cell>
          <table:table-cell table:formula="of:=['artificial-dcca-10'.E9]-['artificial-mafft'.E9]" office:value-type="float" office:value="0">
            <text:p>0</text:p>
          </table:table-cell>
          <table:table-cell table:formula="of:=['artificial-dcca-10'.F9]-['artificial-mafft'.F9]" office:value-type="float" office:value="0.65411243422875">
            <text:p>0.6541124342</text:p>
          </table:table-cell>
          <table:table-cell table:formula="of:=['artificial-dcca-10'.G9]-['artificial-mafft'.G9]" office:value-type="float" office:value="234">
            <text:p>234</text:p>
          </table:table-cell>
          <table:table-cell table:formula="of:=['artificial-dcca-10'.H9]-['artificial-mafft'.H9]" office:value-type="float" office:value="4">
            <text:p>4</text:p>
          </table:table-cell>
          <table:table-cell table:formula="of:=['artificial-dcca-10'.I9]-['artificial-mafft'.I9]" office:value-type="float" office:value="0">
            <text:p>0</text:p>
          </table:table-cell>
          <table:table-cell table:formula="of:=['artificial-dcca-10'.J9]-['artificial-mafft'.J9]" office:value-type="float" office:value="0">
            <text:p>0</text:p>
          </table:table-cell>
          <table:table-cell table:formula="of:=['artificial-dcca-10'.K9]-['artificial-mafft'.K9]" office:value-type="float" office:value="-19">
            <text:p>-19</text:p>
          </table:table-cell>
          <table:table-cell table:formula="of:=['artificial-dcca-10'.L9]-['artificial-mafft'.L9]" office:value-type="float" office:value="-18">
            <text:p>-18</text:p>
          </table:table-cell>
          <table:table-cell table:formula="of:=['artificial-dcca-10'.M9]-['artificial-mafft'.M9]" office:value-type="float" office:value="-1">
            <text:p>-1</text:p>
          </table:table-cell>
        </table:table-row>
        <table:table-row table:style-name="ro2">
          <table:table-cell table:formula="of:=RIGHT(['artificial-dcca-10'.A10];LEN(['artificial-dcca-10'.A10])-FIND(&quot;/&quot;;['artificial-dcca-10'.A10]))" office:value-type="string" office:string-value="art-25.fst">
            <text:p>art-25.fst</text:p>
          </table:table-cell>
          <table:table-cell table:formula="of:=['artificial-dcca-10'.B10]-['artificial-mafft'.B10]" office:value-type="float" office:value="5.42013617297062">
            <text:p>5.420136173</text:p>
          </table:table-cell>
          <table:table-cell table:formula="of:=['artificial-dcca-10'.C10]-['artificial-mafft'.C10]" office:value-type="float" office:value="0.00527068243409823">
            <text:p>0.0052706824</text:p>
          </table:table-cell>
          <table:table-cell table:formula="of:=['artificial-dcca-10'.D10]-['artificial-mafft'.D10]" office:value-type="float" office:value="0.00110905057997891">
            <text:p>0.0011090506</text:p>
          </table:table-cell>
          <table:table-cell table:formula="of:=['artificial-dcca-10'.E10]-['artificial-mafft'.E10]" office:value-type="float" office:value="-0.00636363636363635">
            <text:p>-0.0063636364</text:p>
          </table:table-cell>
          <table:table-cell table:formula="of:=['artificial-dcca-10'.F10]-['artificial-mafft'.F10]" office:value-type="float" office:value="5.99458201519945">
            <text:p>5.9945820152</text:p>
          </table:table-cell>
          <table:table-cell table:formula="of:=['artificial-dcca-10'.G10]-['artificial-mafft'.G10]" office:value-type="float" office:value="-111">
            <text:p>-111</text:p>
          </table:table-cell>
          <table:table-cell table:formula="of:=['artificial-dcca-10'.H10]-['artificial-mafft'.H10]" office:value-type="float" office:value="-61">
            <text:p>-61</text:p>
          </table:table-cell>
          <table:table-cell table:formula="of:=['artificial-dcca-10'.I10]-['artificial-mafft'.I10]" office:value-type="float" office:value="0">
            <text:p>0</text:p>
          </table:table-cell>
          <table:table-cell table:formula="of:=['artificial-dcca-10'.J10]-['artificial-mafft'.J10]" office:value-type="float" office:value="-7">
            <text:p>-7</text:p>
          </table:table-cell>
          <table:table-cell table:formula="of:=['artificial-dcca-10'.K10]-['artificial-mafft'.K10]" office:value-type="float" office:value="-45">
            <text:p>-45</text:p>
          </table:table-cell>
          <table:table-cell table:formula="of:=['artificial-dcca-10'.L10]-['artificial-mafft'.L10]" office:value-type="float" office:value="-32">
            <text:p>-32</text:p>
          </table:table-cell>
          <table:table-cell table:formula="of:=['artificial-dcca-10'.M10]-['artificial-mafft'.M10]" office:value-type="float" office:value="-13">
            <text:p>-13</text:p>
          </table:table-cell>
        </table:table-row>
        <table:table-row table:style-name="ro2">
          <table:table-cell table:formula="of:=RIGHT(['artificial-dcca-10'.A11];LEN(['artificial-dcca-10'.A11])-FIND(&quot;/&quot;;['artificial-dcca-10'.A11]))" office:value-type="string" office:string-value="art-13.fst">
            <text:p>art-13.fst</text:p>
          </table:table-cell>
          <table:table-cell table:formula="of:=['artificial-dcca-10'.B11]-['artificial-mafft'.B11]" office:value-type="float" office:value="10.1841316687829">
            <text:p>10.1841316688</text:p>
          </table:table-cell>
          <table:table-cell table:formula="of:=['artificial-dcca-10'.C11]-['artificial-mafft'.C11]" office:value-type="float" office:value="0.00988559791462967">
            <text:p>0.0098855979</text:p>
          </table:table-cell>
          <table:table-cell table:formula="of:=['artificial-dcca-10'.D11]-['artificial-mafft'.D11]" office:value-type="float" office:value="0.000381233162202003">
            <text:p>0.0003812332</text:p>
          </table:table-cell>
          <table:table-cell table:formula="of:=['artificial-dcca-10'.E11]-['artificial-mafft'.E11]" office:value-type="float" office:value="-0.0145454545454546">
            <text:p>-0.0145454545</text:p>
          </table:table-cell>
          <table:table-cell table:formula="of:=['artificial-dcca-10'.F11]-['artificial-mafft'.F11]" office:value-type="float" office:value="4.63564275911147">
            <text:p>4.6356427591</text:p>
          </table:table-cell>
          <table:table-cell table:formula="of:=['artificial-dcca-10'.G11]-['artificial-mafft'.G11]" office:value-type="float" office:value="414">
            <text:p>414</text:p>
          </table:table-cell>
          <table:table-cell table:formula="of:=['artificial-dcca-10'.H11]-['artificial-mafft'.H11]" office:value-type="float" office:value="-15">
            <text:p>-15</text:p>
          </table:table-cell>
          <table:table-cell table:formula="of:=['artificial-dcca-10'.I11]-['artificial-mafft'.I11]" office:value-type="float" office:value="0">
            <text:p>0</text:p>
          </table:table-cell>
          <table:table-cell table:formula="of:=['artificial-dcca-10'.J11]-['artificial-mafft'.J11]" office:value-type="float" office:value="-16">
            <text:p>-16</text:p>
          </table:table-cell>
          <table:table-cell table:formula="of:=['artificial-dcca-10'.K11]-['artificial-mafft'.K11]" office:value-type="float" office:value="-69">
            <text:p>-69</text:p>
          </table:table-cell>
          <table:table-cell table:formula="of:=['artificial-dcca-10'.L11]-['artificial-mafft'.L11]" office:value-type="float" office:value="-57">
            <text:p>-57</text:p>
          </table:table-cell>
          <table:table-cell table:formula="of:=['artificial-dcca-10'.M11]-['artificial-mafft'.M11]" office:value-type="float" office:value="-12">
            <text:p>-12</text:p>
          </table:table-cell>
        </table:table-row>
        <table:table-row table:style-name="ro2">
          <table:table-cell table:formula="of:=RIGHT(['artificial-dcca-10'.A12];LEN(['artificial-dcca-10'.A12])-FIND(&quot;/&quot;;['artificial-dcca-10'.A12]))" office:value-type="string" office:string-value="art-22.fst">
            <text:p>art-22.fst</text:p>
          </table:table-cell>
          <table:table-cell table:formula="of:=['artificial-dcca-10'.B12]-['artificial-mafft'.B12]" office:value-type="float" office:value="13.7431435610272">
            <text:p>13.743143561</text:p>
          </table:table-cell>
          <table:table-cell table:formula="of:=['artificial-dcca-10'.C12]-['artificial-mafft'.C12]" office:value-type="float" office:value="0.0133215240641719">
            <text:p>0.0133215241</text:p>
          </table:table-cell>
          <table:table-cell table:formula="of:=['artificial-dcca-10'.D12]-['artificial-mafft'.D12]" office:value-type="float" office:value="0.0010809748427673">
            <text:p>0.0010809748</text:p>
          </table:table-cell>
          <table:table-cell table:formula="of:=['artificial-dcca-10'.E12]-['artificial-mafft'.E12]" office:value-type="float" office:value="-0.02">
            <text:p>-0.02</text:p>
          </table:table-cell>
          <table:table-cell table:formula="of:=['artificial-dcca-10'.F12]-['artificial-mafft'.F12]" office:value-type="float" office:value="3.08628144654088">
            <text:p>3.0862814465</text:p>
          </table:table-cell>
          <table:table-cell table:formula="of:=['artificial-dcca-10'.G12]-['artificial-mafft'.G12]" office:value-type="float" office:value="-479">
            <text:p>-479</text:p>
          </table:table-cell>
          <table:table-cell table:formula="of:=['artificial-dcca-10'.H12]-['artificial-mafft'.H12]" office:value-type="float" office:value="-33">
            <text:p>-33</text:p>
          </table:table-cell>
          <table:table-cell table:formula="of:=['artificial-dcca-10'.I12]-['artificial-mafft'.I12]" office:value-type="float" office:value="0">
            <text:p>0</text:p>
          </table:table-cell>
          <table:table-cell table:formula="of:=['artificial-dcca-10'.J12]-['artificial-mafft'.J12]" office:value-type="float" office:value="-22">
            <text:p>-22</text:p>
          </table:table-cell>
          <table:table-cell table:formula="of:=['artificial-dcca-10'.K12]-['artificial-mafft'.K12]" office:value-type="float" office:value="-92">
            <text:p>-92</text:p>
          </table:table-cell>
          <table:table-cell table:formula="of:=['artificial-dcca-10'.L12]-['artificial-mafft'.L12]" office:value-type="float" office:value="-78">
            <text:p>-78</text:p>
          </table:table-cell>
          <table:table-cell table:formula="of:=['artificial-dcca-10'.M12]-['artificial-mafft'.M12]" office:value-type="float" office:value="-14">
            <text:p>-14</text:p>
          </table:table-cell>
        </table:table-row>
        <table:table-row table:style-name="ro2">
          <table:table-cell table:formula="of:=RIGHT(['artificial-dcca-10'.A13];LEN(['artificial-dcca-10'.A13])-FIND(&quot;/&quot;;['artificial-dcca-10'.A13]))" office:value-type="string" office:string-value="art-21.fst">
            <text:p>art-21.fst</text:p>
          </table:table-cell>
          <table:table-cell table:formula="of:=['artificial-dcca-10'.B13]-['artificial-mafft'.B13]" office:value-type="float" office:value="14.4863032471771">
            <text:p>14.4863032472</text:p>
          </table:table-cell>
          <table:table-cell table:formula="of:=['artificial-dcca-10'.C13]-['artificial-mafft'.C13]" office:value-type="float" office:value="0.0140934599602759">
            <text:p>0.01409346</text:p>
          </table:table-cell>
          <table:table-cell table:formula="of:=['artificial-dcca-10'.D13]-['artificial-mafft'.D13]" office:value-type="float" office:value="0.00055125525415164">
            <text:p>0.0005512553</text:p>
          </table:table-cell>
          <table:table-cell table:formula="of:=['artificial-dcca-10'.E13]-['artificial-mafft'.E13]" office:value-type="float" office:value="-0.0190909090909093">
            <text:p>-0.0190909091</text:p>
          </table:table-cell>
          <table:table-cell table:formula="of:=['artificial-dcca-10'.F13]-['artificial-mafft'.F13]" office:value-type="float" office:value="1.70654845303994">
            <text:p>1.706548453</text:p>
          </table:table-cell>
          <table:table-cell table:formula="of:=['artificial-dcca-10'.G13]-['artificial-mafft'.G13]" office:value-type="float" office:value="-270">
            <text:p>-270</text:p>
          </table:table-cell>
          <table:table-cell table:formula="of:=['artificial-dcca-10'.H13]-['artificial-mafft'.H13]" office:value-type="float" office:value="-24">
            <text:p>-24</text:p>
          </table:table-cell>
          <table:table-cell table:formula="of:=['artificial-dcca-10'.I13]-['artificial-mafft'.I13]" office:value-type="float" office:value="0">
            <text:p>0</text:p>
          </table:table-cell>
          <table:table-cell table:formula="of:=['artificial-dcca-10'.J13]-['artificial-mafft'.J13]" office:value-type="float" office:value="-21">
            <text:p>-21</text:p>
          </table:table-cell>
          <table:table-cell table:formula="of:=['artificial-dcca-10'.K13]-['artificial-mafft'.K13]" office:value-type="float" office:value="-68">
            <text:p>-68</text:p>
          </table:table-cell>
          <table:table-cell table:formula="of:=['artificial-dcca-10'.L13]-['artificial-mafft'.L13]" office:value-type="float" office:value="-56">
            <text:p>-56</text:p>
          </table:table-cell>
          <table:table-cell table:formula="of:=['artificial-dcca-10'.M13]-['artificial-mafft'.M13]" office:value-type="float" office:value="-12">
            <text:p>-12</text:p>
          </table:table-cell>
        </table:table-row>
        <table:table-row table:style-name="ro2">
          <table:table-cell table:formula="of:=RIGHT(['artificial-dcca-10'.A14];LEN(['artificial-dcca-10'.A14])-FIND(&quot;/&quot;;['artificial-dcca-10'.A14]))" office:value-type="string" office:string-value="art-20.fst">
            <text:p>art-20.fst</text:p>
          </table:table-cell>
          <table:table-cell table:formula="of:=['artificial-dcca-10'.B14]-['artificial-mafft'.B14]" office:value-type="float" office:value="3.18755175923434">
            <text:p>3.1875517592</text:p>
          </table:table-cell>
          <table:table-cell table:formula="of:=['artificial-dcca-10'.C14]-['artificial-mafft'.C14]" office:value-type="float" office:value="0.00316585129221358">
            <text:p>0.0031658513</text:p>
          </table:table-cell>
          <table:table-cell table:formula="of:=['artificial-dcca-10'.D14]-['artificial-mafft'.D14]" office:value-type="float" office:value="0.000175932441942294">
            <text:p>0.0001759324</text:p>
          </table:table-cell>
          <table:table-cell table:formula="of:=['artificial-dcca-10'.E14]-['artificial-mafft'.E14]" office:value-type="float" office:value="-0.00090909090909097">
            <text:p>-0.0009090909</text:p>
          </table:table-cell>
          <table:table-cell table:formula="of:=['artificial-dcca-10'.F14]-['artificial-mafft'.F14]" office:value-type="float" office:value="0.957600281491906">
            <text:p>0.9576002815</text:p>
          </table:table-cell>
          <table:table-cell table:formula="of:=['artificial-dcca-10'.G14]-['artificial-mafft'.G14]" office:value-type="float" office:value="1">
            <text:p>1</text:p>
          </table:table-cell>
          <table:table-cell table:formula="of:=['artificial-dcca-10'.H14]-['artificial-mafft'.H14]" office:value-type="float" office:value="-7">
            <text:p>-7</text:p>
          </table:table-cell>
          <table:table-cell table:formula="of:=['artificial-dcca-10'.I14]-['artificial-mafft'.I14]" office:value-type="float" office:value="0">
            <text:p>0</text:p>
          </table:table-cell>
          <table:table-cell table:formula="of:=['artificial-dcca-10'.J14]-['artificial-mafft'.J14]" office:value-type="float" office:value="-1">
            <text:p>-1</text:p>
          </table:table-cell>
          <table:table-cell table:formula="of:=['artificial-dcca-10'.K14]-['artificial-mafft'.K14]" office:value-type="float" office:value="-72">
            <text:p>-72</text:p>
          </table:table-cell>
          <table:table-cell table:formula="of:=['artificial-dcca-10'.L14]-['artificial-mafft'.L14]" office:value-type="float" office:value="-58">
            <text:p>-58</text:p>
          </table:table-cell>
          <table:table-cell table:formula="of:=['artificial-dcca-10'.M14]-['artificial-mafft'.M14]" office:value-type="float" office:value="-14">
            <text:p>-14</text:p>
          </table:table-cell>
        </table:table-row>
        <table:table-row table:style-name="ro2">
          <table:table-cell table:formula="of:=RIGHT(['artificial-dcca-10'.A15];LEN(['artificial-dcca-10'.A15])-FIND(&quot;/&quot;;['artificial-dcca-10'.A15]))" office:value-type="string" office:string-value="art-7.fst">
            <text:p>art-7.fst</text:p>
          </table:table-cell>
          <table:table-cell table:formula="of:=['artificial-dcca-10'.B15]-['artificial-mafft'.B15]" office:value-type="float" office:value="0.786363636363944">
            <text:p>0.7863636364</text:p>
          </table:table-cell>
          <table:table-cell table:formula="of:=['artificial-dcca-10'.C15]-['artificial-mafft'.C15]" office:value-type="float" office:value="0.000786363636363974">
            <text:p>0.0007863636</text:p>
          </table:table-cell>
          <table:table-cell table:formula="of:=['artificial-dcca-10'.D15]-['artificial-mafft'.D15]" office:value-type="float" office:value="0">
            <text:p>0</text:p>
          </table:table-cell>
          <table:table-cell table:formula="of:=['artificial-dcca-10'.E15]-['artificial-mafft'.E15]" office:value-type="float" office:value="0">
            <text:p>0</text:p>
          </table:table-cell>
          <table:table-cell table:formula="of:=['artificial-dcca-10'.F15]-['artificial-mafft'.F15]" office:value-type="float" office:value="2.73809523809524">
            <text:p>2.7380952381</text:p>
          </table:table-cell>
          <table:table-cell table:formula="of:=['artificial-dcca-10'.G15]-['artificial-mafft'.G15]" office:value-type="float" office:value="460">
            <text:p>460</text:p>
          </table:table-cell>
          <table:table-cell table:formula="of:=['artificial-dcca-10'.H15]-['artificial-mafft'.H15]" office:value-type="float" office:value="0">
            <text:p>0</text:p>
          </table:table-cell>
          <table:table-cell table:formula="of:=['artificial-dcca-10'.I15]-['artificial-mafft'.I15]" office:value-type="float" office:value="0">
            <text:p>0</text:p>
          </table:table-cell>
          <table:table-cell table:formula="of:=['artificial-dcca-10'.J15]-['artificial-mafft'.J15]" office:value-type="float" office:value="0">
            <text:p>0</text:p>
          </table:table-cell>
          <table:table-cell table:formula="of:=['artificial-dcca-10'.K15]-['artificial-mafft'.K15]" office:value-type="float" office:value="-65">
            <text:p>-65</text:p>
          </table:table-cell>
          <table:table-cell table:formula="of:=['artificial-dcca-10'.L15]-['artificial-mafft'.L15]" office:value-type="float" office:value="-50">
            <text:p>-50</text:p>
          </table:table-cell>
          <table:table-cell table:formula="of:=['artificial-dcca-10'.M15]-['artificial-mafft'.M15]" office:value-type="float" office:value="-15">
            <text:p>-15</text:p>
          </table:table-cell>
        </table:table-row>
        <table:table-row table:style-name="ro2">
          <table:table-cell table:formula="of:=RIGHT(['artificial-dcca-10'.A16];LEN(['artificial-dcca-10'.A16])-FIND(&quot;/&quot;;['artificial-dcca-10'.A16]))" office:value-type="string" office:string-value="art-24.fst">
            <text:p>art-24.fst</text:p>
          </table:table-cell>
          <table:table-cell table:formula="of:=['artificial-dcca-10'.B16]-['artificial-mafft'.B16]" office:value-type="float" office:value="17.4675175976739">
            <text:p>17.4675175977</text:p>
          </table:table-cell>
          <table:table-cell table:formula="of:=['artificial-dcca-10'.C16]-['artificial-mafft'.C16]" office:value-type="float" office:value="0.0170156260109997">
            <text:p>0.017015626</text:p>
          </table:table-cell>
          <table:table-cell table:formula="of:=['artificial-dcca-10'.D16]-['artificial-mafft'.D16]" office:value-type="float" office:value="0.00077639751552795">
            <text:p>0.0007763975</text:p>
          </table:table-cell>
          <table:table-cell table:formula="of:=['artificial-dcca-10'.E16]-['artificial-mafft'.E16]" office:value-type="float" office:value="-0.0218181818181817">
            <text:p>-0.0218181818</text:p>
          </table:table-cell>
          <table:table-cell table:formula="of:=['artificial-dcca-10'.F16]-['artificial-mafft'.F16]" office:value-type="float" office:value="3.17546583850932">
            <text:p>3.1754658385</text:p>
          </table:table-cell>
          <table:table-cell table:formula="of:=['artificial-dcca-10'.G16]-['artificial-mafft'.G16]" office:value-type="float" office:value="-185">
            <text:p>-185</text:p>
          </table:table-cell>
          <table:table-cell table:formula="of:=['artificial-dcca-10'.H16]-['artificial-mafft'.H16]" office:value-type="float" office:value="-23">
            <text:p>-23</text:p>
          </table:table-cell>
          <table:table-cell table:formula="of:=['artificial-dcca-10'.I16]-['artificial-mafft'.I16]" office:value-type="float" office:value="0">
            <text:p>0</text:p>
          </table:table-cell>
          <table:table-cell table:formula="of:=['artificial-dcca-10'.J16]-['artificial-mafft'.J16]" office:value-type="float" office:value="-24">
            <text:p>-24</text:p>
          </table:table-cell>
          <table:table-cell table:formula="of:=['artificial-dcca-10'.K16]-['artificial-mafft'.K16]" office:value-type="float" office:value="-65">
            <text:p>-65</text:p>
          </table:table-cell>
          <table:table-cell table:formula="of:=['artificial-dcca-10'.L16]-['artificial-mafft'.L16]" office:value-type="float" office:value="-59">
            <text:p>-59</text:p>
          </table:table-cell>
          <table:table-cell table:formula="of:=['artificial-dcca-10'.M16]-['artificial-mafft'.M16]" office:value-type="float" office:value="-6">
            <text:p>-6</text:p>
          </table:table-cell>
        </table:table-row>
        <table:table-row table:style-name="ro2">
          <table:table-cell table:formula="of:=RIGHT(['artificial-dcca-10'.A17];LEN(['artificial-dcca-10'.A17])-FIND(&quot;/&quot;;['artificial-dcca-10'.A17]))" office:value-type="string" office:string-value="art-28.fst">
            <text:p>art-28.fst</text:p>
          </table:table-cell>
          <table:table-cell table:formula="of:=['artificial-dcca-10'.B17]-['artificial-mafft'.B17]" office:value-type="float" office:value="0.58258499417866">
            <text:p>0.5825849942</text:p>
          </table:table-cell>
          <table:table-cell table:formula="of:=['artificial-dcca-10'.C17]-['artificial-mafft'.C17]" office:value-type="float" office:value="0.000581818181817573">
            <text:p>0.0005818182</text:p>
          </table:table-cell>
          <table:table-cell table:formula="of:=['artificial-dcca-10'.D17]-['artificial-mafft'.D17]" office:value-type="float" office:value="0.0000383406180507629">
            <text:p>3.83406180507629E-005</text:p>
          </table:table-cell>
          <table:table-cell table:formula="of:=['artificial-dcca-10'.E17]-['artificial-mafft'.E17]" office:value-type="float" office:value="0">
            <text:p>0</text:p>
          </table:table-cell>
          <table:table-cell table:formula="of:=['artificial-dcca-10'.F17]-['artificial-mafft'.F17]" office:value-type="float" office:value="0.926999463231347">
            <text:p>0.9269994632</text:p>
          </table:table-cell>
          <table:table-cell table:formula="of:=['artificial-dcca-10'.G17]-['artificial-mafft'.G17]" office:value-type="float" office:value="116">
            <text:p>116</text:p>
          </table:table-cell>
          <table:table-cell table:formula="of:=['artificial-dcca-10'.H17]-['artificial-mafft'.H17]" office:value-type="float" office:value="-1">
            <text:p>-1</text:p>
          </table:table-cell>
          <table:table-cell table:formula="of:=['artificial-dcca-10'.I17]-['artificial-mafft'.I17]" office:value-type="float" office:value="0">
            <text:p>0</text:p>
          </table:table-cell>
          <table:table-cell table:formula="of:=['artificial-dcca-10'.J17]-['artificial-mafft'.J17]" office:value-type="float" office:value="0">
            <text:p>0</text:p>
          </table:table-cell>
          <table:table-cell table:formula="of:=['artificial-dcca-10'.K17]-['artificial-mafft'.K17]" office:value-type="float" office:value="-30">
            <text:p>-30</text:p>
          </table:table-cell>
          <table:table-cell table:formula="of:=['artificial-dcca-10'.L17]-['artificial-mafft'.L17]" office:value-type="float" office:value="-19">
            <text:p>-19</text:p>
          </table:table-cell>
          <table:table-cell table:formula="of:=['artificial-dcca-10'.M17]-['artificial-mafft'.M17]" office:value-type="float" office:value="-11">
            <text:p>-11</text:p>
          </table:table-cell>
        </table:table-row>
        <table:table-row table:style-name="ro2">
          <table:table-cell table:formula="of:=RIGHT(['artificial-dcca-10'.A18];LEN(['artificial-dcca-10'.A18])-FIND(&quot;/&quot;;['artificial-dcca-10'.A18]))" office:value-type="string" office:string-value="art-12.fst">
            <text:p>art-12.fst</text:p>
          </table:table-cell>
          <table:table-cell table:formula="of:=['artificial-dcca-10'.B18]-['artificial-mafft'.B18]" office:value-type="float" office:value="1.15054925529182">
            <text:p>1.1505492553</text:p>
          </table:table-cell>
          <table:table-cell table:formula="of:=['artificial-dcca-10'.C18]-['artificial-mafft'.C18]" office:value-type="float" office:value="0.00118516431343618">
            <text:p>0.0011851643</text:p>
          </table:table-cell>
          <table:table-cell table:formula="of:=['artificial-dcca-10'.D18]-['artificial-mafft'.D18]" office:value-type="float" office:value="-0.000821661998132587">
            <text:p>-0.000821662</text:p>
          </table:table-cell>
          <table:table-cell table:formula="of:=['artificial-dcca-10'.E18]-['artificial-mafft'.E18]" office:value-type="float" office:value="0.00090909090909097">
            <text:p>0.0009090909</text:p>
          </table:table-cell>
          <table:table-cell table:formula="of:=['artificial-dcca-10'.F18]-['artificial-mafft'.F18]" office:value-type="float" office:value="-4.90991596638656">
            <text:p>-4.9099159664</text:p>
          </table:table-cell>
          <table:table-cell table:formula="of:=['artificial-dcca-10'.G18]-['artificial-mafft'.G18]" office:value-type="float" office:value="-141">
            <text:p>-141</text:p>
          </table:table-cell>
          <table:table-cell table:formula="of:=['artificial-dcca-10'.H18]-['artificial-mafft'.H18]" office:value-type="float" office:value="22">
            <text:p>22</text:p>
          </table:table-cell>
          <table:table-cell table:formula="of:=['artificial-dcca-10'.I18]-['artificial-mafft'.I18]" office:value-type="float" office:value="0">
            <text:p>0</text:p>
          </table:table-cell>
          <table:table-cell table:formula="of:=['artificial-dcca-10'.J18]-['artificial-mafft'.J18]" office:value-type="float" office:value="1">
            <text:p>1</text:p>
          </table:table-cell>
          <table:table-cell table:formula="of:=['artificial-dcca-10'.K18]-['artificial-mafft'.K18]" office:value-type="float" office:value="-51">
            <text:p>-51</text:p>
          </table:table-cell>
          <table:table-cell table:formula="of:=['artificial-dcca-10'.L18]-['artificial-mafft'.L18]" office:value-type="float" office:value="-47">
            <text:p>-47</text:p>
          </table:table-cell>
          <table:table-cell table:formula="of:=['artificial-dcca-10'.M18]-['artificial-mafft'.M18]" office:value-type="float" office:value="-4">
            <text:p>-4</text:p>
          </table:table-cell>
        </table:table-row>
        <table:table-row table:style-name="ro2">
          <table:table-cell table:formula="of:=RIGHT(['artificial-dcca-10'.A19];LEN(['artificial-dcca-10'.A19])-FIND(&quot;/&quot;;['artificial-dcca-10'.A19]))" office:value-type="string" office:string-value="art-0.fst">
            <text:p>art-0.fst</text:p>
          </table:table-cell>
          <table:table-cell table:formula="of:=['artificial-dcca-10'.B19]-['artificial-mafft'.B19]" office:value-type="float" office:value="3.89562198565761">
            <text:p>3.8956219857</text:p>
          </table:table-cell>
          <table:table-cell table:formula="of:=['artificial-dcca-10'.C19]-['artificial-mafft'.C19]" office:value-type="float" office:value="0.00382440711462417">
            <text:p>0.0038244071</text:p>
          </table:table-cell>
          <table:table-cell table:formula="of:=['artificial-dcca-10'.D19]-['artificial-mafft'.D19]" office:value-type="float" office:value="-0.0000756200846944938">
            <text:p>-7.56200846944938E-005</text:p>
          </table:table-cell>
          <table:table-cell table:formula="of:=['artificial-dcca-10'.E19]-['artificial-mafft'.E19]" office:value-type="float" office:value="-0.00363636363636366">
            <text:p>-0.0036363636</text:p>
          </table:table-cell>
          <table:table-cell table:formula="of:=['artificial-dcca-10'.F19]-['artificial-mafft'.F19]" office:value-type="float" office:value="-0.177707199032064">
            <text:p>-0.177707199</text:p>
          </table:table-cell>
          <table:table-cell table:formula="of:=['artificial-dcca-10'.G19]-['artificial-mafft'.G19]" office:value-type="float" office:value="61">
            <text:p>61</text:p>
          </table:table-cell>
          <table:table-cell table:formula="of:=['artificial-dcca-10'.H19]-['artificial-mafft'.H19]" office:value-type="float" office:value="4">
            <text:p>4</text:p>
          </table:table-cell>
          <table:table-cell table:formula="of:=['artificial-dcca-10'.I19]-['artificial-mafft'.I19]" office:value-type="float" office:value="0">
            <text:p>0</text:p>
          </table:table-cell>
          <table:table-cell table:formula="of:=['artificial-dcca-10'.J19]-['artificial-mafft'.J19]" office:value-type="float" office:value="-4">
            <text:p>-4</text:p>
          </table:table-cell>
          <table:table-cell table:formula="of:=['artificial-dcca-10'.K19]-['artificial-mafft'.K19]" office:value-type="float" office:value="-81">
            <text:p>-81</text:p>
          </table:table-cell>
          <table:table-cell table:formula="of:=['artificial-dcca-10'.L19]-['artificial-mafft'.L19]" office:value-type="float" office:value="-73">
            <text:p>-73</text:p>
          </table:table-cell>
          <table:table-cell table:formula="of:=['artificial-dcca-10'.M19]-['artificial-mafft'.M19]" office:value-type="float" office:value="-8">
            <text:p>-8</text:p>
          </table:table-cell>
        </table:table-row>
        <table:table-row table:style-name="ro2">
          <table:table-cell table:formula="of:=RIGHT(['artificial-dcca-10'.A20];LEN(['artificial-dcca-10'.A20])-FIND(&quot;/&quot;;['artificial-dcca-10'.A20]))" office:value-type="string" office:string-value="art-5.fst">
            <text:p>art-5.fst</text:p>
          </table:table-cell>
          <table:table-cell table:formula="of:=['artificial-dcca-10'.B20]-['artificial-mafft'.B20]" office:value-type="float" office:value="12.0028737008001">
            <text:p>12.0028737008</text:p>
          </table:table-cell>
          <table:table-cell table:formula="of:=['artificial-dcca-10'.C20]-['artificial-mafft'.C20]" office:value-type="float" office:value="0.0116824861518413">
            <text:p>0.0116824862</text:p>
          </table:table-cell>
          <table:table-cell table:formula="of:=['artificial-dcca-10'.D20]-['artificial-mafft'.D20]" office:value-type="float" office:value="0.00147392290249433">
            <text:p>0.0014739229</text:p>
          </table:table-cell>
          <table:table-cell table:formula="of:=['artificial-dcca-10'.E20]-['artificial-mafft'.E20]" office:value-type="float" office:value="-0.0145454545454546">
            <text:p>-0.0145454545</text:p>
          </table:table-cell>
          <table:table-cell table:formula="of:=['artificial-dcca-10'.F20]-['artificial-mafft'.F20]" office:value-type="float" office:value="7.03424036281179">
            <text:p>7.0342403628</text:p>
          </table:table-cell>
          <table:table-cell table:formula="of:=['artificial-dcca-10'.G20]-['artificial-mafft'.G20]" office:value-type="float" office:value="-197">
            <text:p>-197</text:p>
          </table:table-cell>
          <table:table-cell table:formula="of:=['artificial-dcca-10'.H20]-['artificial-mafft'.H20]" office:value-type="float" office:value="-65">
            <text:p>-65</text:p>
          </table:table-cell>
          <table:table-cell table:formula="of:=['artificial-dcca-10'.I20]-['artificial-mafft'.I20]" office:value-type="float" office:value="0">
            <text:p>0</text:p>
          </table:table-cell>
          <table:table-cell table:formula="of:=['artificial-dcca-10'.J20]-['artificial-mafft'.J20]" office:value-type="float" office:value="-16">
            <text:p>-16</text:p>
          </table:table-cell>
          <table:table-cell table:formula="of:=['artificial-dcca-10'.K20]-['artificial-mafft'.K20]" office:value-type="float" office:value="-95">
            <text:p>-95</text:p>
          </table:table-cell>
          <table:table-cell table:formula="of:=['artificial-dcca-10'.L20]-['artificial-mafft'.L20]" office:value-type="float" office:value="-74">
            <text:p>-74</text:p>
          </table:table-cell>
          <table:table-cell table:formula="of:=['artificial-dcca-10'.M20]-['artificial-mafft'.M20]" office:value-type="float" office:value="-21">
            <text:p>-21</text:p>
          </table:table-cell>
        </table:table-row>
        <table:table-row table:style-name="ro2">
          <table:table-cell table:formula="of:=RIGHT(['artificial-dcca-10'.A21];LEN(['artificial-dcca-10'.A21])-FIND(&quot;/&quot;;['artificial-dcca-10'.A21]))" office:value-type="string" office:string-value="art-8.fst">
            <text:p>art-8.fst</text:p>
          </table:table-cell>
          <table:table-cell table:formula="of:=['artificial-dcca-10'.B21]-['artificial-mafft'.B21]" office:value-type="float" office:value="-2.47396832811069">
            <text:p>-2.4739683281</text:p>
          </table:table-cell>
          <table:table-cell table:formula="of:=['artificial-dcca-10'.C21]-['artificial-mafft'.C21]" office:value-type="float" office:value="-0.00248181818181803">
            <text:p>-0.0024818182</text:p>
          </table:table-cell>
          <table:table-cell table:formula="of:=['artificial-dcca-10'.D21]-['artificial-mafft'.D21]" office:value-type="float" office:value="0.000392492685363591">
            <text:p>0.0003924927</text:p>
          </table:table-cell>
          <table:table-cell table:formula="of:=['artificial-dcca-10'.E21]-['artificial-mafft'.E21]" office:value-type="float" office:value="0">
            <text:p>0</text:p>
          </table:table-cell>
          <table:table-cell table:formula="of:=['artificial-dcca-10'.F21]-['artificial-mafft'.F21]" office:value-type="float" office:value="1.45318632698209">
            <text:p>1.453186327</text:p>
          </table:table-cell>
          <table:table-cell table:formula="of:=['artificial-dcca-10'.G21]-['artificial-mafft'.G21]" office:value-type="float" office:value="-108">
            <text:p>-108</text:p>
          </table:table-cell>
          <table:table-cell table:formula="of:=['artificial-dcca-10'.H21]-['artificial-mafft'.H21]" office:value-type="float" office:value="-11">
            <text:p>-11</text:p>
          </table:table-cell>
          <table:table-cell table:formula="of:=['artificial-dcca-10'.I21]-['artificial-mafft'.I21]" office:value-type="float" office:value="0">
            <text:p>0</text:p>
          </table:table-cell>
          <table:table-cell table:formula="of:=['artificial-dcca-10'.J21]-['artificial-mafft'.J21]" office:value-type="float" office:value="0">
            <text:p>0</text:p>
          </table:table-cell>
          <table:table-cell table:formula="of:=['artificial-dcca-10'.K21]-['artificial-mafft'.K21]" office:value-type="float" office:value="15">
            <text:p>15</text:p>
          </table:table-cell>
          <table:table-cell table:formula="of:=['artificial-dcca-10'.L21]-['artificial-mafft'.L21]" office:value-type="float" office:value="20">
            <text:p>20</text:p>
          </table:table-cell>
          <table:table-cell table:formula="of:=['artificial-dcca-10'.M21]-['artificial-mafft'.M21]" office:value-type="float" office:value="-5">
            <text:p>-5</text:p>
          </table:table-cell>
        </table:table-row>
        <table:table-row table:style-name="ro2">
          <table:table-cell table:formula="of:=RIGHT(['artificial-dcca-10'.A22];LEN(['artificial-dcca-10'.A22])-FIND(&quot;/&quot;;['artificial-dcca-10'.A22]))" office:value-type="string" office:string-value="art-17.fst">
            <text:p>art-17.fst</text:p>
          </table:table-cell>
          <table:table-cell table:formula="of:=['artificial-dcca-10'.B22]-['artificial-mafft'.B22]" office:value-type="float" office:value="3.70550061314725">
            <text:p>3.7055006131</text:p>
          </table:table-cell>
          <table:table-cell table:formula="of:=['artificial-dcca-10'.C22]-['artificial-mafft'.C22]" office:value-type="float" office:value="0.00370909090909022">
            <text:p>0.0037090909</text:p>
          </table:table-cell>
          <table:table-cell table:formula="of:=['artificial-dcca-10'.D22]-['artificial-mafft'.D22]" office:value-type="float" office:value="-0.000179514797148279">
            <text:p>-0.0001795148</text:p>
          </table:table-cell>
          <table:table-cell table:formula="of:=['artificial-dcca-10'.E22]-['artificial-mafft'.E22]" office:value-type="float" office:value="0">
            <text:p>0</text:p>
          </table:table-cell>
          <table:table-cell table:formula="of:=['artificial-dcca-10'.F22]-['artificial-mafft'.F22]" office:value-type="float" office:value="0.409088577729907">
            <text:p>0.4090885777</text:p>
          </table:table-cell>
          <table:table-cell table:formula="of:=['artificial-dcca-10'.G22]-['artificial-mafft'.G22]" office:value-type="float" office:value="298">
            <text:p>298</text:p>
          </table:table-cell>
          <table:table-cell table:formula="of:=['artificial-dcca-10'.H22]-['artificial-mafft'.H22]" office:value-type="float" office:value="7">
            <text:p>7</text:p>
          </table:table-cell>
          <table:table-cell table:formula="of:=['artificial-dcca-10'.I22]-['artificial-mafft'.I22]" office:value-type="float" office:value="0">
            <text:p>0</text:p>
          </table:table-cell>
          <table:table-cell table:formula="of:=['artificial-dcca-10'.J22]-['artificial-mafft'.J22]" office:value-type="float" office:value="0">
            <text:p>0</text:p>
          </table:table-cell>
          <table:table-cell table:formula="of:=['artificial-dcca-10'.K22]-['artificial-mafft'.K22]" office:value-type="float" office:value="-69">
            <text:p>-69</text:p>
          </table:table-cell>
          <table:table-cell table:formula="of:=['artificial-dcca-10'.L22]-['artificial-mafft'.L22]" office:value-type="float" office:value="-57">
            <text:p>-57</text:p>
          </table:table-cell>
          <table:table-cell table:formula="of:=['artificial-dcca-10'.M22]-['artificial-mafft'.M22]" office:value-type="float" office:value="-12">
            <text:p>-12</text:p>
          </table:table-cell>
        </table:table-row>
        <table:table-row table:style-name="ro2">
          <table:table-cell table:formula="of:=RIGHT(['artificial-dcca-10'.A23];LEN(['artificial-dcca-10'.A23])-FIND(&quot;/&quot;;['artificial-dcca-10'.A23]))" office:value-type="string" office:string-value="art-3.fst">
            <text:p>art-3.fst</text:p>
          </table:table-cell>
          <table:table-cell table:formula="of:=['artificial-dcca-10'.B23]-['artificial-mafft'.B23]" office:value-type="float" office:value="18.3158728939414">
            <text:p>18.3158728939</text:p>
          </table:table-cell>
          <table:table-cell table:formula="of:=['artificial-dcca-10'.C23]-['artificial-mafft'.C23]" office:value-type="float" office:value="0.0177137648570508">
            <text:p>0.0177137649</text:p>
          </table:table-cell>
          <table:table-cell table:formula="of:=['artificial-dcca-10'.D23]-['artificial-mafft'.D23]" office:value-type="float" office:value="0.00101449275362319">
            <text:p>0.0010144928</text:p>
          </table:table-cell>
          <table:table-cell table:formula="of:=['artificial-dcca-10'.E23]-['artificial-mafft'.E23]" office:value-type="float" office:value="-0.0290909090909091">
            <text:p>-0.0290909091</text:p>
          </table:table-cell>
          <table:table-cell table:formula="of:=['artificial-dcca-10'.F23]-['artificial-mafft'.F23]" office:value-type="float" office:value="5.51507246376811">
            <text:p>5.5150724638</text:p>
          </table:table-cell>
          <table:table-cell table:formula="of:=['artificial-dcca-10'.G23]-['artificial-mafft'.G23]" office:value-type="float" office:value="-377">
            <text:p>-377</text:p>
          </table:table-cell>
          <table:table-cell table:formula="of:=['artificial-dcca-10'.H23]-['artificial-mafft'.H23]" office:value-type="float" office:value="-70">
            <text:p>-70</text:p>
          </table:table-cell>
          <table:table-cell table:formula="of:=['artificial-dcca-10'.I23]-['artificial-mafft'.I23]" office:value-type="float" office:value="0">
            <text:p>0</text:p>
          </table:table-cell>
          <table:table-cell table:formula="of:=['artificial-dcca-10'.J23]-['artificial-mafft'.J23]" office:value-type="float" office:value="-32">
            <text:p>-32</text:p>
          </table:table-cell>
          <table:table-cell table:formula="of:=['artificial-dcca-10'.K23]-['artificial-mafft'.K23]" office:value-type="float" office:value="-130">
            <text:p>-130</text:p>
          </table:table-cell>
          <table:table-cell table:formula="of:=['artificial-dcca-10'.L23]-['artificial-mafft'.L23]" office:value-type="float" office:value="-110">
            <text:p>-110</text:p>
          </table:table-cell>
          <table:table-cell table:formula="of:=['artificial-dcca-10'.M23]-['artificial-mafft'.M23]" office:value-type="float" office:value="-20">
            <text:p>-20</text:p>
          </table:table-cell>
        </table:table-row>
        <table:table-row table:style-name="ro2">
          <table:table-cell table:formula="of:=RIGHT(['artificial-dcca-10'.A24];LEN(['artificial-dcca-10'.A24])-FIND(&quot;/&quot;;['artificial-dcca-10'.A24]))" office:value-type="string" office:string-value="art-14.fst">
            <text:p>art-14.fst</text:p>
          </table:table-cell>
          <table:table-cell table:formula="of:=['artificial-dcca-10'.B24]-['artificial-mafft'.B24]" office:value-type="float" office:value="0.453647009341239">
            <text:p>0.4536470093</text:p>
          </table:table-cell>
          <table:table-cell table:formula="of:=['artificial-dcca-10'.C24]-['artificial-mafft'.C24]" office:value-type="float" office:value="0.000394932282333782">
            <text:p>0.0003949323</text:p>
          </table:table-cell>
          <table:table-cell table:formula="of:=['artificial-dcca-10'.D24]-['artificial-mafft'.D24]" office:value-type="float" office:value="0.000208463623097769">
            <text:p>0.0002084636</text:p>
          </table:table-cell>
          <table:table-cell table:formula="of:=['artificial-dcca-10'.E24]-['artificial-mafft'.E24]" office:value-type="float" office:value="-0.00272727272727269">
            <text:p>-0.0027272727</text:p>
          </table:table-cell>
          <table:table-cell table:formula="of:=['artificial-dcca-10'.F24]-['artificial-mafft'.F24]" office:value-type="float" office:value="1.04471544715447">
            <text:p>1.0447154472</text:p>
          </table:table-cell>
          <table:table-cell table:formula="of:=['artificial-dcca-10'.G24]-['artificial-mafft'.G24]" office:value-type="float" office:value="-49">
            <text:p>-49</text:p>
          </table:table-cell>
          <table:table-cell table:formula="of:=['artificial-dcca-10'.H24]-['artificial-mafft'.H24]" office:value-type="float" office:value="-12">
            <text:p>-12</text:p>
          </table:table-cell>
          <table:table-cell table:formula="of:=['artificial-dcca-10'.I24]-['artificial-mafft'.I24]" office:value-type="float" office:value="0">
            <text:p>0</text:p>
          </table:table-cell>
          <table:table-cell table:formula="of:=['artificial-dcca-10'.J24]-['artificial-mafft'.J24]" office:value-type="float" office:value="-3">
            <text:p>-3</text:p>
          </table:table-cell>
          <table:table-cell table:formula="of:=['artificial-dcca-10'.K24]-['artificial-mafft'.K24]" office:value-type="float" office:value="-29">
            <text:p>-29</text:p>
          </table:table-cell>
          <table:table-cell table:formula="of:=['artificial-dcca-10'.L24]-['artificial-mafft'.L24]" office:value-type="float" office:value="-22">
            <text:p>-22</text:p>
          </table:table-cell>
          <table:table-cell table:formula="of:=['artificial-dcca-10'.M24]-['artificial-mafft'.M24]" office:value-type="float" office:value="-7">
            <text:p>-7</text:p>
          </table:table-cell>
        </table:table-row>
        <table:table-row table:style-name="ro2">
          <table:table-cell table:formula="of:=RIGHT(['artificial-dcca-10'.A25];LEN(['artificial-dcca-10'.A25])-FIND(&quot;/&quot;;['artificial-dcca-10'.A25]))" office:value-type="string" office:string-value="art-23.fst">
            <text:p>art-23.fst</text:p>
          </table:table-cell>
          <table:table-cell table:formula="of:=['artificial-dcca-10'.B25]-['artificial-mafft'.B25]" office:value-type="float" office:value="-1.13227294405476">
            <text:p>-1.1322729441</text:p>
          </table:table-cell>
          <table:table-cell table:formula="of:=['artificial-dcca-10'.C25]-['artificial-mafft'.C25]" office:value-type="float" office:value="-0.00122248273426451">
            <text:p>-0.0012224827</text:p>
          </table:table-cell>
          <table:table-cell table:formula="of:=['artificial-dcca-10'.D25]-['artificial-mafft'.D25]" office:value-type="float" office:value="0.000874125874125874">
            <text:p>0.0008741259</text:p>
          </table:table-cell>
          <table:table-cell table:formula="of:=['artificial-dcca-10'.E25]-['artificial-mafft'.E25]" office:value-type="float" office:value="-0.00363636363636366">
            <text:p>-0.0036363636</text:p>
          </table:table-cell>
          <table:table-cell table:formula="of:=['artificial-dcca-10'.F25]-['artificial-mafft'.F25]" office:value-type="float" office:value="1.01835664335664">
            <text:p>1.0183566434</text:p>
          </table:table-cell>
          <table:table-cell table:formula="of:=['artificial-dcca-10'.G25]-['artificial-mafft'.G25]" office:value-type="float" office:value="-556">
            <text:p>-556</text:p>
          </table:table-cell>
          <table:table-cell table:formula="of:=['artificial-dcca-10'.H25]-['artificial-mafft'.H25]" office:value-type="float" office:value="-32">
            <text:p>-32</text:p>
          </table:table-cell>
          <table:table-cell table:formula="of:=['artificial-dcca-10'.I25]-['artificial-mafft'.I25]" office:value-type="float" office:value="0">
            <text:p>0</text:p>
          </table:table-cell>
          <table:table-cell table:formula="of:=['artificial-dcca-10'.J25]-['artificial-mafft'.J25]" office:value-type="float" office:value="-4">
            <text:p>-4</text:p>
          </table:table-cell>
          <table:table-cell table:formula="of:=['artificial-dcca-10'.K25]-['artificial-mafft'.K25]" office:value-type="float" office:value="-1">
            <text:p>-1</text:p>
          </table:table-cell>
          <table:table-cell table:formula="of:=['artificial-dcca-10'.L25]-['artificial-mafft'.L25]" office:value-type="float" office:value="17">
            <text:p>17</text:p>
          </table:table-cell>
          <table:table-cell table:formula="of:=['artificial-dcca-10'.M25]-['artificial-mafft'.M25]" office:value-type="float" office:value="-18">
            <text:p>-18</text:p>
          </table:table-cell>
        </table:table-row>
        <table:table-row table:style-name="ro2">
          <table:table-cell table:formula="of:=RIGHT(['artificial-dcca-10'.A26];LEN(['artificial-dcca-10'.A26])-FIND(&quot;/&quot;;['artificial-dcca-10'.A26]))" office:value-type="string" office:string-value="art-11.fst">
            <text:p>art-11.fst</text:p>
          </table:table-cell>
          <table:table-cell table:formula="of:=['artificial-dcca-10'.B26]-['artificial-mafft'.B26]" office:value-type="float" office:value="-1.17665367869756">
            <text:p>-1.1766536787</text:p>
          </table:table-cell>
          <table:table-cell table:formula="of:=['artificial-dcca-10'.C26]-['artificial-mafft'.C26]" office:value-type="float" office:value="-0.00114157996862385">
            <text:p>-0.00114158</text:p>
          </table:table-cell>
          <table:table-cell table:formula="of:=['artificial-dcca-10'.D26]-['artificial-mafft'.D26]" office:value-type="float" office:value="-0.000844594594594594">
            <text:p>-0.0008445946</text:p>
          </table:table-cell>
          <table:table-cell table:formula="of:=['artificial-dcca-10'.E26]-['artificial-mafft'.E26]" office:value-type="float" office:value="0.00090909090909097">
            <text:p>0.0009090909</text:p>
          </table:table-cell>
          <table:table-cell table:formula="of:=['artificial-dcca-10'.F26]-['artificial-mafft'.F26]" office:value-type="float" office:value="-3.57787162162162">
            <text:p>-3.5778716216</text:p>
          </table:table-cell>
          <table:table-cell table:formula="of:=['artificial-dcca-10'.G26]-['artificial-mafft'.G26]" office:value-type="float" office:value="207">
            <text:p>207</text:p>
          </table:table-cell>
          <table:table-cell table:formula="of:=['artificial-dcca-10'.H26]-['artificial-mafft'.H26]" office:value-type="float" office:value="25">
            <text:p>25</text:p>
          </table:table-cell>
          <table:table-cell table:formula="of:=['artificial-dcca-10'.I26]-['artificial-mafft'.I26]" office:value-type="float" office:value="0">
            <text:p>0</text:p>
          </table:table-cell>
          <table:table-cell table:formula="of:=['artificial-dcca-10'.J26]-['artificial-mafft'.J26]" office:value-type="float" office:value="1">
            <text:p>1</text:p>
          </table:table-cell>
          <table:table-cell table:formula="of:=['artificial-dcca-10'.K26]-['artificial-mafft'.K26]" office:value-type="float" office:value="-7">
            <text:p>-7</text:p>
          </table:table-cell>
          <table:table-cell table:formula="of:=['artificial-dcca-10'.L26]-['artificial-mafft'.L26]" office:value-type="float" office:value="-3">
            <text:p>-3</text:p>
          </table:table-cell>
          <table:table-cell table:formula="of:=['artificial-dcca-10'.M26]-['artificial-mafft'.M26]" office:value-type="float" office:value="-4">
            <text:p>-4</text:p>
          </table:table-cell>
        </table:table-row>
        <table:table-row table:style-name="ro2">
          <table:table-cell table:formula="of:=RIGHT(['artificial-dcca-10'.A27];LEN(['artificial-dcca-10'.A27])-FIND(&quot;/&quot;;['artificial-dcca-10'.A27]))" office:value-type="string" office:string-value="art-6.fst">
            <text:p>art-6.fst</text:p>
          </table:table-cell>
          <table:table-cell table:formula="of:=['artificial-dcca-10'.B27]-['artificial-mafft'.B27]" office:value-type="float" office:value="21.7424235328339">
            <text:p>21.7424235328</text:p>
          </table:table-cell>
          <table:table-cell table:formula="of:=['artificial-dcca-10'.C27]-['artificial-mafft'.C27]" office:value-type="float" office:value="0.0211056758056752">
            <text:p>0.0211056758</text:p>
          </table:table-cell>
          <table:table-cell table:formula="of:=['artificial-dcca-10'.D27]-['artificial-mafft'.D27]" office:value-type="float" office:value="0.000928295448843396">
            <text:p>0.0009282954</text:p>
          </table:table-cell>
          <table:table-cell table:formula="of:=['artificial-dcca-10'.E27]-['artificial-mafft'.E27]" office:value-type="float" office:value="-0.030909090909091">
            <text:p>-0.0309090909</text:p>
          </table:table-cell>
          <table:table-cell table:formula="of:=['artificial-dcca-10'.F27]-['artificial-mafft'.F27]" office:value-type="float" office:value="1.92006623513473">
            <text:p>1.9200662351</text:p>
          </table:table-cell>
          <table:table-cell table:formula="of:=['artificial-dcca-10'.G27]-['artificial-mafft'.G27]" office:value-type="float" office:value="-683">
            <text:p>-683</text:p>
          </table:table-cell>
          <table:table-cell table:formula="of:=['artificial-dcca-10'.H27]-['artificial-mafft'.H27]" office:value-type="float" office:value="-37">
            <text:p>-37</text:p>
          </table:table-cell>
          <table:table-cell table:formula="of:=['artificial-dcca-10'.I27]-['artificial-mafft'.I27]" office:value-type="float" office:value="0">
            <text:p>0</text:p>
          </table:table-cell>
          <table:table-cell table:formula="of:=['artificial-dcca-10'.J27]-['artificial-mafft'.J27]" office:value-type="float" office:value="-34">
            <text:p>-34</text:p>
          </table:table-cell>
          <table:table-cell table:formula="of:=['artificial-dcca-10'.K27]-['artificial-mafft'.K27]" office:value-type="float" office:value="-125">
            <text:p>-125</text:p>
          </table:table-cell>
          <table:table-cell table:formula="of:=['artificial-dcca-10'.L27]-['artificial-mafft'.L27]" office:value-type="float" office:value="-103">
            <text:p>-103</text:p>
          </table:table-cell>
          <table:table-cell table:formula="of:=['artificial-dcca-10'.M27]-['artificial-mafft'.M27]" office:value-type="float" office:value="-22">
            <text:p>-22</text:p>
          </table:table-cell>
        </table:table-row>
        <table:table-row table:style-name="ro2">
          <table:table-cell table:formula="of:=RIGHT(['artificial-dcca-10'.A28];LEN(['artificial-dcca-10'.A28])-FIND(&quot;/&quot;;['artificial-dcca-10'.A28]))" office:value-type="string" office:string-value="art-1.fst">
            <text:p>art-1.fst</text:p>
          </table:table-cell>
          <table:table-cell table:formula="of:=['artificial-dcca-10'.B28]-['artificial-mafft'.B28]" office:value-type="float" office:value="8.26089790499896">
            <text:p>8.260897905</text:p>
          </table:table-cell>
          <table:table-cell table:formula="of:=['artificial-dcca-10'.C28]-['artificial-mafft'.C28]" office:value-type="float" office:value="0.00804542673762898">
            <text:p>0.0080454267</text:p>
          </table:table-cell>
          <table:table-cell table:formula="of:=['artificial-dcca-10'.D28]-['artificial-mafft'.D28]" office:value-type="float" office:value="0.000773558368495077">
            <text:p>0.0007735584</text:p>
          </table:table-cell>
          <table:table-cell table:formula="of:=['artificial-dcca-10'.E28]-['artificial-mafft'.E28]" office:value-type="float" office:value="-0.01">
            <text:p>-0.01</text:p>
          </table:table-cell>
          <table:table-cell table:formula="of:=['artificial-dcca-10'.F28]-['artificial-mafft'.F28]" office:value-type="float" office:value="0.349578059071728">
            <text:p>0.3495780591</text:p>
          </table:table-cell>
          <table:table-cell table:formula="of:=['artificial-dcca-10'.G28]-['artificial-mafft'.G28]" office:value-type="float" office:value="-556">
            <text:p>-556</text:p>
          </table:table-cell>
          <table:table-cell table:formula="of:=['artificial-dcca-10'.H28]-['artificial-mafft'.H28]" office:value-type="float" office:value="-22">
            <text:p>-22</text:p>
          </table:table-cell>
          <table:table-cell table:formula="of:=['artificial-dcca-10'.I28]-['artificial-mafft'.I28]" office:value-type="float" office:value="0">
            <text:p>0</text:p>
          </table:table-cell>
          <table:table-cell table:formula="of:=['artificial-dcca-10'.J28]-['artificial-mafft'.J28]" office:value-type="float" office:value="-11">
            <text:p>-11</text:p>
          </table:table-cell>
          <table:table-cell table:formula="of:=['artificial-dcca-10'.K28]-['artificial-mafft'.K28]" office:value-type="float" office:value="-92">
            <text:p>-92</text:p>
          </table:table-cell>
          <table:table-cell table:formula="of:=['artificial-dcca-10'.L28]-['artificial-mafft'.L28]" office:value-type="float" office:value="-73">
            <text:p>-73</text:p>
          </table:table-cell>
          <table:table-cell table:formula="of:=['artificial-dcca-10'.M28]-['artificial-mafft'.M28]" office:value-type="float" office:value="-19">
            <text:p>-19</text:p>
          </table:table-cell>
        </table:table-row>
        <table:table-row table:style-name="ro2">
          <table:table-cell table:formula="of:=RIGHT(['artificial-dcca-10'.A29];LEN(['artificial-dcca-10'.A29])-FIND(&quot;/&quot;;['artificial-dcca-10'.A29]))" office:value-type="string" office:string-value="art-18.fst">
            <text:p>art-18.fst</text:p>
          </table:table-cell>
          <table:table-cell table:formula="of:=['artificial-dcca-10'.B29]-['artificial-mafft'.B29]" office:value-type="float" office:value="4.30756806645093">
            <text:p>4.3075680665</text:p>
          </table:table-cell>
          <table:table-cell table:formula="of:=['artificial-dcca-10'.C29]-['artificial-mafft'.C29]" office:value-type="float" office:value="0.00430909090909037">
            <text:p>0.0043090909</text:p>
          </table:table-cell>
          <table:table-cell table:formula="of:=['artificial-dcca-10'.D29]-['artificial-mafft'.D29]" office:value-type="float" office:value="-0.0000761421319796949">
            <text:p>-7.61421319796949E-005</text:p>
          </table:table-cell>
          <table:table-cell table:formula="of:=['artificial-dcca-10'.E29]-['artificial-mafft'.E29]" office:value-type="float" office:value="0">
            <text:p>0</text:p>
          </table:table-cell>
          <table:table-cell table:formula="of:=['artificial-dcca-10'.F29]-['artificial-mafft'.F29]" office:value-type="float" office:value="-0.426040609137058">
            <text:p>-0.4260406091</text:p>
          </table:table-cell>
          <table:table-cell table:formula="of:=['artificial-dcca-10'.G29]-['artificial-mafft'.G29]" office:value-type="float" office:value="-2">
            <text:p>-2</text:p>
          </table:table-cell>
          <table:table-cell table:formula="of:=['artificial-dcca-10'.H29]-['artificial-mafft'.H29]" office:value-type="float" office:value="3">
            <text:p>3</text:p>
          </table:table-cell>
          <table:table-cell table:formula="of:=['artificial-dcca-10'.I29]-['artificial-mafft'.I29]" office:value-type="float" office:value="0">
            <text:p>0</text:p>
          </table:table-cell>
          <table:table-cell table:formula="of:=['artificial-dcca-10'.J29]-['artificial-mafft'.J29]" office:value-type="float" office:value="0">
            <text:p>0</text:p>
          </table:table-cell>
          <table:table-cell table:formula="of:=['artificial-dcca-10'.K29]-['artificial-mafft'.K29]" office:value-type="float" office:value="-79">
            <text:p>-79</text:p>
          </table:table-cell>
          <table:table-cell table:formula="of:=['artificial-dcca-10'.L29]-['artificial-mafft'.L29]" office:value-type="float" office:value="-64">
            <text:p>-64</text:p>
          </table:table-cell>
          <table:table-cell table:formula="of:=['artificial-dcca-10'.M29]-['artificial-mafft'.M29]" office:value-type="float" office:value="-15">
            <text:p>-15</text:p>
          </table:table-cell>
        </table:table-row>
        <table:table-row table:style-name="ro2">
          <table:table-cell table:formula="of:=RIGHT(['artificial-dcca-10'.A30];LEN(['artificial-dcca-10'.A30])-FIND(&quot;/&quot;;['artificial-dcca-10'.A30]))" office:value-type="string" office:string-value="art-9.fst">
            <text:p>art-9.fst</text:p>
          </table:table-cell>
          <table:table-cell table:formula="of:=['artificial-dcca-10'.B30]-['artificial-mafft'.B30]" office:value-type="float" office:value="3.84584681263436">
            <text:p>3.8458468126</text:p>
          </table:table-cell>
          <table:table-cell table:formula="of:=['artificial-dcca-10'.C30]-['artificial-mafft'.C30]" office:value-type="float" office:value="0.00369822776501527">
            <text:p>0.0036982278</text:p>
          </table:table-cell>
          <table:table-cell table:formula="of:=['artificial-dcca-10'.D30]-['artificial-mafft'.D30]" office:value-type="float" office:value="0.000108225108225109">
            <text:p>0.0001082251</text:p>
          </table:table-cell>
          <table:table-cell table:formula="of:=['artificial-dcca-10'.E30]-['artificial-mafft'.E30]" office:value-type="float" office:value="-0.00727272727272732">
            <text:p>-0.0072727273</text:p>
          </table:table-cell>
          <table:table-cell table:formula="of:=['artificial-dcca-10'.F30]-['artificial-mafft'.F30]" office:value-type="float" office:value="1.80638528138528">
            <text:p>1.8063852814</text:p>
          </table:table-cell>
          <table:table-cell table:formula="of:=['artificial-dcca-10'.G30]-['artificial-mafft'.G30]" office:value-type="float" office:value="209">
            <text:p>209</text:p>
          </table:table-cell>
          <table:table-cell table:formula="of:=['artificial-dcca-10'.H30]-['artificial-mafft'.H30]" office:value-type="float" office:value="-3">
            <text:p>-3</text:p>
          </table:table-cell>
          <table:table-cell table:formula="of:=['artificial-dcca-10'.I30]-['artificial-mafft'.I30]" office:value-type="float" office:value="0">
            <text:p>0</text:p>
          </table:table-cell>
          <table:table-cell table:formula="of:=['artificial-dcca-10'.J30]-['artificial-mafft'.J30]" office:value-type="float" office:value="-8">
            <text:p>-8</text:p>
          </table:table-cell>
          <table:table-cell table:formula="of:=['artificial-dcca-10'.K30]-['artificial-mafft'.K30]" office:value-type="float" office:value="-62">
            <text:p>-62</text:p>
          </table:table-cell>
          <table:table-cell table:formula="of:=['artificial-dcca-10'.L30]-['artificial-mafft'.L30]" office:value-type="float" office:value="-56">
            <text:p>-56</text:p>
          </table:table-cell>
          <table:table-cell table:formula="of:=['artificial-dcca-10'.M30]-['artificial-mafft'.M30]" office:value-type="float" office:value="-6">
            <text:p>-6</text:p>
          </table:table-cell>
        </table:table-row>
        <table:table-row table:style-name="ro2">
          <table:table-cell table:formula="of:=RIGHT(['artificial-dcca-10'.A31];LEN(['artificial-dcca-10'.A31])-FIND(&quot;/&quot;;['artificial-dcca-10'.A31]))" office:value-type="string" office:string-value="art-4.fst">
            <text:p>art-4.fst</text:p>
          </table:table-cell>
          <table:table-cell table:formula="of:=['artificial-dcca-10'.B31]-['artificial-mafft'.B31]" office:value-type="float" office:value="-2.01446416172462">
            <text:p>-2.0144641617</text:p>
          </table:table-cell>
          <table:table-cell table:formula="of:=['artificial-dcca-10'.C31]-['artificial-mafft'.C31]" office:value-type="float" office:value="-0.00190103109023676">
            <text:p>-0.0019010311</text:p>
          </table:table-cell>
          <table:table-cell table:formula="of:=['artificial-dcca-10'.D31]-['artificial-mafft'.D31]" office:value-type="float" office:value="-0.000217108119843683">
            <text:p>-0.0002171081</text:p>
          </table:table-cell>
          <table:table-cell table:formula="of:=['artificial-dcca-10'.E31]-['artificial-mafft'.E31]" office:value-type="float" office:value="0.00545454545454538">
            <text:p>0.0054545455</text:p>
          </table:table-cell>
          <table:table-cell table:formula="of:=['artificial-dcca-10'.F31]-['artificial-mafft'.F31]" office:value-type="float" office:value="-0.506838905775076">
            <text:p>-0.5068389058</text:p>
          </table:table-cell>
          <table:table-cell table:formula="of:=['artificial-dcca-10'.G31]-['artificial-mafft'.G31]" office:value-type="float" office:value="151">
            <text:p>151</text:p>
          </table:table-cell>
          <table:table-cell table:formula="of:=['artificial-dcca-10'.H31]-['artificial-mafft'.H31]" office:value-type="float" office:value="8">
            <text:p>8</text:p>
          </table:table-cell>
          <table:table-cell table:formula="of:=['artificial-dcca-10'.I31]-['artificial-mafft'.I31]" office:value-type="float" office:value="0">
            <text:p>0</text:p>
          </table:table-cell>
          <table:table-cell table:formula="of:=['artificial-dcca-10'.J31]-['artificial-mafft'.J31]" office:value-type="float" office:value="6">
            <text:p>6</text:p>
          </table:table-cell>
          <table:table-cell table:formula="of:=['artificial-dcca-10'.K31]-['artificial-mafft'.K31]" office:value-type="float" office:value="-66">
            <text:p>-66</text:p>
          </table:table-cell>
          <table:table-cell table:formula="of:=['artificial-dcca-10'.L31]-['artificial-mafft'.L31]" office:value-type="float" office:value="-52">
            <text:p>-52</text:p>
          </table:table-cell>
          <table:table-cell table:formula="of:=['artificial-dcca-10'.M31]-['artificial-mafft'.M31]" office:value-type="float" office:value="-14">
            <text:p>-14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formula="of:=['artificial-dcca-10'.A33]" office:value-type="string" office:string-value="mean">
            <text:p>mean</text:p>
          </table:table-cell>
          <table:table-cell table:formula="of:=['artificial-dcca-10'.B33]-['artificial-mafft'.B33]" office:value-type="float" office:value="5.23521340845866">
            <text:p>5.2352134085</text:p>
          </table:table-cell>
          <table:table-cell table:formula="of:=['artificial-dcca-10'.C33]-['artificial-mafft'.C33]" office:value-type="float" office:value="0.00510392711826335">
            <text:p>0.0051039271</text:p>
          </table:table-cell>
          <table:table-cell table:formula="of:=['artificial-dcca-10'.D33]-['artificial-mafft'.D33]" office:value-type="float" office:value="0.000291587237028287">
            <text:p>0.0002915872</text:p>
          </table:table-cell>
          <table:table-cell table:formula="of:=['artificial-dcca-10'.E33]-['artificial-mafft'.E33]" office:value-type="float" office:value="-0.00696969696969698">
            <text:p>-0.006969697</text:p>
          </table:table-cell>
          <table:table-cell table:formula="of:=['artificial-dcca-10'.F33]-['artificial-mafft'.F33]" office:value-type="float" office:value="1.64198012540126">
            <text:p>1.6419801254</text:p>
          </table:table-cell>
          <table:table-cell table:formula="of:=['artificial-dcca-10'.G33]-['artificial-mafft'.G33]" office:value-type="float" office:value="-6.76666666666733">
            <text:p>-6.7666666667</text:p>
          </table:table-cell>
          <table:table-cell table:formula="of:=['artificial-dcca-10'.H33]-['artificial-mafft'.H33]" office:value-type="float" office:value="-13.0333333333333">
            <text:p>-13.0333333333</text:p>
          </table:table-cell>
          <table:table-cell table:formula="of:=['artificial-dcca-10'.I33]-['artificial-mafft'.I33]" office:value-type="float" office:value="0">
            <text:p>0</text:p>
          </table:table-cell>
          <table:table-cell table:formula="of:=['artificial-dcca-10'.J33]-['artificial-mafft'.J33]" office:value-type="float" office:value="-6.89999999999986">
            <text:p>-6.9</text:p>
          </table:table-cell>
          <table:table-cell table:formula="of:=['artificial-dcca-10'.K33]-['artificial-mafft'.K33]" office:value-type="float" office:value="-58">
            <text:p>-58</text:p>
          </table:table-cell>
          <table:table-cell table:formula="of:=['artificial-dcca-10'.L33]-['artificial-mafft'.L33]" office:value-type="float" office:value="-46.6666666666666">
            <text:p>-46.6666666667</text:p>
          </table:table-cell>
          <table:table-cell table:formula="of:=['artificial-dcca-10'.M33]-['artificial-mafft'.M33]" office:value-type="float" office:value="-11.3333333333333">
            <text:p>-11.3333333333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['artificial-dcca-10'.A37]" office:value-type="string" office:string-value="alignment-file-rated">
            <text:p>alignment-file-rated</text:p>
          </table:table-cell>
          <table:table-cell table:formula="of:=[.B1]" office:value-type="string" office:string-value=" GLOCSA">
            <text:p><text:s/>GLOCSA</text:p>
          </table:table-cell>
          <table:table-cell table:formula="of:=[.C1]" office:value-type="string" office:string-value=" meanColumnValue">
            <text:p><text:s/>meanColumnValue</text:p>
          </table:table-cell>
          <table:table-cell table:formula="of:=[.E1]" office:value-type="string" office:string-value=" columnIncrementRatio">
            <text:p><text:s/>columnIncrementRatio</text:p>
          </table:table-cell>
          <table:table-cell table:formula="of:=[.F1]" office:value-type="string" office:string-value=" meanGapBlockSize">
            <text:p><text:s/>meanGapBlockSize</text:p>
          </table:table-cell>
          <table:table-cell table:formula="of:=[.G1]" office:value-type="string" office:string-value=" totalGapPositions">
            <text:p><text:s/>totalGapPositions</text:p>
          </table:table-cell>
          <table:table-cell table:formula="of:=[.H1]" office:value-type="string" office:string-value=" numberGapBlocks">
            <text:p><text:s/>numberGapBlocks</text:p>
          </table:table-cell>
          <table:table-cell table:formula="of:=[.K1]" office:value-type="string" office:string-value=" estimatedEvents">
            <text:p><text:s/>estimatedEvents</text:p>
          </table:table-cell>
          <table:table-cell table:formula="of:=[.L1]" office:value-type="string" office:string-value=" substitutionEvents">
            <text:p><text:s/>substitutionEvents</text:p>
          </table:table-cell>
          <table:table-cell table:formula="of:=[.M1]" office:value-type="string" office:string-value=" inDelEvents">
            <text:p><text:s/>inDelEvents</text:p>
          </table:table-cell>
          <table:table-cell table:number-columns-repeated="3"/>
        </table:table-row>
        <table:table-row table:style-name="ro2">
          <table:table-cell table:formula="of:=[.A2]" office:value-type="string" office:string-value="art-26.fst">
            <text:p>art-26.fst</text:p>
          </table:table-cell>
          <table:table-cell table:formula="of:=[.B2]" office:value-type="float" office:value="5.21197676345764">
            <text:p>5.2119767635</text:p>
          </table:table-cell>
          <table:table-cell table:formula="of:=[.C2]" office:value-type="float" office:value="0.00515308456276209">
            <text:p>0.0051530846</text:p>
          </table:table-cell>
          <table:table-cell table:formula="of:=[.E2]" office:value-type="float" office:value="-0.00272727272727269">
            <text:p>-0.0027272727</text:p>
          </table:table-cell>
          <table:table-cell table:formula="of:=[.F2]" office:value-type="float" office:value="1.04309488325882">
            <text:p>1.0430948833</text:p>
          </table:table-cell>
          <table:table-cell table:formula="of:=[.G2]" office:value-type="float" office:value="17">
            <text:p>17</text:p>
          </table:table-cell>
          <table:table-cell table:formula="of:=[.H2]" office:value-type="float" office:value="-7">
            <text:p>-7</text:p>
          </table:table-cell>
          <table:table-cell table:formula="of:=[.K2]" office:value-type="float" office:value="-61">
            <text:p>-61</text:p>
          </table:table-cell>
          <table:table-cell table:formula="of:=[.L2]" office:value-type="float" office:value="-49">
            <text:p>-49</text:p>
          </table:table-cell>
          <table:table-cell table:formula="of:=[.M2]" office:value-type="float" office:value="-12">
            <text:p>-12</text:p>
          </table:table-cell>
          <table:table-cell table:number-columns-repeated="3"/>
        </table:table-row>
        <table:table-row table:style-name="ro2">
          <table:table-cell table:formula="of:=[.A3]" office:value-type="string" office:string-value="art-15.fst">
            <text:p>art-15.fst</text:p>
          </table:table-cell>
          <table:table-cell table:formula="of:=[.B3]" office:value-type="float" office:value="-2.60261258613389">
            <text:p>-2.6026125861</text:p>
          </table:table-cell>
          <table:table-cell table:formula="of:=[.C3]" office:value-type="float" office:value="-0.00260000000000027">
            <text:p>-0.0026</text:p>
          </table:table-cell>
          <table:table-cell table:formula="of:=[.E3]" office:value-type="float" office:value="0">
            <text:p>0</text:p>
          </table:table-cell>
          <table:table-cell table:formula="of:=[.F3]" office:value-type="float" office:value="2.16772802978348">
            <text:p>2.1677280298</text:p>
          </table:table-cell>
          <table:table-cell table:formula="of:=[.G3]" office:value-type="float" office:value="506">
            <text:p>506</text:p>
          </table:table-cell>
          <table:table-cell table:formula="of:=[.H3]" office:value-type="float" office:value="4">
            <text:p>4</text:p>
          </table:table-cell>
          <table:table-cell table:formula="of:=[.K3]" office:value-type="float" office:value="-5">
            <text:p>-5</text:p>
          </table:table-cell>
          <table:table-cell table:formula="of:=[.L3]" office:value-type="float" office:value="3">
            <text:p>3</text:p>
          </table:table-cell>
          <table:table-cell table:formula="of:=[.M3]" office:value-type="float" office:value="-8">
            <text:p>-8</text:p>
          </table:table-cell>
          <table:table-cell table:number-columns-repeated="3"/>
        </table:table-row>
        <table:table-row table:style-name="ro2">
          <table:table-cell table:formula="of:=[.A4]" office:value-type="string" office:string-value="art-29.fst">
            <text:p>art-29.fst</text:p>
          </table:table-cell>
          <table:table-cell table:formula="of:=[.B4]" office:value-type="float" office:value="4.15245516747439">
            <text:p>4.1524551675</text:p>
          </table:table-cell>
          <table:table-cell table:formula="of:=[.C4]" office:value-type="float" office:value="0.00408881150581086">
            <text:p>0.0040888115</text:p>
          </table:table-cell>
          <table:table-cell table:formula="of:=[.E4]" office:value-type="float" office:value="-0.00272727272727269">
            <text:p>-0.0027272727</text:p>
          </table:table-cell>
          <table:table-cell table:formula="of:=[.F4]" office:value-type="float" office:value="4.00594059405941">
            <text:p>4.0059405941</text:p>
          </table:table-cell>
          <table:table-cell table:formula="of:=[.G4]" office:value-type="float" office:value="323">
            <text:p>323</text:p>
          </table:table-cell>
          <table:table-cell table:formula="of:=[.H4]" office:value-type="float" office:value="-17">
            <text:p>-17</text:p>
          </table:table-cell>
          <table:table-cell table:formula="of:=[.K4]" office:value-type="float" office:value="-78">
            <text:p>-78</text:p>
          </table:table-cell>
          <table:table-cell table:formula="of:=[.L4]" office:value-type="float" office:value="-63">
            <text:p>-63</text:p>
          </table:table-cell>
          <table:table-cell table:formula="of:=[.M4]" office:value-type="float" office:value="-15">
            <text:p>-15</text:p>
          </table:table-cell>
          <table:table-cell table:number-columns-repeated="3"/>
        </table:table-row>
        <table:table-row table:style-name="ro2">
          <table:table-cell table:formula="of:=[.A5]" office:value-type="string" office:string-value="art-10.fst">
            <text:p>art-10.fst</text:p>
          </table:table-cell>
          <table:table-cell table:formula="of:=[.B5]" office:value-type="float" office:value="10.3218955105512">
            <text:p>10.3218955106</text:p>
          </table:table-cell>
          <table:table-cell table:formula="of:=[.C5]" office:value-type="float" office:value="0.0102260819344904">
            <text:p>0.0102260819</text:p>
          </table:table-cell>
          <table:table-cell table:formula="of:=[.E5]" office:value-type="float" office:value="-0.00454545454545441">
            <text:p>-0.0045454545</text:p>
          </table:table-cell>
          <table:table-cell table:formula="of:=[.F5]" office:value-type="float" office:value="0.984624439049512">
            <text:p>0.984624439</text:p>
          </table:table-cell>
          <table:table-cell table:formula="of:=[.G5]" office:value-type="float" office:value="-154">
            <text:p>-154</text:p>
          </table:table-cell>
          <table:table-cell table:formula="of:=[.H5]" office:value-type="float" office:value="-10">
            <text:p>-10</text:p>
          </table:table-cell>
          <table:table-cell table:formula="of:=[.K5]" office:value-type="float" office:value="-141">
            <text:p>-141</text:p>
          </table:table-cell>
          <table:table-cell table:formula="of:=[.L5]" office:value-type="float" office:value="-126">
            <text:p>-126</text:p>
          </table:table-cell>
          <table:table-cell table:formula="of:=[.M5]" office:value-type="float" office:value="-15">
            <text:p>-15</text:p>
          </table:table-cell>
          <table:table-cell table:number-columns-repeated="3"/>
        </table:table-row>
        <table:table-row table:style-name="ro2">
          <table:table-cell table:formula="of:=[.A6]" office:value-type="string" office:string-value="art-2.fst">
            <text:p>art-2.fst</text:p>
          </table:table-cell>
          <table:table-cell table:formula="of:=[.B6]" office:value-type="float" office:value="0.462987012986673">
            <text:p>0.462987013</text:p>
          </table:table-cell>
          <table:table-cell table:formula="of:=[.C6]" office:value-type="float" office:value="0.000463636363636111">
            <text:p>0.0004636364</text:p>
          </table:table-cell>
          <table:table-cell table:formula="of:=[.E6]" office:value-type="float" office:value="0">
            <text:p>0</text:p>
          </table:table-cell>
          <table:table-cell table:formula="of:=[.F6]" office:value-type="float" office:value="0.782597402597403">
            <text:p>0.7825974026</text:p>
          </table:table-cell>
          <table:table-cell table:formula="of:=[.G6]" office:value-type="float" office:value="167">
            <text:p>167</text:p>
          </table:table-cell>
          <table:table-cell table:formula="of:=[.H6]" office:value-type="float" office:value="1">
            <text:p>1</text:p>
          </table:table-cell>
          <table:table-cell table:formula="of:=[.K6]" office:value-type="float" office:value="-11">
            <text:p>-11</text:p>
          </table:table-cell>
          <table:table-cell table:formula="of:=[.L6]" office:value-type="float" office:value="-7">
            <text:p>-7</text:p>
          </table:table-cell>
          <table:table-cell table:formula="of:=[.M6]" office:value-type="float" office:value="-4">
            <text:p>-4</text:p>
          </table:table-cell>
          <table:table-cell table:number-columns-repeated="3"/>
        </table:table-row>
        <table:table-row table:style-name="ro2">
          <table:table-cell table:formula="of:=[.A7]" office:value-type="string" office:string-value="art-19.fst">
            <text:p>art-19.fst</text:p>
          </table:table-cell>
          <table:table-cell table:formula="of:=[.B7]" office:value-type="float" office:value="0.161122537593428">
            <text:p>0.1611225376</text:p>
          </table:table-cell>
          <table:table-cell table:formula="of:=[.C7]" office:value-type="float" office:value="0.000163636363636588">
            <text:p>0.0001636364</text:p>
          </table:table-cell>
          <table:table-cell table:formula="of:=[.E7]" office:value-type="float" office:value="0">
            <text:p>0</text:p>
          </table:table-cell>
          <table:table-cell table:formula="of:=[.F7]" office:value-type="float" office:value="2.0306686777275">
            <text:p>2.0306686777</text:p>
          </table:table-cell>
          <table:table-cell table:formula="of:=[.G7]" office:value-type="float" office:value="399">
            <text:p>399</text:p>
          </table:table-cell>
          <table:table-cell table:formula="of:=[.H7]" office:value-type="float" office:value="3">
            <text:p>3</text:p>
          </table:table-cell>
          <table:table-cell table:formula="of:=[.K7]" office:value-type="float" office:value="-15">
            <text:p>-15</text:p>
          </table:table-cell>
          <table:table-cell table:formula="of:=[.L7]" office:value-type="float" office:value="-8">
            <text:p>-8</text:p>
          </table:table-cell>
          <table:table-cell table:formula="of:=[.M7]" office:value-type="float" office:value="-7">
            <text:p>-7</text:p>
          </table:table-cell>
          <table:table-cell table:number-columns-repeated="3"/>
        </table:table-row>
        <table:table-row table:style-name="ro2">
          <table:table-cell table:formula="of:=[.A8]" office:value-type="string" office:string-value="art-27.fst">
            <text:p>art-27.fst</text:p>
          </table:table-cell>
          <table:table-cell table:formula="of:=[.B8]" office:value-type="float" office:value="0.956022025908965">
            <text:p>0.9560220259</text:p>
          </table:table-cell>
          <table:table-cell table:formula="of:=[.C8]" office:value-type="float" office:value="0.000925738997606174">
            <text:p>0.000925739</text:p>
          </table:table-cell>
          <table:table-cell table:formula="of:=[.E8]" office:value-type="float" office:value="-0.00090909090909097">
            <text:p>-0.0009090909</text:p>
          </table:table-cell>
          <table:table-cell table:formula="of:=[.F8]" office:value-type="float" office:value="3.41710671067106">
            <text:p>3.4171067107</text:p>
          </table:table-cell>
          <table:table-cell table:formula="of:=[.G8]" office:value-type="float" office:value="102">
            <text:p>102</text:p>
          </table:table-cell>
          <table:table-cell table:formula="of:=[.H8]" office:value-type="float" office:value="-22">
            <text:p>-22</text:p>
          </table:table-cell>
          <table:table-cell table:formula="of:=[.K8]" office:value-type="float" office:value="-32">
            <text:p>-32</text:p>
          </table:table-cell>
          <table:table-cell table:formula="of:=[.L8]" office:value-type="float" office:value="-26">
            <text:p>-26</text:p>
          </table:table-cell>
          <table:table-cell table:formula="of:=[.M8]" office:value-type="float" office:value="-6">
            <text:p>-6</text:p>
          </table:table-cell>
          <table:table-cell table:number-columns-repeated="3"/>
        </table:table-row>
        <table:table-row table:style-name="ro2">
          <table:table-cell table:formula="of:=[.A9]" office:value-type="string" office:string-value="art-16.fst">
            <text:p>art-16.fst</text:p>
          </table:table-cell>
          <table:table-cell table:formula="of:=[.B9]" office:value-type="float" office:value="1.65138052199859">
            <text:p>1.651380522</text:p>
          </table:table-cell>
          <table:table-cell table:formula="of:=[.C9]" office:value-type="float" office:value="0.00165454545454602">
            <text:p>0.0016545455</text:p>
          </table:table-cell>
          <table:table-cell table:formula="of:=[.E9]" office:value-type="float" office:value="0">
            <text:p>0</text:p>
          </table:table-cell>
          <table:table-cell table:formula="of:=[.F9]" office:value-type="float" office:value="0.65411243422875">
            <text:p>0.6541124342</text:p>
          </table:table-cell>
          <table:table-cell table:formula="of:=[.G9]" office:value-type="float" office:value="234">
            <text:p>234</text:p>
          </table:table-cell>
          <table:table-cell table:formula="of:=[.H9]" office:value-type="float" office:value="4">
            <text:p>4</text:p>
          </table:table-cell>
          <table:table-cell table:formula="of:=[.K9]" office:value-type="float" office:value="-19">
            <text:p>-19</text:p>
          </table:table-cell>
          <table:table-cell table:formula="of:=[.L9]" office:value-type="float" office:value="-18">
            <text:p>-18</text:p>
          </table:table-cell>
          <table:table-cell table:formula="of:=[.M9]" office:value-type="float" office:value="-1">
            <text:p>-1</text:p>
          </table:table-cell>
          <table:table-cell table:number-columns-repeated="3"/>
        </table:table-row>
        <table:table-row table:style-name="ro2">
          <table:table-cell table:formula="of:=[.A10]" office:value-type="string" office:string-value="art-25.fst">
            <text:p>art-25.fst</text:p>
          </table:table-cell>
          <table:table-cell table:formula="of:=[.B10]" office:value-type="float" office:value="5.42013617297062">
            <text:p>5.420136173</text:p>
          </table:table-cell>
          <table:table-cell table:formula="of:=[.C10]" office:value-type="float" office:value="0.00527068243409823">
            <text:p>0.0052706824</text:p>
          </table:table-cell>
          <table:table-cell table:formula="of:=[.E10]" office:value-type="float" office:value="-0.00636363636363635">
            <text:p>-0.0063636364</text:p>
          </table:table-cell>
          <table:table-cell table:formula="of:=[.F10]" office:value-type="float" office:value="5.99458201519945">
            <text:p>5.9945820152</text:p>
          </table:table-cell>
          <table:table-cell table:formula="of:=[.G10]" office:value-type="float" office:value="-111">
            <text:p>-111</text:p>
          </table:table-cell>
          <table:table-cell table:formula="of:=[.H10]" office:value-type="float" office:value="-61">
            <text:p>-61</text:p>
          </table:table-cell>
          <table:table-cell table:formula="of:=[.K10]" office:value-type="float" office:value="-45">
            <text:p>-45</text:p>
          </table:table-cell>
          <table:table-cell table:formula="of:=[.L10]" office:value-type="float" office:value="-32">
            <text:p>-32</text:p>
          </table:table-cell>
          <table:table-cell table:formula="of:=[.M10]" office:value-type="float" office:value="-13">
            <text:p>-13</text:p>
          </table:table-cell>
          <table:table-cell table:number-columns-repeated="3"/>
        </table:table-row>
        <table:table-row table:style-name="ro2">
          <table:table-cell table:formula="of:=[.A11]" office:value-type="string" office:string-value="art-13.fst">
            <text:p>art-13.fst</text:p>
          </table:table-cell>
          <table:table-cell table:formula="of:=[.B11]" office:value-type="float" office:value="10.1841316687829">
            <text:p>10.1841316688</text:p>
          </table:table-cell>
          <table:table-cell table:formula="of:=[.C11]" office:value-type="float" office:value="0.00988559791462967">
            <text:p>0.0098855979</text:p>
          </table:table-cell>
          <table:table-cell table:formula="of:=[.E11]" office:value-type="float" office:value="-0.0145454545454546">
            <text:p>-0.0145454545</text:p>
          </table:table-cell>
          <table:table-cell table:formula="of:=[.F11]" office:value-type="float" office:value="4.63564275911147">
            <text:p>4.6356427591</text:p>
          </table:table-cell>
          <table:table-cell table:formula="of:=[.G11]" office:value-type="float" office:value="414">
            <text:p>414</text:p>
          </table:table-cell>
          <table:table-cell table:formula="of:=[.H11]" office:value-type="float" office:value="-15">
            <text:p>-15</text:p>
          </table:table-cell>
          <table:table-cell table:formula="of:=[.K11]" office:value-type="float" office:value="-69">
            <text:p>-69</text:p>
          </table:table-cell>
          <table:table-cell table:formula="of:=[.L11]" office:value-type="float" office:value="-57">
            <text:p>-57</text:p>
          </table:table-cell>
          <table:table-cell table:formula="of:=[.M11]" office:value-type="float" office:value="-12">
            <text:p>-12</text:p>
          </table:table-cell>
          <table:table-cell table:number-columns-repeated="3"/>
        </table:table-row>
        <table:table-row table:style-name="ro2">
          <table:table-cell table:formula="of:=[.A12]" office:value-type="string" office:string-value="art-22.fst">
            <text:p>art-22.fst</text:p>
          </table:table-cell>
          <table:table-cell table:formula="of:=[.B12]" office:value-type="float" office:value="13.7431435610272">
            <text:p>13.743143561</text:p>
          </table:table-cell>
          <table:table-cell table:formula="of:=[.C12]" office:value-type="float" office:value="0.0133215240641719">
            <text:p>0.0133215241</text:p>
          </table:table-cell>
          <table:table-cell table:formula="of:=[.E12]" office:value-type="float" office:value="-0.02">
            <text:p>-0.02</text:p>
          </table:table-cell>
          <table:table-cell table:formula="of:=[.F12]" office:value-type="float" office:value="3.08628144654088">
            <text:p>3.0862814465</text:p>
          </table:table-cell>
          <table:table-cell table:formula="of:=[.G12]" office:value-type="float" office:value="-479">
            <text:p>-479</text:p>
          </table:table-cell>
          <table:table-cell table:formula="of:=[.H12]" office:value-type="float" office:value="-33">
            <text:p>-33</text:p>
          </table:table-cell>
          <table:table-cell table:formula="of:=[.K12]" office:value-type="float" office:value="-92">
            <text:p>-92</text:p>
          </table:table-cell>
          <table:table-cell table:formula="of:=[.L12]" office:value-type="float" office:value="-78">
            <text:p>-78</text:p>
          </table:table-cell>
          <table:table-cell table:formula="of:=[.M12]" office:value-type="float" office:value="-14">
            <text:p>-14</text:p>
          </table:table-cell>
          <table:table-cell table:number-columns-repeated="3"/>
        </table:table-row>
        <table:table-row table:style-name="ro2">
          <table:table-cell table:formula="of:=[.A13]" office:value-type="string" office:string-value="art-21.fst">
            <text:p>art-21.fst</text:p>
          </table:table-cell>
          <table:table-cell table:formula="of:=[.B13]" office:value-type="float" office:value="14.4863032471771">
            <text:p>14.4863032472</text:p>
          </table:table-cell>
          <table:table-cell table:formula="of:=[.C13]" office:value-type="float" office:value="0.0140934599602759">
            <text:p>0.01409346</text:p>
          </table:table-cell>
          <table:table-cell table:formula="of:=[.E13]" office:value-type="float" office:value="-0.0190909090909093">
            <text:p>-0.0190909091</text:p>
          </table:table-cell>
          <table:table-cell table:formula="of:=[.F13]" office:value-type="float" office:value="1.70654845303994">
            <text:p>1.706548453</text:p>
          </table:table-cell>
          <table:table-cell table:formula="of:=[.G13]" office:value-type="float" office:value="-270">
            <text:p>-270</text:p>
          </table:table-cell>
          <table:table-cell table:formula="of:=[.H13]" office:value-type="float" office:value="-24">
            <text:p>-24</text:p>
          </table:table-cell>
          <table:table-cell table:formula="of:=[.K13]" office:value-type="float" office:value="-68">
            <text:p>-68</text:p>
          </table:table-cell>
          <table:table-cell table:formula="of:=[.L13]" office:value-type="float" office:value="-56">
            <text:p>-56</text:p>
          </table:table-cell>
          <table:table-cell table:formula="of:=[.M13]" office:value-type="float" office:value="-12">
            <text:p>-12</text:p>
          </table:table-cell>
          <table:table-cell table:number-columns-repeated="3"/>
        </table:table-row>
        <table:table-row table:style-name="ro2">
          <table:table-cell table:formula="of:=[.A14]" office:value-type="string" office:string-value="art-20.fst">
            <text:p>art-20.fst</text:p>
          </table:table-cell>
          <table:table-cell table:formula="of:=[.B14]" office:value-type="float" office:value="3.18755175923434">
            <text:p>3.1875517592</text:p>
          </table:table-cell>
          <table:table-cell table:formula="of:=[.C14]" office:value-type="float" office:value="0.00316585129221358">
            <text:p>0.0031658513</text:p>
          </table:table-cell>
          <table:table-cell table:formula="of:=[.E14]" office:value-type="float" office:value="-0.00090909090909097">
            <text:p>-0.0009090909</text:p>
          </table:table-cell>
          <table:table-cell table:formula="of:=[.F14]" office:value-type="float" office:value="0.957600281491906">
            <text:p>0.9576002815</text:p>
          </table:table-cell>
          <table:table-cell table:formula="of:=[.G14]" office:value-type="float" office:value="1">
            <text:p>1</text:p>
          </table:table-cell>
          <table:table-cell table:formula="of:=[.H14]" office:value-type="float" office:value="-7">
            <text:p>-7</text:p>
          </table:table-cell>
          <table:table-cell table:formula="of:=[.K14]" office:value-type="float" office:value="-72">
            <text:p>-72</text:p>
          </table:table-cell>
          <table:table-cell table:formula="of:=[.L14]" office:value-type="float" office:value="-58">
            <text:p>-58</text:p>
          </table:table-cell>
          <table:table-cell table:formula="of:=[.M14]" office:value-type="float" office:value="-14">
            <text:p>-14</text:p>
          </table:table-cell>
          <table:table-cell table:number-columns-repeated="3"/>
        </table:table-row>
        <table:table-row table:style-name="ro2">
          <table:table-cell table:formula="of:=[.A15]" office:value-type="string" office:string-value="art-7.fst">
            <text:p>art-7.fst</text:p>
          </table:table-cell>
          <table:table-cell table:formula="of:=[.B15]" office:value-type="float" office:value="0.786363636363944">
            <text:p>0.7863636364</text:p>
          </table:table-cell>
          <table:table-cell table:formula="of:=[.C15]" office:value-type="float" office:value="0.000786363636363974">
            <text:p>0.0007863636</text:p>
          </table:table-cell>
          <table:table-cell table:formula="of:=[.E15]" office:value-type="float" office:value="0">
            <text:p>0</text:p>
          </table:table-cell>
          <table:table-cell table:formula="of:=[.F15]" office:value-type="float" office:value="2.73809523809524">
            <text:p>2.7380952381</text:p>
          </table:table-cell>
          <table:table-cell table:formula="of:=[.G15]" office:value-type="float" office:value="460">
            <text:p>460</text:p>
          </table:table-cell>
          <table:table-cell table:formula="of:=[.H15]" office:value-type="float" office:value="0">
            <text:p>0</text:p>
          </table:table-cell>
          <table:table-cell table:formula="of:=[.K15]" office:value-type="float" office:value="-65">
            <text:p>-65</text:p>
          </table:table-cell>
          <table:table-cell table:formula="of:=[.L15]" office:value-type="float" office:value="-50">
            <text:p>-50</text:p>
          </table:table-cell>
          <table:table-cell table:formula="of:=[.M15]" office:value-type="float" office:value="-15">
            <text:p>-15</text:p>
          </table:table-cell>
          <table:table-cell table:number-columns-repeated="3"/>
        </table:table-row>
        <table:table-row table:style-name="ro2">
          <table:table-cell table:formula="of:=[.A16]" office:value-type="string" office:string-value="art-24.fst">
            <text:p>art-24.fst</text:p>
          </table:table-cell>
          <table:table-cell table:formula="of:=[.B16]" office:value-type="float" office:value="17.4675175976739">
            <text:p>17.4675175977</text:p>
          </table:table-cell>
          <table:table-cell table:formula="of:=[.C16]" office:value-type="float" office:value="0.0170156260109997">
            <text:p>0.017015626</text:p>
          </table:table-cell>
          <table:table-cell table:formula="of:=[.E16]" office:value-type="float" office:value="-0.0218181818181817">
            <text:p>-0.0218181818</text:p>
          </table:table-cell>
          <table:table-cell table:formula="of:=[.F16]" office:value-type="float" office:value="3.17546583850932">
            <text:p>3.1754658385</text:p>
          </table:table-cell>
          <table:table-cell table:formula="of:=[.G16]" office:value-type="float" office:value="-185">
            <text:p>-185</text:p>
          </table:table-cell>
          <table:table-cell table:formula="of:=[.H16]" office:value-type="float" office:value="-23">
            <text:p>-23</text:p>
          </table:table-cell>
          <table:table-cell table:formula="of:=[.K16]" office:value-type="float" office:value="-65">
            <text:p>-65</text:p>
          </table:table-cell>
          <table:table-cell table:formula="of:=[.L16]" office:value-type="float" office:value="-59">
            <text:p>-59</text:p>
          </table:table-cell>
          <table:table-cell table:formula="of:=[.M16]" office:value-type="float" office:value="-6">
            <text:p>-6</text:p>
          </table:table-cell>
          <table:table-cell table:number-columns-repeated="3"/>
        </table:table-row>
        <table:table-row table:style-name="ro2">
          <table:table-cell table:formula="of:=[.A17]" office:value-type="string" office:string-value="art-28.fst">
            <text:p>art-28.fst</text:p>
          </table:table-cell>
          <table:table-cell table:formula="of:=[.B17]" office:value-type="float" office:value="0.58258499417866">
            <text:p>0.5825849942</text:p>
          </table:table-cell>
          <table:table-cell table:formula="of:=[.C17]" office:value-type="float" office:value="0.000581818181817573">
            <text:p>0.0005818182</text:p>
          </table:table-cell>
          <table:table-cell table:formula="of:=[.E17]" office:value-type="float" office:value="0">
            <text:p>0</text:p>
          </table:table-cell>
          <table:table-cell table:formula="of:=[.F17]" office:value-type="float" office:value="0.926999463231347">
            <text:p>0.9269994632</text:p>
          </table:table-cell>
          <table:table-cell table:formula="of:=[.G17]" office:value-type="float" office:value="116">
            <text:p>116</text:p>
          </table:table-cell>
          <table:table-cell table:formula="of:=[.H17]" office:value-type="float" office:value="-1">
            <text:p>-1</text:p>
          </table:table-cell>
          <table:table-cell table:formula="of:=[.K17]" office:value-type="float" office:value="-30">
            <text:p>-30</text:p>
          </table:table-cell>
          <table:table-cell table:formula="of:=[.L17]" office:value-type="float" office:value="-19">
            <text:p>-19</text:p>
          </table:table-cell>
          <table:table-cell table:formula="of:=[.M17]" office:value-type="float" office:value="-11">
            <text:p>-11</text:p>
          </table:table-cell>
          <table:table-cell table:number-columns-repeated="3"/>
        </table:table-row>
        <table:table-row table:style-name="ro2">
          <table:table-cell table:formula="of:=[.A18]" office:value-type="string" office:string-value="art-12.fst">
            <text:p>art-12.fst</text:p>
          </table:table-cell>
          <table:table-cell table:formula="of:=[.B18]" office:value-type="float" office:value="1.15054925529182">
            <text:p>1.1505492553</text:p>
          </table:table-cell>
          <table:table-cell table:formula="of:=[.C18]" office:value-type="float" office:value="0.00118516431343618">
            <text:p>0.0011851643</text:p>
          </table:table-cell>
          <table:table-cell table:formula="of:=[.E18]" office:value-type="float" office:value="0.00090909090909097">
            <text:p>0.0009090909</text:p>
          </table:table-cell>
          <table:table-cell table:formula="of:=[.F18]" office:value-type="float" office:value="-4.90991596638656">
            <text:p>-4.9099159664</text:p>
          </table:table-cell>
          <table:table-cell table:formula="of:=[.G18]" office:value-type="float" office:value="-141">
            <text:p>-141</text:p>
          </table:table-cell>
          <table:table-cell table:formula="of:=[.H18]" office:value-type="float" office:value="22">
            <text:p>22</text:p>
          </table:table-cell>
          <table:table-cell table:formula="of:=[.K18]" office:value-type="float" office:value="-51">
            <text:p>-51</text:p>
          </table:table-cell>
          <table:table-cell table:formula="of:=[.L18]" office:value-type="float" office:value="-47">
            <text:p>-47</text:p>
          </table:table-cell>
          <table:table-cell table:formula="of:=[.M18]" office:value-type="float" office:value="-4">
            <text:p>-4</text:p>
          </table:table-cell>
          <table:table-cell table:number-columns-repeated="3"/>
        </table:table-row>
        <table:table-row table:style-name="ro2">
          <table:table-cell table:formula="of:=[.A19]" office:value-type="string" office:string-value="art-0.fst">
            <text:p>art-0.fst</text:p>
          </table:table-cell>
          <table:table-cell table:formula="of:=[.B19]" office:value-type="float" office:value="3.89562198565761">
            <text:p>3.8956219857</text:p>
          </table:table-cell>
          <table:table-cell table:formula="of:=[.C19]" office:value-type="float" office:value="0.00382440711462417">
            <text:p>0.0038244071</text:p>
          </table:table-cell>
          <table:table-cell table:formula="of:=[.E19]" office:value-type="float" office:value="-0.00363636363636366">
            <text:p>-0.0036363636</text:p>
          </table:table-cell>
          <table:table-cell table:formula="of:=[.F19]" office:value-type="float" office:value="-0.177707199032064">
            <text:p>-0.177707199</text:p>
          </table:table-cell>
          <table:table-cell table:formula="of:=[.G19]" office:value-type="float" office:value="61">
            <text:p>61</text:p>
          </table:table-cell>
          <table:table-cell table:formula="of:=[.H19]" office:value-type="float" office:value="4">
            <text:p>4</text:p>
          </table:table-cell>
          <table:table-cell table:formula="of:=[.K19]" office:value-type="float" office:value="-81">
            <text:p>-81</text:p>
          </table:table-cell>
          <table:table-cell table:formula="of:=[.L19]" office:value-type="float" office:value="-73">
            <text:p>-73</text:p>
          </table:table-cell>
          <table:table-cell table:formula="of:=[.M19]" office:value-type="float" office:value="-8">
            <text:p>-8</text:p>
          </table:table-cell>
          <table:table-cell table:number-columns-repeated="3"/>
        </table:table-row>
        <table:table-row table:style-name="ro2">
          <table:table-cell table:formula="of:=[.A20]" office:value-type="string" office:string-value="art-5.fst">
            <text:p>art-5.fst</text:p>
          </table:table-cell>
          <table:table-cell table:formula="of:=[.B20]" office:value-type="float" office:value="12.0028737008001">
            <text:p>12.0028737008</text:p>
          </table:table-cell>
          <table:table-cell table:formula="of:=[.C20]" office:value-type="float" office:value="0.0116824861518413">
            <text:p>0.0116824862</text:p>
          </table:table-cell>
          <table:table-cell table:formula="of:=[.E20]" office:value-type="float" office:value="-0.0145454545454546">
            <text:p>-0.0145454545</text:p>
          </table:table-cell>
          <table:table-cell table:formula="of:=[.F20]" office:value-type="float" office:value="7.03424036281179">
            <text:p>7.0342403628</text:p>
          </table:table-cell>
          <table:table-cell table:formula="of:=[.G20]" office:value-type="float" office:value="-197">
            <text:p>-197</text:p>
          </table:table-cell>
          <table:table-cell table:formula="of:=[.H20]" office:value-type="float" office:value="-65">
            <text:p>-65</text:p>
          </table:table-cell>
          <table:table-cell table:formula="of:=[.K20]" office:value-type="float" office:value="-95">
            <text:p>-95</text:p>
          </table:table-cell>
          <table:table-cell table:formula="of:=[.L20]" office:value-type="float" office:value="-74">
            <text:p>-74</text:p>
          </table:table-cell>
          <table:table-cell table:formula="of:=[.M20]" office:value-type="float" office:value="-21">
            <text:p>-21</text:p>
          </table:table-cell>
          <table:table-cell table:number-columns-repeated="3"/>
        </table:table-row>
        <table:table-row table:style-name="ro2">
          <table:table-cell table:formula="of:=[.A21]" office:value-type="string" office:string-value="art-8.fst">
            <text:p>art-8.fst</text:p>
          </table:table-cell>
          <table:table-cell table:formula="of:=[.B21]" office:value-type="float" office:value="-2.47396832811069">
            <text:p>-2.4739683281</text:p>
          </table:table-cell>
          <table:table-cell table:formula="of:=[.C21]" office:value-type="float" office:value="-0.00248181818181803">
            <text:p>-0.0024818182</text:p>
          </table:table-cell>
          <table:table-cell table:formula="of:=[.E21]" office:value-type="float" office:value="0">
            <text:p>0</text:p>
          </table:table-cell>
          <table:table-cell table:formula="of:=[.F21]" office:value-type="float" office:value="1.45318632698209">
            <text:p>1.453186327</text:p>
          </table:table-cell>
          <table:table-cell table:formula="of:=[.G21]" office:value-type="float" office:value="-108">
            <text:p>-108</text:p>
          </table:table-cell>
          <table:table-cell table:formula="of:=[.H21]" office:value-type="float" office:value="-11">
            <text:p>-11</text:p>
          </table:table-cell>
          <table:table-cell table:formula="of:=[.K21]" office:value-type="float" office:value="15">
            <text:p>15</text:p>
          </table:table-cell>
          <table:table-cell table:formula="of:=[.L21]" office:value-type="float" office:value="20">
            <text:p>20</text:p>
          </table:table-cell>
          <table:table-cell table:formula="of:=[.M21]" office:value-type="float" office:value="-5">
            <text:p>-5</text:p>
          </table:table-cell>
          <table:table-cell table:number-columns-repeated="3"/>
        </table:table-row>
        <table:table-row table:style-name="ro2">
          <table:table-cell table:formula="of:=[.A22]" office:value-type="string" office:string-value="art-17.fst">
            <text:p>art-17.fst</text:p>
          </table:table-cell>
          <table:table-cell table:formula="of:=[.B22]" office:value-type="float" office:value="3.70550061314725">
            <text:p>3.7055006131</text:p>
          </table:table-cell>
          <table:table-cell table:formula="of:=[.C22]" office:value-type="float" office:value="0.00370909090909022">
            <text:p>0.0037090909</text:p>
          </table:table-cell>
          <table:table-cell table:formula="of:=[.E22]" office:value-type="float" office:value="0">
            <text:p>0</text:p>
          </table:table-cell>
          <table:table-cell table:formula="of:=[.F22]" office:value-type="float" office:value="0.409088577729907">
            <text:p>0.4090885777</text:p>
          </table:table-cell>
          <table:table-cell table:formula="of:=[.G22]" office:value-type="float" office:value="298">
            <text:p>298</text:p>
          </table:table-cell>
          <table:table-cell table:formula="of:=[.H22]" office:value-type="float" office:value="7">
            <text:p>7</text:p>
          </table:table-cell>
          <table:table-cell table:formula="of:=[.K22]" office:value-type="float" office:value="-69">
            <text:p>-69</text:p>
          </table:table-cell>
          <table:table-cell table:formula="of:=[.L22]" office:value-type="float" office:value="-57">
            <text:p>-57</text:p>
          </table:table-cell>
          <table:table-cell table:formula="of:=[.M22]" office:value-type="float" office:value="-12">
            <text:p>-12</text:p>
          </table:table-cell>
          <table:table-cell table:number-columns-repeated="3"/>
        </table:table-row>
        <table:table-row table:style-name="ro2">
          <table:table-cell table:formula="of:=[.A23]" office:value-type="string" office:string-value="art-3.fst">
            <text:p>art-3.fst</text:p>
          </table:table-cell>
          <table:table-cell table:formula="of:=[.B23]" office:value-type="float" office:value="18.3158728939414">
            <text:p>18.3158728939</text:p>
          </table:table-cell>
          <table:table-cell table:formula="of:=[.C23]" office:value-type="float" office:value="0.0177137648570508">
            <text:p>0.0177137649</text:p>
          </table:table-cell>
          <table:table-cell table:formula="of:=[.E23]" office:value-type="float" office:value="-0.0290909090909091">
            <text:p>-0.0290909091</text:p>
          </table:table-cell>
          <table:table-cell table:formula="of:=[.F23]" office:value-type="float" office:value="5.51507246376811">
            <text:p>5.5150724638</text:p>
          </table:table-cell>
          <table:table-cell table:formula="of:=[.G23]" office:value-type="float" office:value="-377">
            <text:p>-377</text:p>
          </table:table-cell>
          <table:table-cell table:formula="of:=[.H23]" office:value-type="float" office:value="-70">
            <text:p>-70</text:p>
          </table:table-cell>
          <table:table-cell table:formula="of:=[.K23]" office:value-type="float" office:value="-130">
            <text:p>-130</text:p>
          </table:table-cell>
          <table:table-cell table:formula="of:=[.L23]" office:value-type="float" office:value="-110">
            <text:p>-110</text:p>
          </table:table-cell>
          <table:table-cell table:formula="of:=[.M23]" office:value-type="float" office:value="-20">
            <text:p>-20</text:p>
          </table:table-cell>
          <table:table-cell table:number-columns-repeated="3"/>
        </table:table-row>
        <table:table-row table:style-name="ro2">
          <table:table-cell table:formula="of:=[.A24]" office:value-type="string" office:string-value="art-14.fst">
            <text:p>art-14.fst</text:p>
          </table:table-cell>
          <table:table-cell table:formula="of:=[.B24]" office:value-type="float" office:value="0.453647009341239">
            <text:p>0.4536470093</text:p>
          </table:table-cell>
          <table:table-cell table:formula="of:=[.C24]" office:value-type="float" office:value="0.000394932282333782">
            <text:p>0.0003949323</text:p>
          </table:table-cell>
          <table:table-cell table:formula="of:=[.E24]" office:value-type="float" office:value="-0.00272727272727269">
            <text:p>-0.0027272727</text:p>
          </table:table-cell>
          <table:table-cell table:formula="of:=[.F24]" office:value-type="float" office:value="1.04471544715447">
            <text:p>1.0447154472</text:p>
          </table:table-cell>
          <table:table-cell table:formula="of:=[.G24]" office:value-type="float" office:value="-49">
            <text:p>-49</text:p>
          </table:table-cell>
          <table:table-cell table:formula="of:=[.H24]" office:value-type="float" office:value="-12">
            <text:p>-12</text:p>
          </table:table-cell>
          <table:table-cell table:formula="of:=[.K24]" office:value-type="float" office:value="-29">
            <text:p>-29</text:p>
          </table:table-cell>
          <table:table-cell table:formula="of:=[.L24]" office:value-type="float" office:value="-22">
            <text:p>-22</text:p>
          </table:table-cell>
          <table:table-cell table:formula="of:=[.M24]" office:value-type="float" office:value="-7">
            <text:p>-7</text:p>
          </table:table-cell>
          <table:table-cell table:number-columns-repeated="3"/>
        </table:table-row>
        <table:table-row table:style-name="ro2">
          <table:table-cell table:formula="of:=[.A25]" office:value-type="string" office:string-value="art-23.fst">
            <text:p>art-23.fst</text:p>
          </table:table-cell>
          <table:table-cell table:formula="of:=[.B25]" office:value-type="float" office:value="-1.13227294405476">
            <text:p>-1.1322729441</text:p>
          </table:table-cell>
          <table:table-cell table:formula="of:=[.C25]" office:value-type="float" office:value="-0.00122248273426451">
            <text:p>-0.0012224827</text:p>
          </table:table-cell>
          <table:table-cell table:formula="of:=[.E25]" office:value-type="float" office:value="-0.00363636363636366">
            <text:p>-0.0036363636</text:p>
          </table:table-cell>
          <table:table-cell table:formula="of:=[.F25]" office:value-type="float" office:value="1.01835664335664">
            <text:p>1.0183566434</text:p>
          </table:table-cell>
          <table:table-cell table:formula="of:=[.G25]" office:value-type="float" office:value="-556">
            <text:p>-556</text:p>
          </table:table-cell>
          <table:table-cell table:formula="of:=[.H25]" office:value-type="float" office:value="-32">
            <text:p>-32</text:p>
          </table:table-cell>
          <table:table-cell table:formula="of:=[.K25]" office:value-type="float" office:value="-1">
            <text:p>-1</text:p>
          </table:table-cell>
          <table:table-cell table:formula="of:=[.L25]" office:value-type="float" office:value="17">
            <text:p>17</text:p>
          </table:table-cell>
          <table:table-cell table:formula="of:=[.M25]" office:value-type="float" office:value="-18">
            <text:p>-18</text:p>
          </table:table-cell>
          <table:table-cell table:number-columns-repeated="3"/>
        </table:table-row>
        <table:table-row table:style-name="ro2">
          <table:table-cell table:formula="of:=[.A26]" office:value-type="string" office:string-value="art-11.fst">
            <text:p>art-11.fst</text:p>
          </table:table-cell>
          <table:table-cell table:formula="of:=[.B26]" office:value-type="float" office:value="-1.17665367869756">
            <text:p>-1.1766536787</text:p>
          </table:table-cell>
          <table:table-cell table:formula="of:=[.C26]" office:value-type="float" office:value="-0.00114157996862385">
            <text:p>-0.00114158</text:p>
          </table:table-cell>
          <table:table-cell table:formula="of:=[.E26]" office:value-type="float" office:value="0.00090909090909097">
            <text:p>0.0009090909</text:p>
          </table:table-cell>
          <table:table-cell table:formula="of:=[.F26]" office:value-type="float" office:value="-3.57787162162162">
            <text:p>-3.5778716216</text:p>
          </table:table-cell>
          <table:table-cell table:formula="of:=[.G26]" office:value-type="float" office:value="207">
            <text:p>207</text:p>
          </table:table-cell>
          <table:table-cell table:formula="of:=[.H26]" office:value-type="float" office:value="25">
            <text:p>25</text:p>
          </table:table-cell>
          <table:table-cell table:formula="of:=[.K26]" office:value-type="float" office:value="-7">
            <text:p>-7</text:p>
          </table:table-cell>
          <table:table-cell table:formula="of:=[.L26]" office:value-type="float" office:value="-3">
            <text:p>-3</text:p>
          </table:table-cell>
          <table:table-cell table:formula="of:=[.M26]" office:value-type="float" office:value="-4">
            <text:p>-4</text:p>
          </table:table-cell>
          <table:table-cell table:number-columns-repeated="3"/>
        </table:table-row>
        <table:table-row table:style-name="ro2">
          <table:table-cell table:formula="of:=[.A27]" office:value-type="string" office:string-value="art-6.fst">
            <text:p>art-6.fst</text:p>
          </table:table-cell>
          <table:table-cell table:formula="of:=[.B27]" office:value-type="float" office:value="21.7424235328339">
            <text:p>21.7424235328</text:p>
          </table:table-cell>
          <table:table-cell table:formula="of:=[.C27]" office:value-type="float" office:value="0.0211056758056752">
            <text:p>0.0211056758</text:p>
          </table:table-cell>
          <table:table-cell table:formula="of:=[.E27]" office:value-type="float" office:value="-0.030909090909091">
            <text:p>-0.0309090909</text:p>
          </table:table-cell>
          <table:table-cell table:formula="of:=[.F27]" office:value-type="float" office:value="1.92006623513473">
            <text:p>1.9200662351</text:p>
          </table:table-cell>
          <table:table-cell table:formula="of:=[.G27]" office:value-type="float" office:value="-683">
            <text:p>-683</text:p>
          </table:table-cell>
          <table:table-cell table:formula="of:=[.H27]" office:value-type="float" office:value="-37">
            <text:p>-37</text:p>
          </table:table-cell>
          <table:table-cell table:formula="of:=[.K27]" office:value-type="float" office:value="-125">
            <text:p>-125</text:p>
          </table:table-cell>
          <table:table-cell table:formula="of:=[.L27]" office:value-type="float" office:value="-103">
            <text:p>-103</text:p>
          </table:table-cell>
          <table:table-cell table:formula="of:=[.M27]" office:value-type="float" office:value="-22">
            <text:p>-22</text:p>
          </table:table-cell>
          <table:table-cell table:number-columns-repeated="3"/>
        </table:table-row>
        <table:table-row table:style-name="ro2">
          <table:table-cell table:formula="of:=[.A28]" office:value-type="string" office:string-value="art-1.fst">
            <text:p>art-1.fst</text:p>
          </table:table-cell>
          <table:table-cell table:formula="of:=[.B28]" office:value-type="float" office:value="8.26089790499896">
            <text:p>8.260897905</text:p>
          </table:table-cell>
          <table:table-cell table:formula="of:=[.C28]" office:value-type="float" office:value="0.00804542673762898">
            <text:p>0.0080454267</text:p>
          </table:table-cell>
          <table:table-cell table:formula="of:=[.E28]" office:value-type="float" office:value="-0.01">
            <text:p>-0.01</text:p>
          </table:table-cell>
          <table:table-cell table:formula="of:=[.F28]" office:value-type="float" office:value="0.349578059071728">
            <text:p>0.3495780591</text:p>
          </table:table-cell>
          <table:table-cell table:formula="of:=[.G28]" office:value-type="float" office:value="-556">
            <text:p>-556</text:p>
          </table:table-cell>
          <table:table-cell table:formula="of:=[.H28]" office:value-type="float" office:value="-22">
            <text:p>-22</text:p>
          </table:table-cell>
          <table:table-cell table:formula="of:=[.K28]" office:value-type="float" office:value="-92">
            <text:p>-92</text:p>
          </table:table-cell>
          <table:table-cell table:formula="of:=[.L28]" office:value-type="float" office:value="-73">
            <text:p>-73</text:p>
          </table:table-cell>
          <table:table-cell table:formula="of:=[.M28]" office:value-type="float" office:value="-19">
            <text:p>-19</text:p>
          </table:table-cell>
          <table:table-cell table:number-columns-repeated="3"/>
        </table:table-row>
        <table:table-row table:style-name="ro2">
          <table:table-cell table:formula="of:=[.A29]" office:value-type="string" office:string-value="art-18.fst">
            <text:p>art-18.fst</text:p>
          </table:table-cell>
          <table:table-cell table:formula="of:=[.B29]" office:value-type="float" office:value="4.30756806645093">
            <text:p>4.3075680665</text:p>
          </table:table-cell>
          <table:table-cell table:formula="of:=[.C29]" office:value-type="float" office:value="0.00430909090909037">
            <text:p>0.0043090909</text:p>
          </table:table-cell>
          <table:table-cell table:formula="of:=[.E29]" office:value-type="float" office:value="0">
            <text:p>0</text:p>
          </table:table-cell>
          <table:table-cell table:formula="of:=[.F29]" office:value-type="float" office:value="-0.426040609137058">
            <text:p>-0.4260406091</text:p>
          </table:table-cell>
          <table:table-cell table:formula="of:=[.G29]" office:value-type="float" office:value="-2">
            <text:p>-2</text:p>
          </table:table-cell>
          <table:table-cell table:formula="of:=[.H29]" office:value-type="float" office:value="3">
            <text:p>3</text:p>
          </table:table-cell>
          <table:table-cell table:formula="of:=[.K29]" office:value-type="float" office:value="-79">
            <text:p>-79</text:p>
          </table:table-cell>
          <table:table-cell table:formula="of:=[.L29]" office:value-type="float" office:value="-64">
            <text:p>-64</text:p>
          </table:table-cell>
          <table:table-cell table:formula="of:=[.M29]" office:value-type="float" office:value="-15">
            <text:p>-15</text:p>
          </table:table-cell>
          <table:table-cell table:number-columns-repeated="3"/>
        </table:table-row>
        <table:table-row table:style-name="ro2">
          <table:table-cell table:formula="of:=[.A30]" office:value-type="string" office:string-value="art-9.fst">
            <text:p>art-9.fst</text:p>
          </table:table-cell>
          <table:table-cell table:formula="of:=[.B30]" office:value-type="float" office:value="3.84584681263436">
            <text:p>3.8458468126</text:p>
          </table:table-cell>
          <table:table-cell table:formula="of:=[.C30]" office:value-type="float" office:value="0.00369822776501527">
            <text:p>0.0036982278</text:p>
          </table:table-cell>
          <table:table-cell table:formula="of:=[.E30]" office:value-type="float" office:value="-0.00727272727272732">
            <text:p>-0.0072727273</text:p>
          </table:table-cell>
          <table:table-cell table:formula="of:=[.F30]" office:value-type="float" office:value="1.80638528138528">
            <text:p>1.8063852814</text:p>
          </table:table-cell>
          <table:table-cell table:formula="of:=[.G30]" office:value-type="float" office:value="209">
            <text:p>209</text:p>
          </table:table-cell>
          <table:table-cell table:formula="of:=[.H30]" office:value-type="float" office:value="-3">
            <text:p>-3</text:p>
          </table:table-cell>
          <table:table-cell table:formula="of:=[.K30]" office:value-type="float" office:value="-62">
            <text:p>-62</text:p>
          </table:table-cell>
          <table:table-cell table:formula="of:=[.L30]" office:value-type="float" office:value="-56">
            <text:p>-56</text:p>
          </table:table-cell>
          <table:table-cell table:formula="of:=[.M30]" office:value-type="float" office:value="-6">
            <text:p>-6</text:p>
          </table:table-cell>
          <table:table-cell table:number-columns-repeated="3"/>
        </table:table-row>
        <table:table-row table:style-name="ro2">
          <table:table-cell table:formula="of:=[.A31]" office:value-type="string" office:string-value="art-4.fst">
            <text:p>art-4.fst</text:p>
          </table:table-cell>
          <table:table-cell table:formula="of:=[.B31]" office:value-type="float" office:value="-2.01446416172462">
            <text:p>-2.0144641617</text:p>
          </table:table-cell>
          <table:table-cell table:formula="of:=[.C31]" office:value-type="float" office:value="-0.00190103109023676">
            <text:p>-0.0019010311</text:p>
          </table:table-cell>
          <table:table-cell table:formula="of:=[.E31]" office:value-type="float" office:value="0.00545454545454538">
            <text:p>0.0054545455</text:p>
          </table:table-cell>
          <table:table-cell table:formula="of:=[.F31]" office:value-type="float" office:value="-0.506838905775076">
            <text:p>-0.5068389058</text:p>
          </table:table-cell>
          <table:table-cell table:formula="of:=[.G31]" office:value-type="float" office:value="151">
            <text:p>151</text:p>
          </table:table-cell>
          <table:table-cell table:formula="of:=[.H31]" office:value-type="float" office:value="8">
            <text:p>8</text:p>
          </table:table-cell>
          <table:table-cell table:formula="of:=[.K31]" office:value-type="float" office:value="-66">
            <text:p>-66</text:p>
          </table:table-cell>
          <table:table-cell table:formula="of:=[.L31]" office:value-type="float" office:value="-52">
            <text:p>-52</text:p>
          </table:table-cell>
          <table:table-cell table:formula="of:=[.M31]" office:value-type="float" office:value="-14">
            <text:p>-14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formula="of:=['artificial-dcca-10'.A69]" office:value-type="string" office:string-value="mean">
            <text:p>mean</text:p>
          </table:table-cell>
          <table:table-cell table:formula="of:=[.B33]" office:value-type="float" office:value="5.23521340845866">
            <text:p>5.2352134085</text:p>
          </table:table-cell>
          <table:table-cell table:formula="of:=[.C33]" office:value-type="float" office:value="0.00510392711826335">
            <text:p>0.0051039271</text:p>
          </table:table-cell>
          <table:table-cell table:formula="of:=[.E33]" office:value-type="float" office:value="-0.00696969696969698">
            <text:p>-0.006969697</text:p>
          </table:table-cell>
          <table:table-cell table:formula="of:=[.F33]" office:value-type="float" office:value="1.64198012540126">
            <text:p>1.6419801254</text:p>
          </table:table-cell>
          <table:table-cell table:formula="of:=[.G33]" office:value-type="float" office:value="-6.76666666666733">
            <text:p>-6.7666666667</text:p>
          </table:table-cell>
          <table:table-cell table:formula="of:=[.H33]" office:value-type="float" office:value="-13.0333333333333">
            <text:p>-13.0333333333</text:p>
          </table:table-cell>
          <table:table-cell table:formula="of:=[.K33]" office:value-type="float" office:value="-58">
            <text:p>-58</text:p>
          </table:table-cell>
          <table:table-cell table:formula="of:=[.L33]" office:value-type="float" office:value="-46.6666666666666">
            <text:p>-46.6666666667</text:p>
          </table:table-cell>
          <table:table-cell table:formula="of:=[.M33]" office:value-type="float" office:value="-11.3333333333333">
            <text:p>-11.3333333333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1">
          <table:table-cell table:formula="of:=['artificial-dcca-10'.A73]" office:value-type="string" office:string-value="alignment-file-rated">
            <text:p>alignment-file-rated</text:p>
          </table:table-cell>
          <table:table-cell table:formula="of:=[.C37]" office:value-type="string" office:string-value=" meanColumnValue">
            <text:p><text:s/>meanColumnValue</text:p>
          </table:table-cell>
          <table:table-cell table:formula="of:=[.I37]" office:value-type="string" office:string-value=" substitutionEvents">
            <text:p><text:s/>substitutionEvents</text:p>
          </table:table-cell>
          <table:table-cell table:formula="of:=[.J37]" office:value-type="string" office:string-value=" inDelEvents">
            <text:p><text:s/>inDelEvents</text:p>
          </table:table-cell>
          <table:table-cell office:value-type="string">
            <text:p>meanColumnValue Difference Ratio</text:p>
          </table:table-cell>
          <table:table-cell office:value-type="string">
            <text:p>subsitutionEvents Difference Ratio</text:p>
          </table:table-cell>
          <table:table-cell office:value-type="string">
            <text:p>InDelEvents Difference Ratio</text:p>
          </table:table-cell>
          <table:table-cell table:number-columns-repeated="6"/>
        </table:table-row>
        <table:table-row table:style-name="ro2">
          <table:table-cell table:formula="of:=[.A38]" office:value-type="string" office:string-value="art-26.fst">
            <text:p>art-26.fst</text:p>
          </table:table-cell>
          <table:table-cell table:formula="of:=[.C38]" office:value-type="float" office:value="0.00515308456276209">
            <text:p>0.0051530846</text:p>
          </table:table-cell>
          <table:table-cell table:formula="of:=[.I38]" office:value-type="float" office:value="-49">
            <text:p>-49</text:p>
          </table:table-cell>
          <table:table-cell table:formula="of:=[.J38]" office:value-type="float" office:value="-12">
            <text:p>-12</text:p>
          </table:table-cell>
          <table:table-cell table:formula="of:=[.B74]/['artificial-mafft'.B74]" office:value-type="float" office:value="0.00918338944824167">
            <text:p>0.0091833894</text:p>
          </table:table-cell>
          <table:table-cell table:formula="of:=[.C74]/['artificial-mafft'.C74]" office:value-type="float" office:value="-0.0602706027060271">
            <text:p>-0.0602706027</text:p>
          </table:table-cell>
          <table:table-cell table:formula="of:=[.D74]/['artificial-mafft'.D74]" office:value-type="float" office:value="-0.105263157894737">
            <text:p>-0.1052631579</text:p>
          </table:table-cell>
          <table:table-cell table:number-columns-repeated="6"/>
        </table:table-row>
        <table:table-row table:style-name="ro2">
          <table:table-cell table:formula="of:=[.A39]" office:value-type="string" office:string-value="art-15.fst">
            <text:p>art-15.fst</text:p>
          </table:table-cell>
          <table:table-cell table:formula="of:=[.C39]" office:value-type="float" office:value="-0.00260000000000027">
            <text:p>-0.0026</text:p>
          </table:table-cell>
          <table:table-cell table:formula="of:=[.I39]" office:value-type="float" office:value="3">
            <text:p>3</text:p>
          </table:table-cell>
          <table:table-cell table:formula="of:=[.J39]" office:value-type="float" office:value="-8">
            <text:p>-8</text:p>
          </table:table-cell>
          <table:table-cell table:formula="of:=[.B75]/['artificial-mafft'.B75]" office:value-type="float" office:value="-0.00490452468124928">
            <text:p>-0.0049045247</text:p>
          </table:table-cell>
          <table:table-cell table:formula="of:=[.C75]/['artificial-mafft'.C75]" office:value-type="float" office:value="0.004149377593361">
            <text:p>0.0041493776</text:p>
          </table:table-cell>
          <table:table-cell table:formula="of:=[.D75]/['artificial-mafft'.D75]" office:value-type="float" office:value="-0.0740740740740741">
            <text:p>-0.0740740741</text:p>
          </table:table-cell>
          <table:table-cell table:number-columns-repeated="6"/>
        </table:table-row>
        <table:table-row table:style-name="ro2">
          <table:table-cell table:formula="of:=[.A40]" office:value-type="string" office:string-value="art-29.fst">
            <text:p>art-29.fst</text:p>
          </table:table-cell>
          <table:table-cell table:formula="of:=[.C40]" office:value-type="float" office:value="0.00408881150581086">
            <text:p>0.0040888115</text:p>
          </table:table-cell>
          <table:table-cell table:formula="of:=[.I40]" office:value-type="float" office:value="-63">
            <text:p>-63</text:p>
          </table:table-cell>
          <table:table-cell table:formula="of:=[.J40]" office:value-type="float" office:value="-15">
            <text:p>-15</text:p>
          </table:table-cell>
          <table:table-cell table:formula="of:=[.B76]/['artificial-mafft'.B76]" office:value-type="float" office:value="0.00735533281292557">
            <text:p>0.0073553328</text:p>
          </table:table-cell>
          <table:table-cell table:formula="of:=[.C76]/['artificial-mafft'.C76]" office:value-type="float" office:value="-0.0834437086092715">
            <text:p>-0.0834437086</text:p>
          </table:table-cell>
          <table:table-cell table:formula="of:=[.D76]/['artificial-mafft'.D76]" office:value-type="float" office:value="-0.142857142857143">
            <text:p>-0.1428571429</text:p>
          </table:table-cell>
          <table:table-cell table:number-columns-repeated="6"/>
        </table:table-row>
        <table:table-row table:style-name="ro2">
          <table:table-cell table:formula="of:=[.A41]" office:value-type="string" office:string-value="art-10.fst">
            <text:p>art-10.fst</text:p>
          </table:table-cell>
          <table:table-cell table:formula="of:=[.C41]" office:value-type="float" office:value="0.0102260819344904">
            <text:p>0.0102260819</text:p>
          </table:table-cell>
          <table:table-cell table:formula="of:=[.I41]" office:value-type="float" office:value="-126">
            <text:p>-126</text:p>
          </table:table-cell>
          <table:table-cell table:formula="of:=[.J41]" office:value-type="float" office:value="-15">
            <text:p>-15</text:p>
          </table:table-cell>
          <table:table-cell table:formula="of:=[.B77]/['artificial-mafft'.B77]" office:value-type="float" office:value="0.0238289682419791">
            <text:p>0.0238289682</text:p>
          </table:table-cell>
          <table:table-cell table:formula="of:=[.C77]/['artificial-mafft'.C77]" office:value-type="float" office:value="-0.175487465181058">
            <text:p>-0.1754874652</text:p>
          </table:table-cell>
          <table:table-cell table:formula="of:=[.D77]/['artificial-mafft'.D77]" office:value-type="float" office:value="-0.138888888888889">
            <text:p>-0.1388888889</text:p>
          </table:table-cell>
          <table:table-cell table:number-columns-repeated="6"/>
        </table:table-row>
        <table:table-row table:style-name="ro2">
          <table:table-cell table:formula="of:=[.A42]" office:value-type="string" office:string-value="art-2.fst">
            <text:p>art-2.fst</text:p>
          </table:table-cell>
          <table:table-cell table:formula="of:=[.C42]" office:value-type="float" office:value="0.000463636363636111">
            <text:p>0.0004636364</text:p>
          </table:table-cell>
          <table:table-cell table:formula="of:=[.I42]" office:value-type="float" office:value="-7">
            <text:p>-7</text:p>
          </table:table-cell>
          <table:table-cell table:formula="of:=[.J42]" office:value-type="float" office:value="-4">
            <text:p>-4</text:p>
          </table:table-cell>
          <table:table-cell table:formula="of:=[.B78]/['artificial-mafft'.B78]" office:value-type="float" office:value="0.000848765753133518">
            <text:p>0.0008487658</text:p>
          </table:table-cell>
          <table:table-cell table:formula="of:=[.C78]/['artificial-mafft'.C78]" office:value-type="float" office:value="-0.00949796472184532">
            <text:p>-0.0094979647</text:p>
          </table:table-cell>
          <table:table-cell table:formula="of:=[.D78]/['artificial-mafft'.D78]" office:value-type="float" office:value="-0.0430107526881721">
            <text:p>-0.0430107527</text:p>
          </table:table-cell>
          <table:table-cell table:number-columns-repeated="6"/>
        </table:table-row>
        <table:table-row table:style-name="ro2">
          <table:table-cell table:formula="of:=[.A43]" office:value-type="string" office:string-value="art-19.fst">
            <text:p>art-19.fst</text:p>
          </table:table-cell>
          <table:table-cell table:formula="of:=[.C43]" office:value-type="float" office:value="0.000163636363636588">
            <text:p>0.0001636364</text:p>
          </table:table-cell>
          <table:table-cell table:formula="of:=[.I43]" office:value-type="float" office:value="-8">
            <text:p>-8</text:p>
          </table:table-cell>
          <table:table-cell table:formula="of:=[.J43]" office:value-type="float" office:value="-7">
            <text:p>-7</text:p>
          </table:table-cell>
          <table:table-cell table:formula="of:=[.B79]/['artificial-mafft'.B79]" office:value-type="float" office:value="0.000288779705204447">
            <text:p>0.0002887797</text:p>
          </table:table-cell>
          <table:table-cell table:formula="of:=[.C79]/['artificial-mafft'.C79]" office:value-type="float" office:value="-0.0099502487562189">
            <text:p>-0.0099502488</text:p>
          </table:table-cell>
          <table:table-cell table:formula="of:=[.D79]/['artificial-mafft'.D79]" office:value-type="float" office:value="-0.0679611650485437">
            <text:p>-0.067961165</text:p>
          </table:table-cell>
          <table:table-cell table:number-columns-repeated="6"/>
        </table:table-row>
        <table:table-row table:style-name="ro2">
          <table:table-cell table:formula="of:=[.A44]" office:value-type="string" office:string-value="art-27.fst">
            <text:p>art-27.fst</text:p>
          </table:table-cell>
          <table:table-cell table:formula="of:=[.C44]" office:value-type="float" office:value="0.000925738997606174">
            <text:p>0.000925739</text:p>
          </table:table-cell>
          <table:table-cell table:formula="of:=[.I44]" office:value-type="float" office:value="-26">
            <text:p>-26</text:p>
          </table:table-cell>
          <table:table-cell table:formula="of:=[.J44]" office:value-type="float" office:value="-6">
            <text:p>-6</text:p>
          </table:table-cell>
          <table:table-cell table:formula="of:=[.B80]/['artificial-mafft'.B80]" office:value-type="float" office:value="0.00164338328118315">
            <text:p>0.0016433833</text:p>
          </table:table-cell>
          <table:table-cell table:formula="of:=[.C80]/['artificial-mafft'.C80]" office:value-type="float" office:value="-0.0327455919395466">
            <text:p>-0.0327455919</text:p>
          </table:table-cell>
          <table:table-cell table:formula="of:=[.D80]/['artificial-mafft'.D80]" office:value-type="float" office:value="-0.0512820512820513">
            <text:p>-0.0512820513</text:p>
          </table:table-cell>
          <table:table-cell table:number-columns-repeated="6"/>
        </table:table-row>
        <table:table-row table:style-name="ro2">
          <table:table-cell table:formula="of:=[.A45]" office:value-type="string" office:string-value="art-16.fst">
            <text:p>art-16.fst</text:p>
          </table:table-cell>
          <table:table-cell table:formula="of:=[.C45]" office:value-type="float" office:value="0.00165454545454602">
            <text:p>0.0016545455</text:p>
          </table:table-cell>
          <table:table-cell table:formula="of:=[.I45]" office:value-type="float" office:value="-18">
            <text:p>-18</text:p>
          </table:table-cell>
          <table:table-cell table:formula="of:=[.J45]" office:value-type="float" office:value="-1">
            <text:p>-1</text:p>
          </table:table-cell>
          <table:table-cell table:formula="of:=[.B81]/['artificial-mafft'.B81]" office:value-type="float" office:value="0.00307143188635808">
            <text:p>0.0030714319</text:p>
          </table:table-cell>
          <table:table-cell table:formula="of:=[.C81]/['artificial-mafft'.C81]" office:value-type="float" office:value="-0.0235294117647059">
            <text:p>-0.0235294118</text:p>
          </table:table-cell>
          <table:table-cell table:formula="of:=[.D81]/['artificial-mafft'.D81]" office:value-type="float" office:value="-0.010752688172043">
            <text:p>-0.0107526882</text:p>
          </table:table-cell>
          <table:table-cell table:number-columns-repeated="6"/>
        </table:table-row>
        <table:table-row table:style-name="ro2">
          <table:table-cell table:formula="of:=[.A46]" office:value-type="string" office:string-value="art-25.fst">
            <text:p>art-25.fst</text:p>
          </table:table-cell>
          <table:table-cell table:formula="of:=[.C46]" office:value-type="float" office:value="0.00527068243409823">
            <text:p>0.0052706824</text:p>
          </table:table-cell>
          <table:table-cell table:formula="of:=[.I46]" office:value-type="float" office:value="-32">
            <text:p>-32</text:p>
          </table:table-cell>
          <table:table-cell table:formula="of:=[.J46]" office:value-type="float" office:value="-13">
            <text:p>-13</text:p>
          </table:table-cell>
          <table:table-cell table:formula="of:=[.B82]/['artificial-mafft'.B82]" office:value-type="float" office:value="0.0100318864093581">
            <text:p>0.0100318864</text:p>
          </table:table-cell>
          <table:table-cell table:formula="of:=[.C82]/['artificial-mafft'.C82]" office:value-type="float" office:value="-0.0471976401179941">
            <text:p>-0.0471976401</text:p>
          </table:table-cell>
          <table:table-cell table:formula="of:=[.D82]/['artificial-mafft'.D82]" office:value-type="float" office:value="-0.13">
            <text:p>-0.13</text:p>
          </table:table-cell>
          <table:table-cell table:number-columns-repeated="6"/>
        </table:table-row>
        <table:table-row table:style-name="ro2">
          <table:table-cell table:formula="of:=[.A47]" office:value-type="string" office:string-value="art-13.fst">
            <text:p>art-13.fst</text:p>
          </table:table-cell>
          <table:table-cell table:formula="of:=[.C47]" office:value-type="float" office:value="0.00988559791462967">
            <text:p>0.0098855979</text:p>
          </table:table-cell>
          <table:table-cell table:formula="of:=[.I47]" office:value-type="float" office:value="-57">
            <text:p>-57</text:p>
          </table:table-cell>
          <table:table-cell table:formula="of:=[.J47]" office:value-type="float" office:value="-12">
            <text:p>-12</text:p>
          </table:table-cell>
          <table:table-cell table:formula="of:=[.B83]/['artificial-mafft'.B83]" office:value-type="float" office:value="0.0215661529206916">
            <text:p>0.0215661529</text:p>
          </table:table-cell>
          <table:table-cell table:formula="of:=[.C83]/['artificial-mafft'.C83]" office:value-type="float" office:value="-0.0833333333333333">
            <text:p>-0.0833333333</text:p>
          </table:table-cell>
          <table:table-cell table:formula="of:=[.D83]/['artificial-mafft'.D83]" office:value-type="float" office:value="-0.11214953271028">
            <text:p>-0.1121495327</text:p>
          </table:table-cell>
          <table:table-cell table:number-columns-repeated="6"/>
        </table:table-row>
        <table:table-row table:style-name="ro2">
          <table:table-cell table:formula="of:=[.A48]" office:value-type="string" office:string-value="art-22.fst">
            <text:p>art-22.fst</text:p>
          </table:table-cell>
          <table:table-cell table:formula="of:=[.C48]" office:value-type="float" office:value="0.0133215240641719">
            <text:p>0.0133215241</text:p>
          </table:table-cell>
          <table:table-cell table:formula="of:=[.I48]" office:value-type="float" office:value="-78">
            <text:p>-78</text:p>
          </table:table-cell>
          <table:table-cell table:formula="of:=[.J48]" office:value-type="float" office:value="-14">
            <text:p>-14</text:p>
          </table:table-cell>
          <table:table-cell table:formula="of:=[.B84]/['artificial-mafft'.B84]" office:value-type="float" office:value="0.0288070423960352">
            <text:p>0.0288070424</text:p>
          </table:table-cell>
          <table:table-cell table:formula="of:=[.C84]/['artificial-mafft'.C84]" office:value-type="float" office:value="-0.0986093552465234">
            <text:p>-0.0986093552</text:p>
          </table:table-cell>
          <table:table-cell table:formula="of:=[.D84]/['artificial-mafft'.D84]" office:value-type="float" office:value="-0.137254901960784">
            <text:p>-0.137254902</text:p>
          </table:table-cell>
          <table:table-cell table:number-columns-repeated="6"/>
        </table:table-row>
        <table:table-row table:style-name="ro2">
          <table:table-cell table:formula="of:=[.A49]" office:value-type="string" office:string-value="art-21.fst">
            <text:p>art-21.fst</text:p>
          </table:table-cell>
          <table:table-cell table:formula="of:=[.C49]" office:value-type="float" office:value="0.0140934599602759">
            <text:p>0.01409346</text:p>
          </table:table-cell>
          <table:table-cell table:formula="of:=[.I49]" office:value-type="float" office:value="-56">
            <text:p>-56</text:p>
          </table:table-cell>
          <table:table-cell table:formula="of:=[.J49]" office:value-type="float" office:value="-12">
            <text:p>-12</text:p>
          </table:table-cell>
          <table:table-cell table:formula="of:=[.B85]/['artificial-mafft'.B85]" office:value-type="float" office:value="0.0273003277969931">
            <text:p>0.0273003278</text:p>
          </table:table-cell>
          <table:table-cell table:formula="of:=[.C85]/['artificial-mafft'.C85]" office:value-type="float" office:value="-0.071156289707751">
            <text:p>-0.0711562897</text:p>
          </table:table-cell>
          <table:table-cell table:formula="of:=[.D85]/['artificial-mafft'.D85]" office:value-type="float" office:value="-0.11214953271028">
            <text:p>-0.1121495327</text:p>
          </table:table-cell>
          <table:table-cell table:number-columns-repeated="6"/>
        </table:table-row>
        <table:table-row table:style-name="ro2">
          <table:table-cell table:formula="of:=[.A50]" office:value-type="string" office:string-value="art-20.fst">
            <text:p>art-20.fst</text:p>
          </table:table-cell>
          <table:table-cell table:formula="of:=[.C50]" office:value-type="float" office:value="0.00316585129221358">
            <text:p>0.0031658513</text:p>
          </table:table-cell>
          <table:table-cell table:formula="of:=[.I50]" office:value-type="float" office:value="-58">
            <text:p>-58</text:p>
          </table:table-cell>
          <table:table-cell table:formula="of:=[.J50]" office:value-type="float" office:value="-14">
            <text:p>-14</text:p>
          </table:table-cell>
          <table:table-cell table:formula="of:=[.B86]/['artificial-mafft'.B86]" office:value-type="float" office:value="0.00589065267247827">
            <text:p>0.0058906527</text:p>
          </table:table-cell>
          <table:table-cell table:formula="of:=[.C86]/['artificial-mafft'.C86]" office:value-type="float" office:value="-0.073139974779319">
            <text:p>-0.0731399748</text:p>
          </table:table-cell>
          <table:table-cell table:formula="of:=[.D86]/['artificial-mafft'.D86]" office:value-type="float" office:value="-0.125">
            <text:p>-0.125</text:p>
          </table:table-cell>
          <table:table-cell table:number-columns-repeated="6"/>
        </table:table-row>
        <table:table-row table:style-name="ro2">
          <table:table-cell table:formula="of:=[.A51]" office:value-type="string" office:string-value="art-7.fst">
            <text:p>art-7.fst</text:p>
          </table:table-cell>
          <table:table-cell table:formula="of:=[.C51]" office:value-type="float" office:value="0.000786363636363974">
            <text:p>0.0007863636</text:p>
          </table:table-cell>
          <table:table-cell table:formula="of:=[.I51]" office:value-type="float" office:value="-50">
            <text:p>-50</text:p>
          </table:table-cell>
          <table:table-cell table:formula="of:=[.J51]" office:value-type="float" office:value="-15">
            <text:p>-15</text:p>
          </table:table-cell>
          <table:table-cell table:formula="of:=[.B87]/['artificial-mafft'.B87]" office:value-type="float" office:value="0.00144821986154075">
            <text:p>0.0014482199</text:p>
          </table:table-cell>
          <table:table-cell table:formula="of:=[.C87]/['artificial-mafft'.C87]" office:value-type="float" office:value="-0.0617283950617284">
            <text:p>-0.0617283951</text:p>
          </table:table-cell>
          <table:table-cell table:formula="of:=[.D87]/['artificial-mafft'.D87]" office:value-type="float" office:value="-0.142857142857143">
            <text:p>-0.1428571429</text:p>
          </table:table-cell>
          <table:table-cell table:number-columns-repeated="6"/>
        </table:table-row>
        <table:table-row table:style-name="ro2">
          <table:table-cell table:formula="of:=[.A52]" office:value-type="string" office:string-value="art-24.fst">
            <text:p>art-24.fst</text:p>
          </table:table-cell>
          <table:table-cell table:formula="of:=[.C52]" office:value-type="float" office:value="0.0170156260109997">
            <text:p>0.017015626</text:p>
          </table:table-cell>
          <table:table-cell table:formula="of:=[.I52]" office:value-type="float" office:value="-59">
            <text:p>-59</text:p>
          </table:table-cell>
          <table:table-cell table:formula="of:=[.J52]" office:value-type="float" office:value="-6">
            <text:p>-6</text:p>
          </table:table-cell>
          <table:table-cell table:formula="of:=[.B88]/['artificial-mafft'.B88]" office:value-type="float" office:value="0.0317253760467841">
            <text:p>0.031725376</text:p>
          </table:table-cell>
          <table:table-cell table:formula="of:=[.C88]/['artificial-mafft'.C88]" office:value-type="float" office:value="-0.0752551020408163">
            <text:p>-0.075255102</text:p>
          </table:table-cell>
          <table:table-cell table:formula="of:=[.D88]/['artificial-mafft'.D88]" office:value-type="float" office:value="-0.0618556701030928">
            <text:p>-0.0618556701</text:p>
          </table:table-cell>
          <table:table-cell table:number-columns-repeated="6"/>
        </table:table-row>
        <table:table-row table:style-name="ro2">
          <table:table-cell table:formula="of:=[.A53]" office:value-type="string" office:string-value="art-28.fst">
            <text:p>art-28.fst</text:p>
          </table:table-cell>
          <table:table-cell table:formula="of:=[.C53]" office:value-type="float" office:value="0.000581818181817573">
            <text:p>0.0005818182</text:p>
          </table:table-cell>
          <table:table-cell table:formula="of:=[.I53]" office:value-type="float" office:value="-19">
            <text:p>-19</text:p>
          </table:table-cell>
          <table:table-cell table:formula="of:=[.J53]" office:value-type="float" office:value="-11">
            <text:p>-11</text:p>
          </table:table-cell>
          <table:table-cell table:formula="of:=[.B89]/['artificial-mafft'.B89]" office:value-type="float" office:value="0.00104617899468628">
            <text:p>0.001046179</text:p>
          </table:table-cell>
          <table:table-cell table:formula="of:=[.C89]/['artificial-mafft'.C89]" office:value-type="float" office:value="-0.0254010695187166">
            <text:p>-0.0254010695</text:p>
          </table:table-cell>
          <table:table-cell table:formula="of:=[.D89]/['artificial-mafft'.D89]" office:value-type="float" office:value="-0.108910891089109">
            <text:p>-0.1089108911</text:p>
          </table:table-cell>
          <table:table-cell table:number-columns-repeated="6"/>
        </table:table-row>
        <table:table-row table:style-name="ro2">
          <table:table-cell table:formula="of:=[.A54]" office:value-type="string" office:string-value="art-12.fst">
            <text:p>art-12.fst</text:p>
          </table:table-cell>
          <table:table-cell table:formula="of:=[.C54]" office:value-type="float" office:value="0.00118516431343618">
            <text:p>0.0011851643</text:p>
          </table:table-cell>
          <table:table-cell table:formula="of:=[.I54]" office:value-type="float" office:value="-47">
            <text:p>-47</text:p>
          </table:table-cell>
          <table:table-cell table:formula="of:=[.J54]" office:value-type="float" office:value="-4">
            <text:p>-4</text:p>
          </table:table-cell>
          <table:table-cell table:formula="of:=[.B90]/['artificial-mafft'.B90]" office:value-type="float" office:value="0.00219420387156354">
            <text:p>0.0021942039</text:p>
          </table:table-cell>
          <table:table-cell table:formula="of:=[.C90]/['artificial-mafft'.C90]" office:value-type="float" office:value="-0.0605670103092784">
            <text:p>-0.0605670103</text:p>
          </table:table-cell>
          <table:table-cell table:formula="of:=[.D90]/['artificial-mafft'.D90]" office:value-type="float" office:value="-0.0408163265306122">
            <text:p>-0.0408163265</text:p>
          </table:table-cell>
          <table:table-cell table:number-columns-repeated="6"/>
        </table:table-row>
        <table:table-row table:style-name="ro2">
          <table:table-cell table:formula="of:=[.A55]" office:value-type="string" office:string-value="art-0.fst">
            <text:p>art-0.fst</text:p>
          </table:table-cell>
          <table:table-cell table:formula="of:=[.C55]" office:value-type="float" office:value="0.00382440711462417">
            <text:p>0.0038244071</text:p>
          </table:table-cell>
          <table:table-cell table:formula="of:=[.I55]" office:value-type="float" office:value="-73">
            <text:p>-73</text:p>
          </table:table-cell>
          <table:table-cell table:formula="of:=[.J55]" office:value-type="float" office:value="-8">
            <text:p>-8</text:p>
          </table:table-cell>
          <table:table-cell table:formula="of:=[.B91]/['artificial-mafft'.B91]" office:value-type="float" office:value="0.00720957849588492">
            <text:p>0.0072095785</text:p>
          </table:table-cell>
          <table:table-cell table:formula="of:=[.C91]/['artificial-mafft'.C91]" office:value-type="float" office:value="-0.100274725274725">
            <text:p>-0.1002747253</text:p>
          </table:table-cell>
          <table:table-cell table:formula="of:=[.D91]/['artificial-mafft'.D91]" office:value-type="float" office:value="-0.0689655172413793">
            <text:p>-0.0689655172</text:p>
          </table:table-cell>
          <table:table-cell table:number-columns-repeated="6"/>
        </table:table-row>
        <table:table-row table:style-name="ro2">
          <table:table-cell table:formula="of:=[.A56]" office:value-type="string" office:string-value="art-5.fst">
            <text:p>art-5.fst</text:p>
          </table:table-cell>
          <table:table-cell table:formula="of:=[.C56]" office:value-type="float" office:value="0.0116824861518413">
            <text:p>0.0116824862</text:p>
          </table:table-cell>
          <table:table-cell table:formula="of:=[.I56]" office:value-type="float" office:value="-74">
            <text:p>-74</text:p>
          </table:table-cell>
          <table:table-cell table:formula="of:=[.J56]" office:value-type="float" office:value="-21">
            <text:p>-21</text:p>
          </table:table-cell>
          <table:table-cell table:formula="of:=[.B92]/['artificial-mafft'.B92]" office:value-type="float" office:value="0.0220535190832863">
            <text:p>0.0220535191</text:p>
          </table:table-cell>
          <table:table-cell table:formula="of:=[.C92]/['artificial-mafft'.C92]" office:value-type="float" office:value="-0.0906862745098039">
            <text:p>-0.0906862745</text:p>
          </table:table-cell>
          <table:table-cell table:formula="of:=[.D92]/['artificial-mafft'.D92]" office:value-type="float" office:value="-0.177966101694915">
            <text:p>-0.1779661017</text:p>
          </table:table-cell>
          <table:table-cell table:number-columns-repeated="6"/>
        </table:table-row>
        <table:table-row table:style-name="ro2">
          <table:table-cell table:formula="of:=[.A57]" office:value-type="string" office:string-value="art-8.fst">
            <text:p>art-8.fst</text:p>
          </table:table-cell>
          <table:table-cell table:formula="of:=[.C57]" office:value-type="float" office:value="-0.00248181818181803">
            <text:p>-0.0024818182</text:p>
          </table:table-cell>
          <table:table-cell table:formula="of:=[.I57]" office:value-type="float" office:value="20">
            <text:p>20</text:p>
          </table:table-cell>
          <table:table-cell table:formula="of:=[.J57]" office:value-type="float" office:value="-5">
            <text:p>-5</text:p>
          </table:table-cell>
          <table:table-cell table:formula="of:=[.B93]/['artificial-mafft'.B93]" office:value-type="float" office:value="-0.00463006147975381">
            <text:p>-0.0046300615</text:p>
          </table:table-cell>
          <table:table-cell table:formula="of:=[.C93]/['artificial-mafft'.C93]" office:value-type="float" office:value="0.0278940027894003">
            <text:p>0.0278940028</text:p>
          </table:table-cell>
          <table:table-cell table:formula="of:=[.D93]/['artificial-mafft'.D93]" office:value-type="float" office:value="-0.05">
            <text:p>-0.05</text:p>
          </table:table-cell>
          <table:table-cell table:number-columns-repeated="6"/>
        </table:table-row>
        <table:table-row table:style-name="ro2">
          <table:table-cell table:formula="of:=[.A58]" office:value-type="string" office:string-value="art-17.fst">
            <text:p>art-17.fst</text:p>
          </table:table-cell>
          <table:table-cell table:formula="of:=[.C58]" office:value-type="float" office:value="0.00370909090909022">
            <text:p>0.0037090909</text:p>
          </table:table-cell>
          <table:table-cell table:formula="of:=[.I58]" office:value-type="float" office:value="-57">
            <text:p>-57</text:p>
          </table:table-cell>
          <table:table-cell table:formula="of:=[.J58]" office:value-type="float" office:value="-12">
            <text:p>-12</text:p>
          </table:table-cell>
          <table:table-cell table:formula="of:=[.B94]/['artificial-mafft'.B94]" office:value-type="float" office:value="0.00731740124646771">
            <text:p>0.0073174012</text:p>
          </table:table-cell>
          <table:table-cell table:formula="of:=[.C94]/['artificial-mafft'.C94]" office:value-type="float" office:value="-0.0792767732962448">
            <text:p>-0.0792767733</text:p>
          </table:table-cell>
          <table:table-cell table:formula="of:=[.D94]/['artificial-mafft'.D94]" office:value-type="float" office:value="-0.111111111111111">
            <text:p>-0.1111111111</text:p>
          </table:table-cell>
          <table:table-cell table:number-columns-repeated="6"/>
        </table:table-row>
        <table:table-row table:style-name="ro2">
          <table:table-cell table:formula="of:=[.A59]" office:value-type="string" office:string-value="art-3.fst">
            <text:p>art-3.fst</text:p>
          </table:table-cell>
          <table:table-cell table:formula="of:=[.C59]" office:value-type="float" office:value="0.0177137648570508">
            <text:p>0.0177137649</text:p>
          </table:table-cell>
          <table:table-cell table:formula="of:=[.I59]" office:value-type="float" office:value="-110">
            <text:p>-110</text:p>
          </table:table-cell>
          <table:table-cell table:formula="of:=[.J59]" office:value-type="float" office:value="-20">
            <text:p>-20</text:p>
          </table:table-cell>
          <table:table-cell table:formula="of:=[.B95]/['artificial-mafft'.B95]" office:value-type="float" office:value="0.0370480548334278">
            <text:p>0.0370480548</text:p>
          </table:table-cell>
          <table:table-cell table:formula="of:=[.C95]/['artificial-mafft'.C95]" office:value-type="float" office:value="-0.143603133159269">
            <text:p>-0.1436031332</text:p>
          </table:table-cell>
          <table:table-cell table:formula="of:=[.D95]/['artificial-mafft'.D95]" office:value-type="float" office:value="-0.16">
            <text:p>-0.16</text:p>
          </table:table-cell>
          <table:table-cell table:number-columns-repeated="6"/>
        </table:table-row>
        <table:table-row table:style-name="ro2">
          <table:table-cell table:formula="of:=[.A60]" office:value-type="string" office:string-value="art-14.fst">
            <text:p>art-14.fst</text:p>
          </table:table-cell>
          <table:table-cell table:formula="of:=[.C60]" office:value-type="float" office:value="0.000394932282333782">
            <text:p>0.0003949323</text:p>
          </table:table-cell>
          <table:table-cell table:formula="of:=[.I60]" office:value-type="float" office:value="-22">
            <text:p>-22</text:p>
          </table:table-cell>
          <table:table-cell table:formula="of:=[.J60]" office:value-type="float" office:value="-7">
            <text:p>-7</text:p>
          </table:table-cell>
          <table:table-cell table:formula="of:=[.B96]/['artificial-mafft'.B96]" office:value-type="float" office:value="0.000766555994947769">
            <text:p>0.000766556</text:p>
          </table:table-cell>
          <table:table-cell table:formula="of:=[.C96]/['artificial-mafft'.C96]" office:value-type="float" office:value="-0.0317460317460317">
            <text:p>-0.0317460317</text:p>
          </table:table-cell>
          <table:table-cell table:formula="of:=[.D96]/['artificial-mafft'.D96]" office:value-type="float" office:value="-0.0654205607476635">
            <text:p>-0.0654205607</text:p>
          </table:table-cell>
          <table:table-cell table:number-columns-repeated="6"/>
        </table:table-row>
        <table:table-row table:style-name="ro2">
          <table:table-cell table:formula="of:=[.A61]" office:value-type="string" office:string-value="art-23.fst">
            <text:p>art-23.fst</text:p>
          </table:table-cell>
          <table:table-cell table:formula="of:=[.C61]" office:value-type="float" office:value="-0.00122248273426451">
            <text:p>-0.0012224827</text:p>
          </table:table-cell>
          <table:table-cell table:formula="of:=[.I61]" office:value-type="float" office:value="17">
            <text:p>17</text:p>
          </table:table-cell>
          <table:table-cell table:formula="of:=[.J61]" office:value-type="float" office:value="-18">
            <text:p>-18</text:p>
          </table:table-cell>
          <table:table-cell table:formula="of:=[.B97]/['artificial-mafft'.B97]" office:value-type="float" office:value="-0.0022273743168537">
            <text:p>-0.0022273743</text:p>
          </table:table-cell>
          <table:table-cell table:formula="of:=[.C97]/['artificial-mafft'.C97]" office:value-type="float" office:value="0.021437578814628">
            <text:p>0.0214375788</text:p>
          </table:table-cell>
          <table:table-cell table:formula="of:=[.D97]/['artificial-mafft'.D97]" office:value-type="float" office:value="-0.166666666666667">
            <text:p>-0.1666666667</text:p>
          </table:table-cell>
          <table:table-cell table:number-columns-repeated="6"/>
        </table:table-row>
        <table:table-row table:style-name="ro2">
          <table:table-cell table:formula="of:=[.A62]" office:value-type="string" office:string-value="art-11.fst">
            <text:p>art-11.fst</text:p>
          </table:table-cell>
          <table:table-cell table:formula="of:=[.C62]" office:value-type="float" office:value="-0.00114157996862385">
            <text:p>-0.00114158</text:p>
          </table:table-cell>
          <table:table-cell table:formula="of:=[.I62]" office:value-type="float" office:value="-3">
            <text:p>-3</text:p>
          </table:table-cell>
          <table:table-cell table:formula="of:=[.J62]" office:value-type="float" office:value="-4">
            <text:p>-4</text:p>
          </table:table-cell>
          <table:table-cell table:formula="of:=[.B98]/['artificial-mafft'.B98]" office:value-type="float" office:value="-0.00212632419746471">
            <text:p>-0.0021263242</text:p>
          </table:table-cell>
          <table:table-cell table:formula="of:=[.C98]/['artificial-mafft'.C98]" office:value-type="float" office:value="-0.00443786982248521">
            <text:p>-0.0044378698</text:p>
          </table:table-cell>
          <table:table-cell table:formula="of:=[.D98]/['artificial-mafft'.D98]" office:value-type="float" office:value="-0.0404040404040404">
            <text:p>-0.0404040404</text:p>
          </table:table-cell>
          <table:table-cell table:number-columns-repeated="6"/>
        </table:table-row>
        <table:table-row table:style-name="ro2">
          <table:table-cell table:formula="of:=[.A63]" office:value-type="string" office:string-value="art-6.fst">
            <text:p>art-6.fst</text:p>
          </table:table-cell>
          <table:table-cell table:formula="of:=[.C63]" office:value-type="float" office:value="0.0211056758056752">
            <text:p>0.0211056758</text:p>
          </table:table-cell>
          <table:table-cell table:formula="of:=[.I63]" office:value-type="float" office:value="-103">
            <text:p>-103</text:p>
          </table:table-cell>
          <table:table-cell table:formula="of:=[.J63]" office:value-type="float" office:value="-22">
            <text:p>-22</text:p>
          </table:table-cell>
          <table:table-cell table:formula="of:=[.B99]/['artificial-mafft'.B99]" office:value-type="float" office:value="0.0434872064241653">
            <text:p>0.0434872064</text:p>
          </table:table-cell>
          <table:table-cell table:formula="of:=[.C99]/['artificial-mafft'.C99]" office:value-type="float" office:value="-0.133592736705577">
            <text:p>-0.1335927367</text:p>
          </table:table-cell>
          <table:table-cell table:formula="of:=[.D99]/['artificial-mafft'.D99]" office:value-type="float" office:value="-0.198198198198198">
            <text:p>-0.1981981982</text:p>
          </table:table-cell>
          <table:table-cell table:number-columns-repeated="6"/>
        </table:table-row>
        <table:table-row table:style-name="ro2">
          <table:table-cell table:formula="of:=[.A64]" office:value-type="string" office:string-value="art-1.fst">
            <text:p>art-1.fst</text:p>
          </table:table-cell>
          <table:table-cell table:formula="of:=[.C64]" office:value-type="float" office:value="0.00804542673762898">
            <text:p>0.0080454267</text:p>
          </table:table-cell>
          <table:table-cell table:formula="of:=[.I64]" office:value-type="float" office:value="-73">
            <text:p>-73</text:p>
          </table:table-cell>
          <table:table-cell table:formula="of:=[.J64]" office:value-type="float" office:value="-19">
            <text:p>-19</text:p>
          </table:table-cell>
          <table:table-cell table:formula="of:=[.B100]/['artificial-mafft'.B100]" office:value-type="float" office:value="0.0145486566232234">
            <text:p>0.0145486566</text:p>
          </table:table-cell>
          <table:table-cell table:formula="of:=[.C100]/['artificial-mafft'.C100]" office:value-type="float" office:value="-0.0903465346534653">
            <text:p>-0.0903465347</text:p>
          </table:table-cell>
          <table:table-cell table:formula="of:=[.D100]/['artificial-mafft'.D100]" office:value-type="float" office:value="-0.177570093457944">
            <text:p>-0.1775700935</text:p>
          </table:table-cell>
          <table:table-cell table:number-columns-repeated="6"/>
        </table:table-row>
        <table:table-row table:style-name="ro2">
          <table:table-cell table:formula="of:=[.A65]" office:value-type="string" office:string-value="art-18.fst">
            <text:p>art-18.fst</text:p>
          </table:table-cell>
          <table:table-cell table:formula="of:=[.C65]" office:value-type="float" office:value="0.00430909090909037">
            <text:p>0.0043090909</text:p>
          </table:table-cell>
          <table:table-cell table:formula="of:=[.I65]" office:value-type="float" office:value="-64">
            <text:p>-64</text:p>
          </table:table-cell>
          <table:table-cell table:formula="of:=[.J65]" office:value-type="float" office:value="-15">
            <text:p>-15</text:p>
          </table:table-cell>
          <table:table-cell table:formula="of:=[.B101]/['artificial-mafft'.B101]" office:value-type="float" office:value="0.0081774894762256">
            <text:p>0.0081774895</text:p>
          </table:table-cell>
          <table:table-cell table:formula="of:=[.C101]/['artificial-mafft'.C101]" office:value-type="float" office:value="-0.0824742268041237">
            <text:p>-0.0824742268</text:p>
          </table:table-cell>
          <table:table-cell table:formula="of:=[.D101]/['artificial-mafft'.D101]" office:value-type="float" office:value="-0.137614678899083">
            <text:p>-0.1376146789</text:p>
          </table:table-cell>
          <table:table-cell table:number-columns-repeated="6"/>
        </table:table-row>
        <table:table-row table:style-name="ro2">
          <table:table-cell table:formula="of:=[.A66]" office:value-type="string" office:string-value="art-9.fst">
            <text:p>art-9.fst</text:p>
          </table:table-cell>
          <table:table-cell table:formula="of:=[.C66]" office:value-type="float" office:value="0.00369822776501527">
            <text:p>0.0036982278</text:p>
          </table:table-cell>
          <table:table-cell table:formula="of:=[.I66]" office:value-type="float" office:value="-56">
            <text:p>-56</text:p>
          </table:table-cell>
          <table:table-cell table:formula="of:=[.J66]" office:value-type="float" office:value="-6">
            <text:p>-6</text:p>
          </table:table-cell>
          <table:table-cell table:formula="of:=[.B102]/['artificial-mafft'.B102]" office:value-type="float" office:value="0.00714107197671178">
            <text:p>0.007141072</text:p>
          </table:table-cell>
          <table:table-cell table:formula="of:=[.C102]/['artificial-mafft'.C102]" office:value-type="float" office:value="-0.0719794344473008">
            <text:p>-0.0719794344</text:p>
          </table:table-cell>
          <table:table-cell table:formula="of:=[.D102]/['artificial-mafft'.D102]" office:value-type="float" office:value="-0.0638297872340425">
            <text:p>-0.0638297872</text:p>
          </table:table-cell>
          <table:table-cell table:number-columns-repeated="6"/>
        </table:table-row>
        <table:table-row table:style-name="ro2">
          <table:table-cell table:formula="of:=[.A67]" office:value-type="string" office:string-value="art-4.fst">
            <text:p>art-4.fst</text:p>
          </table:table-cell>
          <table:table-cell table:formula="of:=[.C67]" office:value-type="float" office:value="-0.00190103109023676">
            <text:p>-0.0019010311</text:p>
          </table:table-cell>
          <table:table-cell table:formula="of:=[.I67]" office:value-type="float" office:value="-52">
            <text:p>-52</text:p>
          </table:table-cell>
          <table:table-cell table:formula="of:=[.J67]" office:value-type="float" office:value="-14">
            <text:p>-14</text:p>
          </table:table-cell>
          <table:table-cell table:formula="of:=[.B103]/['artificial-mafft'.B103]" office:value-type="float" office:value="-0.00372210951024883">
            <text:p>-0.0037221095</text:p>
          </table:table-cell>
          <table:table-cell table:formula="of:=[.C103]/['artificial-mafft'.C103]" office:value-type="float" office:value="-0.0699865410497981">
            <text:p>-0.069986541</text:p>
          </table:table-cell>
          <table:table-cell table:formula="of:=[.D103]/['artificial-mafft'.D103]" office:value-type="float" office:value="-0.121739130434783">
            <text:p>-0.1217391304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table:formula="of:=['artificial-dcca-10'.A105]" office:value-type="string" office:string-value="mean">
            <text:p>mean</text:p>
          </table:table-cell>
          <table:table-cell table:formula="of:=[.C69]" office:value-type="float" office:value="0.00510392711826335">
            <text:p>0.0051039271</text:p>
          </table:table-cell>
          <table:table-cell table:formula="of:=[.I69]" office:value-type="float" office:value="-46.6666666666666">
            <text:p>-46.6666666667</text:p>
          </table:table-cell>
          <table:table-cell table:formula="of:=[.J69]" office:value-type="float" office:value="-11.3333333333333">
            <text:p>-11.3333333333</text:p>
          </table:table-cell>
          <table:table-cell table:formula="of:=[.B105]/['artificial-mafft'.B105]" office:value-type="float" office:value="0.00972624695176245">
            <text:p>0.009726247</text:p>
          </table:table-cell>
          <table:table-cell table:formula="of:=[.C105]/['artificial-mafft'.C105]" office:value-type="float" office:value="-0.0615546957439324">
            <text:p>-0.0615546957</text:p>
          </table:table-cell>
          <table:table-cell table:formula="of:=[.D105]/['artificial-mafft'.D105]" office:value-type="float" office:value="-0.106683401317854">
            <text:p>-0.1066834013</text:p>
          </table:table-cell>
          <table:table-cell table:number-columns-repeated="6"/>
        </table:table-row>
        <table:table-row table:style-name="ro2" table:number-rows-repeated="104847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mpare-einsi-mafft" table:style-name="ta1">
        <table:table-column table:style-name="co1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formula="of:=['artificial-mafft'.A1]" office:value-type="string" office:string-value="alignment-file-rated">
            <text:p>alignment-file-rated</text:p>
          </table:table-cell>
          <table:table-cell table:formula="of:=['artificial-mafft'.B1]" office:value-type="string" office:string-value=" GLOCSA">
            <text:p><text:s/>GLOCSA</text:p>
          </table:table-cell>
          <table:table-cell table:formula="of:=['artificial-mafft'.C1]" office:value-type="string" office:string-value=" meanColumnValue">
            <text:p><text:s/>meanColumnValue</text:p>
          </table:table-cell>
          <table:table-cell table:formula="of:=['artificial-mafft'.D1]" office:value-type="string" office:string-value=" gapConcentration">
            <text:p><text:s/>gapConcentration</text:p>
          </table:table-cell>
          <table:table-cell table:formula="of:=['artificial-mafft'.E1]" office:value-type="string" office:string-value=" columnIncrementRatio">
            <text:p><text:s/>columnIncrementRatio</text:p>
          </table:table-cell>
          <table:table-cell table:formula="of:=['artificial-mafft'.F1]" office:value-type="string" office:string-value=" meanGapBlockSize">
            <text:p><text:s/>meanGapBlockSize</text:p>
          </table:table-cell>
          <table:table-cell table:formula="of:=['artificial-mafft'.G1]" office:value-type="string" office:string-value=" totalGapPositions">
            <text:p><text:s/>totalGapPositions</text:p>
          </table:table-cell>
          <table:table-cell table:formula="of:=['artificial-mafft'.H1]" office:value-type="string" office:string-value=" numberGapBlocks">
            <text:p><text:s/>numberGapBlocks</text:p>
          </table:table-cell>
          <table:table-cell table:formula="of:=['artificial-mafft'.I1]" office:value-type="string" office:string-value=" columnsNotAligned">
            <text:p><text:s/>columnsNotAligned</text:p>
          </table:table-cell>
          <table:table-cell table:formula="of:=['artificial-mafft'.J1]" office:value-type="string" office:string-value=" columnsAligned">
            <text:p><text:s/>columnsAligned</text:p>
          </table:table-cell>
          <table:table-cell table:formula="of:=['artificial-mafft'.K1]" office:value-type="string" office:string-value=" estimatedEvents">
            <text:p><text:s/>estimatedEvents</text:p>
          </table:table-cell>
          <table:table-cell table:formula="of:=['artificial-mafft'.L1]" office:value-type="string" office:string-value=" substitutionEvents">
            <text:p><text:s/>substitutionEvents</text:p>
          </table:table-cell>
          <table:table-cell table:formula="of:=['artificial-mafft'.M1]" office:value-type="string" office:string-value=" inDelEvents">
            <text:p><text:s/>inDelEvents</text:p>
          </table:table-cell>
        </table:table-row>
        <table:table-row table:style-name="ro2">
          <table:table-cell table:formula="of:=RIGHT(['artificial-mafft'.A2];LEN(['artificial-mafft'.A2])-FIND(&quot;/&quot;;['artificial-mafft'.A2]))" office:value-type="string" office:string-value="art-26.fst">
            <text:p>art-26.fst</text:p>
          </table:table-cell>
          <table:table-cell table:formula="of:=['artificial-einsi'.B2]-['artificial-mafft'.B2]" office:value-type="float" office:value="4.75132258097972">
            <text:p>4.751322581</text:p>
          </table:table-cell>
          <table:table-cell table:formula="of:=['artificial-einsi'.C2]-['artificial-mafft'.C2]" office:value-type="float" office:value="0.00472879401664783">
            <text:p>0.004728794</text:p>
          </table:table-cell>
          <table:table-cell table:formula="of:=['artificial-einsi'.D2]-['artificial-mafft'.D2]" office:value-type="float" office:value="0.000217337307501241">
            <text:p>0.0002173373</text:p>
          </table:table-cell>
          <table:table-cell table:formula="of:=['artificial-einsi'.E2]-['artificial-mafft'.E2]" office:value-type="float" office:value="-0.000909090909090971">
            <text:p>-0.0009090909</text:p>
          </table:table-cell>
          <table:table-cell table:formula="of:=['artificial-einsi'.F2]-['artificial-mafft'.F2]" office:value-type="float" office:value="1.25332215598609">
            <text:p>1.253322156</text:p>
          </table:table-cell>
          <table:table-cell table:formula="of:=['artificial-einsi'.G2]-['artificial-mafft'.G2]" office:value-type="float" office:value="54">
            <text:p>54</text:p>
          </table:table-cell>
          <table:table-cell table:formula="of:=['artificial-einsi'.H2]-['artificial-mafft'.H2]" office:value-type="float" office:value="-7">
            <text:p>-7</text:p>
          </table:table-cell>
          <table:table-cell table:formula="of:=['artificial-einsi'.I2]-['artificial-mafft'.I2]" office:value-type="float" office:value="0">
            <text:p>0</text:p>
          </table:table-cell>
          <table:table-cell table:formula="of:=['artificial-einsi'.J2]-['artificial-mafft'.J2]" office:value-type="float" office:value="-1">
            <text:p>-1</text:p>
          </table:table-cell>
          <table:table-cell table:formula="of:=['artificial-einsi'.K2]-['artificial-mafft'.K2]" office:value-type="float" office:value="-48">
            <text:p>-48</text:p>
          </table:table-cell>
          <table:table-cell table:formula="of:=['artificial-einsi'.L2]-['artificial-mafft'.L2]" office:value-type="float" office:value="-39">
            <text:p>-39</text:p>
          </table:table-cell>
          <table:table-cell table:formula="of:=['artificial-einsi'.M2]-['artificial-mafft'.M2]" office:value-type="float" office:value="-9">
            <text:p>-9</text:p>
          </table:table-cell>
        </table:table-row>
        <table:table-row table:style-name="ro2">
          <table:table-cell table:formula="of:=RIGHT(['artificial-mafft'.A3];LEN(['artificial-mafft'.A3])-FIND(&quot;/&quot;;['artificial-mafft'.A3]))" office:value-type="string" office:string-value="art-15.fst">
            <text:p>art-15.fst</text:p>
          </table:table-cell>
          <table:table-cell table:formula="of:=['artificial-einsi'.B3]-['artificial-mafft'.B3]" office:value-type="float" office:value="-1.3279371349538">
            <text:p>-1.327937135</text:p>
          </table:table-cell>
          <table:table-cell table:formula="of:=['artificial-einsi'.C3]-['artificial-mafft'.C3]" office:value-type="float" office:value="-0.00132727272727307">
            <text:p>-0.0013272727</text:p>
          </table:table-cell>
          <table:table-cell table:formula="of:=['artificial-einsi'.D3]-['artificial-mafft'.D3]" office:value-type="float" office:value="-0.0000332203840276392">
            <text:p>-3.32203840276392E-005</text:p>
          </table:table-cell>
          <table:table-cell table:formula="of:=['artificial-einsi'.E3]-['artificial-mafft'.E3]" office:value-type="float" office:value="0">
            <text:p>0</text:p>
          </table:table-cell>
          <table:table-cell table:formula="of:=['artificial-einsi'.F3]-['artificial-mafft'.F3]" office:value-type="float" office:value="3.73231014550528">
            <text:p>3.7323101455</text:p>
          </table:table-cell>
          <table:table-cell table:formula="of:=['artificial-einsi'.G3]-['artificial-mafft'.G3]" office:value-type="float" office:value="680">
            <text:p>680</text:p>
          </table:table-cell>
          <table:table-cell table:formula="of:=['artificial-einsi'.H3]-['artificial-mafft'.H3]" office:value-type="float" office:value="1">
            <text:p>1</text:p>
          </table:table-cell>
          <table:table-cell table:formula="of:=['artificial-einsi'.I3]-['artificial-mafft'.I3]" office:value-type="float" office:value="0">
            <text:p>0</text:p>
          </table:table-cell>
          <table:table-cell table:formula="of:=['artificial-einsi'.J3]-['artificial-mafft'.J3]" office:value-type="float" office:value="0">
            <text:p>0</text:p>
          </table:table-cell>
          <table:table-cell table:formula="of:=['artificial-einsi'.K3]-['artificial-mafft'.K3]" office:value-type="float" office:value="16">
            <text:p>16</text:p>
          </table:table-cell>
          <table:table-cell table:formula="of:=['artificial-einsi'.L3]-['artificial-mafft'.L3]" office:value-type="float" office:value="25">
            <text:p>25</text:p>
          </table:table-cell>
          <table:table-cell table:formula="of:=['artificial-einsi'.M3]-['artificial-mafft'.M3]" office:value-type="float" office:value="-9">
            <text:p>-9</text:p>
          </table:table-cell>
        </table:table-row>
        <table:table-row table:style-name="ro2">
          <table:table-cell table:formula="of:=RIGHT(['artificial-mafft'.A4];LEN(['artificial-mafft'.A4])-FIND(&quot;/&quot;;['artificial-mafft'.A4]))" office:value-type="string" office:string-value="art-29.fst">
            <text:p>art-29.fst</text:p>
          </table:table-cell>
          <table:table-cell table:formula="of:=['artificial-einsi'.B4]-['artificial-mafft'.B4]" office:value-type="float" office:value="4.88017593637119">
            <text:p>4.8801759364</text:p>
          </table:table-cell>
          <table:table-cell table:formula="of:=['artificial-einsi'.C4]-['artificial-mafft'.C4]" office:value-type="float" office:value="0.00480699332399226">
            <text:p>0.0048069933</text:p>
          </table:table-cell>
          <table:table-cell table:formula="of:=['artificial-einsi'.D4]-['artificial-mafft'.D4]" office:value-type="float" office:value="0.00093185789167152">
            <text:p>0.0009318579</text:p>
          </table:table-cell>
          <table:table-cell table:formula="of:=['artificial-einsi'.E4]-['artificial-mafft'.E4]" office:value-type="float" office:value="-0.00272727272727269">
            <text:p>-0.0027272727</text:p>
          </table:table-cell>
          <table:table-cell table:formula="of:=['artificial-einsi'.F4]-['artificial-mafft'.F4]" office:value-type="float" office:value="4.57652882935352">
            <text:p>4.5765288294</text:p>
          </table:table-cell>
          <table:table-cell table:formula="of:=['artificial-einsi'.G4]-['artificial-mafft'.G4]" office:value-type="float" office:value="-9">
            <text:p>-9</text:p>
          </table:table-cell>
          <table:table-cell table:formula="of:=['artificial-einsi'.H4]-['artificial-mafft'.H4]" office:value-type="float" office:value="-32">
            <text:p>-32</text:p>
          </table:table-cell>
          <table:table-cell table:formula="of:=['artificial-einsi'.I4]-['artificial-mafft'.I4]" office:value-type="float" office:value="0">
            <text:p>0</text:p>
          </table:table-cell>
          <table:table-cell table:formula="of:=['artificial-einsi'.J4]-['artificial-mafft'.J4]" office:value-type="float" office:value="-3">
            <text:p>-3</text:p>
          </table:table-cell>
          <table:table-cell table:formula="of:=['artificial-einsi'.K4]-['artificial-mafft'.K4]" office:value-type="float" office:value="-65">
            <text:p>-65</text:p>
          </table:table-cell>
          <table:table-cell table:formula="of:=['artificial-einsi'.L4]-['artificial-mafft'.L4]" office:value-type="float" office:value="-52">
            <text:p>-52</text:p>
          </table:table-cell>
          <table:table-cell table:formula="of:=['artificial-einsi'.M4]-['artificial-mafft'.M4]" office:value-type="float" office:value="-13">
            <text:p>-13</text:p>
          </table:table-cell>
        </table:table-row>
        <table:table-row table:style-name="ro2">
          <table:table-cell table:formula="of:=RIGHT(['artificial-mafft'.A5];LEN(['artificial-mafft'.A5])-FIND(&quot;/&quot;;['artificial-mafft'.A5]))" office:value-type="string" office:string-value="art-10.fst">
            <text:p>art-10.fst</text:p>
          </table:table-cell>
          <table:table-cell table:formula="of:=['artificial-einsi'.B5]-['artificial-mafft'.B5]" office:value-type="float" office:value="-5.63990401968306">
            <text:p>-5.6399040197</text:p>
          </table:table-cell>
          <table:table-cell table:formula="of:=['artificial-einsi'.C5]-['artificial-mafft'.C5]" office:value-type="float" office:value="-0.00532651017249147">
            <text:p>-0.0053265102</text:p>
          </table:table-cell>
          <table:table-cell table:formula="of:=['artificial-einsi'.D5]-['artificial-mafft'.D5]" office:value-type="float" office:value="0.000693944004056903">
            <text:p>0.000693944</text:p>
          </table:table-cell>
          <table:table-cell table:formula="of:=['artificial-einsi'.E5]-['artificial-mafft'.E5]" office:value-type="float" office:value="0.0163636363636364">
            <text:p>0.0163636364</text:p>
          </table:table-cell>
          <table:table-cell table:formula="of:=['artificial-einsi'.F5]-['artificial-mafft'.F5]" office:value-type="float" office:value="4.4073184402274">
            <text:p>4.4073184402</text:p>
          </table:table-cell>
          <table:table-cell table:formula="of:=['artificial-einsi'.G5]-['artificial-mafft'.G5]" office:value-type="float" office:value="-107">
            <text:p>-107</text:p>
          </table:table-cell>
          <table:table-cell table:formula="of:=['artificial-einsi'.H5]-['artificial-mafft'.H5]" office:value-type="float" office:value="-26">
            <text:p>-26</text:p>
          </table:table-cell>
          <table:table-cell table:formula="of:=['artificial-einsi'.I5]-['artificial-mafft'.I5]" office:value-type="float" office:value="0">
            <text:p>0</text:p>
          </table:table-cell>
          <table:table-cell table:formula="of:=['artificial-einsi'.J5]-['artificial-mafft'.J5]" office:value-type="float" office:value="18">
            <text:p>18</text:p>
          </table:table-cell>
          <table:table-cell table:formula="of:=['artificial-einsi'.K5]-['artificial-mafft'.K5]" office:value-type="float" office:value="-42">
            <text:p>-42</text:p>
          </table:table-cell>
          <table:table-cell table:formula="of:=['artificial-einsi'.L5]-['artificial-mafft'.L5]" office:value-type="float" office:value="-18">
            <text:p>-18</text:p>
          </table:table-cell>
          <table:table-cell table:formula="of:=['artificial-einsi'.M5]-['artificial-mafft'.M5]" office:value-type="float" office:value="-24">
            <text:p>-24</text:p>
          </table:table-cell>
        </table:table-row>
        <table:table-row table:style-name="ro2">
          <table:table-cell table:formula="of:=RIGHT(['artificial-mafft'.A6];LEN(['artificial-mafft'.A6])-FIND(&quot;/&quot;;['artificial-mafft'.A6]))" office:value-type="string" office:string-value="art-2.fst">
            <text:p>art-2.fst</text:p>
          </table:table-cell>
          <table:table-cell table:formula="of:=['artificial-einsi'.B6]-['artificial-mafft'.B6]" office:value-type="float" office:value="-2.18395409621883">
            <text:p>-2.1839540962</text:p>
          </table:table-cell>
          <table:table-cell table:formula="of:=['artificial-einsi'.C6]-['artificial-mafft'.C6]" office:value-type="float" office:value="-0.002195454545455">
            <text:p>-0.0021954545</text:p>
          </table:table-cell>
          <table:table-cell table:formula="of:=['artificial-einsi'.D6]-['artificial-mafft'.D6]" office:value-type="float" office:value="0.000575022461814915">
            <text:p>0.0005750225</text:p>
          </table:table-cell>
          <table:table-cell table:formula="of:=['artificial-einsi'.E6]-['artificial-mafft'.E6]" office:value-type="float" office:value="0">
            <text:p>0</text:p>
          </table:table-cell>
          <table:table-cell table:formula="of:=['artificial-einsi'.F6]-['artificial-mafft'.F6]" office:value-type="float" office:value="3.1773944294699">
            <text:p>3.1773944295</text:p>
          </table:table-cell>
          <table:table-cell table:formula="of:=['artificial-einsi'.G6]-['artificial-mafft'.G6]" office:value-type="float" office:value="37">
            <text:p>37</text:p>
          </table:table-cell>
          <table:table-cell table:formula="of:=['artificial-einsi'.H6]-['artificial-mafft'.H6]" office:value-type="float" office:value="-16">
            <text:p>-16</text:p>
          </table:table-cell>
          <table:table-cell table:formula="of:=['artificial-einsi'.I6]-['artificial-mafft'.I6]" office:value-type="float" office:value="0">
            <text:p>0</text:p>
          </table:table-cell>
          <table:table-cell table:formula="of:=['artificial-einsi'.J6]-['artificial-mafft'.J6]" office:value-type="float" office:value="0">
            <text:p>0</text:p>
          </table:table-cell>
          <table:table-cell table:formula="of:=['artificial-einsi'.K6]-['artificial-mafft'.K6]" office:value-type="float" office:value="5">
            <text:p>5</text:p>
          </table:table-cell>
          <table:table-cell table:formula="of:=['artificial-einsi'.L6]-['artificial-mafft'.L6]" office:value-type="float" office:value="14">
            <text:p>14</text:p>
          </table:table-cell>
          <table:table-cell table:formula="of:=['artificial-einsi'.M6]-['artificial-mafft'.M6]" office:value-type="float" office:value="-9">
            <text:p>-9</text:p>
          </table:table-cell>
        </table:table-row>
        <table:table-row table:style-name="ro2">
          <table:table-cell table:formula="of:=RIGHT(['artificial-mafft'.A7];LEN(['artificial-mafft'.A7])-FIND(&quot;/&quot;;['artificial-mafft'.A7]))" office:value-type="string" office:string-value="art-19.fst">
            <text:p>art-19.fst</text:p>
          </table:table-cell>
          <table:table-cell table:formula="of:=['artificial-einsi'.B7]-['artificial-mafft'.B7]" office:value-type="float" office:value="-0.976412734152405">
            <text:p>-0.9764127342</text:p>
          </table:table-cell>
          <table:table-cell table:formula="of:=['artificial-einsi'.C7]-['artificial-mafft'.C7]" office:value-type="float" office:value="-0.000977272727272438">
            <text:p>-0.0009772727</text:p>
          </table:table-cell>
          <table:table-cell table:formula="of:=['artificial-einsi'.D7]-['artificial-mafft'.D7]" office:value-type="float" office:value="0.0000429996560027505">
            <text:p>4.29996560027505E-005</text:p>
          </table:table-cell>
          <table:table-cell table:formula="of:=['artificial-einsi'.E7]-['artificial-mafft'.E7]" office:value-type="float" office:value="0">
            <text:p>0</text:p>
          </table:table-cell>
          <table:table-cell table:formula="of:=['artificial-einsi'.F7]-['artificial-mafft'.F7]" office:value-type="float" office:value="2.85792913656691">
            <text:p>2.8579291366</text:p>
          </table:table-cell>
          <table:table-cell table:formula="of:=['artificial-einsi'.G7]-['artificial-mafft'.G7]" office:value-type="float" office:value="407">
            <text:p>407</text:p>
          </table:table-cell>
          <table:table-cell table:formula="of:=['artificial-einsi'.H7]-['artificial-mafft'.H7]" office:value-type="float" office:value="-1">
            <text:p>-1</text:p>
          </table:table-cell>
          <table:table-cell table:formula="of:=['artificial-einsi'.I7]-['artificial-mafft'.I7]" office:value-type="float" office:value="0">
            <text:p>0</text:p>
          </table:table-cell>
          <table:table-cell table:formula="of:=['artificial-einsi'.J7]-['artificial-mafft'.J7]" office:value-type="float" office:value="0">
            <text:p>0</text:p>
          </table:table-cell>
          <table:table-cell table:formula="of:=['artificial-einsi'.K7]-['artificial-mafft'.K7]" office:value-type="float" office:value="7">
            <text:p>7</text:p>
          </table:table-cell>
          <table:table-cell table:formula="of:=['artificial-einsi'.L7]-['artificial-mafft'.L7]" office:value-type="float" office:value="13">
            <text:p>13</text:p>
          </table:table-cell>
          <table:table-cell table:formula="of:=['artificial-einsi'.M7]-['artificial-mafft'.M7]" office:value-type="float" office:value="-6">
            <text:p>-6</text:p>
          </table:table-cell>
        </table:table-row>
        <table:table-row table:style-name="ro2">
          <table:table-cell table:formula="of:=RIGHT(['artificial-mafft'.A8];LEN(['artificial-mafft'.A8])-FIND(&quot;/&quot;;['artificial-mafft'.A8]))" office:value-type="string" office:string-value="art-27.fst">
            <text:p>art-27.fst</text:p>
          </table:table-cell>
          <table:table-cell table:formula="of:=['artificial-einsi'.B8]-['artificial-mafft'.B8]" office:value-type="float" office:value="1.34426890144368">
            <text:p>1.3442689014</text:p>
          </table:table-cell>
          <table:table-cell table:formula="of:=['artificial-einsi'.C8]-['artificial-mafft'.C8]" office:value-type="float" office:value="0.00131210263396953">
            <text:p>0.0013121026</text:p>
          </table:table-cell>
          <table:table-cell table:formula="of:=['artificial-einsi'.D8]-['artificial-mafft'.D8]" office:value-type="float" office:value="0.000699222464619343">
            <text:p>0.0006992225</text:p>
          </table:table-cell>
          <table:table-cell table:formula="of:=['artificial-einsi'.E8]-['artificial-mafft'.E8]" office:value-type="float" office:value="-0.00090909090909097">
            <text:p>-0.0009090909</text:p>
          </table:table-cell>
          <table:table-cell table:formula="of:=['artificial-einsi'.F8]-['artificial-mafft'.F8]" office:value-type="float" office:value="3.72906527940929">
            <text:p>3.7290652794</text:p>
          </table:table-cell>
          <table:table-cell table:formula="of:=['artificial-einsi'.G8]-['artificial-mafft'.G8]" office:value-type="float" office:value="77">
            <text:p>77</text:p>
          </table:table-cell>
          <table:table-cell table:formula="of:=['artificial-einsi'.H8]-['artificial-mafft'.H8]" office:value-type="float" office:value="-25">
            <text:p>-25</text:p>
          </table:table-cell>
          <table:table-cell table:formula="of:=['artificial-einsi'.I8]-['artificial-mafft'.I8]" office:value-type="float" office:value="0">
            <text:p>0</text:p>
          </table:table-cell>
          <table:table-cell table:formula="of:=['artificial-einsi'.J8]-['artificial-mafft'.J8]" office:value-type="float" office:value="-1">
            <text:p>-1</text:p>
          </table:table-cell>
          <table:table-cell table:formula="of:=['artificial-einsi'.K8]-['artificial-mafft'.K8]" office:value-type="float" office:value="-24">
            <text:p>-24</text:p>
          </table:table-cell>
          <table:table-cell table:formula="of:=['artificial-einsi'.L8]-['artificial-mafft'.L8]" office:value-type="float" office:value="-19">
            <text:p>-19</text:p>
          </table:table-cell>
          <table:table-cell table:formula="of:=['artificial-einsi'.M8]-['artificial-mafft'.M8]" office:value-type="float" office:value="-5">
            <text:p>-5</text:p>
          </table:table-cell>
        </table:table-row>
        <table:table-row table:style-name="ro2">
          <table:table-cell table:formula="of:=RIGHT(['artificial-mafft'.A9];LEN(['artificial-mafft'.A9])-FIND(&quot;/&quot;;['artificial-mafft'.A9]))" office:value-type="string" office:string-value="art-16.fst">
            <text:p>art-16.fst</text:p>
          </table:table-cell>
          <table:table-cell table:formula="of:=['artificial-einsi'.B9]-['artificial-mafft'.B9]" office:value-type="float" office:value="0.103780318780196">
            <text:p>0.1037803188</text:p>
          </table:table-cell>
          <table:table-cell table:formula="of:=['artificial-einsi'.C9]-['artificial-mafft'.C9]" office:value-type="float" office:value="0.000175824198467289">
            <text:p>0.0001758242</text:p>
          </table:table-cell>
          <table:table-cell table:formula="of:=['artificial-einsi'.D9]-['artificial-mafft'.D9]" office:value-type="float" office:value="-0.000874921257086862">
            <text:p>-0.0008749213</text:p>
          </table:table-cell>
          <table:table-cell table:formula="of:=['artificial-einsi'.E9]-['artificial-mafft'.E9]" office:value-type="float" office:value="0.00272727272727269">
            <text:p>0.0027272727</text:p>
          </table:table-cell>
          <table:table-cell table:formula="of:=['artificial-einsi'.F9]-['artificial-mafft'.F9]" office:value-type="float" office:value="-2.33680968712816">
            <text:p>-2.3368096871</text:p>
          </table:table-cell>
          <table:table-cell table:formula="of:=['artificial-einsi'.G9]-['artificial-mafft'.G9]" office:value-type="float" office:value="379">
            <text:p>379</text:p>
          </table:table-cell>
          <table:table-cell table:formula="of:=['artificial-einsi'.H9]-['artificial-mafft'.H9]" office:value-type="float" office:value="25">
            <text:p>25</text:p>
          </table:table-cell>
          <table:table-cell table:formula="of:=['artificial-einsi'.I9]-['artificial-mafft'.I9]" office:value-type="float" office:value="0">
            <text:p>0</text:p>
          </table:table-cell>
          <table:table-cell table:formula="of:=['artificial-einsi'.J9]-['artificial-mafft'.J9]" office:value-type="float" office:value="3">
            <text:p>3</text:p>
          </table:table-cell>
          <table:table-cell table:formula="of:=['artificial-einsi'.K9]-['artificial-mafft'.K9]" office:value-type="float" office:value="-26">
            <text:p>-26</text:p>
          </table:table-cell>
          <table:table-cell table:formula="of:=['artificial-einsi'.L9]-['artificial-mafft'.L9]" office:value-type="float" office:value="-29">
            <text:p>-29</text:p>
          </table:table-cell>
          <table:table-cell table:formula="of:=['artificial-einsi'.M9]-['artificial-mafft'.M9]" office:value-type="float" office:value="3">
            <text:p>3</text:p>
          </table:table-cell>
        </table:table-row>
        <table:table-row table:style-name="ro2">
          <table:table-cell table:formula="of:=RIGHT(['artificial-mafft'.A10];LEN(['artificial-mafft'.A10])-FIND(&quot;/&quot;;['artificial-mafft'.A10]))" office:value-type="string" office:string-value="art-25.fst">
            <text:p>art-25.fst</text:p>
          </table:table-cell>
          <table:table-cell table:formula="of:=['artificial-einsi'.B10]-['artificial-mafft'.B10]" office:value-type="float" office:value="5.5680058273465">
            <text:p>5.5680058273</text:p>
          </table:table-cell>
          <table:table-cell table:formula="of:=['artificial-einsi'.C10]-['artificial-mafft'.C10]" office:value-type="float" office:value="0.00541613697955279">
            <text:p>0.005416137</text:p>
          </table:table-cell>
          <table:table-cell table:formula="of:=['artificial-einsi'.D10]-['artificial-mafft'.D10]" office:value-type="float" office:value="0.00122980602604953">
            <text:p>0.001229806</text:p>
          </table:table-cell>
          <table:table-cell table:formula="of:=['artificial-einsi'.E10]-['artificial-mafft'.E10]" office:value-type="float" office:value="-0.00636363636363635">
            <text:p>-0.0063636364</text:p>
          </table:table-cell>
          <table:table-cell table:formula="of:=['artificial-einsi'.F10]-['artificial-mafft'.F10]" office:value-type="float" office:value="6.54826988652244">
            <text:p>6.5482698865</text:p>
          </table:table-cell>
          <table:table-cell table:formula="of:=['artificial-einsi'.G10]-['artificial-mafft'.G10]" office:value-type="float" office:value="-140">
            <text:p>-140</text:p>
          </table:table-cell>
          <table:table-cell table:formula="of:=['artificial-einsi'.H10]-['artificial-mafft'.H10]" office:value-type="float" office:value="-66">
            <text:p>-66</text:p>
          </table:table-cell>
          <table:table-cell table:formula="of:=['artificial-einsi'.I10]-['artificial-mafft'.I10]" office:value-type="float" office:value="0">
            <text:p>0</text:p>
          </table:table-cell>
          <table:table-cell table:formula="of:=['artificial-einsi'.J10]-['artificial-mafft'.J10]" office:value-type="float" office:value="-7">
            <text:p>-7</text:p>
          </table:table-cell>
          <table:table-cell table:formula="of:=['artificial-einsi'.K10]-['artificial-mafft'.K10]" office:value-type="float" office:value="-25">
            <text:p>-25</text:p>
          </table:table-cell>
          <table:table-cell table:formula="of:=['artificial-einsi'.L10]-['artificial-mafft'.L10]" office:value-type="float" office:value="-11">
            <text:p>-11</text:p>
          </table:table-cell>
          <table:table-cell table:formula="of:=['artificial-einsi'.M10]-['artificial-mafft'.M10]" office:value-type="float" office:value="-14">
            <text:p>-14</text:p>
          </table:table-cell>
        </table:table-row>
        <table:table-row table:style-name="ro2">
          <table:table-cell table:formula="of:=RIGHT(['artificial-mafft'.A11];LEN(['artificial-mafft'.A11])-FIND(&quot;/&quot;;['artificial-mafft'.A11]))" office:value-type="string" office:string-value="art-13.fst">
            <text:p>art-13.fst</text:p>
          </table:table-cell>
          <table:table-cell table:formula="of:=['artificial-einsi'.B11]-['artificial-mafft'.B11]" office:value-type="float" office:value="8.70087008654963">
            <text:p>8.7008700865</text:p>
          </table:table-cell>
          <table:table-cell table:formula="of:=['artificial-einsi'.C11]-['artificial-mafft'.C11]" office:value-type="float" office:value="0.00839468882371952">
            <text:p>0.0083946888</text:p>
          </table:table-cell>
          <table:table-cell table:formula="of:=['artificial-einsi'.D11]-['artificial-mafft'.D11]" office:value-type="float" office:value="0.000763608596051053">
            <text:p>0.0007636086</text:p>
          </table:table-cell>
          <table:table-cell table:formula="of:=['artificial-einsi'.E11]-['artificial-mafft'.E11]" office:value-type="float" office:value="-0.0145454545454546">
            <text:p>-0.0145454545</text:p>
          </table:table-cell>
          <table:table-cell table:formula="of:=['artificial-einsi'.F11]-['artificial-mafft'.F11]" office:value-type="float" office:value="9.75820879240754">
            <text:p>9.7582087924</text:p>
          </table:table-cell>
          <table:table-cell table:formula="of:=['artificial-einsi'.G11]-['artificial-mafft'.G11]" office:value-type="float" office:value="857">
            <text:p>857</text:p>
          </table:table-cell>
          <table:table-cell table:formula="of:=['artificial-einsi'.H11]-['artificial-mafft'.H11]" office:value-type="float" office:value="-28">
            <text:p>-28</text:p>
          </table:table-cell>
          <table:table-cell table:formula="of:=['artificial-einsi'.I11]-['artificial-mafft'.I11]" office:value-type="float" office:value="0">
            <text:p>0</text:p>
          </table:table-cell>
          <table:table-cell table:formula="of:=['artificial-einsi'.J11]-['artificial-mafft'.J11]" office:value-type="float" office:value="-16">
            <text:p>-16</text:p>
          </table:table-cell>
          <table:table-cell table:formula="of:=['artificial-einsi'.K11]-['artificial-mafft'.K11]" office:value-type="float" office:value="-57">
            <text:p>-57</text:p>
          </table:table-cell>
          <table:table-cell table:formula="of:=['artificial-einsi'.L11]-['artificial-mafft'.L11]" office:value-type="float" office:value="-42">
            <text:p>-42</text:p>
          </table:table-cell>
          <table:table-cell table:formula="of:=['artificial-einsi'.M11]-['artificial-mafft'.M11]" office:value-type="float" office:value="-15">
            <text:p>-15</text:p>
          </table:table-cell>
        </table:table-row>
        <table:table-row table:style-name="ro2">
          <table:table-cell table:formula="of:=RIGHT(['artificial-mafft'.A12];LEN(['artificial-mafft'.A12])-FIND(&quot;/&quot;;['artificial-mafft'.A12]))" office:value-type="string" office:string-value="art-22.fst">
            <text:p>art-22.fst</text:p>
          </table:table-cell>
          <table:table-cell table:formula="of:=['artificial-einsi'.B12]-['artificial-mafft'.B12]" office:value-type="float" office:value="6.26734861606133">
            <text:p>6.2673486161</text:p>
          </table:table-cell>
          <table:table-cell table:formula="of:=['artificial-einsi'.C12]-['artificial-mafft'.C12]" office:value-type="float" office:value="0.00611845639193326">
            <text:p>0.0061184564</text:p>
          </table:table-cell>
          <table:table-cell table:formula="of:=['artificial-einsi'.D12]-['artificial-mafft'.D12]" office:value-type="float" office:value="0.0010809748427673">
            <text:p>0.0010809748</text:p>
          </table:table-cell>
          <table:table-cell table:formula="of:=['artificial-einsi'.E12]-['artificial-mafft'.E12]" office:value-type="float" office:value="-0.00636363636363635">
            <text:p>-0.0063636364</text:p>
          </table:table-cell>
          <table:table-cell table:formula="of:=['artificial-einsi'.F12]-['artificial-mafft'.F12]" office:value-type="float" office:value="3.68376572327044">
            <text:p>3.6837657233</text:p>
          </table:table-cell>
          <table:table-cell table:formula="of:=['artificial-einsi'.G12]-['artificial-mafft'.G12]" office:value-type="float" office:value="-384">
            <text:p>-384</text:p>
          </table:table-cell>
          <table:table-cell table:formula="of:=['artificial-einsi'.H12]-['artificial-mafft'.H12]" office:value-type="float" office:value="-33">
            <text:p>-33</text:p>
          </table:table-cell>
          <table:table-cell table:formula="of:=['artificial-einsi'.I12]-['artificial-mafft'.I12]" office:value-type="float" office:value="0">
            <text:p>0</text:p>
          </table:table-cell>
          <table:table-cell table:formula="of:=['artificial-einsi'.J12]-['artificial-mafft'.J12]" office:value-type="float" office:value="-7">
            <text:p>-7</text:p>
          </table:table-cell>
          <table:table-cell table:formula="of:=['artificial-einsi'.K12]-['artificial-mafft'.K12]" office:value-type="float" office:value="-89">
            <text:p>-89</text:p>
          </table:table-cell>
          <table:table-cell table:formula="of:=['artificial-einsi'.L12]-['artificial-mafft'.L12]" office:value-type="float" office:value="-74">
            <text:p>-74</text:p>
          </table:table-cell>
          <table:table-cell table:formula="of:=['artificial-einsi'.M12]-['artificial-mafft'.M12]" office:value-type="float" office:value="-15">
            <text:p>-15</text:p>
          </table:table-cell>
        </table:table-row>
        <table:table-row table:style-name="ro2">
          <table:table-cell table:formula="of:=RIGHT(['artificial-mafft'.A13];LEN(['artificial-mafft'.A13])-FIND(&quot;/&quot;;['artificial-mafft'.A13]))" office:value-type="string" office:string-value="art-21.fst">
            <text:p>art-21.fst</text:p>
          </table:table-cell>
          <table:table-cell table:formula="of:=['artificial-einsi'.B13]-['artificial-mafft'.B13]" office:value-type="float" office:value="13.2542875653288">
            <text:p>13.2542875653</text:p>
          </table:table-cell>
          <table:table-cell table:formula="of:=['artificial-einsi'.C13]-['artificial-mafft'.C13]" office:value-type="float" office:value="0.012859340178062">
            <text:p>0.0128593402</text:p>
          </table:table-cell>
          <table:table-cell table:formula="of:=['artificial-einsi'.D13]-['artificial-mafft'.D13]" office:value-type="float" office:value="0.000656460272431012">
            <text:p>0.0006564603</text:p>
          </table:table-cell>
          <table:table-cell table:formula="of:=['artificial-einsi'.E13]-['artificial-mafft'.E13]" office:value-type="float" office:value="-0.0190909090909093">
            <text:p>-0.0190909091</text:p>
          </table:table-cell>
          <table:table-cell table:formula="of:=['artificial-einsi'.F13]-['artificial-mafft'.F13]" office:value-type="float" office:value="3.75762548941458">
            <text:p>3.7576254894</text:p>
          </table:table-cell>
          <table:table-cell table:formula="of:=['artificial-einsi'.G13]-['artificial-mafft'.G13]" office:value-type="float" office:value="18">
            <text:p>18</text:p>
          </table:table-cell>
          <table:table-cell table:formula="of:=['artificial-einsi'.H13]-['artificial-mafft'.H13]" office:value-type="float" office:value="-28">
            <text:p>-28</text:p>
          </table:table-cell>
          <table:table-cell table:formula="of:=['artificial-einsi'.I13]-['artificial-mafft'.I13]" office:value-type="float" office:value="0">
            <text:p>0</text:p>
          </table:table-cell>
          <table:table-cell table:formula="of:=['artificial-einsi'.J13]-['artificial-mafft'.J13]" office:value-type="float" office:value="-21">
            <text:p>-21</text:p>
          </table:table-cell>
          <table:table-cell table:formula="of:=['artificial-einsi'.K13]-['artificial-mafft'.K13]" office:value-type="float" office:value="-42">
            <text:p>-42</text:p>
          </table:table-cell>
          <table:table-cell table:formula="of:=['artificial-einsi'.L13]-['artificial-mafft'.L13]" office:value-type="float" office:value="-34">
            <text:p>-34</text:p>
          </table:table-cell>
          <table:table-cell table:formula="of:=['artificial-einsi'.M13]-['artificial-mafft'.M13]" office:value-type="float" office:value="-8">
            <text:p>-8</text:p>
          </table:table-cell>
        </table:table-row>
        <table:table-row table:style-name="ro2">
          <table:table-cell table:formula="of:=RIGHT(['artificial-mafft'.A14];LEN(['artificial-mafft'.A14])-FIND(&quot;/&quot;;['artificial-mafft'.A14]))" office:value-type="string" office:string-value="art-20.fst">
            <text:p>art-20.fst</text:p>
          </table:table-cell>
          <table:table-cell table:formula="of:=['artificial-einsi'.B14]-['artificial-mafft'.B14]" office:value-type="float" office:value="4.49146272593146">
            <text:p>4.4914627259</text:p>
          </table:table-cell>
          <table:table-cell table:formula="of:=['artificial-einsi'.C14]-['artificial-mafft'.C14]" office:value-type="float" office:value="0.00446130583766824">
            <text:p>0.0044613058</text:p>
          </table:table-cell>
          <table:table-cell table:formula="of:=['artificial-einsi'.D14]-['artificial-mafft'.D14]" office:value-type="float" office:value="0.000598753504068802">
            <text:p>0.0005987535</text:p>
          </table:table-cell>
          <table:table-cell table:formula="of:=['artificial-einsi'.E14]-['artificial-mafft'.E14]" office:value-type="float" office:value="-0.00090909090909097">
            <text:p>-0.0009090909</text:p>
          </table:table-cell>
          <table:table-cell table:formula="of:=['artificial-einsi'.F14]-['artificial-mafft'.F14]" office:value-type="float" office:value="3.10905478594562">
            <text:p>3.1090547859</text:p>
          </table:table-cell>
          <table:table-cell table:formula="of:=['artificial-einsi'.G14]-['artificial-mafft'.G14]" office:value-type="float" office:value="-24">
            <text:p>-24</text:p>
          </table:table-cell>
          <table:table-cell table:formula="of:=['artificial-einsi'.H14]-['artificial-mafft'.H14]" office:value-type="float" office:value="-22">
            <text:p>-22</text:p>
          </table:table-cell>
          <table:table-cell table:formula="of:=['artificial-einsi'.I14]-['artificial-mafft'.I14]" office:value-type="float" office:value="0">
            <text:p>0</text:p>
          </table:table-cell>
          <table:table-cell table:formula="of:=['artificial-einsi'.J14]-['artificial-mafft'.J14]" office:value-type="float" office:value="-1">
            <text:p>-1</text:p>
          </table:table-cell>
          <table:table-cell table:formula="of:=['artificial-einsi'.K14]-['artificial-mafft'.K14]" office:value-type="float" office:value="-48">
            <text:p>-48</text:p>
          </table:table-cell>
          <table:table-cell table:formula="of:=['artificial-einsi'.L14]-['artificial-mafft'.L14]" office:value-type="float" office:value="-37">
            <text:p>-37</text:p>
          </table:table-cell>
          <table:table-cell table:formula="of:=['artificial-einsi'.M14]-['artificial-mafft'.M14]" office:value-type="float" office:value="-11">
            <text:p>-11</text:p>
          </table:table-cell>
        </table:table-row>
        <table:table-row table:style-name="ro2">
          <table:table-cell table:formula="of:=RIGHT(['artificial-mafft'.A15];LEN(['artificial-mafft'.A15])-FIND(&quot;/&quot;;['artificial-mafft'.A15]))" office:value-type="string" office:string-value="art-7.fst">
            <text:p>art-7.fst</text:p>
          </table:table-cell>
          <table:table-cell table:formula="of:=['artificial-einsi'.B15]-['artificial-mafft'.B15]" office:value-type="float" office:value="-0.925347569557744">
            <text:p>-0.9253475696</text:p>
          </table:table-cell>
          <table:table-cell table:formula="of:=['artificial-einsi'.C15]-['artificial-mafft'.C15]" office:value-type="float" office:value="-0.00083509552042238">
            <text:p>-0.0008350955</text:p>
          </table:table-cell>
          <table:table-cell table:formula="of:=['artificial-einsi'.D15]-['artificial-mafft'.D15]" office:value-type="float" office:value="-0.000876238820401257">
            <text:p>-0.0008762388</text:p>
          </table:table-cell>
          <table:table-cell table:formula="of:=['artificial-einsi'.E15]-['artificial-mafft'.E15]" office:value-type="float" office:value="0.00363636363636366">
            <text:p>0.0036363636</text:p>
          </table:table-cell>
          <table:table-cell table:formula="of:=['artificial-einsi'.F15]-['artificial-mafft'.F15]" office:value-type="float" office:value="-1.49833816775441">
            <text:p>-1.4983381678</text:p>
          </table:table-cell>
          <table:table-cell table:formula="of:=['artificial-einsi'.G15]-['artificial-mafft'.G15]" office:value-type="float" office:value="546">
            <text:p>546</text:p>
          </table:table-cell>
          <table:table-cell table:formula="of:=['artificial-einsi'.H15]-['artificial-mafft'.H15]" office:value-type="float" office:value="29">
            <text:p>29</text:p>
          </table:table-cell>
          <table:table-cell table:formula="of:=['artificial-einsi'.I15]-['artificial-mafft'.I15]" office:value-type="float" office:value="0">
            <text:p>0</text:p>
          </table:table-cell>
          <table:table-cell table:formula="of:=['artificial-einsi'.J15]-['artificial-mafft'.J15]" office:value-type="float" office:value="4">
            <text:p>4</text:p>
          </table:table-cell>
          <table:table-cell table:formula="of:=['artificial-einsi'.K15]-['artificial-mafft'.K15]" office:value-type="float" office:value="-44">
            <text:p>-44</text:p>
          </table:table-cell>
          <table:table-cell table:formula="of:=['artificial-einsi'.L15]-['artificial-mafft'.L15]" office:value-type="float" office:value="-33">
            <text:p>-33</text:p>
          </table:table-cell>
          <table:table-cell table:formula="of:=['artificial-einsi'.M15]-['artificial-mafft'.M15]" office:value-type="float" office:value="-11">
            <text:p>-11</text:p>
          </table:table-cell>
        </table:table-row>
        <table:table-row table:style-name="ro2">
          <table:table-cell table:formula="of:=RIGHT(['artificial-mafft'.A16];LEN(['artificial-mafft'.A16])-FIND(&quot;/&quot;;['artificial-mafft'.A16]))" office:value-type="string" office:string-value="art-24.fst">
            <text:p>art-24.fst</text:p>
          </table:table-cell>
          <table:table-cell table:formula="of:=['artificial-einsi'.B16]-['artificial-mafft'.B16]" office:value-type="float" office:value="17.7716368818343">
            <text:p>17.7716368818</text:p>
          </table:table-cell>
          <table:table-cell table:formula="of:=['artificial-einsi'.C16]-['artificial-mafft'.C16]" office:value-type="float" office:value="0.0173679729834464">
            <text:p>0.017367973</text:p>
          </table:table-cell>
          <table:table-cell table:formula="of:=['artificial-einsi'.D16]-['artificial-mafft'.D16]" office:value-type="float" office:value="0.000183194919394235">
            <text:p>0.0001831949</text:p>
          </table:table-cell>
          <table:table-cell table:formula="of:=['artificial-einsi'.E16]-['artificial-mafft'.E16]" office:value-type="float" office:value="-0.02">
            <text:p>-0.02</text:p>
          </table:table-cell>
          <table:table-cell table:formula="of:=['artificial-einsi'.F16]-['artificial-mafft'.F16]" office:value-type="float" office:value="0.913654127992185">
            <text:p>0.913654128</text:p>
          </table:table-cell>
          <table:table-cell table:formula="of:=['artificial-einsi'.G16]-['artificial-mafft'.G16]" office:value-type="float" office:value="-19">
            <text:p>-19</text:p>
          </table:table-cell>
          <table:table-cell table:formula="of:=['artificial-einsi'.H16]-['artificial-mafft'.H16]" office:value-type="float" office:value="-6">
            <text:p>-6</text:p>
          </table:table-cell>
          <table:table-cell table:formula="of:=['artificial-einsi'.I16]-['artificial-mafft'.I16]" office:value-type="float" office:value="0">
            <text:p>0</text:p>
          </table:table-cell>
          <table:table-cell table:formula="of:=['artificial-einsi'.J16]-['artificial-mafft'.J16]" office:value-type="float" office:value="-22">
            <text:p>-22</text:p>
          </table:table-cell>
          <table:table-cell table:formula="of:=['artificial-einsi'.K16]-['artificial-mafft'.K16]" office:value-type="float" office:value="-42">
            <text:p>-42</text:p>
          </table:table-cell>
          <table:table-cell table:formula="of:=['artificial-einsi'.L16]-['artificial-mafft'.L16]" office:value-type="float" office:value="-41">
            <text:p>-41</text:p>
          </table:table-cell>
          <table:table-cell table:formula="of:=['artificial-einsi'.M16]-['artificial-mafft'.M16]" office:value-type="float" office:value="-1">
            <text:p>-1</text:p>
          </table:table-cell>
        </table:table-row>
        <table:table-row table:style-name="ro2">
          <table:table-cell table:formula="of:=RIGHT(['artificial-mafft'.A17];LEN(['artificial-mafft'.A17])-FIND(&quot;/&quot;;['artificial-mafft'.A17]))" office:value-type="string" office:string-value="art-28.fst">
            <text:p>art-28.fst</text:p>
          </table:table-cell>
          <table:table-cell table:formula="of:=['artificial-einsi'.B17]-['artificial-mafft'.B17]" office:value-type="float" office:value="-1.06827918627118">
            <text:p>-1.0682791863</text:p>
          </table:table-cell>
          <table:table-cell table:formula="of:=['artificial-einsi'.C17]-['artificial-mafft'.C17]" office:value-type="float" office:value="-0.00107727272727365">
            <text:p>-0.0010772727</text:p>
          </table:table-cell>
          <table:table-cell table:formula="of:=['artificial-einsi'.D17]-['artificial-mafft'.D17]" office:value-type="float" office:value="0.000449677050118552">
            <text:p>0.0004496771</text:p>
          </table:table-cell>
          <table:table-cell table:formula="of:=['artificial-einsi'.E17]-['artificial-mafft'.E17]" office:value-type="float" office:value="0">
            <text:p>0</text:p>
          </table:table-cell>
          <table:table-cell table:formula="of:=['artificial-einsi'.F17]-['artificial-mafft'.F17]" office:value-type="float" office:value="2.88553675087892">
            <text:p>2.8855367509</text:p>
          </table:table-cell>
          <table:table-cell table:formula="of:=['artificial-einsi'.G17]-['artificial-mafft'.G17]" office:value-type="float" office:value="70">
            <text:p>70</text:p>
          </table:table-cell>
          <table:table-cell table:formula="of:=['artificial-einsi'.H17]-['artificial-mafft'.H17]" office:value-type="float" office:value="-11">
            <text:p>-11</text:p>
          </table:table-cell>
          <table:table-cell table:formula="of:=['artificial-einsi'.I17]-['artificial-mafft'.I17]" office:value-type="float" office:value="0">
            <text:p>0</text:p>
          </table:table-cell>
          <table:table-cell table:formula="of:=['artificial-einsi'.J17]-['artificial-mafft'.J17]" office:value-type="float" office:value="0">
            <text:p>0</text:p>
          </table:table-cell>
          <table:table-cell table:formula="of:=['artificial-einsi'.K17]-['artificial-mafft'.K17]" office:value-type="float" office:value="-15">
            <text:p>-15</text:p>
          </table:table-cell>
          <table:table-cell table:formula="of:=['artificial-einsi'.L17]-['artificial-mafft'.L17]" office:value-type="float" office:value="-2">
            <text:p>-2</text:p>
          </table:table-cell>
          <table:table-cell table:formula="of:=['artificial-einsi'.M17]-['artificial-mafft'.M17]" office:value-type="float" office:value="-13">
            <text:p>-13</text:p>
          </table:table-cell>
        </table:table-row>
        <table:table-row table:style-name="ro2">
          <table:table-cell table:formula="of:=RIGHT(['artificial-mafft'.A18];LEN(['artificial-mafft'.A18])-FIND(&quot;/&quot;;['artificial-mafft'.A18]))" office:value-type="string" office:string-value="art-12.fst">
            <text:p>art-12.fst</text:p>
          </table:table-cell>
          <table:table-cell table:formula="of:=['artificial-einsi'.B18]-['artificial-mafft'.B18]" office:value-type="float" office:value="0.00292671630973018">
            <text:p>0.0029267163</text:p>
          </table:table-cell>
          <table:table-cell table:formula="of:=['artificial-einsi'.C18]-['artificial-mafft'.C18]" office:value-type="float" office:value="0.0000900938735179935">
            <text:p>9.00938735179935E-005</text:p>
          </table:table-cell>
          <table:table-cell table:formula="of:=['artificial-einsi'.D18]-['artificial-mafft'.D18]" office:value-type="float" office:value="-0.000721994224046208">
            <text:p>-0.0007219942</text:p>
          </table:table-cell>
          <table:table-cell table:formula="of:=['artificial-einsi'.E18]-['artificial-mafft'.E18]" office:value-type="float" office:value="0.00363636363636366">
            <text:p>0.0036363636</text:p>
          </table:table-cell>
          <table:table-cell table:formula="of:=['artificial-einsi'.F18]-['artificial-mafft'.F18]" office:value-type="float" office:value="-1.22264021887825">
            <text:p>-1.2226402189</text:p>
          </table:table-cell>
          <table:table-cell table:formula="of:=['artificial-einsi'.G18]-['artificial-mafft'.G18]" office:value-type="float" office:value="410">
            <text:p>410</text:p>
          </table:table-cell>
          <table:table-cell table:formula="of:=['artificial-einsi'.H18]-['artificial-mafft'.H18]" office:value-type="float" office:value="19">
            <text:p>19</text:p>
          </table:table-cell>
          <table:table-cell table:formula="of:=['artificial-einsi'.I18]-['artificial-mafft'.I18]" office:value-type="float" office:value="0">
            <text:p>0</text:p>
          </table:table-cell>
          <table:table-cell table:formula="of:=['artificial-einsi'.J18]-['artificial-mafft'.J18]" office:value-type="float" office:value="4">
            <text:p>4</text:p>
          </table:table-cell>
          <table:table-cell table:formula="of:=['artificial-einsi'.K18]-['artificial-mafft'.K18]" office:value-type="float" office:value="-43">
            <text:p>-43</text:p>
          </table:table-cell>
          <table:table-cell table:formula="of:=['artificial-einsi'.L18]-['artificial-mafft'.L18]" office:value-type="float" office:value="-42">
            <text:p>-42</text:p>
          </table:table-cell>
          <table:table-cell table:formula="of:=['artificial-einsi'.M18]-['artificial-mafft'.M18]" office:value-type="float" office:value="-1">
            <text:p>-1</text:p>
          </table:table-cell>
        </table:table-row>
        <table:table-row table:style-name="ro2">
          <table:table-cell table:formula="of:=RIGHT(['artificial-mafft'.A19];LEN(['artificial-mafft'.A19])-FIND(&quot;/&quot;;['artificial-mafft'.A19]))" office:value-type="string" office:string-value="art-0.fst">
            <text:p>art-0.fst</text:p>
          </table:table-cell>
          <table:table-cell table:formula="of:=['artificial-einsi'.B19]-['artificial-mafft'.B19]" office:value-type="float" office:value="3.35148799204831">
            <text:p>3.351487992</text:p>
          </table:table-cell>
          <table:table-cell table:formula="of:=['artificial-einsi'.C19]-['artificial-mafft'.C19]" office:value-type="float" office:value="0.00326986166007859">
            <text:p>0.0032698617</text:p>
          </table:table-cell>
          <table:table-cell table:formula="of:=['artificial-einsi'.D19]-['artificial-mafft'.D19]" office:value-type="float" office:value="0.000444952962115434">
            <text:p>0.000444953</text:p>
          </table:table-cell>
          <table:table-cell table:formula="of:=['artificial-einsi'.E19]-['artificial-mafft'.E19]" office:value-type="float" office:value="-0.00363636363636366">
            <text:p>-0.0036363636</text:p>
          </table:table-cell>
          <table:table-cell table:formula="of:=['artificial-einsi'.F19]-['artificial-mafft'.F19]" office:value-type="float" office:value="3.34153318077803">
            <text:p>3.3415331808</text:p>
          </table:table-cell>
          <table:table-cell table:formula="of:=['artificial-einsi'.G19]-['artificial-mafft'.G19]" office:value-type="float" office:value="155">
            <text:p>155</text:p>
          </table:table-cell>
          <table:table-cell table:formula="of:=['artificial-einsi'.H19]-['artificial-mafft'.H19]" office:value-type="float" office:value="-21">
            <text:p>-21</text:p>
          </table:table-cell>
          <table:table-cell table:formula="of:=['artificial-einsi'.I19]-['artificial-mafft'.I19]" office:value-type="float" office:value="0">
            <text:p>0</text:p>
          </table:table-cell>
          <table:table-cell table:formula="of:=['artificial-einsi'.J19]-['artificial-mafft'.J19]" office:value-type="float" office:value="-4">
            <text:p>-4</text:p>
          </table:table-cell>
          <table:table-cell table:formula="of:=['artificial-einsi'.K19]-['artificial-mafft'.K19]" office:value-type="float" office:value="-39">
            <text:p>-39</text:p>
          </table:table-cell>
          <table:table-cell table:formula="of:=['artificial-einsi'.L19]-['artificial-mafft'.L19]" office:value-type="float" office:value="-32">
            <text:p>-32</text:p>
          </table:table-cell>
          <table:table-cell table:formula="of:=['artificial-einsi'.M19]-['artificial-mafft'.M19]" office:value-type="float" office:value="-7">
            <text:p>-7</text:p>
          </table:table-cell>
        </table:table-row>
        <table:table-row table:style-name="ro2">
          <table:table-cell table:formula="of:=RIGHT(['artificial-mafft'.A20];LEN(['artificial-mafft'.A20])-FIND(&quot;/&quot;;['artificial-mafft'.A20]))" office:value-type="string" office:string-value="art-5.fst">
            <text:p>art-5.fst</text:p>
          </table:table-cell>
          <table:table-cell table:formula="of:=['artificial-einsi'.B20]-['artificial-mafft'.B20]" office:value-type="float" office:value="10.4151392130657">
            <text:p>10.4151392131</text:p>
          </table:table-cell>
          <table:table-cell table:formula="of:=['artificial-einsi'.C20]-['artificial-mafft'.C20]" office:value-type="float" office:value="0.0100915770609321">
            <text:p>0.0100915771</text:p>
          </table:table-cell>
          <table:table-cell table:formula="of:=['artificial-einsi'.D20]-['artificial-mafft'.D20]" office:value-type="float" office:value="0.00163265306122449">
            <text:p>0.0016326531</text:p>
          </table:table-cell>
          <table:table-cell table:formula="of:=['artificial-einsi'.E20]-['artificial-mafft'.E20]" office:value-type="float" office:value="-0.0145454545454546">
            <text:p>-0.0145454545</text:p>
          </table:table-cell>
          <table:table-cell table:formula="of:=['artificial-einsi'.F20]-['artificial-mafft'.F20]" office:value-type="float" office:value="7.88408163265306">
            <text:p>7.8840816327</text:p>
          </table:table-cell>
          <table:table-cell table:formula="of:=['artificial-einsi'.G20]-['artificial-mafft'.G20]" office:value-type="float" office:value="-196">
            <text:p>-196</text:p>
          </table:table-cell>
          <table:table-cell table:formula="of:=['artificial-einsi'.H20]-['artificial-mafft'.H20]" office:value-type="float" office:value="-70">
            <text:p>-70</text:p>
          </table:table-cell>
          <table:table-cell table:formula="of:=['artificial-einsi'.I20]-['artificial-mafft'.I20]" office:value-type="float" office:value="0">
            <text:p>0</text:p>
          </table:table-cell>
          <table:table-cell table:formula="of:=['artificial-einsi'.J20]-['artificial-mafft'.J20]" office:value-type="float" office:value="-16">
            <text:p>-16</text:p>
          </table:table-cell>
          <table:table-cell table:formula="of:=['artificial-einsi'.K20]-['artificial-mafft'.K20]" office:value-type="float" office:value="-49">
            <text:p>-49</text:p>
          </table:table-cell>
          <table:table-cell table:formula="of:=['artificial-einsi'.L20]-['artificial-mafft'.L20]" office:value-type="float" office:value="-27">
            <text:p>-27</text:p>
          </table:table-cell>
          <table:table-cell table:formula="of:=['artificial-einsi'.M20]-['artificial-mafft'.M20]" office:value-type="float" office:value="-22">
            <text:p>-22</text:p>
          </table:table-cell>
        </table:table-row>
        <table:table-row table:style-name="ro2">
          <table:table-cell table:formula="of:=RIGHT(['artificial-mafft'.A21];LEN(['artificial-mafft'.A21])-FIND(&quot;/&quot;;['artificial-mafft'.A21]))" office:value-type="string" office:string-value="art-8.fst">
            <text:p>art-8.fst</text:p>
          </table:table-cell>
          <table:table-cell table:formula="of:=['artificial-einsi'.B21]-['artificial-mafft'.B21]" office:value-type="float" office:value="-1.50047424302284">
            <text:p>-1.500474243</text:p>
          </table:table-cell>
          <table:table-cell table:formula="of:=['artificial-einsi'.C21]-['artificial-mafft'.C21]" office:value-type="float" office:value="-0.00150909090909124">
            <text:p>-0.0015090909</text:p>
          </table:table-cell>
          <table:table-cell table:formula="of:=['artificial-einsi'.D21]-['artificial-mafft'.D21]" office:value-type="float" office:value="0.000430833303414354">
            <text:p>0.0004308333</text:p>
          </table:table-cell>
          <table:table-cell table:formula="of:=['artificial-einsi'.E21]-['artificial-mafft'.E21]" office:value-type="float" office:value="0">
            <text:p>0</text:p>
          </table:table-cell>
          <table:table-cell table:formula="of:=['artificial-einsi'.F21]-['artificial-mafft'.F21]" office:value-type="float" office:value="2.32693067174092">
            <text:p>2.3269306717</text:p>
          </table:table-cell>
          <table:table-cell table:formula="of:=['artificial-einsi'.G21]-['artificial-mafft'.G21]" office:value-type="float" office:value="0">
            <text:p>0</text:p>
          </table:table-cell>
          <table:table-cell table:formula="of:=['artificial-einsi'.H21]-['artificial-mafft'.H21]" office:value-type="float" office:value="-12">
            <text:p>-12</text:p>
          </table:table-cell>
          <table:table-cell table:formula="of:=['artificial-einsi'.I21]-['artificial-mafft'.I21]" office:value-type="float" office:value="0">
            <text:p>0</text:p>
          </table:table-cell>
          <table:table-cell table:formula="of:=['artificial-einsi'.J21]-['artificial-mafft'.J21]" office:value-type="float" office:value="0">
            <text:p>0</text:p>
          </table:table-cell>
          <table:table-cell table:formula="of:=['artificial-einsi'.K21]-['artificial-mafft'.K21]" office:value-type="float" office:value="17">
            <text:p>17</text:p>
          </table:table-cell>
          <table:table-cell table:formula="of:=['artificial-einsi'.L21]-['artificial-mafft'.L21]" office:value-type="float" office:value="22">
            <text:p>22</text:p>
          </table:table-cell>
          <table:table-cell table:formula="of:=['artificial-einsi'.M21]-['artificial-mafft'.M21]" office:value-type="float" office:value="-5">
            <text:p>-5</text:p>
          </table:table-cell>
        </table:table-row>
        <table:table-row table:style-name="ro2">
          <table:table-cell table:formula="of:=RIGHT(['artificial-mafft'.A22];LEN(['artificial-mafft'.A22])-FIND(&quot;/&quot;;['artificial-mafft'.A22]))" office:value-type="string" office:string-value="art-17.fst">
            <text:p>art-17.fst</text:p>
          </table:table-cell>
          <table:table-cell table:formula="of:=['artificial-einsi'.B22]-['artificial-mafft'.B22]" office:value-type="float" office:value="1.98933915004261">
            <text:p>1.98933915</text:p>
          </table:table-cell>
          <table:table-cell table:formula="of:=['artificial-einsi'.C22]-['artificial-mafft'.C22]" office:value-type="float" office:value="0.00199090909090816">
            <text:p>0.0019909091</text:p>
          </table:table-cell>
          <table:table-cell table:formula="of:=['artificial-einsi'.D22]-['artificial-mafft'.D22]" office:value-type="float" office:value="-0.0000784970432780377">
            <text:p>-0.000078497</text:p>
          </table:table-cell>
          <table:table-cell table:formula="of:=['artificial-einsi'.E22]-['artificial-mafft'.E22]" office:value-type="float" office:value="0">
            <text:p>0</text:p>
          </table:table-cell>
          <table:table-cell table:formula="of:=['artificial-einsi'.F22]-['artificial-mafft'.F22]" office:value-type="float" office:value="1.07373488931917">
            <text:p>1.0737348893</text:p>
          </table:table-cell>
          <table:table-cell table:formula="of:=['artificial-einsi'.G22]-['artificial-mafft'.G22]" office:value-type="float" office:value="304">
            <text:p>304</text:p>
          </table:table-cell>
          <table:table-cell table:formula="of:=['artificial-einsi'.H22]-['artificial-mafft'.H22]" office:value-type="float" office:value="3">
            <text:p>3</text:p>
          </table:table-cell>
          <table:table-cell table:formula="of:=['artificial-einsi'.I22]-['artificial-mafft'.I22]" office:value-type="float" office:value="0">
            <text:p>0</text:p>
          </table:table-cell>
          <table:table-cell table:formula="of:=['artificial-einsi'.J22]-['artificial-mafft'.J22]" office:value-type="float" office:value="0">
            <text:p>0</text:p>
          </table:table-cell>
          <table:table-cell table:formula="of:=['artificial-einsi'.K22]-['artificial-mafft'.K22]" office:value-type="float" office:value="-37">
            <text:p>-37</text:p>
          </table:table-cell>
          <table:table-cell table:formula="of:=['artificial-einsi'.L22]-['artificial-mafft'.L22]" office:value-type="float" office:value="-29">
            <text:p>-29</text:p>
          </table:table-cell>
          <table:table-cell table:formula="of:=['artificial-einsi'.M22]-['artificial-mafft'.M22]" office:value-type="float" office:value="-8">
            <text:p>-8</text:p>
          </table:table-cell>
        </table:table-row>
        <table:table-row table:style-name="ro2">
          <table:table-cell table:formula="of:=RIGHT(['artificial-mafft'.A23];LEN(['artificial-mafft'.A23])-FIND(&quot;/&quot;;['artificial-mafft'.A23]))" office:value-type="string" office:string-value="art-3.fst">
            <text:p>art-3.fst</text:p>
          </table:table-cell>
          <table:table-cell table:formula="of:=['artificial-einsi'.B23]-['artificial-mafft'.B23]" office:value-type="float" office:value="6.0725018254841">
            <text:p>6.0725018255</text:p>
          </table:table-cell>
          <table:table-cell table:formula="of:=['artificial-einsi'.C23]-['artificial-mafft'.C23]" office:value-type="float" office:value="0.0061011826861353">
            <text:p>0.0061011827</text:p>
          </table:table-cell>
          <table:table-cell table:formula="of:=['artificial-einsi'.D23]-['artificial-mafft'.D23]" office:value-type="float" office:value="0.000384138785625775">
            <text:p>0.0003841388</text:p>
          </table:table-cell>
          <table:table-cell table:formula="of:=['artificial-einsi'.E23]-['artificial-mafft'.E23]" office:value-type="float" office:value="0.00181818181818194">
            <text:p>0.0018181818</text:p>
          </table:table-cell>
          <table:table-cell table:formula="of:=['artificial-einsi'.F23]-['artificial-mafft'.F23]" office:value-type="float" office:value="4.28143742255266">
            <text:p>4.2814374226</text:p>
          </table:table-cell>
          <table:table-cell table:formula="of:=['artificial-einsi'.G23]-['artificial-mafft'.G23]" office:value-type="float" office:value="423">
            <text:p>423</text:p>
          </table:table-cell>
          <table:table-cell table:formula="of:=['artificial-einsi'.H23]-['artificial-mafft'.H23]" office:value-type="float" office:value="-31">
            <text:p>-31</text:p>
          </table:table-cell>
          <table:table-cell table:formula="of:=['artificial-einsi'.I23]-['artificial-mafft'.I23]" office:value-type="float" office:value="0">
            <text:p>0</text:p>
          </table:table-cell>
          <table:table-cell table:formula="of:=['artificial-einsi'.J23]-['artificial-mafft'.J23]" office:value-type="float" office:value="2">
            <text:p>2</text:p>
          </table:table-cell>
          <table:table-cell table:formula="of:=['artificial-einsi'.K23]-['artificial-mafft'.K23]" office:value-type="float" office:value="-119">
            <text:p>-119</text:p>
          </table:table-cell>
          <table:table-cell table:formula="of:=['artificial-einsi'.L23]-['artificial-mafft'.L23]" office:value-type="float" office:value="-112">
            <text:p>-112</text:p>
          </table:table-cell>
          <table:table-cell table:formula="of:=['artificial-einsi'.M23]-['artificial-mafft'.M23]" office:value-type="float" office:value="-7">
            <text:p>-7</text:p>
          </table:table-cell>
        </table:table-row>
        <table:table-row table:style-name="ro2">
          <table:table-cell table:formula="of:=RIGHT(['artificial-mafft'.A24];LEN(['artificial-mafft'.A24])-FIND(&quot;/&quot;;['artificial-mafft'.A24]))" office:value-type="string" office:string-value="art-14.fst">
            <text:p>art-14.fst</text:p>
          </table:table-cell>
          <table:table-cell table:formula="of:=['artificial-einsi'.B24]-['artificial-mafft'.B24]" office:value-type="float" office:value="-4.84475882928751">
            <text:p>-4.8447588293</text:p>
          </table:table-cell>
          <table:table-cell table:formula="of:=['artificial-einsi'.C24]-['artificial-mafft'.C24]" office:value-type="float" office:value="-0.00466132110936157">
            <text:p>-0.0046613211</text:p>
          </table:table-cell>
          <table:table-cell table:formula="of:=['artificial-einsi'.D24]-['artificial-mafft'.D24]" office:value-type="float" office:value="-0.0000809769053865842">
            <text:p>-8.09769053865842E-005</text:p>
          </table:table-cell>
          <table:table-cell table:formula="of:=['artificial-einsi'.E24]-['artificial-mafft'.E24]" office:value-type="float" office:value="0.00909090909090926">
            <text:p>0.0090909091</text:p>
          </table:table-cell>
          <table:table-cell table:formula="of:=['artificial-einsi'.F24]-['artificial-mafft'.F24]" office:value-type="float" office:value="0.365432578628575">
            <text:p>0.3654325786</text:p>
          </table:table-cell>
          <table:table-cell table:formula="of:=['artificial-einsi'.G24]-['artificial-mafft'.G24]" office:value-type="float" office:value="214">
            <text:p>214</text:p>
          </table:table-cell>
          <table:table-cell table:formula="of:=['artificial-einsi'.H24]-['artificial-mafft'.H24]" office:value-type="float" office:value="5">
            <text:p>5</text:p>
          </table:table-cell>
          <table:table-cell table:formula="of:=['artificial-einsi'.I24]-['artificial-mafft'.I24]" office:value-type="float" office:value="0">
            <text:p>0</text:p>
          </table:table-cell>
          <table:table-cell table:formula="of:=['artificial-einsi'.J24]-['artificial-mafft'.J24]" office:value-type="float" office:value="10">
            <text:p>10</text:p>
          </table:table-cell>
          <table:table-cell table:formula="of:=['artificial-einsi'.K24]-['artificial-mafft'.K24]" office:value-type="float" office:value="-2">
            <text:p>-2</text:p>
          </table:table-cell>
          <table:table-cell table:formula="of:=['artificial-einsi'.L24]-['artificial-mafft'.L24]" office:value-type="float" office:value="3">
            <text:p>3</text:p>
          </table:table-cell>
          <table:table-cell table:formula="of:=['artificial-einsi'.M24]-['artificial-mafft'.M24]" office:value-type="float" office:value="-5">
            <text:p>-5</text:p>
          </table:table-cell>
        </table:table-row>
        <table:table-row table:style-name="ro2">
          <table:table-cell table:formula="of:=RIGHT(['artificial-mafft'.A25];LEN(['artificial-mafft'.A25])-FIND(&quot;/&quot;;['artificial-mafft'.A25]))" office:value-type="string" office:string-value="art-23.fst">
            <text:p>art-23.fst</text:p>
          </table:table-cell>
          <table:table-cell table:formula="of:=['artificial-einsi'.B25]-['artificial-mafft'.B25]" office:value-type="float" office:value="-1.9036826937247">
            <text:p>-1.9036826937</text:p>
          </table:table-cell>
          <table:table-cell table:formula="of:=['artificial-einsi'.C25]-['artificial-mafft'.C25]" office:value-type="float" office:value="-0.00200146824151015">
            <text:p>-0.0020014682</text:p>
          </table:table-cell>
          <table:table-cell table:formula="of:=['artificial-einsi'.D25]-['artificial-mafft'.D25]" office:value-type="float" office:value="0.00125291375291375">
            <text:p>0.0012529138</text:p>
          </table:table-cell>
          <table:table-cell table:formula="of:=['artificial-einsi'.E25]-['artificial-mafft'.E25]" office:value-type="float" office:value="-0.00363636363636366">
            <text:p>-0.0036363636</text:p>
          </table:table-cell>
          <table:table-cell table:formula="of:=['artificial-einsi'.F25]-['artificial-mafft'.F25]" office:value-type="float" office:value="2.21797785547785">
            <text:p>2.2179778555</text:p>
          </table:table-cell>
          <table:table-cell table:formula="of:=['artificial-einsi'.G25]-['artificial-mafft'.G25]" office:value-type="float" office:value="-622">
            <text:p>-622</text:p>
          </table:table-cell>
          <table:table-cell table:formula="of:=['artificial-einsi'.H25]-['artificial-mafft'.H25]" office:value-type="float" office:value="-43">
            <text:p>-43</text:p>
          </table:table-cell>
          <table:table-cell table:formula="of:=['artificial-einsi'.I25]-['artificial-mafft'.I25]" office:value-type="float" office:value="0">
            <text:p>0</text:p>
          </table:table-cell>
          <table:table-cell table:formula="of:=['artificial-einsi'.J25]-['artificial-mafft'.J25]" office:value-type="float" office:value="-4">
            <text:p>-4</text:p>
          </table:table-cell>
          <table:table-cell table:formula="of:=['artificial-einsi'.K25]-['artificial-mafft'.K25]" office:value-type="float" office:value="52">
            <text:p>52</text:p>
          </table:table-cell>
          <table:table-cell table:formula="of:=['artificial-einsi'.L25]-['artificial-mafft'.L25]" office:value-type="float" office:value="68">
            <text:p>68</text:p>
          </table:table-cell>
          <table:table-cell table:formula="of:=['artificial-einsi'.M25]-['artificial-mafft'.M25]" office:value-type="float" office:value="-16">
            <text:p>-16</text:p>
          </table:table-cell>
        </table:table-row>
        <table:table-row table:style-name="ro2">
          <table:table-cell table:formula="of:=RIGHT(['artificial-mafft'.A26];LEN(['artificial-mafft'.A26])-FIND(&quot;/&quot;;['artificial-mafft'.A26]))" office:value-type="string" office:string-value="art-11.fst">
            <text:p>art-11.fst</text:p>
          </table:table-cell>
          <table:table-cell table:formula="of:=['artificial-einsi'.B26]-['artificial-mafft'.B26]" office:value-type="float" office:value="-1.2044216001982">
            <text:p>-1.2044216002</text:p>
          </table:table-cell>
          <table:table-cell table:formula="of:=['artificial-einsi'.C26]-['artificial-mafft'.C26]" office:value-type="float" office:value="-0.00118245190322852">
            <text:p>-0.0011824519</text:p>
          </table:table-cell>
          <table:table-cell table:formula="of:=['artificial-einsi'.D26]-['artificial-mafft'.D26]" office:value-type="float" office:value="-0.000189393939393939">
            <text:p>-0.0001893939</text:p>
          </table:table-cell>
          <table:table-cell table:formula="of:=['artificial-einsi'.E26]-['artificial-mafft'.E26]" office:value-type="float" office:value="0.00090909090909097">
            <text:p>0.0009090909</text:p>
          </table:table-cell>
          <table:table-cell table:formula="of:=['artificial-einsi'.F26]-['artificial-mafft'.F26]" office:value-type="float" office:value="0.201325757575759">
            <text:p>0.2013257576</text:p>
          </table:table-cell>
          <table:table-cell table:formula="of:=['artificial-einsi'.G26]-['artificial-mafft'.G26]" office:value-type="float" office:value="207">
            <text:p>207</text:p>
          </table:table-cell>
          <table:table-cell table:formula="of:=['artificial-einsi'.H26]-['artificial-mafft'.H26]" office:value-type="float" office:value="5">
            <text:p>5</text:p>
          </table:table-cell>
          <table:table-cell table:formula="of:=['artificial-einsi'.I26]-['artificial-mafft'.I26]" office:value-type="float" office:value="0">
            <text:p>0</text:p>
          </table:table-cell>
          <table:table-cell table:formula="of:=['artificial-einsi'.J26]-['artificial-mafft'.J26]" office:value-type="float" office:value="1">
            <text:p>1</text:p>
          </table:table-cell>
          <table:table-cell table:formula="of:=['artificial-einsi'.K26]-['artificial-mafft'.K26]" office:value-type="float" office:value="31">
            <text:p>31</text:p>
          </table:table-cell>
          <table:table-cell table:formula="of:=['artificial-einsi'.L26]-['artificial-mafft'.L26]" office:value-type="float" office:value="31">
            <text:p>31</text:p>
          </table:table-cell>
          <table:table-cell table:formula="of:=['artificial-einsi'.M26]-['artificial-mafft'.M26]" office:value-type="float" office:value="0">
            <text:p>0</text:p>
          </table:table-cell>
        </table:table-row>
        <table:table-row table:style-name="ro2">
          <table:table-cell table:formula="of:=RIGHT(['artificial-mafft'.A27];LEN(['artificial-mafft'.A27])-FIND(&quot;/&quot;;['artificial-mafft'.A27]))" office:value-type="string" office:string-value="art-6.fst">
            <text:p>art-6.fst</text:p>
          </table:table-cell>
          <table:table-cell table:formula="of:=['artificial-einsi'.B27]-['artificial-mafft'.B27]" office:value-type="float" office:value="19.7708676320872">
            <text:p>19.7708676321</text:p>
          </table:table-cell>
          <table:table-cell table:formula="of:=['artificial-einsi'.C27]-['artificial-mafft'.C27]" office:value-type="float" office:value="0.0191284030784025">
            <text:p>0.0191284031</text:p>
          </table:table-cell>
          <table:table-cell table:formula="of:=['artificial-einsi'.D27]-['artificial-mafft'.D27]" office:value-type="float" office:value="0.00121413677514715">
            <text:p>0.0012141368</text:p>
          </table:table-cell>
          <table:table-cell table:formula="of:=['artificial-einsi'.E27]-['artificial-mafft'.E27]" office:value-type="float" office:value="-0.030909090909091">
            <text:p>-0.0309090909</text:p>
          </table:table-cell>
          <table:table-cell table:formula="of:=['artificial-einsi'.F27]-['artificial-mafft'.F27]" office:value-type="float" office:value="2.87623723176815">
            <text:p>2.8762372318</text:p>
          </table:table-cell>
          <table:table-cell table:formula="of:=['artificial-einsi'.G27]-['artificial-mafft'.G27]" office:value-type="float" office:value="-786">
            <text:p>-786</text:p>
          </table:table-cell>
          <table:table-cell table:formula="of:=['artificial-einsi'.H27]-['artificial-mafft'.H27]" office:value-type="float" office:value="-46">
            <text:p>-46</text:p>
          </table:table-cell>
          <table:table-cell table:formula="of:=['artificial-einsi'.I27]-['artificial-mafft'.I27]" office:value-type="float" office:value="0">
            <text:p>0</text:p>
          </table:table-cell>
          <table:table-cell table:formula="of:=['artificial-einsi'.J27]-['artificial-mafft'.J27]" office:value-type="float" office:value="-34">
            <text:p>-34</text:p>
          </table:table-cell>
          <table:table-cell table:formula="of:=['artificial-einsi'.K27]-['artificial-mafft'.K27]" office:value-type="float" office:value="-71">
            <text:p>-71</text:p>
          </table:table-cell>
          <table:table-cell table:formula="of:=['artificial-einsi'.L27]-['artificial-mafft'.L27]" office:value-type="float" office:value="-48">
            <text:p>-48</text:p>
          </table:table-cell>
          <table:table-cell table:formula="of:=['artificial-einsi'.M27]-['artificial-mafft'.M27]" office:value-type="float" office:value="-23">
            <text:p>-23</text:p>
          </table:table-cell>
        </table:table-row>
        <table:table-row table:style-name="ro2">
          <table:table-cell table:formula="of:=RIGHT(['artificial-mafft'.A28];LEN(['artificial-mafft'.A28])-FIND(&quot;/&quot;;['artificial-mafft'.A28]))" office:value-type="string" office:string-value="art-1.fst">
            <text:p>art-1.fst</text:p>
          </table:table-cell>
          <table:table-cell table:formula="of:=['artificial-einsi'.B28]-['artificial-mafft'.B28]" office:value-type="float" office:value="8.68561618269519">
            <text:p>8.6856161827</text:p>
          </table:table-cell>
          <table:table-cell table:formula="of:=['artificial-einsi'.C28]-['artificial-mafft'.C28]" office:value-type="float" office:value="0.00848912294846593">
            <text:p>0.0084891229</text:p>
          </table:table-cell>
          <table:table-cell table:formula="of:=['artificial-einsi'.D28]-['artificial-mafft'.D28]" office:value-type="float" office:value="0.000733752620545073">
            <text:p>0.0007337526</text:p>
          </table:table-cell>
          <table:table-cell table:formula="of:=['artificial-einsi'.E28]-['artificial-mafft'.E28]" office:value-type="float" office:value="-0.00909090909090926">
            <text:p>-0.0090909091</text:p>
          </table:table-cell>
          <table:table-cell table:formula="of:=['artificial-einsi'.F28]-['artificial-mafft'.F28]" office:value-type="float" office:value="0.594025157232704">
            <text:p>0.5940251572</text:p>
          </table:table-cell>
          <table:table-cell table:formula="of:=['artificial-einsi'.G28]-['artificial-mafft'.G28]" office:value-type="float" office:value="-489">
            <text:p>-489</text:p>
          </table:table-cell>
          <table:table-cell table:formula="of:=['artificial-einsi'.H28]-['artificial-mafft'.H28]" office:value-type="float" office:value="-21">
            <text:p>-21</text:p>
          </table:table-cell>
          <table:table-cell table:formula="of:=['artificial-einsi'.I28]-['artificial-mafft'.I28]" office:value-type="float" office:value="0">
            <text:p>0</text:p>
          </table:table-cell>
          <table:table-cell table:formula="of:=['artificial-einsi'.J28]-['artificial-mafft'.J28]" office:value-type="float" office:value="-10">
            <text:p>-10</text:p>
          </table:table-cell>
          <table:table-cell table:formula="of:=['artificial-einsi'.K28]-['artificial-mafft'.K28]" office:value-type="float" office:value="-56">
            <text:p>-56</text:p>
          </table:table-cell>
          <table:table-cell table:formula="of:=['artificial-einsi'.L28]-['artificial-mafft'.L28]" office:value-type="float" office:value="-38">
            <text:p>-38</text:p>
          </table:table-cell>
          <table:table-cell table:formula="of:=['artificial-einsi'.M28]-['artificial-mafft'.M28]" office:value-type="float" office:value="-18">
            <text:p>-18</text:p>
          </table:table-cell>
        </table:table-row>
        <table:table-row table:style-name="ro2">
          <table:table-cell table:formula="of:=RIGHT(['artificial-mafft'.A29];LEN(['artificial-mafft'.A29])-FIND(&quot;/&quot;;['artificial-mafft'.A29]))" office:value-type="string" office:string-value="art-18.fst">
            <text:p>art-18.fst</text:p>
          </table:table-cell>
          <table:table-cell table:formula="of:=['artificial-einsi'.B29]-['artificial-mafft'.B29]" office:value-type="float" office:value="-0.584617837532733">
            <text:p>-0.5846178375</text:p>
          </table:table-cell>
          <table:table-cell table:formula="of:=['artificial-einsi'.C29]-['artificial-mafft'.C29]" office:value-type="float" office:value="-0.000595454545454954">
            <text:p>-0.0005954545</text:p>
          </table:table-cell>
          <table:table-cell table:formula="of:=['artificial-einsi'.D29]-['artificial-mafft'.D29]" office:value-type="float" office:value="0.000541835396110192">
            <text:p>0.0005418354</text:p>
          </table:table-cell>
          <table:table-cell table:formula="of:=['artificial-einsi'.E29]-['artificial-mafft'.E29]" office:value-type="float" office:value="0">
            <text:p>0</text:p>
          </table:table-cell>
          <table:table-cell table:formula="of:=['artificial-einsi'.F29]-['artificial-mafft'.F29]" office:value-type="float" office:value="2.8426110762562">
            <text:p>2.8426110763</text:p>
          </table:table-cell>
          <table:table-cell table:formula="of:=['artificial-einsi'.G29]-['artificial-mafft'.G29]" office:value-type="float" office:value="-21">
            <text:p>-21</text:p>
          </table:table-cell>
          <table:table-cell table:formula="of:=['artificial-einsi'.H29]-['artificial-mafft'.H29]" office:value-type="float" office:value="-19">
            <text:p>-19</text:p>
          </table:table-cell>
          <table:table-cell table:formula="of:=['artificial-einsi'.I29]-['artificial-mafft'.I29]" office:value-type="float" office:value="0">
            <text:p>0</text:p>
          </table:table-cell>
          <table:table-cell table:formula="of:=['artificial-einsi'.J29]-['artificial-mafft'.J29]" office:value-type="float" office:value="0">
            <text:p>0</text:p>
          </table:table-cell>
          <table:table-cell table:formula="of:=['artificial-einsi'.K29]-['artificial-mafft'.K29]" office:value-type="float" office:value="-30">
            <text:p>-30</text:p>
          </table:table-cell>
          <table:table-cell table:formula="of:=['artificial-einsi'.L29]-['artificial-mafft'.L29]" office:value-type="float" office:value="-12">
            <text:p>-12</text:p>
          </table:table-cell>
          <table:table-cell table:formula="of:=['artificial-einsi'.M29]-['artificial-mafft'.M29]" office:value-type="float" office:value="-18">
            <text:p>-18</text:p>
          </table:table-cell>
        </table:table-row>
        <table:table-row table:style-name="ro2">
          <table:table-cell table:formula="of:=RIGHT(['artificial-mafft'.A30];LEN(['artificial-mafft'.A30])-FIND(&quot;/&quot;;['artificial-mafft'.A30]))" office:value-type="string" office:string-value="art-9.fst">
            <text:p>art-9.fst</text:p>
          </table:table-cell>
          <table:table-cell table:formula="of:=['artificial-einsi'.B30]-['artificial-mafft'.B30]" office:value-type="float" office:value="5.9693987880845">
            <text:p>5.9693987881</text:p>
          </table:table-cell>
          <table:table-cell table:formula="of:=['artificial-einsi'.C30]-['artificial-mafft'.C30]" office:value-type="float" office:value="0.00581640958319662">
            <text:p>0.0058164096</text:p>
          </table:table-cell>
          <table:table-cell table:formula="of:=['artificial-einsi'.D30]-['artificial-mafft'.D30]" office:value-type="float" office:value="0.000376732971669682">
            <text:p>0.000376733</text:p>
          </table:table-cell>
          <table:table-cell table:formula="of:=['artificial-einsi'.E30]-['artificial-mafft'.E30]" office:value-type="float" office:value="-0.00727272727272732">
            <text:p>-0.0072727273</text:p>
          </table:table-cell>
          <table:table-cell table:formula="of:=['artificial-einsi'.F30]-['artificial-mafft'.F30]" office:value-type="float" office:value="2.47370403857746">
            <text:p>2.4737040386</text:p>
          </table:table-cell>
          <table:table-cell table:formula="of:=['artificial-einsi'.G30]-['artificial-mafft'.G30]" office:value-type="float" office:value="94">
            <text:p>94</text:p>
          </table:table-cell>
          <table:table-cell table:formula="of:=['artificial-einsi'.H30]-['artificial-mafft'.H30]" office:value-type="float" office:value="-10">
            <text:p>-10</text:p>
          </table:table-cell>
          <table:table-cell table:formula="of:=['artificial-einsi'.I30]-['artificial-mafft'.I30]" office:value-type="float" office:value="0">
            <text:p>0</text:p>
          </table:table-cell>
          <table:table-cell table:formula="of:=['artificial-einsi'.J30]-['artificial-mafft'.J30]" office:value-type="float" office:value="-8">
            <text:p>-8</text:p>
          </table:table-cell>
          <table:table-cell table:formula="of:=['artificial-einsi'.K30]-['artificial-mafft'.K30]" office:value-type="float" office:value="-34">
            <text:p>-34</text:p>
          </table:table-cell>
          <table:table-cell table:formula="of:=['artificial-einsi'.L30]-['artificial-mafft'.L30]" office:value-type="float" office:value="-33">
            <text:p>-33</text:p>
          </table:table-cell>
          <table:table-cell table:formula="of:=['artificial-einsi'.M30]-['artificial-mafft'.M30]" office:value-type="float" office:value="-1">
            <text:p>-1</text:p>
          </table:table-cell>
        </table:table-row>
        <table:table-row table:style-name="ro2">
          <table:table-cell table:formula="of:=RIGHT(['artificial-mafft'.A31];LEN(['artificial-mafft'.A31])-FIND(&quot;/&quot;;['artificial-mafft'.A31]))" office:value-type="string" office:string-value="art-4.fst">
            <text:p>art-4.fst</text:p>
          </table:table-cell>
          <table:table-cell table:formula="of:=['artificial-einsi'.B31]-['artificial-mafft'.B31]" office:value-type="float" office:value="2.86574042288316">
            <text:p>2.8657404229</text:p>
          </table:table-cell>
          <table:table-cell table:formula="of:=['artificial-einsi'.C31]-['artificial-mafft'.C31]" office:value-type="float" office:value="0.002841582032863">
            <text:p>0.002841582</text:p>
          </table:table-cell>
          <table:table-cell table:formula="of:=['artificial-einsi'.D31]-['artificial-mafft'.D31]" office:value-type="float" office:value="0.000298828591919674">
            <text:p>0.0002988286</text:p>
          </table:table-cell>
          <table:table-cell table:formula="of:=['artificial-einsi'.E31]-['artificial-mafft'.E31]" office:value-type="float" office:value="-0.00090909090909097">
            <text:p>-0.0009090909</text:p>
          </table:table-cell>
          <table:table-cell table:formula="of:=['artificial-einsi'.F31]-['artificial-mafft'.F31]" office:value-type="float" office:value="1.64564905570165">
            <text:p>1.6456490557</text:p>
          </table:table-cell>
          <table:table-cell table:formula="of:=['artificial-einsi'.G31]-['artificial-mafft'.G31]" office:value-type="float" office:value="-20">
            <text:p>-20</text:p>
          </table:table-cell>
          <table:table-cell table:formula="of:=['artificial-einsi'.H31]-['artificial-mafft'.H31]" office:value-type="float" office:value="-10">
            <text:p>-10</text:p>
          </table:table-cell>
          <table:table-cell table:formula="of:=['artificial-einsi'.I31]-['artificial-mafft'.I31]" office:value-type="float" office:value="0">
            <text:p>0</text:p>
          </table:table-cell>
          <table:table-cell table:formula="of:=['artificial-einsi'.J31]-['artificial-mafft'.J31]" office:value-type="float" office:value="-1">
            <text:p>-1</text:p>
          </table:table-cell>
          <table:table-cell table:formula="of:=['artificial-einsi'.K31]-['artificial-mafft'.K31]" office:value-type="float" office:value="-50">
            <text:p>-50</text:p>
          </table:table-cell>
          <table:table-cell table:formula="of:=['artificial-einsi'.L31]-['artificial-mafft'.L31]" office:value-type="float" office:value="-34">
            <text:p>-34</text:p>
          </table:table-cell>
          <table:table-cell table:formula="of:=['artificial-einsi'.M31]-['artificial-mafft'.M31]" office:value-type="float" office:value="-16">
            <text:p>-16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formula="of:=['artificial-mafft'.A33]" office:value-type="string" office:string-value="mean">
            <text:p>mean</text:p>
          </table:table-cell>
          <table:table-cell table:formula="of:=['artificial-einsi'.B33]-['artificial-mafft'.B33]" office:value-type="float" office:value="3.46987958062414">
            <text:p>3.4698795806</text:p>
          </table:table-cell>
          <table:table-cell table:formula="of:=['artificial-einsi'.C33]-['artificial-mafft'.C33]" office:value-type="float" office:value="0.00339240307510424">
            <text:p>0.0033924031</text:p>
          </table:table-cell>
          <table:table-cell table:formula="of:=['artificial-einsi'.D33]-['artificial-mafft'.D33]" office:value-type="float" office:value="0.000419279821453741">
            <text:p>0.0004192798</text:p>
          </table:table-cell>
          <table:table-cell table:formula="of:=['artificial-einsi'.E33]-['artificial-mafft'.E33]" office:value-type="float" office:value="-0.00404969232555441">
            <text:p>-0.0040496923</text:p>
          </table:table-cell>
          <table:table-cell table:formula="of:=['artificial-einsi'.F33]-['artificial-mafft'.F33]" office:value-type="float" office:value="2.71522921491506">
            <text:p>2.7152292149</text:p>
          </table:table-cell>
          <table:table-cell table:formula="of:=['artificial-einsi'.G33]-['artificial-mafft'.G33]" office:value-type="float" office:value="70.5">
            <text:p>70.5</text:p>
          </table:table-cell>
          <table:table-cell table:formula="of:=['artificial-einsi'.H33]-['artificial-mafft'.H33]" office:value-type="float" office:value="-16.5666666666667">
            <text:p>-16.5666666667</text:p>
          </table:table-cell>
          <table:table-cell table:formula="of:=['artificial-einsi'.I33]-['artificial-mafft'.I33]" office:value-type="float" office:value="0">
            <text:p>0</text:p>
          </table:table-cell>
          <table:table-cell table:formula="of:=['artificial-einsi'.J33]-['artificial-mafft'.J33]" office:value-type="float" office:value="-3.79999999999995">
            <text:p>-3.8</text:p>
          </table:table-cell>
          <table:table-cell table:formula="of:=['artificial-einsi'.K33]-['artificial-mafft'.K33]" office:value-type="float" office:value="-32.3">
            <text:p>-32.3</text:p>
          </table:table-cell>
          <table:table-cell table:formula="of:=['artificial-einsi'.L33]-['artificial-mafft'.L33]" office:value-type="float" office:value="-22.0666666666666">
            <text:p>-22.0666666667</text:p>
          </table:table-cell>
          <table:table-cell table:formula="of:=['artificial-einsi'.M33]-['artificial-mafft'.M33]" office:value-type="float" office:value="-10.2333333333333">
            <text:p>-10.2333333333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['artificial-mafft'.A37]" office:value-type="string" office:string-value="alignment-file-rated">
            <text:p>alignment-file-rated</text:p>
          </table:table-cell>
          <table:table-cell table:formula="of:=[.B1]" office:value-type="string" office:string-value=" GLOCSA">
            <text:p><text:s/>GLOCSA</text:p>
          </table:table-cell>
          <table:table-cell table:formula="of:=[.C1]" office:value-type="string" office:string-value=" meanColumnValue">
            <text:p><text:s/>meanColumnValue</text:p>
          </table:table-cell>
          <table:table-cell table:formula="of:=[.E1]" office:value-type="string" office:string-value=" columnIncrementRatio">
            <text:p><text:s/>columnIncrementRatio</text:p>
          </table:table-cell>
          <table:table-cell table:formula="of:=[.F1]" office:value-type="string" office:string-value=" meanGapBlockSize">
            <text:p><text:s/>meanGapBlockSize</text:p>
          </table:table-cell>
          <table:table-cell table:formula="of:=[.G1]" office:value-type="string" office:string-value=" totalGapPositions">
            <text:p><text:s/>totalGapPositions</text:p>
          </table:table-cell>
          <table:table-cell table:formula="of:=[.H1]" office:value-type="string" office:string-value=" numberGapBlocks">
            <text:p><text:s/>numberGapBlocks</text:p>
          </table:table-cell>
          <table:table-cell table:formula="of:=[.K1]" office:value-type="string" office:string-value=" estimatedEvents">
            <text:p><text:s/>estimatedEvents</text:p>
          </table:table-cell>
          <table:table-cell table:formula="of:=[.L1]" office:value-type="string" office:string-value=" substitutionEvents">
            <text:p><text:s/>substitutionEvents</text:p>
          </table:table-cell>
          <table:table-cell table:formula="of:=[.M1]" office:value-type="string" office:string-value=" inDelEvents">
            <text:p><text:s/>inDelEvents</text:p>
          </table:table-cell>
          <table:table-cell table:number-columns-repeated="3"/>
        </table:table-row>
        <table:table-row table:style-name="ro2">
          <table:table-cell table:formula="of:=[.A2]" office:value-type="string" office:string-value="art-26.fst">
            <text:p>art-26.fst</text:p>
          </table:table-cell>
          <table:table-cell table:formula="of:=[.B2]" office:value-type="float" office:value="4.75132258097972">
            <text:p>4.751322581</text:p>
          </table:table-cell>
          <table:table-cell table:formula="of:=[.C2]" office:value-type="float" office:value="0.00472879401664783">
            <text:p>0.004728794</text:p>
          </table:table-cell>
          <table:table-cell table:formula="of:=[.E2]" office:value-type="float" office:value="-0.000909090909090971">
            <text:p>-0.0009090909</text:p>
          </table:table-cell>
          <table:table-cell table:formula="of:=[.F2]" office:value-type="float" office:value="1.25332215598609">
            <text:p>1.253322156</text:p>
          </table:table-cell>
          <table:table-cell table:formula="of:=[.G2]" office:value-type="float" office:value="54">
            <text:p>54</text:p>
          </table:table-cell>
          <table:table-cell table:formula="of:=[.H2]" office:value-type="float" office:value="-7">
            <text:p>-7</text:p>
          </table:table-cell>
          <table:table-cell table:formula="of:=[.K2]" office:value-type="float" office:value="-48">
            <text:p>-48</text:p>
          </table:table-cell>
          <table:table-cell table:formula="of:=[.L2]" office:value-type="float" office:value="-39">
            <text:p>-39</text:p>
          </table:table-cell>
          <table:table-cell table:formula="of:=[.M2]" office:value-type="float" office:value="-9">
            <text:p>-9</text:p>
          </table:table-cell>
          <table:table-cell table:number-columns-repeated="3"/>
        </table:table-row>
        <table:table-row table:style-name="ro2">
          <table:table-cell table:formula="of:=[.A3]" office:value-type="string" office:string-value="art-15.fst">
            <text:p>art-15.fst</text:p>
          </table:table-cell>
          <table:table-cell table:formula="of:=[.B3]" office:value-type="float" office:value="-1.3279371349538">
            <text:p>-1.327937135</text:p>
          </table:table-cell>
          <table:table-cell table:formula="of:=[.C3]" office:value-type="float" office:value="-0.00132727272727307">
            <text:p>-0.0013272727</text:p>
          </table:table-cell>
          <table:table-cell table:formula="of:=[.E3]" office:value-type="float" office:value="0">
            <text:p>0</text:p>
          </table:table-cell>
          <table:table-cell table:formula="of:=[.F3]" office:value-type="float" office:value="3.73231014550528">
            <text:p>3.7323101455</text:p>
          </table:table-cell>
          <table:table-cell table:formula="of:=[.G3]" office:value-type="float" office:value="680">
            <text:p>680</text:p>
          </table:table-cell>
          <table:table-cell table:formula="of:=[.H3]" office:value-type="float" office:value="1">
            <text:p>1</text:p>
          </table:table-cell>
          <table:table-cell table:formula="of:=[.K3]" office:value-type="float" office:value="16">
            <text:p>16</text:p>
          </table:table-cell>
          <table:table-cell table:formula="of:=[.L3]" office:value-type="float" office:value="25">
            <text:p>25</text:p>
          </table:table-cell>
          <table:table-cell table:formula="of:=[.M3]" office:value-type="float" office:value="-9">
            <text:p>-9</text:p>
          </table:table-cell>
          <table:table-cell table:number-columns-repeated="3"/>
        </table:table-row>
        <table:table-row table:style-name="ro2">
          <table:table-cell table:formula="of:=[.A4]" office:value-type="string" office:string-value="art-29.fst">
            <text:p>art-29.fst</text:p>
          </table:table-cell>
          <table:table-cell table:formula="of:=[.B4]" office:value-type="float" office:value="4.88017593637119">
            <text:p>4.8801759364</text:p>
          </table:table-cell>
          <table:table-cell table:formula="of:=[.C4]" office:value-type="float" office:value="0.00480699332399226">
            <text:p>0.0048069933</text:p>
          </table:table-cell>
          <table:table-cell table:formula="of:=[.E4]" office:value-type="float" office:value="-0.00272727272727269">
            <text:p>-0.0027272727</text:p>
          </table:table-cell>
          <table:table-cell table:formula="of:=[.F4]" office:value-type="float" office:value="4.57652882935352">
            <text:p>4.5765288294</text:p>
          </table:table-cell>
          <table:table-cell table:formula="of:=[.G4]" office:value-type="float" office:value="-9">
            <text:p>-9</text:p>
          </table:table-cell>
          <table:table-cell table:formula="of:=[.H4]" office:value-type="float" office:value="-32">
            <text:p>-32</text:p>
          </table:table-cell>
          <table:table-cell table:formula="of:=[.K4]" office:value-type="float" office:value="-65">
            <text:p>-65</text:p>
          </table:table-cell>
          <table:table-cell table:formula="of:=[.L4]" office:value-type="float" office:value="-52">
            <text:p>-52</text:p>
          </table:table-cell>
          <table:table-cell table:formula="of:=[.M4]" office:value-type="float" office:value="-13">
            <text:p>-13</text:p>
          </table:table-cell>
          <table:table-cell table:number-columns-repeated="3"/>
        </table:table-row>
        <table:table-row table:style-name="ro2">
          <table:table-cell table:formula="of:=[.A5]" office:value-type="string" office:string-value="art-10.fst">
            <text:p>art-10.fst</text:p>
          </table:table-cell>
          <table:table-cell table:formula="of:=[.B5]" office:value-type="float" office:value="-5.63990401968306">
            <text:p>-5.6399040197</text:p>
          </table:table-cell>
          <table:table-cell table:formula="of:=[.C5]" office:value-type="float" office:value="-0.00532651017249147">
            <text:p>-0.0053265102</text:p>
          </table:table-cell>
          <table:table-cell table:formula="of:=[.E5]" office:value-type="float" office:value="0.0163636363636364">
            <text:p>0.0163636364</text:p>
          </table:table-cell>
          <table:table-cell table:formula="of:=[.F5]" office:value-type="float" office:value="4.4073184402274">
            <text:p>4.4073184402</text:p>
          </table:table-cell>
          <table:table-cell table:formula="of:=[.G5]" office:value-type="float" office:value="-107">
            <text:p>-107</text:p>
          </table:table-cell>
          <table:table-cell table:formula="of:=[.H5]" office:value-type="float" office:value="-26">
            <text:p>-26</text:p>
          </table:table-cell>
          <table:table-cell table:formula="of:=[.K5]" office:value-type="float" office:value="-42">
            <text:p>-42</text:p>
          </table:table-cell>
          <table:table-cell table:formula="of:=[.L5]" office:value-type="float" office:value="-18">
            <text:p>-18</text:p>
          </table:table-cell>
          <table:table-cell table:formula="of:=[.M5]" office:value-type="float" office:value="-24">
            <text:p>-24</text:p>
          </table:table-cell>
          <table:table-cell table:number-columns-repeated="3"/>
        </table:table-row>
        <table:table-row table:style-name="ro2">
          <table:table-cell table:formula="of:=[.A6]" office:value-type="string" office:string-value="art-2.fst">
            <text:p>art-2.fst</text:p>
          </table:table-cell>
          <table:table-cell table:formula="of:=[.B6]" office:value-type="float" office:value="-2.18395409621883">
            <text:p>-2.1839540962</text:p>
          </table:table-cell>
          <table:table-cell table:formula="of:=[.C6]" office:value-type="float" office:value="-0.002195454545455">
            <text:p>-0.0021954545</text:p>
          </table:table-cell>
          <table:table-cell table:formula="of:=[.E6]" office:value-type="float" office:value="0">
            <text:p>0</text:p>
          </table:table-cell>
          <table:table-cell table:formula="of:=[.F6]" office:value-type="float" office:value="3.1773944294699">
            <text:p>3.1773944295</text:p>
          </table:table-cell>
          <table:table-cell table:formula="of:=[.G6]" office:value-type="float" office:value="37">
            <text:p>37</text:p>
          </table:table-cell>
          <table:table-cell table:formula="of:=[.H6]" office:value-type="float" office:value="-16">
            <text:p>-16</text:p>
          </table:table-cell>
          <table:table-cell table:formula="of:=[.K6]" office:value-type="float" office:value="5">
            <text:p>5</text:p>
          </table:table-cell>
          <table:table-cell table:formula="of:=[.L6]" office:value-type="float" office:value="14">
            <text:p>14</text:p>
          </table:table-cell>
          <table:table-cell table:formula="of:=[.M6]" office:value-type="float" office:value="-9">
            <text:p>-9</text:p>
          </table:table-cell>
          <table:table-cell table:number-columns-repeated="3"/>
        </table:table-row>
        <table:table-row table:style-name="ro2">
          <table:table-cell table:formula="of:=[.A7]" office:value-type="string" office:string-value="art-19.fst">
            <text:p>art-19.fst</text:p>
          </table:table-cell>
          <table:table-cell table:formula="of:=[.B7]" office:value-type="float" office:value="-0.976412734152405">
            <text:p>-0.9764127342</text:p>
          </table:table-cell>
          <table:table-cell table:formula="of:=[.C7]" office:value-type="float" office:value="-0.000977272727272438">
            <text:p>-0.0009772727</text:p>
          </table:table-cell>
          <table:table-cell table:formula="of:=[.E7]" office:value-type="float" office:value="0">
            <text:p>0</text:p>
          </table:table-cell>
          <table:table-cell table:formula="of:=[.F7]" office:value-type="float" office:value="2.85792913656691">
            <text:p>2.8579291366</text:p>
          </table:table-cell>
          <table:table-cell table:formula="of:=[.G7]" office:value-type="float" office:value="407">
            <text:p>407</text:p>
          </table:table-cell>
          <table:table-cell table:formula="of:=[.H7]" office:value-type="float" office:value="-1">
            <text:p>-1</text:p>
          </table:table-cell>
          <table:table-cell table:formula="of:=[.K7]" office:value-type="float" office:value="7">
            <text:p>7</text:p>
          </table:table-cell>
          <table:table-cell table:formula="of:=[.L7]" office:value-type="float" office:value="13">
            <text:p>13</text:p>
          </table:table-cell>
          <table:table-cell table:formula="of:=[.M7]" office:value-type="float" office:value="-6">
            <text:p>-6</text:p>
          </table:table-cell>
          <table:table-cell table:number-columns-repeated="3"/>
        </table:table-row>
        <table:table-row table:style-name="ro2">
          <table:table-cell table:formula="of:=[.A8]" office:value-type="string" office:string-value="art-27.fst">
            <text:p>art-27.fst</text:p>
          </table:table-cell>
          <table:table-cell table:formula="of:=[.B8]" office:value-type="float" office:value="1.34426890144368">
            <text:p>1.3442689014</text:p>
          </table:table-cell>
          <table:table-cell table:formula="of:=[.C8]" office:value-type="float" office:value="0.00131210263396953">
            <text:p>0.0013121026</text:p>
          </table:table-cell>
          <table:table-cell table:formula="of:=[.E8]" office:value-type="float" office:value="-0.00090909090909097">
            <text:p>-0.0009090909</text:p>
          </table:table-cell>
          <table:table-cell table:formula="of:=[.F8]" office:value-type="float" office:value="3.72906527940929">
            <text:p>3.7290652794</text:p>
          </table:table-cell>
          <table:table-cell table:formula="of:=[.G8]" office:value-type="float" office:value="77">
            <text:p>77</text:p>
          </table:table-cell>
          <table:table-cell table:formula="of:=[.H8]" office:value-type="float" office:value="-25">
            <text:p>-25</text:p>
          </table:table-cell>
          <table:table-cell table:formula="of:=[.K8]" office:value-type="float" office:value="-24">
            <text:p>-24</text:p>
          </table:table-cell>
          <table:table-cell table:formula="of:=[.L8]" office:value-type="float" office:value="-19">
            <text:p>-19</text:p>
          </table:table-cell>
          <table:table-cell table:formula="of:=[.M8]" office:value-type="float" office:value="-5">
            <text:p>-5</text:p>
          </table:table-cell>
          <table:table-cell table:number-columns-repeated="3"/>
        </table:table-row>
        <table:table-row table:style-name="ro2">
          <table:table-cell table:formula="of:=[.A9]" office:value-type="string" office:string-value="art-16.fst">
            <text:p>art-16.fst</text:p>
          </table:table-cell>
          <table:table-cell table:formula="of:=[.B9]" office:value-type="float" office:value="0.103780318780196">
            <text:p>0.1037803188</text:p>
          </table:table-cell>
          <table:table-cell table:formula="of:=[.C9]" office:value-type="float" office:value="0.000175824198467289">
            <text:p>0.0001758242</text:p>
          </table:table-cell>
          <table:table-cell table:formula="of:=[.E9]" office:value-type="float" office:value="0.00272727272727269">
            <text:p>0.0027272727</text:p>
          </table:table-cell>
          <table:table-cell table:formula="of:=[.F9]" office:value-type="float" office:value="-2.33680968712816">
            <text:p>-2.3368096871</text:p>
          </table:table-cell>
          <table:table-cell table:formula="of:=[.G9]" office:value-type="float" office:value="379">
            <text:p>379</text:p>
          </table:table-cell>
          <table:table-cell table:formula="of:=[.H9]" office:value-type="float" office:value="25">
            <text:p>25</text:p>
          </table:table-cell>
          <table:table-cell table:formula="of:=[.K9]" office:value-type="float" office:value="-26">
            <text:p>-26</text:p>
          </table:table-cell>
          <table:table-cell table:formula="of:=[.L9]" office:value-type="float" office:value="-29">
            <text:p>-29</text:p>
          </table:table-cell>
          <table:table-cell table:formula="of:=[.M9]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formula="of:=[.A10]" office:value-type="string" office:string-value="art-25.fst">
            <text:p>art-25.fst</text:p>
          </table:table-cell>
          <table:table-cell table:formula="of:=[.B10]" office:value-type="float" office:value="5.5680058273465">
            <text:p>5.5680058273</text:p>
          </table:table-cell>
          <table:table-cell table:formula="of:=[.C10]" office:value-type="float" office:value="0.00541613697955279">
            <text:p>0.005416137</text:p>
          </table:table-cell>
          <table:table-cell table:formula="of:=[.E10]" office:value-type="float" office:value="-0.00636363636363635">
            <text:p>-0.0063636364</text:p>
          </table:table-cell>
          <table:table-cell table:formula="of:=[.F10]" office:value-type="float" office:value="6.54826988652244">
            <text:p>6.5482698865</text:p>
          </table:table-cell>
          <table:table-cell table:formula="of:=[.G10]" office:value-type="float" office:value="-140">
            <text:p>-140</text:p>
          </table:table-cell>
          <table:table-cell table:formula="of:=[.H10]" office:value-type="float" office:value="-66">
            <text:p>-66</text:p>
          </table:table-cell>
          <table:table-cell table:formula="of:=[.K10]" office:value-type="float" office:value="-25">
            <text:p>-25</text:p>
          </table:table-cell>
          <table:table-cell table:formula="of:=[.L10]" office:value-type="float" office:value="-11">
            <text:p>-11</text:p>
          </table:table-cell>
          <table:table-cell table:formula="of:=[.M10]" office:value-type="float" office:value="-14">
            <text:p>-14</text:p>
          </table:table-cell>
          <table:table-cell table:number-columns-repeated="3"/>
        </table:table-row>
        <table:table-row table:style-name="ro2">
          <table:table-cell table:formula="of:=[.A11]" office:value-type="string" office:string-value="art-13.fst">
            <text:p>art-13.fst</text:p>
          </table:table-cell>
          <table:table-cell table:formula="of:=[.B11]" office:value-type="float" office:value="8.70087008654963">
            <text:p>8.7008700865</text:p>
          </table:table-cell>
          <table:table-cell table:formula="of:=[.C11]" office:value-type="float" office:value="0.00839468882371952">
            <text:p>0.0083946888</text:p>
          </table:table-cell>
          <table:table-cell table:formula="of:=[.E11]" office:value-type="float" office:value="-0.0145454545454546">
            <text:p>-0.0145454545</text:p>
          </table:table-cell>
          <table:table-cell table:formula="of:=[.F11]" office:value-type="float" office:value="9.75820879240754">
            <text:p>9.7582087924</text:p>
          </table:table-cell>
          <table:table-cell table:formula="of:=[.G11]" office:value-type="float" office:value="857">
            <text:p>857</text:p>
          </table:table-cell>
          <table:table-cell table:formula="of:=[.H11]" office:value-type="float" office:value="-28">
            <text:p>-28</text:p>
          </table:table-cell>
          <table:table-cell table:formula="of:=[.K11]" office:value-type="float" office:value="-57">
            <text:p>-57</text:p>
          </table:table-cell>
          <table:table-cell table:formula="of:=[.L11]" office:value-type="float" office:value="-42">
            <text:p>-42</text:p>
          </table:table-cell>
          <table:table-cell table:formula="of:=[.M11]" office:value-type="float" office:value="-15">
            <text:p>-15</text:p>
          </table:table-cell>
          <table:table-cell table:number-columns-repeated="3"/>
        </table:table-row>
        <table:table-row table:style-name="ro2">
          <table:table-cell table:formula="of:=[.A12]" office:value-type="string" office:string-value="art-22.fst">
            <text:p>art-22.fst</text:p>
          </table:table-cell>
          <table:table-cell table:formula="of:=[.B12]" office:value-type="float" office:value="6.26734861606133">
            <text:p>6.2673486161</text:p>
          </table:table-cell>
          <table:table-cell table:formula="of:=[.C12]" office:value-type="float" office:value="0.00611845639193326">
            <text:p>0.0061184564</text:p>
          </table:table-cell>
          <table:table-cell table:formula="of:=[.E12]" office:value-type="float" office:value="-0.00636363636363635">
            <text:p>-0.0063636364</text:p>
          </table:table-cell>
          <table:table-cell table:formula="of:=[.F12]" office:value-type="float" office:value="3.68376572327044">
            <text:p>3.6837657233</text:p>
          </table:table-cell>
          <table:table-cell table:formula="of:=[.G12]" office:value-type="float" office:value="-384">
            <text:p>-384</text:p>
          </table:table-cell>
          <table:table-cell table:formula="of:=[.H12]" office:value-type="float" office:value="-33">
            <text:p>-33</text:p>
          </table:table-cell>
          <table:table-cell table:formula="of:=[.K12]" office:value-type="float" office:value="-89">
            <text:p>-89</text:p>
          </table:table-cell>
          <table:table-cell table:formula="of:=[.L12]" office:value-type="float" office:value="-74">
            <text:p>-74</text:p>
          </table:table-cell>
          <table:table-cell table:formula="of:=[.M12]" office:value-type="float" office:value="-15">
            <text:p>-15</text:p>
          </table:table-cell>
          <table:table-cell table:number-columns-repeated="3"/>
        </table:table-row>
        <table:table-row table:style-name="ro2">
          <table:table-cell table:formula="of:=[.A13]" office:value-type="string" office:string-value="art-21.fst">
            <text:p>art-21.fst</text:p>
          </table:table-cell>
          <table:table-cell table:formula="of:=[.B13]" office:value-type="float" office:value="13.2542875653288">
            <text:p>13.2542875653</text:p>
          </table:table-cell>
          <table:table-cell table:formula="of:=[.C13]" office:value-type="float" office:value="0.012859340178062">
            <text:p>0.0128593402</text:p>
          </table:table-cell>
          <table:table-cell table:formula="of:=[.E13]" office:value-type="float" office:value="-0.0190909090909093">
            <text:p>-0.0190909091</text:p>
          </table:table-cell>
          <table:table-cell table:formula="of:=[.F13]" office:value-type="float" office:value="3.75762548941458">
            <text:p>3.7576254894</text:p>
          </table:table-cell>
          <table:table-cell table:formula="of:=[.G13]" office:value-type="float" office:value="18">
            <text:p>18</text:p>
          </table:table-cell>
          <table:table-cell table:formula="of:=[.H13]" office:value-type="float" office:value="-28">
            <text:p>-28</text:p>
          </table:table-cell>
          <table:table-cell table:formula="of:=[.K13]" office:value-type="float" office:value="-42">
            <text:p>-42</text:p>
          </table:table-cell>
          <table:table-cell table:formula="of:=[.L13]" office:value-type="float" office:value="-34">
            <text:p>-34</text:p>
          </table:table-cell>
          <table:table-cell table:formula="of:=[.M13]" office:value-type="float" office:value="-8">
            <text:p>-8</text:p>
          </table:table-cell>
          <table:table-cell table:number-columns-repeated="3"/>
        </table:table-row>
        <table:table-row table:style-name="ro2">
          <table:table-cell table:formula="of:=[.A14]" office:value-type="string" office:string-value="art-20.fst">
            <text:p>art-20.fst</text:p>
          </table:table-cell>
          <table:table-cell table:formula="of:=[.B14]" office:value-type="float" office:value="4.49146272593146">
            <text:p>4.4914627259</text:p>
          </table:table-cell>
          <table:table-cell table:formula="of:=[.C14]" office:value-type="float" office:value="0.00446130583766824">
            <text:p>0.0044613058</text:p>
          </table:table-cell>
          <table:table-cell table:formula="of:=[.E14]" office:value-type="float" office:value="-0.00090909090909097">
            <text:p>-0.0009090909</text:p>
          </table:table-cell>
          <table:table-cell table:formula="of:=[.F14]" office:value-type="float" office:value="3.10905478594562">
            <text:p>3.1090547859</text:p>
          </table:table-cell>
          <table:table-cell table:formula="of:=[.G14]" office:value-type="float" office:value="-24">
            <text:p>-24</text:p>
          </table:table-cell>
          <table:table-cell table:formula="of:=[.H14]" office:value-type="float" office:value="-22">
            <text:p>-22</text:p>
          </table:table-cell>
          <table:table-cell table:formula="of:=[.K14]" office:value-type="float" office:value="-48">
            <text:p>-48</text:p>
          </table:table-cell>
          <table:table-cell table:formula="of:=[.L14]" office:value-type="float" office:value="-37">
            <text:p>-37</text:p>
          </table:table-cell>
          <table:table-cell table:formula="of:=[.M14]" office:value-type="float" office:value="-11">
            <text:p>-11</text:p>
          </table:table-cell>
          <table:table-cell table:number-columns-repeated="3"/>
        </table:table-row>
        <table:table-row table:style-name="ro2">
          <table:table-cell table:formula="of:=[.A15]" office:value-type="string" office:string-value="art-7.fst">
            <text:p>art-7.fst</text:p>
          </table:table-cell>
          <table:table-cell table:formula="of:=[.B15]" office:value-type="float" office:value="-0.925347569557744">
            <text:p>-0.9253475696</text:p>
          </table:table-cell>
          <table:table-cell table:formula="of:=[.C15]" office:value-type="float" office:value="-0.00083509552042238">
            <text:p>-0.0008350955</text:p>
          </table:table-cell>
          <table:table-cell table:formula="of:=[.E15]" office:value-type="float" office:value="0.00363636363636366">
            <text:p>0.0036363636</text:p>
          </table:table-cell>
          <table:table-cell table:formula="of:=[.F15]" office:value-type="float" office:value="-1.49833816775441">
            <text:p>-1.4983381678</text:p>
          </table:table-cell>
          <table:table-cell table:formula="of:=[.G15]" office:value-type="float" office:value="546">
            <text:p>546</text:p>
          </table:table-cell>
          <table:table-cell table:formula="of:=[.H15]" office:value-type="float" office:value="29">
            <text:p>29</text:p>
          </table:table-cell>
          <table:table-cell table:formula="of:=[.K15]" office:value-type="float" office:value="-44">
            <text:p>-44</text:p>
          </table:table-cell>
          <table:table-cell table:formula="of:=[.L15]" office:value-type="float" office:value="-33">
            <text:p>-33</text:p>
          </table:table-cell>
          <table:table-cell table:formula="of:=[.M15]" office:value-type="float" office:value="-11">
            <text:p>-11</text:p>
          </table:table-cell>
          <table:table-cell table:number-columns-repeated="3"/>
        </table:table-row>
        <table:table-row table:style-name="ro2">
          <table:table-cell table:formula="of:=[.A16]" office:value-type="string" office:string-value="art-24.fst">
            <text:p>art-24.fst</text:p>
          </table:table-cell>
          <table:table-cell table:formula="of:=[.B16]" office:value-type="float" office:value="17.7716368818343">
            <text:p>17.7716368818</text:p>
          </table:table-cell>
          <table:table-cell table:formula="of:=[.C16]" office:value-type="float" office:value="0.0173679729834464">
            <text:p>0.017367973</text:p>
          </table:table-cell>
          <table:table-cell table:formula="of:=[.E16]" office:value-type="float" office:value="-0.02">
            <text:p>-0.02</text:p>
          </table:table-cell>
          <table:table-cell table:formula="of:=[.F16]" office:value-type="float" office:value="0.913654127992185">
            <text:p>0.913654128</text:p>
          </table:table-cell>
          <table:table-cell table:formula="of:=[.G16]" office:value-type="float" office:value="-19">
            <text:p>-19</text:p>
          </table:table-cell>
          <table:table-cell table:formula="of:=[.H16]" office:value-type="float" office:value="-6">
            <text:p>-6</text:p>
          </table:table-cell>
          <table:table-cell table:formula="of:=[.K16]" office:value-type="float" office:value="-42">
            <text:p>-42</text:p>
          </table:table-cell>
          <table:table-cell table:formula="of:=[.L16]" office:value-type="float" office:value="-41">
            <text:p>-41</text:p>
          </table:table-cell>
          <table:table-cell table:formula="of:=[.M16]" office:value-type="float" office:value="-1">
            <text:p>-1</text:p>
          </table:table-cell>
          <table:table-cell table:number-columns-repeated="3"/>
        </table:table-row>
        <table:table-row table:style-name="ro2">
          <table:table-cell table:formula="of:=[.A17]" office:value-type="string" office:string-value="art-28.fst">
            <text:p>art-28.fst</text:p>
          </table:table-cell>
          <table:table-cell table:formula="of:=[.B17]" office:value-type="float" office:value="-1.06827918627118">
            <text:p>-1.0682791863</text:p>
          </table:table-cell>
          <table:table-cell table:formula="of:=[.C17]" office:value-type="float" office:value="-0.00107727272727365">
            <text:p>-0.0010772727</text:p>
          </table:table-cell>
          <table:table-cell table:formula="of:=[.E17]" office:value-type="float" office:value="0">
            <text:p>0</text:p>
          </table:table-cell>
          <table:table-cell table:formula="of:=[.F17]" office:value-type="float" office:value="2.88553675087892">
            <text:p>2.8855367509</text:p>
          </table:table-cell>
          <table:table-cell table:formula="of:=[.G17]" office:value-type="float" office:value="70">
            <text:p>70</text:p>
          </table:table-cell>
          <table:table-cell table:formula="of:=[.H17]" office:value-type="float" office:value="-11">
            <text:p>-11</text:p>
          </table:table-cell>
          <table:table-cell table:formula="of:=[.K17]" office:value-type="float" office:value="-15">
            <text:p>-15</text:p>
          </table:table-cell>
          <table:table-cell table:formula="of:=[.L17]" office:value-type="float" office:value="-2">
            <text:p>-2</text:p>
          </table:table-cell>
          <table:table-cell table:formula="of:=[.M17]" office:value-type="float" office:value="-13">
            <text:p>-13</text:p>
          </table:table-cell>
          <table:table-cell table:number-columns-repeated="3"/>
        </table:table-row>
        <table:table-row table:style-name="ro2">
          <table:table-cell table:formula="of:=[.A18]" office:value-type="string" office:string-value="art-12.fst">
            <text:p>art-12.fst</text:p>
          </table:table-cell>
          <table:table-cell table:formula="of:=[.B18]" office:value-type="float" office:value="0.00292671630973018">
            <text:p>0.0029267163</text:p>
          </table:table-cell>
          <table:table-cell table:formula="of:=[.C18]" office:value-type="float" office:value="0.0000900938735179935">
            <text:p>9.00938735179935E-005</text:p>
          </table:table-cell>
          <table:table-cell table:formula="of:=[.E18]" office:value-type="float" office:value="0.00363636363636366">
            <text:p>0.0036363636</text:p>
          </table:table-cell>
          <table:table-cell table:formula="of:=[.F18]" office:value-type="float" office:value="-1.22264021887825">
            <text:p>-1.2226402189</text:p>
          </table:table-cell>
          <table:table-cell table:formula="of:=[.G18]" office:value-type="float" office:value="410">
            <text:p>410</text:p>
          </table:table-cell>
          <table:table-cell table:formula="of:=[.H18]" office:value-type="float" office:value="19">
            <text:p>19</text:p>
          </table:table-cell>
          <table:table-cell table:formula="of:=[.K18]" office:value-type="float" office:value="-43">
            <text:p>-43</text:p>
          </table:table-cell>
          <table:table-cell table:formula="of:=[.L18]" office:value-type="float" office:value="-42">
            <text:p>-42</text:p>
          </table:table-cell>
          <table:table-cell table:formula="of:=[.M18]" office:value-type="float" office:value="-1">
            <text:p>-1</text:p>
          </table:table-cell>
          <table:table-cell table:number-columns-repeated="3"/>
        </table:table-row>
        <table:table-row table:style-name="ro2">
          <table:table-cell table:formula="of:=[.A19]" office:value-type="string" office:string-value="art-0.fst">
            <text:p>art-0.fst</text:p>
          </table:table-cell>
          <table:table-cell table:formula="of:=[.B19]" office:value-type="float" office:value="3.35148799204831">
            <text:p>3.351487992</text:p>
          </table:table-cell>
          <table:table-cell table:formula="of:=[.C19]" office:value-type="float" office:value="0.00326986166007859">
            <text:p>0.0032698617</text:p>
          </table:table-cell>
          <table:table-cell table:formula="of:=[.E19]" office:value-type="float" office:value="-0.00363636363636366">
            <text:p>-0.0036363636</text:p>
          </table:table-cell>
          <table:table-cell table:formula="of:=[.F19]" office:value-type="float" office:value="3.34153318077803">
            <text:p>3.3415331808</text:p>
          </table:table-cell>
          <table:table-cell table:formula="of:=[.G19]" office:value-type="float" office:value="155">
            <text:p>155</text:p>
          </table:table-cell>
          <table:table-cell table:formula="of:=[.H19]" office:value-type="float" office:value="-21">
            <text:p>-21</text:p>
          </table:table-cell>
          <table:table-cell table:formula="of:=[.K19]" office:value-type="float" office:value="-39">
            <text:p>-39</text:p>
          </table:table-cell>
          <table:table-cell table:formula="of:=[.L19]" office:value-type="float" office:value="-32">
            <text:p>-32</text:p>
          </table:table-cell>
          <table:table-cell table:formula="of:=[.M19]" office:value-type="float" office:value="-7">
            <text:p>-7</text:p>
          </table:table-cell>
          <table:table-cell table:number-columns-repeated="3"/>
        </table:table-row>
        <table:table-row table:style-name="ro2">
          <table:table-cell table:formula="of:=[.A20]" office:value-type="string" office:string-value="art-5.fst">
            <text:p>art-5.fst</text:p>
          </table:table-cell>
          <table:table-cell table:formula="of:=[.B20]" office:value-type="float" office:value="10.4151392130657">
            <text:p>10.4151392131</text:p>
          </table:table-cell>
          <table:table-cell table:formula="of:=[.C20]" office:value-type="float" office:value="0.0100915770609321">
            <text:p>0.0100915771</text:p>
          </table:table-cell>
          <table:table-cell table:formula="of:=[.E20]" office:value-type="float" office:value="-0.0145454545454546">
            <text:p>-0.0145454545</text:p>
          </table:table-cell>
          <table:table-cell table:formula="of:=[.F20]" office:value-type="float" office:value="7.88408163265306">
            <text:p>7.8840816327</text:p>
          </table:table-cell>
          <table:table-cell table:formula="of:=[.G20]" office:value-type="float" office:value="-196">
            <text:p>-196</text:p>
          </table:table-cell>
          <table:table-cell table:formula="of:=[.H20]" office:value-type="float" office:value="-70">
            <text:p>-70</text:p>
          </table:table-cell>
          <table:table-cell table:formula="of:=[.K20]" office:value-type="float" office:value="-49">
            <text:p>-49</text:p>
          </table:table-cell>
          <table:table-cell table:formula="of:=[.L20]" office:value-type="float" office:value="-27">
            <text:p>-27</text:p>
          </table:table-cell>
          <table:table-cell table:formula="of:=[.M20]" office:value-type="float" office:value="-22">
            <text:p>-22</text:p>
          </table:table-cell>
          <table:table-cell table:number-columns-repeated="3"/>
        </table:table-row>
        <table:table-row table:style-name="ro2">
          <table:table-cell table:formula="of:=[.A21]" office:value-type="string" office:string-value="art-8.fst">
            <text:p>art-8.fst</text:p>
          </table:table-cell>
          <table:table-cell table:formula="of:=[.B21]" office:value-type="float" office:value="-1.50047424302284">
            <text:p>-1.500474243</text:p>
          </table:table-cell>
          <table:table-cell table:formula="of:=[.C21]" office:value-type="float" office:value="-0.00150909090909124">
            <text:p>-0.0015090909</text:p>
          </table:table-cell>
          <table:table-cell table:formula="of:=[.E21]" office:value-type="float" office:value="0">
            <text:p>0</text:p>
          </table:table-cell>
          <table:table-cell table:formula="of:=[.F21]" office:value-type="float" office:value="2.32693067174092">
            <text:p>2.3269306717</text:p>
          </table:table-cell>
          <table:table-cell table:formula="of:=[.G21]" office:value-type="float" office:value="0">
            <text:p>0</text:p>
          </table:table-cell>
          <table:table-cell table:formula="of:=[.H21]" office:value-type="float" office:value="-12">
            <text:p>-12</text:p>
          </table:table-cell>
          <table:table-cell table:formula="of:=[.K21]" office:value-type="float" office:value="17">
            <text:p>17</text:p>
          </table:table-cell>
          <table:table-cell table:formula="of:=[.L21]" office:value-type="float" office:value="22">
            <text:p>22</text:p>
          </table:table-cell>
          <table:table-cell table:formula="of:=[.M21]" office:value-type="float" office:value="-5">
            <text:p>-5</text:p>
          </table:table-cell>
          <table:table-cell table:number-columns-repeated="3"/>
        </table:table-row>
        <table:table-row table:style-name="ro2">
          <table:table-cell table:formula="of:=[.A22]" office:value-type="string" office:string-value="art-17.fst">
            <text:p>art-17.fst</text:p>
          </table:table-cell>
          <table:table-cell table:formula="of:=[.B22]" office:value-type="float" office:value="1.98933915004261">
            <text:p>1.98933915</text:p>
          </table:table-cell>
          <table:table-cell table:formula="of:=[.C22]" office:value-type="float" office:value="0.00199090909090816">
            <text:p>0.0019909091</text:p>
          </table:table-cell>
          <table:table-cell table:formula="of:=[.E22]" office:value-type="float" office:value="0">
            <text:p>0</text:p>
          </table:table-cell>
          <table:table-cell table:formula="of:=[.F22]" office:value-type="float" office:value="1.07373488931917">
            <text:p>1.0737348893</text:p>
          </table:table-cell>
          <table:table-cell table:formula="of:=[.G22]" office:value-type="float" office:value="304">
            <text:p>304</text:p>
          </table:table-cell>
          <table:table-cell table:formula="of:=[.H22]" office:value-type="float" office:value="3">
            <text:p>3</text:p>
          </table:table-cell>
          <table:table-cell table:formula="of:=[.K22]" office:value-type="float" office:value="-37">
            <text:p>-37</text:p>
          </table:table-cell>
          <table:table-cell table:formula="of:=[.L22]" office:value-type="float" office:value="-29">
            <text:p>-29</text:p>
          </table:table-cell>
          <table:table-cell table:formula="of:=[.M22]" office:value-type="float" office:value="-8">
            <text:p>-8</text:p>
          </table:table-cell>
          <table:table-cell table:number-columns-repeated="3"/>
        </table:table-row>
        <table:table-row table:style-name="ro2">
          <table:table-cell table:formula="of:=[.A23]" office:value-type="string" office:string-value="art-3.fst">
            <text:p>art-3.fst</text:p>
          </table:table-cell>
          <table:table-cell table:formula="of:=[.B23]" office:value-type="float" office:value="6.0725018254841">
            <text:p>6.0725018255</text:p>
          </table:table-cell>
          <table:table-cell table:formula="of:=[.C23]" office:value-type="float" office:value="0.0061011826861353">
            <text:p>0.0061011827</text:p>
          </table:table-cell>
          <table:table-cell table:formula="of:=[.E23]" office:value-type="float" office:value="0.00181818181818194">
            <text:p>0.0018181818</text:p>
          </table:table-cell>
          <table:table-cell table:formula="of:=[.F23]" office:value-type="float" office:value="4.28143742255266">
            <text:p>4.2814374226</text:p>
          </table:table-cell>
          <table:table-cell table:formula="of:=[.G23]" office:value-type="float" office:value="423">
            <text:p>423</text:p>
          </table:table-cell>
          <table:table-cell table:formula="of:=[.H23]" office:value-type="float" office:value="-31">
            <text:p>-31</text:p>
          </table:table-cell>
          <table:table-cell table:formula="of:=[.K23]" office:value-type="float" office:value="-119">
            <text:p>-119</text:p>
          </table:table-cell>
          <table:table-cell table:formula="of:=[.L23]" office:value-type="float" office:value="-112">
            <text:p>-112</text:p>
          </table:table-cell>
          <table:table-cell table:formula="of:=[.M23]" office:value-type="float" office:value="-7">
            <text:p>-7</text:p>
          </table:table-cell>
          <table:table-cell table:number-columns-repeated="3"/>
        </table:table-row>
        <table:table-row table:style-name="ro2">
          <table:table-cell table:formula="of:=[.A24]" office:value-type="string" office:string-value="art-14.fst">
            <text:p>art-14.fst</text:p>
          </table:table-cell>
          <table:table-cell table:formula="of:=[.B24]" office:value-type="float" office:value="-4.84475882928751">
            <text:p>-4.8447588293</text:p>
          </table:table-cell>
          <table:table-cell table:formula="of:=[.C24]" office:value-type="float" office:value="-0.00466132110936157">
            <text:p>-0.0046613211</text:p>
          </table:table-cell>
          <table:table-cell table:formula="of:=[.E24]" office:value-type="float" office:value="0.00909090909090926">
            <text:p>0.0090909091</text:p>
          </table:table-cell>
          <table:table-cell table:formula="of:=[.F24]" office:value-type="float" office:value="0.365432578628575">
            <text:p>0.3654325786</text:p>
          </table:table-cell>
          <table:table-cell table:formula="of:=[.G24]" office:value-type="float" office:value="214">
            <text:p>214</text:p>
          </table:table-cell>
          <table:table-cell table:formula="of:=[.H24]" office:value-type="float" office:value="5">
            <text:p>5</text:p>
          </table:table-cell>
          <table:table-cell table:formula="of:=[.K24]" office:value-type="float" office:value="-2">
            <text:p>-2</text:p>
          </table:table-cell>
          <table:table-cell table:formula="of:=[.L24]" office:value-type="float" office:value="3">
            <text:p>3</text:p>
          </table:table-cell>
          <table:table-cell table:formula="of:=[.M24]" office:value-type="float" office:value="-5">
            <text:p>-5</text:p>
          </table:table-cell>
          <table:table-cell table:number-columns-repeated="3"/>
        </table:table-row>
        <table:table-row table:style-name="ro2">
          <table:table-cell table:formula="of:=[.A25]" office:value-type="string" office:string-value="art-23.fst">
            <text:p>art-23.fst</text:p>
          </table:table-cell>
          <table:table-cell table:formula="of:=[.B25]" office:value-type="float" office:value="-1.9036826937247">
            <text:p>-1.9036826937</text:p>
          </table:table-cell>
          <table:table-cell table:formula="of:=[.C25]" office:value-type="float" office:value="-0.00200146824151015">
            <text:p>-0.0020014682</text:p>
          </table:table-cell>
          <table:table-cell table:formula="of:=[.E25]" office:value-type="float" office:value="-0.00363636363636366">
            <text:p>-0.0036363636</text:p>
          </table:table-cell>
          <table:table-cell table:formula="of:=[.F25]" office:value-type="float" office:value="2.21797785547785">
            <text:p>2.2179778555</text:p>
          </table:table-cell>
          <table:table-cell table:formula="of:=[.G25]" office:value-type="float" office:value="-622">
            <text:p>-622</text:p>
          </table:table-cell>
          <table:table-cell table:formula="of:=[.H25]" office:value-type="float" office:value="-43">
            <text:p>-43</text:p>
          </table:table-cell>
          <table:table-cell table:formula="of:=[.K25]" office:value-type="float" office:value="52">
            <text:p>52</text:p>
          </table:table-cell>
          <table:table-cell table:formula="of:=[.L25]" office:value-type="float" office:value="68">
            <text:p>68</text:p>
          </table:table-cell>
          <table:table-cell table:formula="of:=[.M25]" office:value-type="float" office:value="-16">
            <text:p>-16</text:p>
          </table:table-cell>
          <table:table-cell table:number-columns-repeated="3"/>
        </table:table-row>
        <table:table-row table:style-name="ro2">
          <table:table-cell table:formula="of:=[.A26]" office:value-type="string" office:string-value="art-11.fst">
            <text:p>art-11.fst</text:p>
          </table:table-cell>
          <table:table-cell table:formula="of:=[.B26]" office:value-type="float" office:value="-1.2044216001982">
            <text:p>-1.2044216002</text:p>
          </table:table-cell>
          <table:table-cell table:formula="of:=[.C26]" office:value-type="float" office:value="-0.00118245190322852">
            <text:p>-0.0011824519</text:p>
          </table:table-cell>
          <table:table-cell table:formula="of:=[.E26]" office:value-type="float" office:value="0.00090909090909097">
            <text:p>0.0009090909</text:p>
          </table:table-cell>
          <table:table-cell table:formula="of:=[.F26]" office:value-type="float" office:value="0.201325757575759">
            <text:p>0.2013257576</text:p>
          </table:table-cell>
          <table:table-cell table:formula="of:=[.G26]" office:value-type="float" office:value="207">
            <text:p>207</text:p>
          </table:table-cell>
          <table:table-cell table:formula="of:=[.H26]" office:value-type="float" office:value="5">
            <text:p>5</text:p>
          </table:table-cell>
          <table:table-cell table:formula="of:=[.K26]" office:value-type="float" office:value="31">
            <text:p>31</text:p>
          </table:table-cell>
          <table:table-cell table:formula="of:=[.L26]" office:value-type="float" office:value="31">
            <text:p>31</text:p>
          </table:table-cell>
          <table:table-cell table:formula="of:=[.M2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.A27]" office:value-type="string" office:string-value="art-6.fst">
            <text:p>art-6.fst</text:p>
          </table:table-cell>
          <table:table-cell table:formula="of:=[.B27]" office:value-type="float" office:value="19.7708676320872">
            <text:p>19.7708676321</text:p>
          </table:table-cell>
          <table:table-cell table:formula="of:=[.C27]" office:value-type="float" office:value="0.0191284030784025">
            <text:p>0.0191284031</text:p>
          </table:table-cell>
          <table:table-cell table:formula="of:=[.E27]" office:value-type="float" office:value="-0.030909090909091">
            <text:p>-0.0309090909</text:p>
          </table:table-cell>
          <table:table-cell table:formula="of:=[.F27]" office:value-type="float" office:value="2.87623723176815">
            <text:p>2.8762372318</text:p>
          </table:table-cell>
          <table:table-cell table:formula="of:=[.G27]" office:value-type="float" office:value="-786">
            <text:p>-786</text:p>
          </table:table-cell>
          <table:table-cell table:formula="of:=[.H27]" office:value-type="float" office:value="-46">
            <text:p>-46</text:p>
          </table:table-cell>
          <table:table-cell table:formula="of:=[.K27]" office:value-type="float" office:value="-71">
            <text:p>-71</text:p>
          </table:table-cell>
          <table:table-cell table:formula="of:=[.L27]" office:value-type="float" office:value="-48">
            <text:p>-48</text:p>
          </table:table-cell>
          <table:table-cell table:formula="of:=[.M27]" office:value-type="float" office:value="-23">
            <text:p>-23</text:p>
          </table:table-cell>
          <table:table-cell table:number-columns-repeated="3"/>
        </table:table-row>
        <table:table-row table:style-name="ro2">
          <table:table-cell table:formula="of:=[.A28]" office:value-type="string" office:string-value="art-1.fst">
            <text:p>art-1.fst</text:p>
          </table:table-cell>
          <table:table-cell table:formula="of:=[.B28]" office:value-type="float" office:value="8.68561618269519">
            <text:p>8.6856161827</text:p>
          </table:table-cell>
          <table:table-cell table:formula="of:=[.C28]" office:value-type="float" office:value="0.00848912294846593">
            <text:p>0.0084891229</text:p>
          </table:table-cell>
          <table:table-cell table:formula="of:=[.E28]" office:value-type="float" office:value="-0.00909090909090926">
            <text:p>-0.0090909091</text:p>
          </table:table-cell>
          <table:table-cell table:formula="of:=[.F28]" office:value-type="float" office:value="0.594025157232704">
            <text:p>0.5940251572</text:p>
          </table:table-cell>
          <table:table-cell table:formula="of:=[.G28]" office:value-type="float" office:value="-489">
            <text:p>-489</text:p>
          </table:table-cell>
          <table:table-cell table:formula="of:=[.H28]" office:value-type="float" office:value="-21">
            <text:p>-21</text:p>
          </table:table-cell>
          <table:table-cell table:formula="of:=[.K28]" office:value-type="float" office:value="-56">
            <text:p>-56</text:p>
          </table:table-cell>
          <table:table-cell table:formula="of:=[.L28]" office:value-type="float" office:value="-38">
            <text:p>-38</text:p>
          </table:table-cell>
          <table:table-cell table:formula="of:=[.M28]" office:value-type="float" office:value="-18">
            <text:p>-18</text:p>
          </table:table-cell>
          <table:table-cell table:number-columns-repeated="3"/>
        </table:table-row>
        <table:table-row table:style-name="ro2">
          <table:table-cell table:formula="of:=[.A29]" office:value-type="string" office:string-value="art-18.fst">
            <text:p>art-18.fst</text:p>
          </table:table-cell>
          <table:table-cell table:formula="of:=[.B29]" office:value-type="float" office:value="-0.584617837532733">
            <text:p>-0.5846178375</text:p>
          </table:table-cell>
          <table:table-cell table:formula="of:=[.C29]" office:value-type="float" office:value="-0.000595454545454954">
            <text:p>-0.0005954545</text:p>
          </table:table-cell>
          <table:table-cell table:formula="of:=[.E29]" office:value-type="float" office:value="0">
            <text:p>0</text:p>
          </table:table-cell>
          <table:table-cell table:formula="of:=[.F29]" office:value-type="float" office:value="2.8426110762562">
            <text:p>2.8426110763</text:p>
          </table:table-cell>
          <table:table-cell table:formula="of:=[.G29]" office:value-type="float" office:value="-21">
            <text:p>-21</text:p>
          </table:table-cell>
          <table:table-cell table:formula="of:=[.H29]" office:value-type="float" office:value="-19">
            <text:p>-19</text:p>
          </table:table-cell>
          <table:table-cell table:formula="of:=[.K29]" office:value-type="float" office:value="-30">
            <text:p>-30</text:p>
          </table:table-cell>
          <table:table-cell table:formula="of:=[.L29]" office:value-type="float" office:value="-12">
            <text:p>-12</text:p>
          </table:table-cell>
          <table:table-cell table:formula="of:=[.M29]" office:value-type="float" office:value="-18">
            <text:p>-18</text:p>
          </table:table-cell>
          <table:table-cell table:number-columns-repeated="3"/>
        </table:table-row>
        <table:table-row table:style-name="ro2">
          <table:table-cell table:formula="of:=[.A30]" office:value-type="string" office:string-value="art-9.fst">
            <text:p>art-9.fst</text:p>
          </table:table-cell>
          <table:table-cell table:formula="of:=[.B30]" office:value-type="float" office:value="5.9693987880845">
            <text:p>5.9693987881</text:p>
          </table:table-cell>
          <table:table-cell table:formula="of:=[.C30]" office:value-type="float" office:value="0.00581640958319662">
            <text:p>0.0058164096</text:p>
          </table:table-cell>
          <table:table-cell table:formula="of:=[.E30]" office:value-type="float" office:value="-0.00727272727272732">
            <text:p>-0.0072727273</text:p>
          </table:table-cell>
          <table:table-cell table:formula="of:=[.F30]" office:value-type="float" office:value="2.47370403857746">
            <text:p>2.4737040386</text:p>
          </table:table-cell>
          <table:table-cell table:formula="of:=[.G30]" office:value-type="float" office:value="94">
            <text:p>94</text:p>
          </table:table-cell>
          <table:table-cell table:formula="of:=[.H30]" office:value-type="float" office:value="-10">
            <text:p>-10</text:p>
          </table:table-cell>
          <table:table-cell table:formula="of:=[.K30]" office:value-type="float" office:value="-34">
            <text:p>-34</text:p>
          </table:table-cell>
          <table:table-cell table:formula="of:=[.L30]" office:value-type="float" office:value="-33">
            <text:p>-33</text:p>
          </table:table-cell>
          <table:table-cell table:formula="of:=[.M30]" office:value-type="float" office:value="-1">
            <text:p>-1</text:p>
          </table:table-cell>
          <table:table-cell table:number-columns-repeated="3"/>
        </table:table-row>
        <table:table-row table:style-name="ro2">
          <table:table-cell table:formula="of:=[.A31]" office:value-type="string" office:string-value="art-4.fst">
            <text:p>art-4.fst</text:p>
          </table:table-cell>
          <table:table-cell table:formula="of:=[.B31]" office:value-type="float" office:value="2.86574042288316">
            <text:p>2.8657404229</text:p>
          </table:table-cell>
          <table:table-cell table:formula="of:=[.C31]" office:value-type="float" office:value="0.002841582032863">
            <text:p>0.002841582</text:p>
          </table:table-cell>
          <table:table-cell table:formula="of:=[.E31]" office:value-type="float" office:value="-0.00090909090909097">
            <text:p>-0.0009090909</text:p>
          </table:table-cell>
          <table:table-cell table:formula="of:=[.F31]" office:value-type="float" office:value="1.64564905570165">
            <text:p>1.6456490557</text:p>
          </table:table-cell>
          <table:table-cell table:formula="of:=[.G31]" office:value-type="float" office:value="-20">
            <text:p>-20</text:p>
          </table:table-cell>
          <table:table-cell table:formula="of:=[.H31]" office:value-type="float" office:value="-10">
            <text:p>-10</text:p>
          </table:table-cell>
          <table:table-cell table:formula="of:=[.K31]" office:value-type="float" office:value="-50">
            <text:p>-50</text:p>
          </table:table-cell>
          <table:table-cell table:formula="of:=[.L31]" office:value-type="float" office:value="-34">
            <text:p>-34</text:p>
          </table:table-cell>
          <table:table-cell table:formula="of:=[.M31]" office:value-type="float" office:value="-16">
            <text:p>-16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formula="of:=['artificial-mafft'.A69]" office:value-type="string" office:string-value="mean">
            <text:p>mean</text:p>
          </table:table-cell>
          <table:table-cell table:formula="of:=[.B33]" office:value-type="float" office:value="3.46987958062414">
            <text:p>3.4698795806</text:p>
          </table:table-cell>
          <table:table-cell table:formula="of:=[.C33]" office:value-type="float" office:value="0.00339240307510424">
            <text:p>0.0033924031</text:p>
          </table:table-cell>
          <table:table-cell table:formula="of:=[.E33]" office:value-type="float" office:value="-0.00404969232555441">
            <text:p>-0.0040496923</text:p>
          </table:table-cell>
          <table:table-cell table:formula="of:=[.F33]" office:value-type="float" office:value="2.71522921491506">
            <text:p>2.7152292149</text:p>
          </table:table-cell>
          <table:table-cell table:formula="of:=[.G33]" office:value-type="float" office:value="70.5">
            <text:p>70.5</text:p>
          </table:table-cell>
          <table:table-cell table:formula="of:=[.H33]" office:value-type="float" office:value="-16.5666666666667">
            <text:p>-16.5666666667</text:p>
          </table:table-cell>
          <table:table-cell table:formula="of:=[.K33]" office:value-type="float" office:value="-32.3">
            <text:p>-32.3</text:p>
          </table:table-cell>
          <table:table-cell table:formula="of:=[.L33]" office:value-type="float" office:value="-22.0666666666666">
            <text:p>-22.0666666667</text:p>
          </table:table-cell>
          <table:table-cell table:formula="of:=[.M33]" office:value-type="float" office:value="-10.2333333333333">
            <text:p>-10.2333333333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1">
          <table:table-cell table:formula="of:=['artificial-mafft'.A73]" office:value-type="string" office:string-value="alignment-file-rated">
            <text:p>alignment-file-rated</text:p>
          </table:table-cell>
          <table:table-cell table:formula="of:=[.C37]" office:value-type="string" office:string-value=" meanColumnValue">
            <text:p><text:s/>meanColumnValue</text:p>
          </table:table-cell>
          <table:table-cell table:formula="of:=[.I37]" office:value-type="string" office:string-value=" substitutionEvents">
            <text:p><text:s/>substitutionEvents</text:p>
          </table:table-cell>
          <table:table-cell table:formula="of:=[.J37]" office:value-type="string" office:string-value=" inDelEvents">
            <text:p><text:s/>inDelEvents</text:p>
          </table:table-cell>
          <table:table-cell office:value-type="string">
            <text:p>meanColumnValue Difference Ratio</text:p>
          </table:table-cell>
          <table:table-cell office:value-type="string">
            <text:p>subsitutionEvents Difference Ratio</text:p>
          </table:table-cell>
          <table:table-cell office:value-type="string">
            <text:p>InDelEvents Difference Ratio</text:p>
          </table:table-cell>
          <table:table-cell table:number-columns-repeated="6"/>
        </table:table-row>
        <table:table-row table:style-name="ro2">
          <table:table-cell table:formula="of:=[.A38]" office:value-type="string" office:string-value="art-26.fst">
            <text:p>art-26.fst</text:p>
          </table:table-cell>
          <table:table-cell table:formula="of:=[.C38]" office:value-type="float" office:value="0.00472879401664783">
            <text:p>0.004728794</text:p>
          </table:table-cell>
          <table:table-cell table:formula="of:=[.I38]" office:value-type="float" office:value="-39">
            <text:p>-39</text:p>
          </table:table-cell>
          <table:table-cell table:formula="of:=[.J38]" office:value-type="float" office:value="-9">
            <text:p>-9</text:p>
          </table:table-cell>
          <table:table-cell table:formula="of:=[.B74]/['artificial-mafft'.B74]" office:value-type="float" office:value="0.00842725488908243">
            <text:p>0.0084272549</text:p>
          </table:table-cell>
          <table:table-cell table:formula="of:=[.C74]/['artificial-mafft'.C74]" office:value-type="float" office:value="-0.047970479704797">
            <text:p>-0.0479704797</text:p>
          </table:table-cell>
          <table:table-cell table:formula="of:=[.D74]/['artificial-mafft'.D74]" office:value-type="float" office:value="-0.0789473684210526">
            <text:p>-0.0789473684</text:p>
          </table:table-cell>
          <table:table-cell table:number-columns-repeated="6"/>
        </table:table-row>
        <table:table-row table:style-name="ro2">
          <table:table-cell table:formula="of:=[.A39]" office:value-type="string" office:string-value="art-15.fst">
            <text:p>art-15.fst</text:p>
          </table:table-cell>
          <table:table-cell table:formula="of:=[.C39]" office:value-type="float" office:value="-0.00132727272727307">
            <text:p>-0.0013272727</text:p>
          </table:table-cell>
          <table:table-cell table:formula="of:=[.I39]" office:value-type="float" office:value="25">
            <text:p>25</text:p>
          </table:table-cell>
          <table:table-cell table:formula="of:=[.J39]" office:value-type="float" office:value="-9">
            <text:p>-9</text:p>
          </table:table-cell>
          <table:table-cell table:formula="of:=[.B75]/['artificial-mafft'.B75]" office:value-type="float" office:value="-0.00250370840371504">
            <text:p>-0.0025037084</text:p>
          </table:table-cell>
          <table:table-cell table:formula="of:=[.C75]/['artificial-mafft'.C75]" office:value-type="float" office:value="0.0345781466113416">
            <text:p>0.0345781466</text:p>
          </table:table-cell>
          <table:table-cell table:formula="of:=[.D75]/['artificial-mafft'.D75]" office:value-type="float" office:value="-0.0833333333333333">
            <text:p>-0.0833333333</text:p>
          </table:table-cell>
          <table:table-cell table:number-columns-repeated="6"/>
        </table:table-row>
        <table:table-row table:style-name="ro2">
          <table:table-cell table:formula="of:=[.A40]" office:value-type="string" office:string-value="art-29.fst">
            <text:p>art-29.fst</text:p>
          </table:table-cell>
          <table:table-cell table:formula="of:=[.C40]" office:value-type="float" office:value="0.00480699332399226">
            <text:p>0.0048069933</text:p>
          </table:table-cell>
          <table:table-cell table:formula="of:=[.I40]" office:value-type="float" office:value="-52">
            <text:p>-52</text:p>
          </table:table-cell>
          <table:table-cell table:formula="of:=[.J40]" office:value-type="float" office:value="-13">
            <text:p>-13</text:p>
          </table:table-cell>
          <table:table-cell table:formula="of:=[.B76]/['artificial-mafft'.B76]" office:value-type="float" office:value="0.00864726478029773">
            <text:p>0.0086472648</text:p>
          </table:table-cell>
          <table:table-cell table:formula="of:=[.C76]/['artificial-mafft'.C76]" office:value-type="float" office:value="-0.0688741721854305">
            <text:p>-0.0688741722</text:p>
          </table:table-cell>
          <table:table-cell table:formula="of:=[.D76]/['artificial-mafft'.D76]" office:value-type="float" office:value="-0.123809523809524">
            <text:p>-0.1238095238</text:p>
          </table:table-cell>
          <table:table-cell table:number-columns-repeated="6"/>
        </table:table-row>
        <table:table-row table:style-name="ro2">
          <table:table-cell table:formula="of:=[.A41]" office:value-type="string" office:string-value="art-10.fst">
            <text:p>art-10.fst</text:p>
          </table:table-cell>
          <table:table-cell table:formula="of:=[.C41]" office:value-type="float" office:value="-0.00532651017249147">
            <text:p>-0.0053265102</text:p>
          </table:table-cell>
          <table:table-cell table:formula="of:=[.I41]" office:value-type="float" office:value="-18">
            <text:p>-18</text:p>
          </table:table-cell>
          <table:table-cell table:formula="of:=[.J41]" office:value-type="float" office:value="-24">
            <text:p>-24</text:p>
          </table:table-cell>
          <table:table-cell table:formula="of:=[.B77]/['artificial-mafft'.B77]" office:value-type="float" office:value="-0.0124119132385186">
            <text:p>-0.0124119132</text:p>
          </table:table-cell>
          <table:table-cell table:formula="of:=[.C77]/['artificial-mafft'.C77]" office:value-type="float" office:value="-0.0250696378830084">
            <text:p>-0.0250696379</text:p>
          </table:table-cell>
          <table:table-cell table:formula="of:=[.D77]/['artificial-mafft'.D77]" office:value-type="float" office:value="-0.222222222222222">
            <text:p>-0.2222222222</text:p>
          </table:table-cell>
          <table:table-cell table:number-columns-repeated="6"/>
        </table:table-row>
        <table:table-row table:style-name="ro2">
          <table:table-cell table:formula="of:=[.A42]" office:value-type="string" office:string-value="art-2.fst">
            <text:p>art-2.fst</text:p>
          </table:table-cell>
          <table:table-cell table:formula="of:=[.C42]" office:value-type="float" office:value="-0.002195454545455">
            <text:p>-0.0021954545</text:p>
          </table:table-cell>
          <table:table-cell table:formula="of:=[.I42]" office:value-type="float" office:value="14">
            <text:p>14</text:p>
          </table:table-cell>
          <table:table-cell table:formula="of:=[.J42]" office:value-type="float" office:value="-9">
            <text:p>-9</text:p>
          </table:table-cell>
          <table:table-cell table:formula="of:=[.B78]/['artificial-mafft'.B78]" office:value-type="float" office:value="-0.00401915547807645">
            <text:p>-0.0040191555</text:p>
          </table:table-cell>
          <table:table-cell table:formula="of:=[.C78]/['artificial-mafft'.C78]" office:value-type="float" office:value="0.0189959294436906">
            <text:p>0.0189959294</text:p>
          </table:table-cell>
          <table:table-cell table:formula="of:=[.D78]/['artificial-mafft'.D78]" office:value-type="float" office:value="-0.0967741935483871">
            <text:p>-0.0967741935</text:p>
          </table:table-cell>
          <table:table-cell table:number-columns-repeated="6"/>
        </table:table-row>
        <table:table-row table:style-name="ro2">
          <table:table-cell table:formula="of:=[.A43]" office:value-type="string" office:string-value="art-19.fst">
            <text:p>art-19.fst</text:p>
          </table:table-cell>
          <table:table-cell table:formula="of:=[.C43]" office:value-type="float" office:value="-0.000977272727272438">
            <text:p>-0.0009772727</text:p>
          </table:table-cell>
          <table:table-cell table:formula="of:=[.I43]" office:value-type="float" office:value="13">
            <text:p>13</text:p>
          </table:table-cell>
          <table:table-cell table:formula="of:=[.J43]" office:value-type="float" office:value="-6">
            <text:p>-6</text:p>
          </table:table-cell>
          <table:table-cell table:formula="of:=[.B79]/['artificial-mafft'.B79]" office:value-type="float" office:value="-0.00172465657274591">
            <text:p>-0.0017246566</text:p>
          </table:table-cell>
          <table:table-cell table:formula="of:=[.C79]/['artificial-mafft'.C79]" office:value-type="float" office:value="0.0161691542288557">
            <text:p>0.0161691542</text:p>
          </table:table-cell>
          <table:table-cell table:formula="of:=[.D79]/['artificial-mafft'.D79]" office:value-type="float" office:value="-0.058252427184466">
            <text:p>-0.0582524272</text:p>
          </table:table-cell>
          <table:table-cell table:number-columns-repeated="6"/>
        </table:table-row>
        <table:table-row table:style-name="ro2">
          <table:table-cell table:formula="of:=[.A44]" office:value-type="string" office:string-value="art-27.fst">
            <text:p>art-27.fst</text:p>
          </table:table-cell>
          <table:table-cell table:formula="of:=[.C44]" office:value-type="float" office:value="0.00131210263396953">
            <text:p>0.0013121026</text:p>
          </table:table-cell>
          <table:table-cell table:formula="of:=[.I44]" office:value-type="float" office:value="-19">
            <text:p>-19</text:p>
          </table:table-cell>
          <table:table-cell table:formula="of:=[.J44]" office:value-type="float" office:value="-5">
            <text:p>-5</text:p>
          </table:table-cell>
          <table:table-cell table:formula="of:=[.B80]/['artificial-mafft'.B80]" office:value-type="float" office:value="0.00232926077159732">
            <text:p>0.0023292608</text:p>
          </table:table-cell>
          <table:table-cell table:formula="of:=[.C80]/['artificial-mafft'.C80]" office:value-type="float" office:value="-0.0239294710327456">
            <text:p>-0.023929471</text:p>
          </table:table-cell>
          <table:table-cell table:formula="of:=[.D80]/['artificial-mafft'.D80]" office:value-type="float" office:value="-0.0427350427350427">
            <text:p>-0.0427350427</text:p>
          </table:table-cell>
          <table:table-cell table:number-columns-repeated="6"/>
        </table:table-row>
        <table:table-row table:style-name="ro2">
          <table:table-cell table:formula="of:=[.A45]" office:value-type="string" office:string-value="art-16.fst">
            <text:p>art-16.fst</text:p>
          </table:table-cell>
          <table:table-cell table:formula="of:=[.C45]" office:value-type="float" office:value="0.000175824198467289">
            <text:p>0.0001758242</text:p>
          </table:table-cell>
          <table:table-cell table:formula="of:=[.I45]" office:value-type="float" office:value="-29">
            <text:p>-29</text:p>
          </table:table-cell>
          <table:table-cell table:formula="of:=[.J45]" office:value-type="float" office:value="3">
            <text:p>3</text:p>
          </table:table-cell>
          <table:table-cell table:formula="of:=[.B81]/['artificial-mafft'.B81]" office:value-type="float" office:value="0.000326392996990197">
            <text:p>0.000326393</text:p>
          </table:table-cell>
          <table:table-cell table:formula="of:=[.C81]/['artificial-mafft'.C81]" office:value-type="float" office:value="-0.0379084967320261">
            <text:p>-0.0379084967</text:p>
          </table:table-cell>
          <table:table-cell table:formula="of:=[.D81]/['artificial-mafft'.D81]" office:value-type="float" office:value="0.032258064516129">
            <text:p>0.0322580645</text:p>
          </table:table-cell>
          <table:table-cell table:number-columns-repeated="6"/>
        </table:table-row>
        <table:table-row table:style-name="ro2">
          <table:table-cell table:formula="of:=[.A46]" office:value-type="string" office:string-value="art-25.fst">
            <text:p>art-25.fst</text:p>
          </table:table-cell>
          <table:table-cell table:formula="of:=[.C46]" office:value-type="float" office:value="0.00541613697955279">
            <text:p>0.005416137</text:p>
          </table:table-cell>
          <table:table-cell table:formula="of:=[.I46]" office:value-type="float" office:value="-11">
            <text:p>-11</text:p>
          </table:table-cell>
          <table:table-cell table:formula="of:=[.J46]" office:value-type="float" office:value="-14">
            <text:p>-14</text:p>
          </table:table-cell>
          <table:table-cell table:formula="of:=[.B82]/['artificial-mafft'.B82]" office:value-type="float" office:value="0.0103087354694124">
            <text:p>0.0103087355</text:p>
          </table:table-cell>
          <table:table-cell table:formula="of:=[.C82]/['artificial-mafft'.C82]" office:value-type="float" office:value="-0.0162241887905605">
            <text:p>-0.0162241888</text:p>
          </table:table-cell>
          <table:table-cell table:formula="of:=[.D82]/['artificial-mafft'.D82]" office:value-type="float" office:value="-0.14">
            <text:p>-0.14</text:p>
          </table:table-cell>
          <table:table-cell table:number-columns-repeated="6"/>
        </table:table-row>
        <table:table-row table:style-name="ro2">
          <table:table-cell table:formula="of:=[.A47]" office:value-type="string" office:string-value="art-13.fst">
            <text:p>art-13.fst</text:p>
          </table:table-cell>
          <table:table-cell table:formula="of:=[.C47]" office:value-type="float" office:value="0.00839468882371952">
            <text:p>0.0083946888</text:p>
          </table:table-cell>
          <table:table-cell table:formula="of:=[.I47]" office:value-type="float" office:value="-42">
            <text:p>-42</text:p>
          </table:table-cell>
          <table:table-cell table:formula="of:=[.J47]" office:value-type="float" office:value="-15">
            <text:p>-15</text:p>
          </table:table-cell>
          <table:table-cell table:formula="of:=[.B83]/['artificial-mafft'.B83]" office:value-type="float" office:value="0.018313625989788">
            <text:p>0.018313626</text:p>
          </table:table-cell>
          <table:table-cell table:formula="of:=[.C83]/['artificial-mafft'.C83]" office:value-type="float" office:value="-0.0614035087719298">
            <text:p>-0.0614035088</text:p>
          </table:table-cell>
          <table:table-cell table:formula="of:=[.D83]/['artificial-mafft'.D83]" office:value-type="float" office:value="-0.14018691588785">
            <text:p>-0.1401869159</text:p>
          </table:table-cell>
          <table:table-cell table:number-columns-repeated="6"/>
        </table:table-row>
        <table:table-row table:style-name="ro2">
          <table:table-cell table:formula="of:=[.A48]" office:value-type="string" office:string-value="art-22.fst">
            <text:p>art-22.fst</text:p>
          </table:table-cell>
          <table:table-cell table:formula="of:=[.C48]" office:value-type="float" office:value="0.00611845639193326">
            <text:p>0.0061184564</text:p>
          </table:table-cell>
          <table:table-cell table:formula="of:=[.I48]" office:value-type="float" office:value="-74">
            <text:p>-74</text:p>
          </table:table-cell>
          <table:table-cell table:formula="of:=[.J48]" office:value-type="float" office:value="-15">
            <text:p>-15</text:p>
          </table:table-cell>
          <table:table-cell table:formula="of:=[.B84]/['artificial-mafft'.B84]" office:value-type="float" office:value="0.0132308159210364">
            <text:p>0.0132308159</text:p>
          </table:table-cell>
          <table:table-cell table:formula="of:=[.C84]/['artificial-mafft'.C84]" office:value-type="float" office:value="-0.0935524652338812">
            <text:p>-0.0935524652</text:p>
          </table:table-cell>
          <table:table-cell table:formula="of:=[.D84]/['artificial-mafft'.D84]" office:value-type="float" office:value="-0.147058823529412">
            <text:p>-0.1470588235</text:p>
          </table:table-cell>
          <table:table-cell table:number-columns-repeated="6"/>
        </table:table-row>
        <table:table-row table:style-name="ro2">
          <table:table-cell table:formula="of:=[.A49]" office:value-type="string" office:string-value="art-21.fst">
            <text:p>art-21.fst</text:p>
          </table:table-cell>
          <table:table-cell table:formula="of:=[.C49]" office:value-type="float" office:value="0.012859340178062">
            <text:p>0.0128593402</text:p>
          </table:table-cell>
          <table:table-cell table:formula="of:=[.I49]" office:value-type="float" office:value="-34">
            <text:p>-34</text:p>
          </table:table-cell>
          <table:table-cell table:formula="of:=[.J49]" office:value-type="float" office:value="-8">
            <text:p>-8</text:p>
          </table:table-cell>
          <table:table-cell table:formula="of:=[.B85]/['artificial-mafft'.B85]" office:value-type="float" office:value="0.0249097243050076">
            <text:p>0.0249097243</text:p>
          </table:table-cell>
          <table:table-cell table:formula="of:=[.C85]/['artificial-mafft'.C85]" office:value-type="float" office:value="-0.0432020330368488">
            <text:p>-0.043202033</text:p>
          </table:table-cell>
          <table:table-cell table:formula="of:=[.D85]/['artificial-mafft'.D85]" office:value-type="float" office:value="-0.0747663551401869">
            <text:p>-0.0747663551</text:p>
          </table:table-cell>
          <table:table-cell table:number-columns-repeated="6"/>
        </table:table-row>
        <table:table-row table:style-name="ro2">
          <table:table-cell table:formula="of:=[.A50]" office:value-type="string" office:string-value="art-20.fst">
            <text:p>art-20.fst</text:p>
          </table:table-cell>
          <table:table-cell table:formula="of:=[.C50]" office:value-type="float" office:value="0.00446130583766824">
            <text:p>0.0044613058</text:p>
          </table:table-cell>
          <table:table-cell table:formula="of:=[.I50]" office:value-type="float" office:value="-37">
            <text:p>-37</text:p>
          </table:table-cell>
          <table:table-cell table:formula="of:=[.J50]" office:value-type="float" office:value="-11">
            <text:p>-11</text:p>
          </table:table-cell>
          <table:table-cell table:formula="of:=[.B86]/['artificial-mafft'.B86]" office:value-type="float" office:value="0.00830108578379503">
            <text:p>0.0083010858</text:p>
          </table:table-cell>
          <table:table-cell table:formula="of:=[.C86]/['artificial-mafft'.C86]" office:value-type="float" office:value="-0.0466582597730139">
            <text:p>-0.0466582598</text:p>
          </table:table-cell>
          <table:table-cell table:formula="of:=[.D86]/['artificial-mafft'.D86]" office:value-type="float" office:value="-0.0982142857142857">
            <text:p>-0.0982142857</text:p>
          </table:table-cell>
          <table:table-cell table:number-columns-repeated="6"/>
        </table:table-row>
        <table:table-row table:style-name="ro2">
          <table:table-cell table:formula="of:=[.A51]" office:value-type="string" office:string-value="art-7.fst">
            <text:p>art-7.fst</text:p>
          </table:table-cell>
          <table:table-cell table:formula="of:=[.C51]" office:value-type="float" office:value="-0.00083509552042238">
            <text:p>-0.0008350955</text:p>
          </table:table-cell>
          <table:table-cell table:formula="of:=[.I51]" office:value-type="float" office:value="-33">
            <text:p>-33</text:p>
          </table:table-cell>
          <table:table-cell table:formula="of:=[.J51]" office:value-type="float" office:value="-11">
            <text:p>-11</text:p>
          </table:table-cell>
          <table:table-cell table:formula="of:=[.B87]/['artificial-mafft'.B87]" office:value-type="float" office:value="-0.00153796775821361">
            <text:p>-0.0015379678</text:p>
          </table:table-cell>
          <table:table-cell table:formula="of:=[.C87]/['artificial-mafft'.C87]" office:value-type="float" office:value="-0.0407407407407407">
            <text:p>-0.0407407407</text:p>
          </table:table-cell>
          <table:table-cell table:formula="of:=[.D87]/['artificial-mafft'.D87]" office:value-type="float" office:value="-0.104761904761905">
            <text:p>-0.1047619048</text:p>
          </table:table-cell>
          <table:table-cell table:number-columns-repeated="6"/>
        </table:table-row>
        <table:table-row table:style-name="ro2">
          <table:table-cell table:formula="of:=[.A52]" office:value-type="string" office:string-value="art-24.fst">
            <text:p>art-24.fst</text:p>
          </table:table-cell>
          <table:table-cell table:formula="of:=[.C52]" office:value-type="float" office:value="0.0173679729834464">
            <text:p>0.017367973</text:p>
          </table:table-cell>
          <table:table-cell table:formula="of:=[.I52]" office:value-type="float" office:value="-41">
            <text:p>-41</text:p>
          </table:table-cell>
          <table:table-cell table:formula="of:=[.J52]" office:value-type="float" office:value="-1">
            <text:p>-1</text:p>
          </table:table-cell>
          <table:table-cell table:formula="of:=[.B88]/['artificial-mafft'.B88]" office:value-type="float" office:value="0.0323823216209634">
            <text:p>0.0323823216</text:p>
          </table:table-cell>
          <table:table-cell table:formula="of:=[.C88]/['artificial-mafft'.C88]" office:value-type="float" office:value="-0.0522959183673469">
            <text:p>-0.0522959184</text:p>
          </table:table-cell>
          <table:table-cell table:formula="of:=[.D88]/['artificial-mafft'.D88]" office:value-type="float" office:value="-0.0103092783505155">
            <text:p>-0.0103092784</text:p>
          </table:table-cell>
          <table:table-cell table:number-columns-repeated="6"/>
        </table:table-row>
        <table:table-row table:style-name="ro2">
          <table:table-cell table:formula="of:=[.A53]" office:value-type="string" office:string-value="art-28.fst">
            <text:p>art-28.fst</text:p>
          </table:table-cell>
          <table:table-cell table:formula="of:=[.C53]" office:value-type="float" office:value="-0.00107727272727365">
            <text:p>-0.0010772727</text:p>
          </table:table-cell>
          <table:table-cell table:formula="of:=[.I53]" office:value-type="float" office:value="-2">
            <text:p>-2</text:p>
          </table:table-cell>
          <table:table-cell table:formula="of:=[.J53]" office:value-type="float" office:value="-13">
            <text:p>-13</text:p>
          </table:table-cell>
          <table:table-cell table:formula="of:=[.B89]/['artificial-mafft'.B89]" office:value-type="float" office:value="-0.0019370657948525">
            <text:p>-0.0019370658</text:p>
          </table:table-cell>
          <table:table-cell table:formula="of:=[.C89]/['artificial-mafft'.C89]" office:value-type="float" office:value="-0.00267379679144385">
            <text:p>-0.0026737968</text:p>
          </table:table-cell>
          <table:table-cell table:formula="of:=[.D89]/['artificial-mafft'.D89]" office:value-type="float" office:value="-0.128712871287129">
            <text:p>-0.1287128713</text:p>
          </table:table-cell>
          <table:table-cell table:number-columns-repeated="6"/>
        </table:table-row>
        <table:table-row table:style-name="ro2">
          <table:table-cell table:formula="of:=[.A54]" office:value-type="string" office:string-value="art-12.fst">
            <text:p>art-12.fst</text:p>
          </table:table-cell>
          <table:table-cell table:formula="of:=[.C54]" office:value-type="float" office:value="0.0000900938735179935">
            <text:p>9.00938735179935E-005</text:p>
          </table:table-cell>
          <table:table-cell table:formula="of:=[.I54]" office:value-type="float" office:value="-42">
            <text:p>-42</text:p>
          </table:table-cell>
          <table:table-cell table:formula="of:=[.J54]" office:value-type="float" office:value="-1">
            <text:p>-1</text:p>
          </table:table-cell>
          <table:table-cell table:formula="of:=[.B90]/['artificial-mafft'.B90]" office:value-type="float" office:value="0.00016679908754946">
            <text:p>0.0001667991</text:p>
          </table:table-cell>
          <table:table-cell table:formula="of:=[.C90]/['artificial-mafft'.C90]" office:value-type="float" office:value="-0.0541237113402062">
            <text:p>-0.0541237113</text:p>
          </table:table-cell>
          <table:table-cell table:formula="of:=[.D90]/['artificial-mafft'.D90]" office:value-type="float" office:value="-0.0102040816326531">
            <text:p>-0.0102040816</text:p>
          </table:table-cell>
          <table:table-cell table:number-columns-repeated="6"/>
        </table:table-row>
        <table:table-row table:style-name="ro2">
          <table:table-cell table:formula="of:=[.A55]" office:value-type="string" office:string-value="art-0.fst">
            <text:p>art-0.fst</text:p>
          </table:table-cell>
          <table:table-cell table:formula="of:=[.C55]" office:value-type="float" office:value="0.00326986166007859">
            <text:p>0.0032698617</text:p>
          </table:table-cell>
          <table:table-cell table:formula="of:=[.I55]" office:value-type="float" office:value="-32">
            <text:p>-32</text:p>
          </table:table-cell>
          <table:table-cell table:formula="of:=[.J55]" office:value-type="float" office:value="-7">
            <text:p>-7</text:p>
          </table:table-cell>
          <table:table-cell table:formula="of:=[.B91]/['artificial-mafft'.B91]" office:value-type="float" office:value="0.00616417750580872">
            <text:p>0.0061641775</text:p>
          </table:table-cell>
          <table:table-cell table:formula="of:=[.C91]/['artificial-mafft'.C91]" office:value-type="float" office:value="-0.043956043956044">
            <text:p>-0.043956044</text:p>
          </table:table-cell>
          <table:table-cell table:formula="of:=[.D91]/['artificial-mafft'.D91]" office:value-type="float" office:value="-0.0603448275862069">
            <text:p>-0.0603448276</text:p>
          </table:table-cell>
          <table:table-cell table:number-columns-repeated="6"/>
        </table:table-row>
        <table:table-row table:style-name="ro2">
          <table:table-cell table:formula="of:=[.A56]" office:value-type="string" office:string-value="art-5.fst">
            <text:p>art-5.fst</text:p>
          </table:table-cell>
          <table:table-cell table:formula="of:=[.C56]" office:value-type="float" office:value="0.0100915770609321">
            <text:p>0.0100915771</text:p>
          </table:table-cell>
          <table:table-cell table:formula="of:=[.I56]" office:value-type="float" office:value="-27">
            <text:p>-27</text:p>
          </table:table-cell>
          <table:table-cell table:formula="of:=[.J56]" office:value-type="float" office:value="-22">
            <text:p>-22</text:p>
          </table:table-cell>
          <table:table-cell table:formula="of:=[.B92]/['artificial-mafft'.B92]" office:value-type="float" office:value="0.0190502932681537">
            <text:p>0.0190502933</text:p>
          </table:table-cell>
          <table:table-cell table:formula="of:=[.C92]/['artificial-mafft'.C92]" office:value-type="float" office:value="-0.0330882352941176">
            <text:p>-0.0330882353</text:p>
          </table:table-cell>
          <table:table-cell table:formula="of:=[.D92]/['artificial-mafft'.D92]" office:value-type="float" office:value="-0.186440677966102">
            <text:p>-0.186440678</text:p>
          </table:table-cell>
          <table:table-cell table:number-columns-repeated="6"/>
        </table:table-row>
        <table:table-row table:style-name="ro2">
          <table:table-cell table:formula="of:=[.A57]" office:value-type="string" office:string-value="art-8.fst">
            <text:p>art-8.fst</text:p>
          </table:table-cell>
          <table:table-cell table:formula="of:=[.C57]" office:value-type="float" office:value="-0.00150909090909124">
            <text:p>-0.0015090909</text:p>
          </table:table-cell>
          <table:table-cell table:formula="of:=[.I57]" office:value-type="float" office:value="22">
            <text:p>22</text:p>
          </table:table-cell>
          <table:table-cell table:formula="of:=[.J57]" office:value-type="float" office:value="-5">
            <text:p>-5</text:p>
          </table:table-cell>
          <table:table-cell table:formula="of:=[.B93]/['artificial-mafft'.B93]" office:value-type="float" office:value="-0.00281534873860566">
            <text:p>-0.0028153487</text:p>
          </table:table-cell>
          <table:table-cell table:formula="of:=[.C93]/['artificial-mafft'.C93]" office:value-type="float" office:value="0.0306834030683403">
            <text:p>0.0306834031</text:p>
          </table:table-cell>
          <table:table-cell table:formula="of:=[.D93]/['artificial-mafft'.D93]" office:value-type="float" office:value="-0.05">
            <text:p>-0.05</text:p>
          </table:table-cell>
          <table:table-cell table:number-columns-repeated="6"/>
        </table:table-row>
        <table:table-row table:style-name="ro2">
          <table:table-cell table:formula="of:=[.A58]" office:value-type="string" office:string-value="art-17.fst">
            <text:p>art-17.fst</text:p>
          </table:table-cell>
          <table:table-cell table:formula="of:=[.C58]" office:value-type="float" office:value="0.00199090909090816">
            <text:p>0.0019909091</text:p>
          </table:table-cell>
          <table:table-cell table:formula="of:=[.I58]" office:value-type="float" office:value="-29">
            <text:p>-29</text:p>
          </table:table-cell>
          <table:table-cell table:formula="of:=[.J58]" office:value-type="float" office:value="-8">
            <text:p>-8</text:p>
          </table:table-cell>
          <table:table-cell table:formula="of:=[.B94]/['artificial-mafft'.B94]" office:value-type="float" office:value="0.00392772272788229">
            <text:p>0.0039277227</text:p>
          </table:table-cell>
          <table:table-cell table:formula="of:=[.C94]/['artificial-mafft'.C94]" office:value-type="float" office:value="-0.0403337969401947">
            <text:p>-0.0403337969</text:p>
          </table:table-cell>
          <table:table-cell table:formula="of:=[.D94]/['artificial-mafft'.D94]" office:value-type="float" office:value="-0.0740740740740741">
            <text:p>-0.0740740741</text:p>
          </table:table-cell>
          <table:table-cell table:number-columns-repeated="6"/>
        </table:table-row>
        <table:table-row table:style-name="ro2">
          <table:table-cell table:formula="of:=[.A59]" office:value-type="string" office:string-value="art-3.fst">
            <text:p>art-3.fst</text:p>
          </table:table-cell>
          <table:table-cell table:formula="of:=[.C59]" office:value-type="float" office:value="0.0061011826861353">
            <text:p>0.0061011827</text:p>
          </table:table-cell>
          <table:table-cell table:formula="of:=[.I59]" office:value-type="float" office:value="-112">
            <text:p>-112</text:p>
          </table:table-cell>
          <table:table-cell table:formula="of:=[.J59]" office:value-type="float" office:value="-7">
            <text:p>-7</text:p>
          </table:table-cell>
          <table:table-cell table:formula="of:=[.B95]/['artificial-mafft'.B95]" office:value-type="float" office:value="0.0127605256436905">
            <text:p>0.0127605256</text:p>
          </table:table-cell>
          <table:table-cell table:formula="of:=[.C95]/['artificial-mafft'.C95]" office:value-type="float" office:value="-0.14621409921671">
            <text:p>-0.1462140992</text:p>
          </table:table-cell>
          <table:table-cell table:formula="of:=[.D95]/['artificial-mafft'.D95]" office:value-type="float" office:value="-0.056">
            <text:p>-0.056</text:p>
          </table:table-cell>
          <table:table-cell table:number-columns-repeated="6"/>
        </table:table-row>
        <table:table-row table:style-name="ro2">
          <table:table-cell table:formula="of:=[.A60]" office:value-type="string" office:string-value="art-14.fst">
            <text:p>art-14.fst</text:p>
          </table:table-cell>
          <table:table-cell table:formula="of:=[.C60]" office:value-type="float" office:value="-0.00466132110936157">
            <text:p>-0.0046613211</text:p>
          </table:table-cell>
          <table:table-cell table:formula="of:=[.I60]" office:value-type="float" office:value="3">
            <text:p>3</text:p>
          </table:table-cell>
          <table:table-cell table:formula="of:=[.J60]" office:value-type="float" office:value="-5">
            <text:p>-5</text:p>
          </table:table-cell>
          <table:table-cell table:formula="of:=[.B96]/['artificial-mafft'.B96]" office:value-type="float" office:value="-0.00904753498408062">
            <text:p>-0.009047535</text:p>
          </table:table-cell>
          <table:table-cell table:formula="of:=[.C96]/['artificial-mafft'.C96]" office:value-type="float" office:value="0.00432900432900433">
            <text:p>0.0043290043</text:p>
          </table:table-cell>
          <table:table-cell table:formula="of:=[.D96]/['artificial-mafft'.D96]" office:value-type="float" office:value="-0.0467289719626168">
            <text:p>-0.046728972</text:p>
          </table:table-cell>
          <table:table-cell table:number-columns-repeated="6"/>
        </table:table-row>
        <table:table-row table:style-name="ro2">
          <table:table-cell table:formula="of:=[.A61]" office:value-type="string" office:string-value="art-23.fst">
            <text:p>art-23.fst</text:p>
          </table:table-cell>
          <table:table-cell table:formula="of:=[.C61]" office:value-type="float" office:value="-0.00200146824151015">
            <text:p>-0.0020014682</text:p>
          </table:table-cell>
          <table:table-cell table:formula="of:=[.I61]" office:value-type="float" office:value="68">
            <text:p>68</text:p>
          </table:table-cell>
          <table:table-cell table:formula="of:=[.J61]" office:value-type="float" office:value="-16">
            <text:p>-16</text:p>
          </table:table-cell>
          <table:table-cell table:formula="of:=[.B97]/['artificial-mafft'.B97]" office:value-type="float" office:value="-0.00364669277707237">
            <text:p>-0.0036466928</text:p>
          </table:table-cell>
          <table:table-cell table:formula="of:=[.C97]/['artificial-mafft'.C97]" office:value-type="float" office:value="0.085750315258512">
            <text:p>0.0857503153</text:p>
          </table:table-cell>
          <table:table-cell table:formula="of:=[.D97]/['artificial-mafft'.D97]" office:value-type="float" office:value="-0.148148148148148">
            <text:p>-0.1481481481</text:p>
          </table:table-cell>
          <table:table-cell table:number-columns-repeated="6"/>
        </table:table-row>
        <table:table-row table:style-name="ro2">
          <table:table-cell table:formula="of:=[.A62]" office:value-type="string" office:string-value="art-11.fst">
            <text:p>art-11.fst</text:p>
          </table:table-cell>
          <table:table-cell table:formula="of:=[.C62]" office:value-type="float" office:value="-0.00118245190322852">
            <text:p>-0.0011824519</text:p>
          </table:table-cell>
          <table:table-cell table:formula="of:=[.I62]" office:value-type="float" office:value="31">
            <text:p>31</text:p>
          </table:table-cell>
          <table:table-cell table:formula="of:=[.J62]" office:value-type="float" office:value="0">
            <text:p>0</text:p>
          </table:table-cell>
          <table:table-cell table:formula="of:=[.B98]/['artificial-mafft'.B98]" office:value-type="float" office:value="-0.00220245288396563">
            <text:p>-0.0022024529</text:p>
          </table:table-cell>
          <table:table-cell table:formula="of:=[.C98]/['artificial-mafft'.C98]" office:value-type="float" office:value="0.0458579881656805">
            <text:p>0.0458579882</text:p>
          </table:table-cell>
          <table:table-cell table:formula="of:=[.D98]/['artificial-mafft'.D98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formula="of:=[.A63]" office:value-type="string" office:string-value="art-6.fst">
            <text:p>art-6.fst</text:p>
          </table:table-cell>
          <table:table-cell table:formula="of:=[.C63]" office:value-type="float" office:value="0.0191284030784025">
            <text:p>0.0191284031</text:p>
          </table:table-cell>
          <table:table-cell table:formula="of:=[.I63]" office:value-type="float" office:value="-48">
            <text:p>-48</text:p>
          </table:table-cell>
          <table:table-cell table:formula="of:=[.J63]" office:value-type="float" office:value="-23">
            <text:p>-23</text:p>
          </table:table-cell>
          <table:table-cell table:formula="of:=[.B99]/['artificial-mafft'.B99]" office:value-type="float" office:value="0.0394131332677557">
            <text:p>0.0394131333</text:p>
          </table:table-cell>
          <table:table-cell table:formula="of:=[.C99]/['artificial-mafft'.C99]" office:value-type="float" office:value="-0.0622568093385214">
            <text:p>-0.0622568093</text:p>
          </table:table-cell>
          <table:table-cell table:formula="of:=[.D99]/['artificial-mafft'.D99]" office:value-type="float" office:value="-0.207207207207207">
            <text:p>-0.2072072072</text:p>
          </table:table-cell>
          <table:table-cell table:number-columns-repeated="6"/>
        </table:table-row>
        <table:table-row table:style-name="ro2">
          <table:table-cell table:formula="of:=[.A64]" office:value-type="string" office:string-value="art-1.fst">
            <text:p>art-1.fst</text:p>
          </table:table-cell>
          <table:table-cell table:formula="of:=[.C64]" office:value-type="float" office:value="0.00848912294846593">
            <text:p>0.0084891229</text:p>
          </table:table-cell>
          <table:table-cell table:formula="of:=[.I64]" office:value-type="float" office:value="-38">
            <text:p>-38</text:p>
          </table:table-cell>
          <table:table-cell table:formula="of:=[.J64]" office:value-type="float" office:value="-18">
            <text:p>-18</text:p>
          </table:table-cell>
          <table:table-cell table:formula="of:=[.B100]/['artificial-mafft'.B100]" office:value-type="float" office:value="0.0153509986278185">
            <text:p>0.0153509986</text:p>
          </table:table-cell>
          <table:table-cell table:formula="of:=[.C100]/['artificial-mafft'.C100]" office:value-type="float" office:value="-0.047029702970297">
            <text:p>-0.047029703</text:p>
          </table:table-cell>
          <table:table-cell table:formula="of:=[.D100]/['artificial-mafft'.D100]" office:value-type="float" office:value="-0.168224299065421">
            <text:p>-0.1682242991</text:p>
          </table:table-cell>
          <table:table-cell table:number-columns-repeated="6"/>
        </table:table-row>
        <table:table-row table:style-name="ro2">
          <table:table-cell table:formula="of:=[.A65]" office:value-type="string" office:string-value="art-18.fst">
            <text:p>art-18.fst</text:p>
          </table:table-cell>
          <table:table-cell table:formula="of:=[.C65]" office:value-type="float" office:value="-0.000595454545454954">
            <text:p>-0.0005954545</text:p>
          </table:table-cell>
          <table:table-cell table:formula="of:=[.I65]" office:value-type="float" office:value="-12">
            <text:p>-12</text:p>
          </table:table-cell>
          <table:table-cell table:formula="of:=[.J65]" office:value-type="float" office:value="-18">
            <text:p>-18</text:p>
          </table:table-cell>
          <table:table-cell table:formula="of:=[.B101]/['artificial-mafft'.B101]" office:value-type="float" office:value="-0.00113001173142028">
            <text:p>-0.0011300117</text:p>
          </table:table-cell>
          <table:table-cell table:formula="of:=[.C101]/['artificial-mafft'.C101]" office:value-type="float" office:value="-0.0154639175257732">
            <text:p>-0.0154639175</text:p>
          </table:table-cell>
          <table:table-cell table:formula="of:=[.D101]/['artificial-mafft'.D101]" office:value-type="float" office:value="-0.165137614678899">
            <text:p>-0.1651376147</text:p>
          </table:table-cell>
          <table:table-cell table:number-columns-repeated="6"/>
        </table:table-row>
        <table:table-row table:style-name="ro2">
          <table:table-cell table:formula="of:=[.A66]" office:value-type="string" office:string-value="art-9.fst">
            <text:p>art-9.fst</text:p>
          </table:table-cell>
          <table:table-cell table:formula="of:=[.C66]" office:value-type="float" office:value="0.00581640958319662">
            <text:p>0.0058164096</text:p>
          </table:table-cell>
          <table:table-cell table:formula="of:=[.I66]" office:value-type="float" office:value="-33">
            <text:p>-33</text:p>
          </table:table-cell>
          <table:table-cell table:formula="of:=[.J66]" office:value-type="float" office:value="-1">
            <text:p>-1</text:p>
          </table:table-cell>
          <table:table-cell table:formula="of:=[.B102]/['artificial-mafft'.B102]" office:value-type="float" office:value="0.0112311631729561">
            <text:p>0.0112311632</text:p>
          </table:table-cell>
          <table:table-cell table:formula="of:=[.C102]/['artificial-mafft'.C102]" office:value-type="float" office:value="-0.0424164524421594">
            <text:p>-0.0424164524</text:p>
          </table:table-cell>
          <table:table-cell table:formula="of:=[.D102]/['artificial-mafft'.D102]" office:value-type="float" office:value="-0.0106382978723404">
            <text:p>-0.0106382979</text:p>
          </table:table-cell>
          <table:table-cell table:number-columns-repeated="6"/>
        </table:table-row>
        <table:table-row table:style-name="ro2">
          <table:table-cell table:formula="of:=[.A67]" office:value-type="string" office:string-value="art-4.fst">
            <text:p>art-4.fst</text:p>
          </table:table-cell>
          <table:table-cell table:formula="of:=[.C67]" office:value-type="float" office:value="0.002841582032863">
            <text:p>0.002841582</text:p>
          </table:table-cell>
          <table:table-cell table:formula="of:=[.I67]" office:value-type="float" office:value="-34">
            <text:p>-34</text:p>
          </table:table-cell>
          <table:table-cell table:formula="of:=[.J67]" office:value-type="float" office:value="-16">
            <text:p>-16</text:p>
          </table:table-cell>
          <table:table-cell table:formula="of:=[.B103]/['artificial-mafft'.B103]" office:value-type="float" office:value="0.00556365414694733">
            <text:p>0.0055636541</text:p>
          </table:table-cell>
          <table:table-cell table:formula="of:=[.C103]/['artificial-mafft'.C103]" office:value-type="float" office:value="-0.0457604306864065">
            <text:p>-0.0457604307</text:p>
          </table:table-cell>
          <table:table-cell table:formula="of:=[.D103]/['artificial-mafft'.D103]" office:value-type="float" office:value="-0.139130434782609">
            <text:p>-0.1391304348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table:formula="of:=['artificial-mafft'.A105]" office:value-type="string" office:string-value="mean">
            <text:p>mean</text:p>
          </table:table-cell>
          <table:table-cell table:formula="of:=[.C69]" office:value-type="float" office:value="0.00339240307510424">
            <text:p>0.0033924031</text:p>
          </table:table-cell>
          <table:table-cell table:formula="of:=[.I69]" office:value-type="float" office:value="-22.0666666666666">
            <text:p>-22.0666666667</text:p>
          </table:table-cell>
          <table:table-cell table:formula="of:=[.J69]" office:value-type="float" office:value="-10.2333333333333">
            <text:p>-10.2333333333</text:p>
          </table:table-cell>
          <table:table-cell table:formula="of:=[.B105]/['artificial-mafft'.B105]" office:value-type="float" office:value="0.00646469851622982">
            <text:p>0.0064646985</text:p>
          </table:table-cell>
          <table:table-cell table:formula="of:=[.C105]/['artificial-mafft'.C105]" office:value-type="float" office:value="-0.0291065775589166">
            <text:p>-0.0291065776</text:p>
          </table:table-cell>
          <table:table-cell table:formula="of:=[.D105]/['artificial-mafft'.D105]" office:value-type="float" office:value="-0.0963288358958268">
            <text:p>-0.0963288359</text:p>
          </table:table-cell>
          <table:table-cell table:number-columns-repeated="6"/>
        </table:table-row>
        <table:table-row table:style-name="ro2" table:number-rows-repeated="104847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harts" table:style-name="ta1">
        <table:shapes>
          <draw:frame draw:z-index="0" draw:style-name="gr1" svg:width="8.7937in" svg:height="7.337in" svg:x="5.9165in" svg:y="0.2213in">
            <draw:object draw:notify-on-update-of-ranges="charts.B6:charts.D6 charts.A7:charts.A7 charts.B7:charts.D7 charts.A8:charts.A8 charts.B8:charts.D8 charts.A9:charts.A9 charts.B9:charts.D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6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formula="of:=['artificial-einsi'.A73]" office:value-type="string" office:string-value="alignment-file-rated">
            <text:p>alignment-file-rated</text:p>
          </table:table-cell>
          <table:table-cell table:formula="of:=['artificial-einsi'.B73]" office:value-type="string" office:string-value=" meanColumnValue">
            <text:p><text:s/>meanColumnValue</text:p>
          </table:table-cell>
          <table:table-cell table:formula="of:=['artificial-einsi'.C73]" office:value-type="string" office:string-value=" substitutionEvents">
            <text:p><text:s/>substitutionEvents</text:p>
          </table:table-cell>
          <table:table-cell table:formula="of:=['artificial-einsi'.D73]" office:value-type="string" office:string-value=" inDelEvents">
            <text:p><text:s/>inDelEvents</text:p>
          </table:table-cell>
        </table:table-row>
        <table:table-row table:style-name="ro1">
          <table:table-cell office:value-type="string">
            <text:p>mafft</text:p>
          </table:table-cell>
          <table:table-cell table:formula="of:=['artificial-mafft'.B105]" office:value-type="float" office:value="0.524758125469814">
            <text:p>0.5247581255</text:p>
          </table:table-cell>
          <table:table-cell table:formula="of:=['artificial-mafft'.C105]" office:value-type="float" office:value="758.133333333333">
            <text:p>758.1333333333</text:p>
          </table:table-cell>
          <table:table-cell table:formula="of:=['artificial-mafft'.D105]" office:value-type="float" office:value="106.233333333333">
            <text:p>106.2333333333</text:p>
          </table:table-cell>
        </table:table-row>
        <table:table-row table:style-name="ro1">
          <table:table-cell office:value-type="string">
            <text:p>dcca-10</text:p>
          </table:table-cell>
          <table:table-cell table:formula="of:=['artificial-dcca-10'.B105]" office:value-type="float" office:value="0.529862052588077">
            <text:p>0.5298620526</text:p>
          </table:table-cell>
          <table:table-cell table:formula="of:=['artificial-dcca-10'.C105]" office:value-type="float" office:value="711.466666666667">
            <text:p>711.4666666667</text:p>
          </table:table-cell>
          <table:table-cell table:formula="of:=['artificial-dcca-10'.D105]" office:value-type="float" office:value="94.9">
            <text:p>94.9</text:p>
          </table:table-cell>
        </table:table-row>
        <table:table-row table:style-name="ro1">
          <table:table-cell office:value-type="string">
            <text:p>einsi</text:p>
          </table:table-cell>
          <table:table-cell table:formula="of:=['artificial-einsi'.B105]" office:value-type="float" office:value="0.528150528544918">
            <text:p>0.5281505285</text:p>
          </table:table-cell>
          <table:table-cell table:formula="of:=['artificial-einsi'.C105]" office:value-type="float" office:value="736.066666666667">
            <text:p>736.0666666667</text:p>
          </table:table-cell>
          <table:table-cell table:formula="of:=['artificial-einsi'.D105]" office:value-type="float" office:value="96">
            <text:p>96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formula="of:=[.A1]" office:value-type="string" office:string-value="alignment-file-rated">
            <text:p>alignment-file-rated</text:p>
          </table:table-cell>
          <table:table-cell table:formula="of:=[.B1]" office:value-type="string" office:string-value=" meanColumnValue">
            <text:p><text:s/>meanColumnValue</text:p>
          </table:table-cell>
          <table:table-cell table:formula="of:=[.C1]" office:value-type="string" office:string-value=" substitutionEvents">
            <text:p><text:s/>substitutionEvents</text:p>
          </table:table-cell>
          <table:table-cell table:formula="of:=[.D1]" office:value-type="string" office:string-value=" inDelEvents">
            <text:p><text:s/>inDelEvents</text:p>
          </table:table-cell>
        </table:table-row>
        <table:table-row table:style-name="ro2">
          <table:table-cell table:formula="of:=[.A2]" office:value-type="string" office:string-value="mafft">
            <text:p>mafft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formula="of:=[.A3]" office:value-type="string" office:string-value="dcca-10">
            <text:p>dcca-10</text:p>
          </table:table-cell>
          <table:table-cell table:formula="of:=[.B3]/[.B2]" office:value-type="float" office:value="1.00972624695176">
            <text:p>1.009726247</text:p>
          </table:table-cell>
          <table:table-cell table:formula="of:=[.C2]/[.C3]" office:value-type="float" office:value="1.06559220389805">
            <text:p>1.0655922039</text:p>
          </table:table-cell>
          <table:table-cell table:formula="of:=[.D2]/[.D3]" office:value-type="float" office:value="1.11942395504039">
            <text:p>1.119423955</text:p>
          </table:table-cell>
        </table:table-row>
        <table:table-row table:style-name="ro2">
          <table:table-cell table:formula="of:=[.A4]" office:value-type="string" office:string-value="einsi">
            <text:p>einsi</text:p>
          </table:table-cell>
          <table:table-cell table:formula="of:=[.B4]/[.B2]" office:value-type="float" office:value="1.00646469851623">
            <text:p>1.0064646985</text:p>
          </table:table-cell>
          <table:table-cell table:formula="of:=[.C2]/[.C4]" office:value-type="float" office:value="1.02997916855357">
            <text:p>1.0299791686</text:p>
          </table:table-cell>
          <table:table-cell table:formula="of:=[.D2]/[.D4]" office:value-type="float" office:value="1.10659722222222">
            <text:p>1.106597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6T18:21:19</meta:creation-date>
    <dc:date>2012-08-22T21:09:56</dc:date>
    <meta:editing-duration>P1DT2H59M56S</meta:editing-duration>
    <meta:editing-cycles>4</meta:editing-cycles>
    <meta:generator>LibreOffice/3.5$Linux_X86_64 LibreOffice_project/350m1$Build-2</meta:generator>
    <meta:document-statistic meta:table-count="6" meta:cell-count="45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37cm" svg:height="18.637cm" xlink:href=".." xlink:type="simple" chart:class="chart:radar" chart:style-name="ch1">
        <chart:title svg:x="9.458cm" svg:y="0.508cm" chart:style-name="ch2">
          <text:p>Artificial Results</text:p>
        </chart:title>
        <chart:legend chart:legend-position="end" svg:x="19.776cm" svg:y="8.521cm" style:legend-expansion="high" chart:style-name="ch3"/>
        <chart:plot-area chart:style-name="ch4" table:cell-range-address="charts.A6:charts.D9" chart:data-source-has-labels="both" svg:x="0.896cm" svg:y="2.031cm" svg:width="18.434cm" svg:height="15.814cm">
          <chartooo:coordinate-region svg:x="3.945cm" svg:y="3.993cm" svg:width="13.342cm" svg:height="13.342cm"/>
          <chart:axis chart:dimension="x" chart:name="primary-x" chart:style-name="ch5" chartooo:axis-type="auto">
            <chartooo:date-scale/>
            <chart:categories table:cell-range-address="charts.B6:charts.D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harts.B7:charts.D7" chart:label-cell-address="charts.A7:charts.A7" chart:class="chart:radar">
            <chart:data-point chart:repeated="3"/>
          </chart:series>
          <chart:series chart:style-name="ch9" chart:values-cell-range-address="charts.B8:charts.D8" chart:label-cell-address="charts.A8:charts.A8" chart:class="chart:radar">
            <chart:data-point chart:repeated="3"/>
          </chart:series>
          <chart:series chart:style-name="ch10" chart:values-cell-range-address="charts.B9:charts.D9" chart:label-cell-address="charts.A9:charts.A9" chart:class="chart:rad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eanColumnValue</text:p>
                <draw:g>
                  <svg:desc>charts.B6:charts.D6</svg:desc>
                </draw:g>
              </table:table-cell>
              <table:table-cell office:value-type="string">
                <text:p> substitutionEvents</text:p>
              </table:table-cell>
              <table:table-cell office:value-type="string">
                <text:p> inDelEvents</text:p>
              </table:table-cell>
            </table:table-row>
          </table:table-header-rows>
          <table:table-rows>
            <table:table-row>
              <table:table-cell office:value-type="string">
                <text:p>mafft</text:p>
                <draw:g>
                  <svg:desc>charts.A7:charts.A7</svg:desc>
                </draw:g>
              </table:table-cell>
              <table:table-cell office:value-type="float" office:value="1">
                <text:p>1</text:p>
                <draw:g>
                  <svg:desc>charts.B7:charts.D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cca-10</text:p>
                <draw:g>
                  <svg:desc>charts.A8:charts.A8</svg:desc>
                </draw:g>
              </table:table-cell>
              <table:table-cell office:value-type="float" office:value="1.00972624695176">
                <text:p>1.00972624695176</text:p>
                <draw:g>
                  <svg:desc>charts.B8:charts.D8</svg:desc>
                </draw:g>
              </table:table-cell>
              <table:table-cell office:value-type="float" office:value="1.06559220389805">
                <text:p>1.06559220389805</text:p>
              </table:table-cell>
              <table:table-cell office:value-type="float" office:value="1.11942395504039">
                <text:p>1.11942395504039</text:p>
              </table:table-cell>
            </table:table-row>
            <table:table-row>
              <table:table-cell office:value-type="string">
                <text:p>einsi</text:p>
                <draw:g>
                  <svg:desc>charts.A9:charts.A9</svg:desc>
                </draw:g>
              </table:table-cell>
              <table:table-cell office:value-type="float" office:value="1.00646469851623">
                <text:p>1.00646469851623</text:p>
                <draw:g>
                  <svg:desc>charts.B9:charts.D9</svg:desc>
                </draw:g>
              </table:table-cell>
              <table:table-cell office:value-type="float" office:value="1.02997916855357">
                <text:p>1.02997916855357</text:p>
              </table:table-cell>
              <table:table-cell office:value-type="float" office:value="1.10659722222222">
                <text:p>1.10659722222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